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</style:style>
    <style:style style:name="T1" style:family="text">
      <style:text-properties fo:font-variant="small-caps"/>
    </style:style>
    <style:style style:name="T2" style:family="text">
      <style:text-properties fo:font-variant="small-caps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dotted" style:text-underline-width="auto" style:text-underline-color="font-color"/>
    </style:style>
    <style:style style:name="T6" style:family="text">
      <style:text-properties fo:font-style="italic"/>
    </style:style>
    <style:style style:name="T7" style:family="text">
      <style:text-properties fo:font-variant="normal" fo:text-transform="none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Coding</text:h>
      <text:p text:style-name="Standard">#...#<text:tab/>Small Caps</text:p>
      <text:p text:style-name="Standard">*...*<text:tab/>Bold</text:p>
      <text:p text:style-name="Standard">_..._<text:tab/>Italics</text:p>
      <text:p text:style-name="Standard">~...~<text:tab/>Dotted underline</text:p>
      <text:p text:style-name="Standard">&amp;<text:tab/>Title line</text:p>
      <text:p text:style-name="Standard">@f<text:tab/>First line</text:p>
      <text:p text:style-name="Standard">@i<text:tab/>Indented line</text:p>
      <text:p text:style-name="Standard">@n<text:tab/>Non-indented line</text:p>
      <text:p text:style-name="Standard">@l<text:tab/>Last line indented</text:p>
      <text:p text:style-name="Standard">@j<text:tab/>Last before refrain</text:p>
      <text:p text:style-name="Standard">@m<text:tab/>Last line non-indented</text:p>
      <text:h text:style-name="Heading_20_1" text:outline-level="1">&amp;Psalm 1 <text:s/>How blest the man</text:h>
      <text:p text:style-name="Firstline">1.<text:tab/>How blest the man who does not walk@f</text:p>
      <text:p text:style-name="IndentedLine"><text:s text:c="3"/>where wicked men would guide his feet,@i</text:p>
      <text:p text:style-name="IndentedLine"><text:s text:c="3"/>nor stand in paths with sinful men,@i</text:p>
      <text:p text:style-name="IndentedLine"><text:s text:c="3"/>nor sit upon the scorner’s seat.@i</text:p>
      <text:p text:style-name="NonIndentedLine">The <text:span text:style-name="T1">#Lord’s#</text:span> own law is his delight,@n</text:p>
      <text:p text:style-name="LastLine"><text:s text:c="3"/>his meditation day and night.@l</text:p>
      <text:p text:style-name="Firstline">2.<text:tab/>He shall be like a growing tree,@f</text:p>
      <text:p text:style-name="IndentedLine"><text:s text:c="3"/>well planted by the waterside,@i</text:p>
      <text:p text:style-name="IndentedLine"><text:s text:c="3"/>which in its season bears its fruit,@i</text:p>
      <text:p text:style-name="IndentedLine"><text:s text:c="3"/>and has a leaf which does not fade.@i</text:p>
      <text:p text:style-name="NonIndentedLine">In all to which he puts his mind@n</text:p>
      <text:p text:style-name="LastLine"><text:s text:c="3"/>prosperity he’ll surely find.@l</text:p>
      <text:p text:style-name="Firstline">3.<text:tab/>Not so the wicked! They are all@f</text:p>
      <text:p text:style-name="IndentedLine"><text:s text:c="3"/>like chaff the wind will drive away.@i</text:p>
      <text:p text:style-name="IndentedLine"><text:s text:c="3"/>They shall not in the judgment stand,@i</text:p>
      <text:p text:style-name="IndentedLine"><text:s text:c="3"/>nor sinners with the righteous stay.@i</text:p>
      <text:p text:style-name="NonIndentedLine">The <text:span text:style-name="T1">#Lord#</text:span> the way of just men knows;@n</text:p>
      <text:p text:style-name="LastLine"><text:s text:c="3"/>the sinners’ way he overthrows.@l</text:p>
      <text:h text:style-name="Heading_20_1" text:outline-level="1">&amp;Psalm 1b <text:s/>Blessed is the man</text:h>
      <text:p text:style-name="Firstline">1.<text:tab/>Blessed is the man, the man who does not walk@f</text:p>
      <text:p text:style-name="IndentedLine"><text:s text:c="3"/>in the counsel of the ungodly, blessed is that man.@i</text:p>
      <text:p text:style-name="IndentedLine"><text:s text:c="3"/>He who rejects the way, rejects the way of sin@i</text:p>
      <text:p text:style-name="IndentedLine"><text:s text:c="3"/>and who turns away from scoffing, blessed is that man.@i</text:p>
      <text:p text:style-name="NonIndentedLine">But his delight by day and night@n@n</text:p>
      <text:p text:style-name="LastLine"><text:s text:c="3"/>is the law of G<text:span text:style-name="T1">#od#</text:span> Almighty.@l</text:p>
      <text:p text:style-name="Firstline">2.<text:tab/>He is like a tree, a tree that flourishes@f</text:p>
      <text:p text:style-name="IndentedLine"><text:s text:c="3"/>being planted by the water, blessed is that man!@i</text:p>
      <text:p text:style-name="IndentedLine"><text:s text:c="3"/>He will bring forth fruit, his leaf will wither not,@i</text:p>
      <text:p text:style-name="IndentedLine"><text:s text:c="3"/>for in all he does he prospers, blessed is that man.@i</text:p>
      <text:p text:style-name="NonIndentedLine">For his delight by day and night@n</text:p>
      <text:p text:style-name="LastLine"><text:s text:c="3"/>is the law of <text:span text:style-name="T1">#God #</text:span>Almighty.@l</text:p>
      <text:p text:style-name="Firstline"><text:soft-page-break/>3.<text:tab/><text:span text:style-name="T5">~The un~</text:span>godly are not so, for they are like the chaff@f</text:p>
      <text:p text:style-name="IndentedLine"><text:s text:c="3"/>which the wind blows clean away, <text:span text:style-name="T5">~the un~</text:span>godly are not so.@i</text:p>
      <text:p text:style-name="IndentedLine"><text:s text:c="3"/><text:span text:style-name="T5">~The un~</text:span>godly will not stand upon the judgment day@i</text:p>
      <text:p text:style-name="IndentedLine"><text:s text:c="3"/>nor belong to <text:span text:style-name="T1">#God’s#</text:span> own people, <text:span text:style-name="T5">~the un~</text:span>godly will not stand.@i</text:p>
      <text:p text:style-name="NonIndentedLine">But G<text:span text:style-name="T1">#od#</text:span> <text:span text:style-name="T5">~knows the~</text:span> way of righteous men,@n</text:p>
      <text:p text:style-name="LastLine"><text:s text:c="3"/>and ungodly ways will perish.@l</text:p>
      <text:p text:style-name="NonIndentedLine">Blessed is the man, the man who does not walk@n</text:p>
      <text:p text:style-name="LastLine"><text:s text:c="3"/>in the counsel of the ungodly, blessed is that man!@l</text:p>
      <text:h text:style-name="Heading_20_1" text:outline-level="1">&amp;Psalm 2 <text:s/>Why now do the nations rage?</text:h>
      <text:p text:style-name="Firstline">1.<text:tab/>Why now do the nations rage,@f</text:p>
      <text:p text:style-name="IndentedLine"><text:s text:c="3"/>and the people vainly dream@i</text:p>
      <text:p text:style-name="IndentedLine"><text:s text:c="3"/>that in triumph they can wage@i</text:p>
      <text:p text:style-name="IndentedLine"><text:s text:c="3"/>war against the <text:span text:style-name="T1">#Lord#</text:span> supreme?@i</text:p>
      <text:p text:style-name="NonIndentedLine">His Anointed they deride,@n</text:p>
      <text:p text:style-name="IndentedLine"><text:s text:c="3"/>and the rulers plotting say:@i</text:p>
      <text:p text:style-name="IndentedLine"><text:s text:c="3"/>“Their dominion be defied,@i</text:p>
      <text:p text:style-name="LastLine"><text:s text:c="3"/>let us cast their chains away.”@l</text:p>
      <text:p text:style-name="Firstline">2.<text:tab/>But the Lord will scorn them all;@f</text:p>
      <text:p text:style-name="IndentedLine"><text:s text:c="3"/>he will laugh who sits on high.@i</text:p>
      <text:p text:style-name="IndentedLine"><text:s text:c="3"/>Then his wrath will on them fall;@i</text:p>
      <text:p text:style-name="IndentedLine"><text:s text:c="3"/>much displeased he will reply:@i</text:p>
      <text:p text:style-name="NonIndentedLine">“Yet according to my will@n</text:p>
      <text:p text:style-name="IndentedLine"><text:s text:c="3"/>I have set my King to reign,@i</text:p>
      <text:p text:style-name="IndentedLine"><text:s text:c="3"/>and on Zion’s holy hill@i</text:p>
      <text:p text:style-name="LastLine"><text:s text:c="3"/>my Anointed I maintain.”@l</text:p>
      <text:p text:style-name="Firstline">3.<text:tab/>His decree I will make known:@f</text:p>
      <text:p text:style-name="IndentedLine"><text:s text:c="3"/>for to me the <text:span text:style-name="T1">#Lord#</text:span> did say,@i</text:p>
      <text:p text:style-name="IndentedLine"><text:s text:c="3"/>“You are my beloved Son;@i</text:p>
      <text:p text:style-name="IndentedLine"><text:s text:c="3"/>I’ve begotten you this day.@i</text:p>
      <text:p text:style-name="NonIndentedLine">Ask of me, and you I’ll make@n</text:p>
      <text:p text:style-name="IndentedLine"><text:s text:c="3"/>heir to earth and nations all;@i</text:p>
      <text:p text:style-name="IndentedLine"><text:s text:c="3"/>with an iron rod you’ll break,@i</text:p>
      <text:p text:style-name="LastLine"><text:s text:c="3"/>dashing them in pieces small.”@l</text:p>
      <text:p text:style-name="Firstline">4.<text:tab/>Therefore, kings, be wise, give ear,@f</text:p>
      <text:p text:style-name="IndentedLine"><text:s text:c="3"/>listen, judges of the earth;@i</text:p>
      <text:p text:style-name="IndentedLine"><text:s text:c="3"/>serve the <text:span text:style-name="T1">#Lord#</text:span> with godly fear;@i</text:p>
      <text:p text:style-name="IndentedLine"><text:s text:c="3"/>mingle trembling with your mirth.@i</text:p>
      <text:p text:style-name="NonIndentedLine">True allegiance give the Son,@n</text:p>
      <text:p text:style-name="IndentedLine"><text:s text:c="3"/>lest you perish in the way,@i</text:p>
      <text:p text:style-name="IndentedLine"><text:s text:c="3"/>for his anger soon will burn.@i</text:p>
      <text:p text:style-name="LastLine"><text:s text:c="3"/>Blest are all who trust in him!@l</text:p>
      <text:h text:style-name="Heading_20_1" text:outline-level="1">&amp;Psalm 3 <text:s/>O<text:span text:style-name="T1"># Lord#</text:span>, how are my foes increased!</text:h>
      <text:p text:style-name="Firstline">1.<text:tab/>O L<text:span text:style-name="T1">#ord#</text:span>, how are my foes increased!@f</text:p>
      <text:p text:style-name="IndentedLine"><text:s text:c="3"/>Against me many rise!@i</text:p>
      <text:p text:style-name="NonIndentedLine">And many speak of me and say:@n</text:p>
      <text:p text:style-name="LastLine"><text:s text:c="3"/>“His God no help supplies.”@l</text:p>
      <text:p text:style-name="Firstline"><text:soft-page-break/>2.<text:tab/>But you’re my shield and glory, <text:span text:style-name="T1">#Lord#</text:span>!@f</text:p>
      <text:p text:style-name="IndentedLine"><text:s text:c="3"/>You lift my head up high!@i</text:p>
      <text:p text:style-name="NonIndentedLine">And from his holy hill the <text:span text:style-name="T1">#Lord#</text:span>@n</text:p>
      <text:p text:style-name="LastLine"><text:s text:c="3"/>gives answer to my cry.@l</text:p>
      <text:p text:style-name="Firstline">3.<text:tab/>I lay down, slept, and woke again;@f</text:p>
      <text:p text:style-name="IndentedLine"><text:s text:c="3"/>the <text:span text:style-name="T1">#Lord#</text:span> sustains my life.@i</text:p>
      <text:p text:style-name="NonIndentedLine">I will not fear the many foes@n</text:p>
      <text:p text:style-name="LastLine"><text:s text:c="3"/>who plot to cause me strife.@l</text:p>
      <text:p text:style-name="Firstline">4.<text:tab/>Arise, O<text:span text:style-name="T1"># Lord#</text:span>! Save me, my God!@f</text:p>
      <text:p text:style-name="IndentedLine"><text:s text:c="3"/>You’ve always struck my foes;@i</text:p>
      <text:p text:style-name="NonIndentedLine">the jaw and teeth of wicked men@n</text:p>
      <text:p text:style-name="LastLine"><text:s text:c="3"/>are broken by your blows.@l</text:p>
      <text:p text:style-name="Firstline">5.<text:tab/>Salvation and deliverance@f</text:p>
      <text:p text:style-name="IndentedLine"><text:s text:c="3"/>come from the <text:span text:style-name="T1">#Lord#</text:span> alone.@i</text:p>
      <text:p text:style-name="NonIndentedLine">O let the blessing of your grace@n</text:p>
      <text:p text:style-name="LastLine"><text:s text:c="3"/>be to your people shown.@l</text:p>
      <text:h text:style-name="Heading_20_1" text:outline-level="1">&amp;Psalm 4 <text:s/>O hear my cry, my righteous God</text:h>
      <text:p text:style-name="Firstline">1.<text:tab/>O hear my cry, my righteous God.@f</text:p>
      <text:p text:style-name="IndentedLine"><text:s text:c="3"/>Relieve me; I’m distressed.@i</text:p>
      <text:p text:style-name="NonIndentedLine">Display your mercy to me now,@n</text:p>
      <text:p text:style-name="LastLine"><text:s text:c="3"/>and answer my request.@l</text:p>
      <text:p text:style-name="Firstline">2.<text:tab/>The glory of my name, O men,@f</text:p>
      <text:p text:style-name="IndentedLine"><text:s text:c="3"/>how long will you despise?@i</text:p>
      <text:p text:style-name="NonIndentedLine">How long will you delude yourselves,@n</text:p>
      <text:p text:style-name="LastLine"><text:s text:c="3"/>still searching after lies?@l</text:p>
      <text:p text:style-name="Firstline">3.<text:tab/>Know that the <text:span text:style-name="T1">#Lord#</text:span> has set apart@f</text:p>
      <text:p text:style-name="IndentedLine"><text:s text:c="3"/>the godly as his own;@i</text:p>
      <text:p text:style-name="NonIndentedLine">the <text:span text:style-name="T1">#Lord#</text:span> will hear me when I call@n</text:p>
      <text:p text:style-name="LastLine"><text:s text:c="3"/>and my request make known.@l</text:p>
      <text:p text:style-name="Firstline">4.<text:tab/>Though you are angry, do not sin.@f</text:p>
      <text:p text:style-name="IndentedLine"><text:s text:c="3"/>O search your heart; be still.@i</text:p>
      <text:p text:style-name="NonIndentedLine">Present a righteous sacrifice;@n</text:p>
      <text:p text:style-name="LastLine"><text:s text:c="3"/>trust in the<text:span text:style-name="T1"># Lord’s#</text:span> good will.@l</text:p>
      <text:p text:style-name="Firstline">5.<text:tab/>“O who can show us any good?”@f</text:p>
      <text:p text:style-name="IndentedLine"><text:s text:c="3"/>I hear so many say.@i</text:p>
      <text:p text:style-name="NonIndentedLine">O<text:span text:style-name="T1"># Lord#</text:span>, shine on us with your light;@n</text:p>
      <text:p text:style-name="LastLine"><text:s text:c="3"/>show us your face, I pray.@l</text:p>
      <text:p text:style-name="Firstline">6.<text:tab/>You filled my heart with greater joy@f</text:p>
      <text:p text:style-name="IndentedLine"><text:s text:c="3"/>than others may have found@i</text:p>
      <text:p text:style-name="NonIndentedLine">as they rejoiced at harvest time,@n</text:p>
      <text:p text:style-name="LastLine"><text:s text:c="3"/>when grain and wine abound.@l</text:p>
      <text:p text:style-name="Firstline"><text:soft-page-break/>7.<text:tab/>I will lie down and sleep in peace;@f</text:p>
      <text:p text:style-name="IndentedLine"><text:s text:c="3"/>my heart will rest secure,@i</text:p>
      <text:p text:style-name="NonIndentedLine">for you alone, O gracious<text:span text:style-name="T1"># Lord#</text:span>,@n</text:p>
      <text:p text:style-name="LastLine"><text:s text:c="3"/>will keep me safe and sure.@l</text:p>
      <text:h text:style-name="Heading_20_1" text:outline-level="1">&amp;Psalm 5 <text:s/><text:span text:style-name="T1">#Lord#</text:span> Almighty, hear my words</text:h>
      <text:p text:style-name="Firstline">1.<text:tab/><text:span text:style-name="T1">#Lord#</text:span> Almighty, hear my words,@f</text:p>
      <text:p text:style-name="IndentedLine"><text:s text:c="3"/>to my thoughts attentive be;@i</text:p>
      <text:p text:style-name="IndentedLine"><text:s text:c="3"/>hear my cry, my King, my God,@i</text:p>
      <text:p text:style-name="IndentedLine"><text:s text:c="3"/>as to you I make my plea.@i</text:p>
      <text:p text:style-name="NonIndentedLine">With the morning light, O<text:span text:style-name="T1"># Lord#</text:span>,@n</text:p>
      <text:p text:style-name="IndentedLine"><text:s text:c="3"/>you shall hear my voice and cry;@i</text:p>
      <text:p text:style-name="IndentedLine"><text:s text:c="3"/>and expectant I will bring@i</text:p>
      <text:p text:style-name="LastLine"><text:s text:c="3"/>prayer as morning sacrifice.@l</text:p>
      <text:p text:style-name="Firstline">2.<text:tab/>Truly you are not a God@f</text:p>
      <text:p text:style-name="IndentedLine"><text:s text:c="3"/>who delights in wickedness;@i</text:p>
      <text:p text:style-name="IndentedLine"><text:s text:c="3"/>evil shall not dwell with you,@i</text:p>
      <text:p text:style-name="IndentedLine"><text:s text:c="3"/>boasters not before your eyes.@i</text:p>
      <text:p text:style-name="NonIndentedLine">Lying tongues you will destroy;@n</text:p>
      <text:p text:style-name="IndentedLine"><text:s text:c="3"/>those who evil do, you hate.@i</text:p>
      <text:p text:style-name="IndentedLine"><text:s text:c="3"/><text:span text:style-name="T1">#God #</text:span>abhors the man who loves@i</text:p>
      <text:p text:style-name="LastLine"><text:s text:c="3"/>violence and base deceit.@l</text:p>
      <text:p text:style-name="Firstline">3.<text:tab/>Grace will lead me to your house,@f</text:p>
      <text:p text:style-name="IndentedLine"><text:s text:c="3"/>there to worship reverently.@i</text:p>
      <text:p text:style-name="IndentedLine"><text:s text:c="3"/>Make your way before me straight,@i</text:p>
      <text:p text:style-name="IndentedLine"><text:s text:c="3"/>lest my foes lead me astray.@i</text:p>
      <text:p text:style-name="NonIndentedLine">Not one word they say is true,@n</text:p>
      <text:p text:style-name="IndentedLine"><text:s text:c="3"/>ruin brews within their heart.@i</text:p>
      <text:p text:style-name="IndentedLine"><text:s text:c="3"/>Their mouth is an open grave,@i</text:p>
      <text:p text:style-name="LastLine"><text:s text:c="3"/>well taught in the flatterer’s art.@l</text:p>
      <text:p text:style-name="Firstline">4.<text:tab/>Guilty! Catch them in their snares.@f</text:p>
      <text:p text:style-name="IndentedLine"><text:s text:c="3"/>Rebels, sinners, cast them out.@i</text:p>
      <text:p text:style-name="IndentedLine"><text:s text:c="3"/>Those who trust you, shelter them.@i</text:p>
      <text:p text:style-name="IndentedLine"><text:s text:c="3"/>Let them ever sing and shout.@i</text:p>
      <text:p text:style-name="NonIndentedLine">For you bless the righteous man;@n</text:p>
      <text:p text:style-name="IndentedLine"><text:s text:c="3"/>you alone, O L<text:span text:style-name="T1">#ord#</text:span>, are good;@i</text:p>
      <text:p text:style-name="IndentedLine"><text:s text:c="3"/>you surround him with your grace,@i</text:p>
      <text:p text:style-name="LastLine"><text:s text:c="3"/>with your favour as a shield.@l</text:p>
      <text:h text:style-name="Heading_20_1" text:outline-level="1">&amp;Psalm 6 <text:s/>L<text:span text:style-name="T1">#ord#</text:span>, chasten not in anger</text:h>
      <text:p text:style-name="Firstline">1.<text:tab/><text:span text:style-name="T1">#</text:span><text:span text:style-name="T2">*Lord*</text:span><text:span text:style-name="T1">#</text:span>, chasten <text:span text:style-name="T3">*not in anger*</text:span>,@f</text:p>
      <text:p text:style-name="IndentedLine"><text:s text:c="3"/><text:span text:style-name="T3">*nor*</text:span> in your wrath re<text:span text:style-name="T3">*buke*</text:span> <text:span text:style-name="T3">*me*</text:span>.@i</text:p>
      <text:p text:style-name="IndentedLine"><text:s text:c="3"/><text:span text:style-name="T3">*Give*</text:span> me your healing <text:span text:style-name="T3">*word*</text:span>.@i</text:p>
      <text:p text:style-name="NonIndentedLine"><text:span text:style-name="T3">*My*</text:span> soul and body <text:span text:style-name="T3">*languish*</text:span>;@n</text:p>
      <text:p text:style-name="IndentedLine"><text:s text:c="3"/><text:span text:style-name="T3">*I*</text:span> wait for you in <text:span text:style-name="T3">*anguish*</text:span>.@i</text:p>
      <text:p text:style-name="LastLine"><text:s text:c="3"/><text:span text:style-name="T3">*How*</text:span> long, how <text:span text:style-name="T3">*long*</text:span>, <text:span text:style-name="T3">*O*</text:span> <text:span text:style-name="T1">#</text:span><text:span text:style-name="T2">*Lord*</text:span><text:span text:style-name="T1">#</text:span>?@l</text:p>
      <text:p text:style-name="Firstline"><text:soft-page-break/>2.<text:tab/><text:span text:style-name="T3">*Turn*</text:span> to me <text:span text:style-name="T3">*now*</text:span>, <text:span text:style-name="T3">*uphold me*</text:span>;@f</text:p>
      <text:p text:style-name="IndentedLine"><text:s text:c="3"/><text:span text:style-name="T3">*for*</text:span> your love’s sake re<text:span text:style-name="T3">*store*</text:span> <text:span text:style-name="T3">*me*</text:span>.@i</text:p>
      <text:p text:style-name="IndentedLine"><text:s text:c="3"/><text:span text:style-name="T3">*O*</text:span> save me by your <text:span text:style-name="T3">*grace*</text:span>.@i</text:p>
      <text:p text:style-name="NonIndentedLine"><text:span text:style-name="T3">*For*</text:span> death ends all re<text:span text:style-name="T3">*membrance*</text:span>;@n</text:p>
      <text:p text:style-name="IndentedLine"><text:s text:c="3"/><text:span text:style-name="T3">*it*</text:span> wraps the tongue in <text:span text:style-name="T3">*silence*</text:span>.@i</text:p>
      <text:p text:style-name="LastLine"><text:s text:c="3"/><text:span text:style-name="T3">*How*</text:span> can the <text:span text:style-name="T3">*dead sing praise*</text:span>?@l</text:p>
      <text:p text:style-name="Firstline">3.<text:tab/><text:span text:style-name="T3">*Pain *</text:span>and dis<text:span text:style-name="T3">*tress*</text:span> <text:span text:style-name="T3">*o’erwhelm me*</text:span>,@f</text:p>
      <text:p text:style-name="IndentedLine"><text:s text:c="3"/><text:span text:style-name="T3">*I*</text:span> cry all night for <text:span text:style-name="T3">*mercy*</text:span>,@i</text:p>
      <text:p text:style-name="IndentedLine"><text:s text:c="3"/><text:span text:style-name="T3">*my *</text:span>bed is wet with <text:span text:style-name="T3">*tears*</text:span>.@i</text:p>
      <text:p text:style-name="NonIndentedLine"><text:span text:style-name="T3">*My *</text:span>eyes can weep no <text:span text:style-name="T3">*longer*</text:span>;@n</text:p>
      <text:p text:style-name="IndentedLine"><text:s text:c="3"/><text:span text:style-name="T3">*my*</text:span> enemies seem <text:span text:style-name="T3">*stronger*</text:span>,@i</text:p>
      <text:p text:style-name="LastLine"><text:s text:c="3"/><text:span text:style-name="T3">*my *</text:span>awful <text:span text:style-name="T3">*foes and fears*</text:span>.@l</text:p>
      <text:p text:style-name="Firstline">4.<text:tab/><text:span text:style-name="T3">*All *</text:span>who love <text:span text:style-name="T3">*evil*</text:span>, <text:span text:style-name="T3">*leave me*</text:span>,@f</text:p>
      <text:p text:style-name="IndentedLine"><text:s text:c="3"/><text:span text:style-name="T3">*for*</text:span> <text:span text:style-name="T1">#God#</text:span> has heard my <text:span text:style-name="T3">*weeping*</text:span>;@i</text:p>
      <text:p text:style-name="IndentedLine"><text:s text:c="3"/><text:span text:style-name="T3">*my*</text:span> foes are put to <text:span text:style-name="T3">*shame*</text:span>.@i</text:p>
      <text:p text:style-name="NonIndentedLine"><text:span text:style-name="T3">*Turned*</text:span> back, no more to <text:span text:style-name="T3">*grieve me*</text:span>,@n</text:p>
      <text:p text:style-name="IndentedLine"><text:s text:c="3"/><text:span text:style-name="T3">*they*</text:span> suddenly shall <text:span text:style-name="T3">*leave me*</text:span>.@i</text:p>
      <text:p text:style-name="LastLine"><text:s text:c="3"/><text:span text:style-name="T3">*All*</text:span> glory <text:span text:style-name="T3">*to His name*</text:span>!@l</text:p>
      <text:h text:style-name="Heading_20_1" text:outline-level="1">&amp;Psalm 7 <text:s/>O <text:span text:style-name="T1">#Lord#</text:span> my God</text:h>
      <text:p text:style-name="Firstline">1.<text:tab/>O <text:span text:style-name="T1">#Lord#</text:span> my God, my refuge is in you;@f</text:p>
      <text:p text:style-name="IndentedLine"><text:s text:c="3"/>deliver me from all those who pursue,@i</text:p>
      <text:p text:style-name="NonIndentedLine">lest lion-like they tear ferociously@n</text:p>
      <text:p text:style-name="LastLine"><text:s text:c="3"/>while there is no one to deliver me.@l</text:p>
      <text:p text:style-name="Firstline">2.<text:tab/>O <text:span text:style-name="T1">#Lord#</text:span> my God, if such a thing I planned,@f</text:p>
      <text:p text:style-name="IndentedLine"><text:s text:c="3"/>and if the guilt of sin is on my hand –@i</text:p>
      <text:p text:style-name="NonIndentedLine">if I have wronged the one at peace with me,@n</text:p>
      <text:p text:style-name="LastLine"><text:s text:c="3"/>or without cause have robbed my enemy –@l</text:p>
      <text:p text:style-name="Firstline">3.<text:tab/>then let my foe pursue relentlessly@f</text:p>
      <text:p text:style-name="IndentedLine"><text:s text:c="3"/>that he may vent his hateful spite on me,@i</text:p>
      <text:p text:style-name="NonIndentedLine">and let him trample me into the ground;@n</text:p>
      <text:p text:style-name="LastLine"><text:s text:c="3"/>so will my honour in the dust be found.@l</text:p>
      <text:p text:style-name="Firstline">4.<text:tab/>Arise, O <text:span text:style-name="T1">#Lord#</text:span>, in wrath against my foes,@f</text:p>
      <text:p text:style-name="IndentedLine"><text:s text:c="3"/>against the rage of all who me oppose.@i</text:p>
      <text:p text:style-name="NonIndentedLine">Awake, my <text:span text:style-name="T1">#God#</text:span>, let justice now abound@n</text:p>
      <text:p text:style-name="LastLine"><text:s text:c="3"/>for all assembled nations gathered round.@l</text:p>
      <text:p text:style-name="Firstline">5.<text:tab/>Rule over all the nations from on high;@f</text:p>
      <text:p text:style-name="IndentedLine"><text:s text:c="3"/>your justice to the peoples, <text:span text:style-name="T1">#Lord#</text:span>, apply.@i</text:p>
      <text:p text:style-name="NonIndentedLine">According to my righteousness judge me;@n</text:p>
      <text:p text:style-name="LastLine"><text:s text:c="3"/>look, O Most High, on my integrity.@l</text:p>
      <text:p text:style-name="Firstline">6.<text:tab/>O God of righteousness, you are the one@f</text:p>
      <text:p text:style-name="IndentedLine"><text:s text:c="3"/>who searches deep the heart and mind of man;@i</text:p>
      <text:p text:style-name="NonIndentedLine">bring to an end the wicked’s violence@n</text:p>
      <text:p text:style-name="LastLine"><text:s text:c="3"/>and be the righteous one’s secure defence.@l</text:p>
      <text:p text:style-name="Firstline"><text:soft-page-break/>7.<text:tab/>My shield and confidence is God Most High,@f</text:p>
      <text:p text:style-name="IndentedLine"><text:s text:c="3"/>who saves the upright when to him they cry.@i</text:p>
      <text:p text:style-name="NonIndentedLine">God is a judge who does what’s right and fair,@n</text:p>
      <text:p text:style-name="LastLine"><text:s text:c="3"/>and every day his wrath God will declare.@l</text:p>
      <text:p text:style-name="Firstline">8.<text:tab/>If it should be that man will not repent,@f</text:p>
      <text:p text:style-name="IndentedLine"><text:s text:c="3"/>God’s sword he’ll whet, his deadly instrument,@i</text:p>
      <text:p text:style-name="NonIndentedLine">and he will string and bend his mighty bow@n</text:p>
      <text:p text:style-name="LastLine"><text:s text:c="3"/>from which his fiery arrows forth will go.@l</text:p>
      <text:p text:style-name="Firstline">9.<text:tab/>The one who evil in his heart conceives@f</text:p>
      <text:p text:style-name="IndentedLine"><text:s text:c="3"/>gives birth to lies and no reward receives.@i</text:p>
      <text:p text:style-name="NonIndentedLine">He digs a hole, he scoops it with his spade,@n</text:p>
      <text:p text:style-name="LastLine"><text:s text:c="3"/>then falls into the very pit he made.@l</text:p>
      <text:p text:style-name="Firstline">10.<text:tab/>His scheming will recoil on him instead;@f</text:p>
      <text:p text:style-name="IndentedLine"><text:s text:c="3"/>his evil will descend upon his head.@i</text:p>
      <text:p text:style-name="NonIndentedLine">I’ll thank the <text:span text:style-name="T1">#Lord#</text:span> who acts in righteousness;@n</text:p>
      <text:p text:style-name="LastLine"><text:s text:c="3"/>I’ll praise the <text:span text:style-name="T1">#Lord#</text:span> Most High; his name I’ll bless.@l</text:p>
      <text:h text:style-name="Heading_20_1" text:outline-level="1">&amp;Psalm 8 <text:s/>In all the earth</text:h>
      <text:p text:style-name="Firstline">1.<text:tab/>In all the earth, O <text:span text:style-name="T1">#Lord#</text:span> our Lord,@f</text:p>
      <text:p text:style-name="IndentedLine"><text:s text:c="3"/>how glor<text:span text:style-name="T5">~iou~</text:span>s is your name!@i</text:p>
      <text:p text:style-name="IndentedLine"><text:s text:c="3"/>For you have set above the heavens@i</text:p>
      <text:p text:style-name="IndentedLine"><text:s text:c="3"/>your glory and your fame.@i</text:p>
      <text:p text:style-name="NonIndentedLine">From infants’ and from children’s lips@n</text:p>
      <text:p text:style-name="IndentedLine"><text:s text:c="3"/>you ordered praise to sound,@i</text:p>
      <text:p text:style-name="IndentedLine"><text:s text:c="3"/>to silence all your enemies,@i</text:p>
      <text:p text:style-name="LastLine"><text:s text:c="3"/>the wicked to confound.@l</text:p>
      <text:p text:style-name="Firstline">2.<text:tab/>When I regard the heavens you made,@f</text:p>
      <text:p text:style-name="IndentedLine"><text:s text:c="3"/>your fingers’ work I trace;@i</text:p>
      <text:p text:style-name="IndentedLine"><text:s text:c="3"/>I see the moon and shining stars@i</text:p>
      <text:p text:style-name="IndentedLine"><text:s text:c="3"/>which you have set in place.@i</text:p>
      <text:p text:style-name="NonIndentedLine">I ask myself, “What then is man@n</text:p>
      <text:p text:style-name="IndentedLine"><text:s text:c="3"/>that you should give him thought –@i</text:p>
      <text:p text:style-name="IndentedLine"><text:s text:c="3"/>the son of man, that you to him@i</text:p>
      <text:p text:style-name="LastLine"><text:s text:c="3"/>such gracious care have brought?”@l</text:p>
      <text:p text:style-name="Firstline">3.<text:tab/>You made him little less than those@f</text:p>
      <text:p text:style-name="IndentedLine"><text:s text:c="3"/>who dwell in heaven above,@i</text:p>
      <text:p text:style-name="IndentedLine"><text:s text:c="3"/>and you have crowned and honoured him@i</text:p>
      <text:p text:style-name="IndentedLine"><text:s text:c="3"/>with glory from above.@i</text:p>
      <text:p text:style-name="NonIndentedLine">You gave him charge of all the works@n</text:p>
      <text:p text:style-name="IndentedLine"><text:s text:c="3"/>created by your hand,@i</text:p>
      <text:p text:style-name="IndentedLine"><text:s text:c="3"/>and everything that you had made@i</text:p>
      <text:p text:style-name="LastLine"><text:s text:c="3"/>you gave him to command:@l</text:p>
      <text:p text:style-name="Firstline">4.<text:tab/>all flocks and herds, all birds and fish,@f</text:p>
      <text:p text:style-name="IndentedLine"><text:s text:c="3"/>all beasts both wild and tame.@i</text:p>
      <text:p text:style-name="IndentedLine"><text:s text:c="3"/>In all the earth, O <text:span text:style-name="T1">#Lord#</text:span> our Lord,@i</text:p>
      <text:p text:style-name="LastLine"><text:s text:c="3"/>how glor<text:span text:style-name="T5">~iou~</text:span>s is your name!@l</text:p>
      <text:h text:style-name="Heading_20_1" text:outline-level="1"><text:soft-page-break/>&amp;Psalm 9 <text:s/>Wholehearted thanksgiving</text:h>
      <text:p text:style-name="Firstline">1.<text:tab/>Wholehearted thanksgiving to you I will bring;@f</text:p>
      <text:p text:style-name="IndentedLine"><text:s text:c="3"/>in praise of your marvellous works I will sing.@i</text:p>
      <text:p text:style-name="NonIndentedLine">For joy I will shout and exultantly cry@n</text:p>
      <text:p text:style-name="LastLine"><text:s text:c="3"/>in praise of your glorious name, O Most High.@l</text:p>
      <text:p text:style-name="Firstline">2.<text:tab/>My enemies turn in disorderly flight;@f</text:p>
      <text:p text:style-name="IndentedLine"><text:s text:c="3"/>they stumble and perish in face of your might.@i</text:p>
      <text:p text:style-name="NonIndentedLine">For you have defended my right and my cause;@n</text:p>
      <text:p text:style-name="LastLine"><text:s text:c="3"/>you sat in just judgment, upholding your laws.@l</text:p>
      <text:p text:style-name="Firstline">3.<text:tab/>You threatened the nations, the wicked destroyed;@f</text:p>
      <text:p text:style-name="IndentedLine"><text:s text:c="3"/>their names you erased and forever made void.@i</text:p>
      <text:p text:style-name="NonIndentedLine">My foes are disgraced and completely undone,@n</text:p>
      <text:p text:style-name="LastLine"><text:s text:c="3"/>their cities uprooted, their memory gone.@l</text:p>
      <text:p text:style-name="Firstline">4.<text:tab/>The <text:span text:style-name="T1">#Lord#</text:span> sits forever as King on his throne;@f</text:p>
      <text:p text:style-name="IndentedLine"><text:s text:c="3"/>his rule is established for justice alone.@i</text:p>
      <text:p text:style-name="NonIndentedLine">He judges the world and he does what is right;@n</text:p>
      <text:p text:style-name="LastLine"><text:s text:c="3"/>he governs the nations with justice and might.@l</text:p>
      <text:p text:style-name="Firstline">5.<text:tab/>The <text:span text:style-name="T1">#Lord#</text:span> is a stronghold in times of distress,@f</text:p>
      <text:p text:style-name="IndentedLine"><text:s text:c="3"/>a refuge for those whom the wicked oppress.@i</text:p>
      <text:p text:style-name="NonIndentedLine">Your people who know you will trust in your grace;@n</text:p>
      <text:p text:style-name="LastLine"><text:s text:c="3"/>you’ve never forsaken those seeking your face.@l</text:p>
      <text:p text:style-name="Firstline">6.<text:tab/>Praise <text:span text:style-name="T1">#God#</text:span>, who in Zion has founded his throne;@f</text:p>
      <text:p text:style-name="IndentedLine"><text:s text:c="3"/>proclaim to the nations the deeds he has done.@i</text:p>
      <text:p text:style-name="NonIndentedLine">The cry of afflicted ones rings in his ear;@n</text:p>
      <text:p text:style-name="LastLine"><text:s text:c="3"/>their blood he avenges, their plea he will hear.@l</text:p>
      <text:p text:style-name="Firstline">7.<text:tab/><text:span text:style-name="T1">#Lord#</text:span>, see what I suffer from malice and hate!@f</text:p>
      <text:p text:style-name="IndentedLine"><text:s text:c="3"/>Have pity, and lift me away from death’s gate,@i</text:p>
      <text:p text:style-name="NonIndentedLine">that I in Jerusalem’s gates may proclaim@n</text:p>
      <text:p text:style-name="LastLine"><text:s text:c="3"/>your mercy, and sing to the praise of your name.@l</text:p>
      <text:p text:style-name="Firstline">8.<text:tab/>The nations are sunk in the pit they prepared;@f</text:p>
      <text:p text:style-name="IndentedLine"><text:s text:c="3"/>their feet in the net which they hid are ensnared.@i</text:p>
      <text:p text:style-name="NonIndentedLine">The <text:span text:style-name="T1">#Lord#</text:span> by his justice has made himself known;@n</text:p>
      <text:p text:style-name="LastLine"><text:s text:c="3"/>and by their own works are the wicked cast down.@l</text:p>
      <text:p text:style-name="Firstline">9.<text:tab/>The wicked return to the grave’s dark abode,@f</text:p>
      <text:p text:style-name="IndentedLine"><text:s text:c="3"/>all nations and those who are heedless of God.@i</text:p>
      <text:p text:style-name="NonIndentedLine">But God will remember the cause of the weak;@n</text:p>
      <text:p text:style-name="LastLine"><text:s text:c="3"/>he will not let perish the hope of the meek.@l</text:p>
      <text:p text:style-name="Firstline">10.<text:tab/>Arise, O my <text:span text:style-name="T1">#God#</text:span>! <text:s/>Let not man win the day;@f</text:p>
      <text:p text:style-name="IndentedLine"><text:s text:c="3"/>let nations be judged in your presence, I pray.@i</text:p>
      <text:p text:style-name="NonIndentedLine">O <text:span text:style-name="T1">#Lord#</text:span>, strike the nations; put fear in their breast@n</text:p>
      <text:p text:style-name="LastLine"><text:s text:c="3"/>to teach them that they are but human at best.@l</text:p>
      <text:h text:style-name="Heading_20_1" text:outline-level="1"><text:soft-page-break/>&amp;Psalm 10 <text:s/>O <text:span text:style-name="T1">#Lord#</text:span>, why do you stand remote?</text:h>
      <text:p text:style-name="Firstline">1.<text:tab/>O <text:span text:style-name="T1">#Lord#</text:span>, why do you stand remote@f</text:p>
      <text:p text:style-name="IndentedLine"><text:s text:c="3"/>and stay so far away?@i</text:p>
      <text:p text:style-name="NonIndentedLine">Why do you hide yourself from us@n</text:p>
      <text:p text:style-name="LastLine"><text:s text:c="3"/>when trouble comes our way?@l</text:p>
      <text:p text:style-name="Firstline">2.<text:tab/>The wicked in his arrogance@f</text:p>
      <text:p text:style-name="IndentedLine"><text:s text:c="3"/>hunts down the weak and poor,@i</text:p>
      <text:p text:style-name="NonIndentedLine">who in the snares that he has set@n</text:p>
      <text:p text:style-name="LastLine"><text:s text:c="3"/>are caught and held secure.@l</text:p>
      <text:p text:style-name="Firstline">3.<text:tab/>About the cravings of his heart@f</text:p>
      <text:p text:style-name="IndentedLine"><text:s text:c="3"/>he speaks with boastful word;@i</text:p>
      <text:p text:style-name="NonIndentedLine">he praises people filled with greed@n</text:p>
      <text:p text:style-name="LastLine"><text:s text:c="3"/>while he reviles the <text:span text:style-name="T1">#Lord#</text:span>.@l</text:p>
      <text:p text:style-name="Firstline">4.<text:tab/>The wicked does not seek the <text:span text:style-name="T1">#Lord#</text:span>@f</text:p>
      <text:p text:style-name="IndentedLine"><text:s text:c="3"/>because he is so proud,@i</text:p>
      <text:p text:style-name="NonIndentedLine">and in his inmost thoughts there is@n</text:p>
      <text:p text:style-name="LastLine"><text:s text:c="3"/>no room at all for God.@l</text:p>
      <text:p text:style-name="Firstline">5.<text:tab/>His ways are always prosperous;@f</text:p>
      <text:p text:style-name="IndentedLine"><text:s text:c="3"/>he strikes a haughty pose.@i</text:p>
      <text:p text:style-name="NonIndentedLine">He keeps his distance from your laws;@n</text:p>
      <text:p text:style-name="LastLine"><text:s text:c="3"/>he sneers at all his foes.@l</text:p>
      <text:p text:style-name="Firstline">6.<text:tab/>He reassures himself and says,@f</text:p>
      <text:p text:style-name="IndentedLine"><text:s text:c="3"/>“No threat will topple me –@i</text:p>
      <text:p text:style-name="NonIndentedLine">I will be happy evermore;@n</text:p>
      <text:p text:style-name="LastLine"><text:s text:c="3"/>from trouble I’ll be free.”@l</text:p>
      <text:p text:style-name="Firstline">7.<text:tab/>The wicked’s mouth is always full@f</text:p>
      <text:p text:style-name="IndentedLine"><text:s text:c="3"/>of curses, threats and lies;@i</text:p>
      <text:p text:style-name="NonIndentedLine">evil and trouble from his tongue@n</text:p>
      <text:p text:style-name="LastLine"><text:s text:c="3"/>continually arise.@l</text:p>
      <text:p text:style-name="Firstline">8.<text:tab/>He lies in wait near villages@f</text:p>
      <text:p text:style-name="IndentedLine"><text:s text:c="3"/>his victim’s blood to spill;@i</text:p>
      <text:p text:style-name="NonIndentedLine">he lurks in secret ambushes@n</text:p>
      <text:p text:style-name="LastLine"><text:s text:c="3"/>the innocent to kill.@l</text:p>
      <text:p text:style-name="Firstline">9.<text:tab/>Like lions crouching secretly@f</text:p>
      <text:p text:style-name="IndentedLine"><text:s text:c="3"/>he waits for helpless prey.@i</text:p>
      <text:p text:style-name="NonIndentedLine">He pounces on the weak and poor;@n</text:p>
      <text:p text:style-name="LastLine"><text:s text:c="3"/>his net drags them away.@l</text:p>
      <text:p text:style-name="Firstline">10.<text:tab/>His victims by his strength are crushed;@f</text:p>
      <text:p text:style-name="IndentedLine"><text:s text:c="3"/>his prey collapse and fall.@i</text:p>
      <text:p text:style-name="NonIndentedLine">He thinks, “God does not notice it;@n</text:p>
      <text:p text:style-name="LastLine"><text:s text:c="3"/>he does not see at all.”@l</text:p>
      <text:p text:style-name="Firstline"><text:soft-page-break/>11.<text:tab/>Arise, <text:span text:style-name="T1">#Lord#</text:span> God, lift up your hand;@f</text:p>
      <text:p text:style-name="IndentedLine"><text:s text:c="3"/>do not forget the poor.@i</text:p>
      <text:p text:style-name="NonIndentedLine">Why does the wicked say of God,@n</text:p>
      <text:p text:style-name="LastLine"><text:s text:c="3"/>“My conduct he’ll ignore”?@l</text:p>
      <text:p text:style-name="Firstline">12.<text:tab/>But you, O God, do see such wrong@f</text:p>
      <text:p text:style-name="IndentedLine"><text:s text:c="3"/>and you will bring redress.@i</text:p>
      <text:p text:style-name="NonIndentedLine">The victim puts his trust in you;@n</text:p>
      <text:p text:style-name="LastLine"><text:s text:c="3"/>you help the fatherless.@l</text:p>
      <text:p text:style-name="Firstline">13.<text:tab/><text:span text:style-name="T1">#Lord#</text:span>, break the wicked person’s power@f</text:p>
      <text:p text:style-name="IndentedLine"><text:s text:c="3"/>and call him to account@i</text:p>
      <text:p text:style-name="NonIndentedLine">for all the evil which he thought@n</text:p>
      <text:p text:style-name="LastLine"><text:s text:c="3"/>would never be found out.@l</text:p>
      <text:p text:style-name="Firstline">14.<text:tab/>The <text:span text:style-name="T1">#Lord#</text:span> will ever reign as King;@f</text:p>
      <text:p text:style-name="IndentedLine"><text:s text:c="3"/>his throne will always stand.@i</text:p>
      <text:p text:style-name="NonIndentedLine">The heathen nations of the world@n</text:p>
      <text:p text:style-name="LastLine"><text:s text:c="3"/>will perish from his land.@l</text:p>
      <text:p text:style-name="Firstline">15.<text:tab/>O <text:span text:style-name="T1">#Lord#</text:span>, the needy ones’ desire@f</text:p>
      <text:p text:style-name="IndentedLine"><text:s text:c="3"/>you answer from on high;@i</text:p>
      <text:p text:style-name="NonIndentedLine">you give encouragement to them@n</text:p>
      <text:p text:style-name="LastLine"><text:s text:c="3"/>and listen to their cry.@l</text:p>
      <text:p text:style-name="Firstline">16.<text:tab/>For you defend the fatherless@f</text:p>
      <text:p text:style-name="IndentedLine"><text:s text:c="3"/>and those who are oppressed,@i</text:p>
      <text:p text:style-name="NonIndentedLine">so that from fear of mortal man@n</text:p>
      <text:p text:style-name="LastLine"><text:s text:c="3"/>the helpless may have rest.@l</text:p>
      <text:h text:style-name="Heading_20_1" text:outline-level="1">&amp;Psalm 11 <text:s/>The <text:span text:style-name="T1">#Lord#</text:span> is my refuge</text:h>
      <text:p text:style-name="Firstline">1.<text:tab/>The <text:span text:style-name="T1">#Lord#</text:span> is my refuge, how then can you say,@f</text:p>
      <text:p text:style-name="IndentedLine"><text:s text:c="3"/>“O flee like a bird to your mountain away.@i</text:p>
      <text:p text:style-name="NonIndentedLine">The godless, they target with bow and with dart,@n</text:p>
      <text:p text:style-name="LastLine"><text:s text:c="3"/>like snipers they shoot at the upright in heart.@l</text:p>
      <text:p text:style-name="Firstline">2.<text:tab/>“When such is the case, they foundations destroy;@f</text:p>
      <text:p text:style-name="IndentedLine"><text:s text:c="3"/>what strategy, then, can the righteous employ?”@i</text:p>
      <text:p text:style-name="NonIndentedLine">Be sure that the <text:span text:style-name="T1">#Lord#</text:span> in his temple on high,@n</text:p>
      <text:p text:style-name="LastLine"><text:s text:c="3"/>in heaven enthroned, over men casts his eye.@l</text:p>
      <text:p text:style-name="Firstline">3.<text:tab/>The <text:span text:style-name="T1">#Lord#</text:span> sees us all, and his eyes test each one,@f</text:p>
      <text:p text:style-name="IndentedLine"><text:s text:c="3"/>both righteous and godless in all they have done.@i</text:p>
      <text:p text:style-name="NonIndentedLine">His soul hates all those who wild v<text:span text:style-name="T5">~iol~</text:span>ence pursue;@n</text:p>
      <text:p text:style-name="LastLine"><text:s text:c="3"/>the wicked will doubtlessly get their own due.@l</text:p>
      <text:p text:style-name="Firstline">4.<text:tab/>The <text:span text:style-name="T1">#Lord#</text:span> will send judgment, he’ll pour out hot coals;@f</text:p>
      <text:p text:style-name="IndentedLine"><text:s text:c="3"/>o’er all the ungodly his scorching wind rolls.@i</text:p>
      <text:p text:style-name="NonIndentedLine">The <text:span text:style-name="T1">#Lord#</text:span>, ever righteous, his justice portrays;@n</text:p>
      <text:p text:style-name="LastLine"><text:s text:c="3"/>by grace all the upright will look on his face.@l</text:p>
      <text:h text:style-name="Heading_20_1" text:outline-level="1"><text:soft-page-break/>&amp;Psalm 12 <text:s/>Help, <text:span text:style-name="T1">#Lord#</text:span>, for godly men are few</text:h>
      <text:p text:style-name="Firstline">1.<text:tab/>Help, <text:span text:style-name="T1">#Lord#</text:span>, for godly men are few;@f</text:p>
      <text:p text:style-name="IndentedLine"><text:s text:c="3"/>the faithful vanish from mankind.@i</text:p>
      <text:p text:style-name="IndentedLine"><text:s text:c="3"/>Men to their neighbours falsely speak;@i</text:p>
      <text:p text:style-name="IndentedLine"><text:s text:c="3"/>smooth speech and double talk are theirs.@i</text:p>
      <text:p text:style-name="NonIndentedLine">O may the <text:span text:style-name="T1">#Lord#</text:span> cut off such lips,@n</text:p>
      <text:p text:style-name="LastLine"><text:s text:c="3"/>the tongue that speaks so boastfully!@l</text:p>
      <text:p text:style-name="Firstline">2.<text:tab/>They’ve said, “Our tongue can win the day;@f</text:p>
      <text:p text:style-name="IndentedLine"><text:s text:c="3"/>words are our strength – who is our lord?”@i</text:p>
      <text:p text:style-name="IndentedLine"><text:s text:c="3"/>But says the <text:span text:style-name="T1">#Lord#</text:span>, “Now I will arise@i</text:p>
      <text:p text:style-name="IndentedLine"><text:s text:c="3"/>and for the plundered poor will act,@i</text:p>
      <text:p text:style-name="NonIndentedLine">and for the needy who lament,@n</text:p>
      <text:p text:style-name="LastLine"><text:s text:c="3"/>I’ll grant the safety which they crave.”@l</text:p>
      <text:p text:style-name="Firstline">3.<text:tab/>The sayings of the <text:span text:style-name="T1">#Lord#</text:span> are pure,@f</text:p>
      <text:p text:style-name="IndentedLine"><text:s text:c="3"/>like silver smelted seven times.@i</text:p>
      <text:p text:style-name="IndentedLine"><text:s text:c="3"/>You, <text:span text:style-name="T1">#Lord#</text:span>, indeed will keep us safe,@i</text:p>
      <text:p text:style-name="IndentedLine"><text:s text:c="3"/>you’ll ever guard us from this race.@i</text:p>
      <text:p text:style-name="NonIndentedLine">The wicked freely strut about@n</text:p>
      <text:p text:style-name="LastLine"><text:s text:c="3"/>when vileness is esteemed by men.@l</text:p>
      <text:h text:style-name="Heading_20_1" text:outline-level="1">&amp;Psalm 13 <text:s/>How long will you forget me, <text:span text:style-name="T1">#Lord?#</text:span></text:h>
      <text:p text:style-name="Firstline">1.<text:tab/>How long will you forget me, <text:span text:style-name="T1">#Lord#</text:span>,@f</text:p>
      <text:p text:style-name="IndentedLine"><text:s text:c="3"/>and hide your face from me?@i</text:p>
      <text:p text:style-name="IndentedLine"><text:s text:c="3"/>How long must I with heavy heart@i</text:p>
      <text:p text:style-name="IndentedLine"><text:s text:c="3"/>endure anxiety?@i</text:p>
      <text:p text:style-name="NonIndentedLine">How long, how long will enemies@n</text:p>
      <text:p text:style-name="LastLine"><text:s text:c="3"/>boast triumph over me?@l</text:p>
      <text:p text:style-name="Firstline">2.<text:tab/>Come close to me and answer, <text:span text:style-name="T1">#Lord#</text:span>,@f</text:p>
      <text:p text:style-name="IndentedLine"><text:s text:c="3"/>bring light to my sad eyes,@i</text:p>
      <text:p text:style-name="IndentedLine"><text:s text:c="3"/>or I will sleep the sleep of death,@i</text:p>
      <text:p text:style-name="IndentedLine"><text:s text:c="3"/>reviled by enemies.@i</text:p>
      <text:p text:style-name="NonIndentedLine">Then they will say, “What can you do?@n</text:p>
      <text:p text:style-name="LastLine"><text:s text:c="3"/>We triumphed over you!”@l</text:p>
      <text:p text:style-name="Firstline">3.<text:tab/>But I have trusted in your love@f</text:p>
      <text:p text:style-name="IndentedLine"><text:s text:c="3"/>and in your saving grace.@i</text:p>
      <text:p text:style-name="IndentedLine"><text:s text:c="3"/>And I will sing to God the <text:span text:style-name="T1">#Lord#</text:span>@i</text:p>
      <text:p text:style-name="IndentedLine"><text:s text:c="3"/>my thankful hymns of praise,@i</text:p>
      <text:p text:style-name="NonIndentedLine">for every hour and day I see@n</text:p>
      <text:p text:style-name="LastLine"><text:s text:c="3"/>the <text:span text:style-name="T1">#Lord#</text:span> is good to me.@l</text:p>
      <text:h text:style-name="Heading_20_1" text:outline-level="1"><text:soft-page-break/>&amp;Psalm 14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<text:span text:style-name="T1">#Lord#</text:span> looks down from heav-en@n</text:p>
      <text:p text:style-name="IndentedLine"><text:s text:c="3"/>upon the human race,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<text:span text:style-name="T1">#Lord#</text:span>.@l</text:p>
      <text:p text:style-name="Firstline">3.<text:tab/>Struck down they are with dread,@f</text:p>
      <text:p text:style-name="IndentedLine"><text:s text:c="3"/>for God is with the just.@i</text:p>
      <text:p text:style-name="IndentedLine"><text:s text:c="3"/>You evildoers shame the poor,@i</text:p>
      <text:p text:style-name="IndentedLine"><text:s text:c="3"/>but in the <text:span text:style-name="T1">#Lord#</text:span> they trust.@i</text:p>
      <text:p text:style-name="NonIndentedLine">May help from Zion come,@n</text:p>
      <text:p text:style-name="IndentedLine"><text:s text:c="3"/>the <text:span text:style-name="T1">#Lord#</text:span> his captives bring!@i</text:p>
      <text:p text:style-name="IndentedLine"><text:s text:c="3"/>And then let Jacob’s tribes rejoice;@i</text:p>
      <text:p text:style-name="LastLine"><text:s text:c="3"/>let Israel gladly sing.@l</text:p>
      <text:h text:style-name="Heading_20_1" text:outline-level="1">&amp;Psalm 15 <text:s/>Who, O <text:span text:style-name="T1">#Lord#</text:span>, with thee abiding</text:h>
      <text:p text:style-name="Firstline">1.<text:tab/>Who, O <text:span text:style-name="T1">#Lord#</text:span>, with thee abiding,@f</text:p>
      <text:p text:style-name="IndentedLine"><text:s text:c="3"/>in thy house shall be thy guest?@i</text:p>
      <text:p text:style-name="IndentedLine"><text:s text:c="3"/>Who, his feet to Zion turning,@i</text:p>
      <text:p text:style-name="IndentedLine"><text:s text:c="3"/>in thy holy hill shall rest?@i</text:p>
      <text:p text:style-name="NonIndentedLine">He that ever walks uprightly,@n</text:p>
      <text:p text:style-name="IndentedLine"><text:s text:c="3"/>does the right without a fear;@i</text:p>
      <text:p text:style-name="IndentedLine"><text:s text:c="3"/>when he speaks, he speaks not lightly,@i</text:p>
      <text:p text:style-name="LastLine"><text:s text:c="3"/>but with truth and love sincere.@l</text:p>
      <text:p text:style-name="Firstline">2.<text:tab/>He that slanders not his brother,@f</text:p>
      <text:p text:style-name="IndentedLine"><text:s text:c="3"/>does no evil to a friend;@i</text:p>
      <text:p text:style-name="IndentedLine"><text:s text:c="3"/>to reproaches of another@i</text:p>
      <text:p text:style-name="IndentedLine"><text:s text:c="3"/>he refuses to attend.@i</text:p>
      <text:p text:style-name="NonIndentedLine">Wicked men win not his favour,@n</text:p>
      <text:p text:style-name="IndentedLine"><text:s text:c="3"/>but the good who fear the <text:span text:style-name="T1">#Lord#</text:span>;@i</text:p>
      <text:p text:style-name="IndentedLine"><text:s text:c="3"/>from his vow he will not waver,@i</text:p>
      <text:p text:style-name="LastLine"><text:s text:c="3"/>though it bring him sad reward.@l</text:p>
      <text:p text:style-name="Firstline"><text:soft-page-break/>3.<text:tab/>Freely to the needy lending,@f</text:p>
      <text:p text:style-name="IndentedLine"><text:s text:c="3"/>no excess he asks again;@i</text:p>
      <text:p text:style-name="IndentedLine"><text:s text:c="3"/>and the innocent befriending,@i</text:p>
      <text:p text:style-name="IndentedLine"><text:s text:c="3"/>he desires not praise of men.@i</text:p>
      <text:p text:style-name="NonIndentedLine">Doing this, and evil spurning,@n</text:p>
      <text:p text:style-name="IndentedLine"><text:s text:c="3"/>he shall nevermore be moved;@i</text:p>
      <text:p text:style-name="IndentedLine"><text:s text:c="3"/>this the man with thee sojourning,@i</text:p>
      <text:p text:style-name="LastLine"><text:s text:c="3"/>this the man by thee approved.@l</text:p>
      <text:h text:style-name="Heading_20_1" text:outline-level="1">&amp;Psalm 16 <text:s/>Protect me, O my God</text:h>
      <text:p text:style-name="Firstline">1.<text:tab/>Protect me, O my God;@f</text:p>
      <text:p text:style-name="IndentedLine"><text:s text:c="3"/>you are my refuge true.@i</text:p>
      <text:p text:style-name="IndentedLine"><text:s text:c="3"/>I said, “You are my Lord: I have@i</text:p>
      <text:p text:style-name="IndentedLine"><text:s text:c="3"/>no good apart from you.”@i</text:p>
      <text:p text:style-name="NonIndentedLine">The godly in the land,@n</text:p>
      <text:p text:style-name="IndentedLine"><text:s text:c="3"/>for holiness renowned –@i</text:p>
      <text:p text:style-name="IndentedLine"><text:s text:c="3"/>they are the glor<text:span text:style-name="T5">~iou~</text:span>s ones, in whom@i</text:p>
      <text:p text:style-name="LastLine"><text:s text:c="3"/>all my delight is found.@l</text:p>
      <text:p text:style-name="Firstline">2.<text:tab/>Their sorrows will increase@f</text:p>
      <text:p text:style-name="IndentedLine"><text:s text:c="3"/>who on false gods rely.@i</text:p>
      <text:p text:style-name="IndentedLine"><text:s text:c="3"/>I will not sacrifice to them;@i</text:p>
      <text:p text:style-name="IndentedLine"><text:s text:c="3"/>their worship I defy.@i</text:p>
      <text:p text:style-name="NonIndentedLine">O <text:span text:style-name="T1">#Lord#</text:span>, you are to me@n</text:p>
      <text:p text:style-name="IndentedLine"><text:s text:c="3"/>my cup and portion sure;@i</text:p>
      <text:p text:style-name="IndentedLine"><text:s text:c="3"/>the share that is assigned to me@i</text:p>
      <text:p text:style-name="LastLine"><text:s text:c="3"/>you guard and keep secure.@l</text:p>
      <text:p text:style-name="Firstline">3.<text:tab/>The land allotted me@f</text:p>
      <text:p text:style-name="IndentedLine"><text:s text:c="3"/>is in a pleasant site;@i</text:p>
      <text:p text:style-name="IndentedLine"><text:s text:c="3"/>and surely my inheritance@i</text:p>
      <text:p text:style-name="IndentedLine"><text:s text:c="3"/>to me is a delight.@i</text:p>
      <text:p text:style-name="NonIndentedLine">I’ll praise the <text:span text:style-name="T1">#Lord#</text:span> my God,@n</text:p>
      <text:p text:style-name="IndentedLine"><text:s text:c="3"/>whose counsel guides my choice;@i</text:p>
      <text:p text:style-name="IndentedLine"><text:s text:c="3"/>and even in the night my heart@i</text:p>
      <text:p text:style-name="LastLine"><text:s text:c="3"/>recalls instruction’s voice.@l</text:p>
      <text:p text:style-name="Firstline">4.<text:tab/>Before me constantly@f</text:p>
      <text:p text:style-name="IndentedLine"><text:s text:c="3"/>I set the <text:span text:style-name="T1">#Lord#</text:span> alone.@i</text:p>
      <text:p text:style-name="IndentedLine"><text:s text:c="3"/>Because he is at my right hand@i</text:p>
      <text:p text:style-name="IndentedLine"><text:s text:c="3"/>I’ll not be overthrown.@i</text:p>
      <text:p text:style-name="NonIndentedLine">Therefore my heart is glad;@n</text:p>
      <text:p text:style-name="IndentedLine"><text:s text:c="3"/>my tongue with joy will sing.@i</text:p>
      <text:p text:style-name="IndentedLine"><text:s text:c="3"/>My body too will rest secure@i</text:p>
      <text:p text:style-name="LastLine"><text:s text:c="3"/>in hope unwavering.@l</text:p>
      <text:p text:style-name="Firstline"><text:soft-page-break/>5.<text:tab/>For you will not allow@f</text:p>
      <text:p text:style-name="IndentedLine"><text:s text:c="3"/>my soul in death to stay,@i</text:p>
      <text:p text:style-name="IndentedLine"><text:s text:c="3"/>nor will you leave your Holy One@i</text:p>
      <text:p text:style-name="IndentedLine"><text:s text:c="3"/>to see the tomb’s decay.@i</text:p>
      <text:p text:style-name="NonIndentedLine">You have made known to me@n</text:p>
      <text:p text:style-name="IndentedLine"><text:s text:c="3"/>the path of life divine.@i</text:p>
      <text:p text:style-name="IndentedLine"><text:s text:c="3"/>Bliss shall I know at your right hand;@i</text:p>
      <text:p text:style-name="LastLine"><text:s text:c="3"/>joy from your face will shine.@l</text:p>
      <text:h text:style-name="Heading_20_1" text:outline-level="1">&amp;Psalm 16b <text:s/>Protect me, God</text:h>
      <text:p text:style-name="Firstline">1.<text:tab/>Protect me, God: I trust in you.@f</text:p>
      <text:p text:style-name="IndentedLine"><text:s text:c="3"/>I say to you, “You are my Lord;@i</text:p>
      <text:p text:style-name="NonIndentedLine">on you my happiness depends.”@n</text:p>
      <text:p text:style-name="LastLine"><text:s text:c="3"/>Protect me, God: I trust in you.@l</text:p>
      <text:p text:style-name="Firstline">2.<text:tab/>Your people are a chosen race,@f</text:p>
      <text:p text:style-name="IndentedLine"><text:s text:c="3"/>and I delight in faithful friends,@i</text:p>
      <text:p text:style-name="NonIndentedLine">but pagan ways I will not share.@n</text:p>
      <text:p text:style-name="LastLine"><text:s text:c="3"/>Protect me, God: I trust in you.@l</text:p>
      <text:p text:style-name="Firstline">3.<text:tab/><text:span text:style-name="T1">#Lord#</text:span> God, you are my food and drink;@f</text:p>
      <text:p text:style-name="IndentedLine"><text:s text:c="3"/>my work for you is joy indeed;@i</text:p>
      <text:p text:style-name="NonIndentedLine">glad is the heritage that’s mine.@n</text:p>
      <text:p text:style-name="LastLine"><text:s text:c="3"/>Protect me, God: I trust in you.@l</text:p>
      <text:p text:style-name="Firstline">4.<text:tab/>Thank you, my <text:span text:style-name="T1">#Lord#</text:span>, for warning me;@f</text:p>
      <text:p text:style-name="IndentedLine"><text:s text:c="3"/>by night and day you guide my thoughts.@i</text:p>
      <text:p text:style-name="NonIndentedLine">With you before me, I stand firm.@n</text:p>
      <text:p text:style-name="LastLine"><text:s text:c="3"/>Protect me, God: I trust in you.@l</text:p>
      <text:p text:style-name="Firstline">5.<text:tab/>So now I’m glad in heart and soul,@f</text:p>
      <text:p text:style-name="IndentedLine"><text:s text:c="3"/>for I have found security –@i</text:p>
      <text:p text:style-name="NonIndentedLine">among the dead I shall not rot.@n</text:p>
      <text:p text:style-name="LastLine"><text:s text:c="3"/>Protect me, God: I trust in you.@l</text:p>
      <text:p text:style-name="Firstline">6.<text:tab/>Not death, but life, shall be my path;@f</text:p>
      <text:p text:style-name="IndentedLine"><text:s text:c="3"/>abundant joy your presence grants,@i</text:p>
      <text:p text:style-name="NonIndentedLine">an honoured place, and happiness.@n</text:p>
      <text:p text:style-name="LastLine"><text:s text:c="3"/>Protect me, God: I trust in you.@l</text:p>
      <text:h text:style-name="Heading_20_1" text:outline-level="1">&amp;Psalm 17 <text:s/><text:span text:style-name="T1">#Lord#</text:span>, hear my righteous plea</text:h>
      <text:p text:style-name="Firstline">1.<text:tab/><text:span text:style-name="T1">#Lord#</text:span>, hear my righteous plea@f</text:p>
      <text:p text:style-name="IndentedLine"><text:s text:c="3"/>and listen to my cry;@i</text:p>
      <text:p text:style-name="NonIndentedLine">it does not rise deceitfully@n</text:p>
      <text:p text:style-name="LastLine"><text:s text:c="3"/>or come from lips that lie.@l</text:p>
      <text:p text:style-name="Firstline">2.<text:tab/>Declare me innocent@f</text:p>
      <text:p text:style-name="IndentedLine"><text:s text:c="3"/>and vindicate my name;@i</text:p>
      <text:p text:style-name="NonIndentedLine"><text:span text:style-name="T1">#Lord#</text:span>, may your eye see what is right@n</text:p>
      <text:p text:style-name="LastLine"><text:s text:c="3"/>and free me from all blame.@l</text:p>
      <text:p text:style-name="Firstline"><text:soft-page-break/>3.<text:tab/>Though you examine me@f</text:p>
      <text:p text:style-name="IndentedLine"><text:s text:c="3"/>and probe my heart and mind,@i</text:p>
      <text:p text:style-name="NonIndentedLine">and though you test me in the night,@n</text:p>
      <text:p text:style-name="LastLine"><text:s text:c="3"/>yet nothing will you find.@l</text:p>
      <text:p text:style-name="Firstline">4.<text:tab/>I said, “I will not sin@f</text:p>
      <text:p text:style-name="IndentedLine"><text:s text:c="3"/>in anything I say.”@i</text:p>
      <text:p text:style-name="NonIndentedLine">From those who practice violence@n</text:p>
      <text:p text:style-name="LastLine"><text:s text:c="3"/>I have kept far away.@l</text:p>
      <text:p text:style-name="Firstline">5.<text:tab/>From every evil path@f</text:p>
      <text:p text:style-name="IndentedLine"><text:s text:c="3"/>by your word I’m preserved.@i</text:p>
      <text:p text:style-name="NonIndentedLine">My feet have held to all your ways;@n</text:p>
      <text:p text:style-name="LastLine"><text:s text:c="3"/>from them I have not swerved.@l</text:p>
      <text:p text:style-name="Firstline">6.<text:tab/>I call on you, O God,@f</text:p>
      <text:p text:style-name="IndentedLine"><text:s text:c="3"/>for you will answer me;@i</text:p>
      <text:p text:style-name="NonIndentedLine">O turn your ear towards my prayer@n</text:p>
      <text:p text:style-name="LastLine"><text:s text:c="3"/>and hear my earnest plea.@l</text:p>
      <text:p text:style-name="Firstline">7.<text:tab/>Display your steadfast love@f</text:p>
      <text:p text:style-name="IndentedLine"><text:s text:c="3"/>and save with your right hand@i</text:p>
      <text:p text:style-name="NonIndentedLine">all those who flee for help to you@n</text:p>
      <text:p text:style-name="LastLine"><text:s text:c="3"/>when foes against them stand.@l</text:p>
      <text:p text:style-name="Firstline">8.<text:tab/>In shadow of your wings@f</text:p>
      <text:p text:style-name="IndentedLine"><text:s text:c="3"/>hide me in times of strife;@i</text:p>
      <text:p text:style-name="NonIndentedLine">and as the apple of your eye@n</text:p>
      <text:p text:style-name="LastLine"><text:s text:c="3"/>preserve and guard my life.@l</text:p>
      <text:p text:style-name="Firstline">9.<text:tab/>Hide me from ruthless foes@f</text:p>
      <text:p text:style-name="IndentedLine"><text:s text:c="3"/>who follow wicked ways,@i</text:p>
      <text:p text:style-name="NonIndentedLine">from those who circle me about@n</text:p>
      <text:p text:style-name="LastLine"><text:s text:c="3"/>and seek to end my days.@l</text:p>
      <text:p text:style-name="Firstline">10.<text:tab/>They close their callous hearts;@f</text:p>
      <text:p text:style-name="IndentedLine"><text:s text:c="3"/>they speak with swelling pride.@i</text:p>
      <text:p text:style-name="NonIndentedLine">They dog my steps; my enemies@n</text:p>
      <text:p text:style-name="LastLine"><text:s text:c="3"/>are found on every side.@l</text:p>
      <text:p text:style-name="Firstline">11.<text:tab/>They fix their eyes on me@f</text:p>
      <text:p text:style-name="IndentedLine"><text:s text:c="3"/>to cast me to the ground.@i</text:p>
      <text:p text:style-name="NonIndentedLine">Like hungry lions stalking prey,@n</text:p>
      <text:p text:style-name="LastLine"><text:s text:c="3"/>they crouch without a sound.@l</text:p>
      <text:p text:style-name="Firstline">12.<text:tab/>Arise, confront my foes@f</text:p>
      <text:p text:style-name="IndentedLine"><text:s text:c="3"/>and bring them down, O <text:span text:style-name="T1">#Lord#</text:span>,@i</text:p>
      <text:p text:style-name="NonIndentedLine">deliver me from wicked hands@n</text:p>
      <text:p text:style-name="LastLine"><text:s text:c="3"/>and free me by your sword.@l</text:p>
      <text:p text:style-name="Firstline">13.<text:tab/>Save me by your right hand@f</text:p>
      <text:p text:style-name="IndentedLine"><text:s text:c="3"/>from all such people, <text:span text:style-name="T1">#Lord#</text:span>,@i</text:p>
      <text:p text:style-name="NonIndentedLine">from mortal men who in this life@n</text:p>
      <text:p text:style-name="LastLine"><text:s text:c="3"/>will have their sole reward.@l</text:p>
      <text:p text:style-name="Firstline"><text:soft-page-break/>14.<text:tab/>You fill them with good things;@f</text:p>
      <text:p text:style-name="IndentedLine"><text:s text:c="3"/>their sons are satisfied.@i</text:p>
      <text:p text:style-name="NonIndentedLine">They leave their children all the wealth@n</text:p>
      <text:p text:style-name="LastLine"><text:s text:c="3"/>which they have set aside.@l</text:p>
      <text:p text:style-name="Firstline">15.<text:tab/>But I in righteousness@f</text:p>
      <text:p text:style-name="IndentedLine"><text:s text:c="3"/>your face will surely see;@i</text:p>
      <text:p text:style-name="NonIndentedLine">and with your likeness, when I wake,@n</text:p>
      <text:p text:style-name="LastLine"><text:s text:c="3"/>I satisfied will be.@l</text:p>
      <text:h text:style-name="Heading_20_1" text:outline-level="1">&amp;Psalm 18 <text:s/>I love you, <text:span text:style-name="T1">#Lord#</text:span>!</text:h>
      <text:p text:style-name="Firstline">1.<text:tab/>I love you, <text:span text:style-name="T1">#Lord#</text:span>! You are my strength.@f</text:p>
      <text:p text:style-name="IndentedLine"><text:s text:c="3"/>A fortress is the <text:span text:style-name="T1">#Lord#</text:span> to me –@i</text:p>
      <text:p text:style-name="IndentedLine"><text:s text:c="3"/>my rock and my deliverer;@i</text:p>
      <text:p text:style-name="IndentedLine"><text:s text:c="3"/>for refuge to my God I flee.@i</text:p>
      <text:p text:style-name="NonIndentedLine">He is my stronghold and my shield,@n</text:p>
      <text:p text:style-name="IndentedLine"><text:s text:c="3"/>the <text:span text:style-name="T1">#Lord#</text:span> who saves me by his might.@i</text:p>
      <text:p text:style-name="IndentedLine"><text:s text:c="3"/>I’ll call on him and give him praise.@i</text:p>
      <text:p text:style-name="LastLine"><text:s text:c="3"/>I’m saved; he puts my foes to flight.@l</text:p>
      <text:p text:style-name="Firstline">2.<text:tab/>The cords of death entangled me;@f</text:p>
      <text:p text:style-name="IndentedLine"><text:s text:c="3"/>destruction hit me like a wave.@i</text:p>
      <text:p text:style-name="IndentedLine"><text:s text:c="3"/>Encircled by the snares of death,@i</text:p>
      <text:p text:style-name="IndentedLine"><text:s text:c="3"/>I faced the terrors of the grave.@i</text:p>
      <text:p text:style-name="NonIndentedLine">In my distress I called on God;@n</text:p>
      <text:p text:style-name="IndentedLine"><text:s text:c="3"/>I cried out to the <text:span text:style-name="T1">#Lord#</text:span> for aid.@i</text:p>
      <text:p text:style-name="IndentedLine"><text:s text:c="3"/>He from his temple heard my voice;@i</text:p>
      <text:p text:style-name="LastLine"><text:s text:c="3"/>he listened to the prayer I made.@l</text:p>
      <text:p text:style-name="Firstline">3.<text:tab/>The earth before God’s anger quaked,@f</text:p>
      <text:p text:style-name="IndentedLine"><text:s text:c="3"/>the mountains’ deep foundations shook;@i</text:p>
      <text:p text:style-name="IndentedLine"><text:s text:c="3"/>Consuming fire blazed from his mouth,@i</text:p>
      <text:p text:style-name="IndentedLine"><text:s text:c="3"/>and from his nostrils came forth smoke.@i</text:p>
      <text:p text:style-name="NonIndentedLine">The heavens parted, he came down;@n</text:p>
      <text:p text:style-name="IndentedLine"><text:s text:c="3"/>beneath his feet the dark clouds lay.@i</text:p>
      <text:p text:style-name="IndentedLine"><text:s text:c="3"/>Upon the cherubim he flew;@i</text:p>
      <text:p text:style-name="LastLine"><text:s text:c="3"/>on wings of wind he made his way.@l</text:p>
      <text:p text:style-name="Firstline">4.<text:tab/>He made the dark his canopy,@f</text:p>
      <text:p text:style-name="IndentedLine"><text:s text:c="3"/>dark rain clouds swirling in the sky.@i</text:p>
      <text:p text:style-name="IndentedLine"><text:s text:c="3"/>From brightness of his presence came@i</text:p>
      <text:p text:style-name="IndentedLine"><text:s text:c="3"/>clouds, hail and lightning from on high.@i</text:p>
      <text:p text:style-name="NonIndentedLine">The <text:span text:style-name="T1">#Lord#</text:span> Most High sent forth his voice;@n</text:p>
      <text:p text:style-name="IndentedLine"><text:s text:c="3"/>his thunder from the heavens pealed.@i</text:p>
      <text:p text:style-name="IndentedLine"><text:s text:c="3"/>His arrows scattered all his foes;@i</text:p>
      <text:p text:style-name="LastLine"><text:s text:c="3"/>his lightning drove them from the field.@l</text:p>
      <text:p text:style-name="Firstline"><text:soft-page-break/>5.<text:tab/>The valleys of the sea lay bare@f</text:p>
      <text:p text:style-name="IndentedLine"><text:s text:c="3"/>and earth’s foundation deep and vast,@i</text:p>
      <text:p text:style-name="IndentedLine"><text:s text:c="3"/>when your rebuke went forth, O <text:span text:style-name="T1">#Lord#</text:span> –@i</text:p>
      <text:p text:style-name="IndentedLine"><text:s text:c="3"/>the pow-er of your nostrils’ blast.@i</text:p>
      <text:p text:style-name="NonIndentedLine">From heav’n he reached to grasp my hand@n</text:p>
      <text:p text:style-name="IndentedLine"><text:s text:c="3"/>and lift me as the waters rose;@i</text:p>
      <text:p text:style-name="IndentedLine"><text:s text:c="3"/>he saved me from my enemy,@i</text:p>
      <text:p text:style-name="LastLine"><text:s text:c="3"/>from all my overpowering foes.@l</text:p>
      <text:p text:style-name="Firstline">6.<text:tab/>They threatened me in my distress,@f</text:p>
      <text:p text:style-name="IndentedLine"><text:s text:c="3"/>but <text:span text:style-name="T1">#God#</text:span> stood by me in my plight.@i</text:p>
      <text:p text:style-name="IndentedLine"><text:s text:c="3"/>He brought me out and set me free,@i</text:p>
      <text:p text:style-name="IndentedLine"><text:s text:c="3"/>because in me he took delight.@i</text:p>
      <text:p text:style-name="NonIndentedLine">According to my righteousness@n</text:p>
      <text:p text:style-name="IndentedLine"><text:s text:c="3"/>the <text:span text:style-name="T1">#Lord#</text:span> dealt with me faithfully;@i</text:p>
      <text:p text:style-name="IndentedLine"><text:s text:c="3"/>because my hands were clean from sin,@i</text:p>
      <text:p text:style-name="LastLine"><text:s text:c="3"/>the <text:span text:style-name="T1">#Lord#</text:span> my God rewarded me.@l</text:p>
      <text:p text:style-name="Firstline">7.<text:tab/>For I have kept the ways of God;@f</text:p>
      <text:p text:style-name="IndentedLine"><text:s text:c="3"/>from him I have not turned away.@i</text:p>
      <text:p text:style-name="IndentedLine"><text:s text:c="3"/>I have not strayed from his decrees;@i</text:p>
      <text:p text:style-name="IndentedLine"><text:s text:c="3"/>his statutes ever with me stay.@i</text:p>
      <text:p text:style-name="NonIndentedLine">Before the <text:span text:style-name="T1">#Lord#</text:span> I’ve kept myself@n</text:p>
      <text:p text:style-name="IndentedLine"><text:s text:c="3"/>from blame and all transgression free.@i</text:p>
      <text:p text:style-name="IndentedLine"><text:s text:c="3"/>Since in his sight my hands were clean,@i</text:p>
      <text:p text:style-name="LastLine"><text:s text:c="3"/>the <text:span text:style-name="T1">#Lord#</text:span> my God rewarded me.@l</text:p>
      <text:p text:style-name="Firstline">8.<text:tab/>With faithful people you keep faith,@f</text:p>
      <text:p text:style-name="IndentedLine"><text:s text:c="3"/>and to the blameless you are good.@i</text:p>
      <text:p text:style-name="IndentedLine"><text:s text:c="3"/>With pure men you yourself are pure,@i</text:p>
      <text:p text:style-name="IndentedLine"><text:s text:c="3"/>but with the crooked you are shrewd.@i</text:p>
      <text:p text:style-name="NonIndentedLine">You save the humble and the meek,@n</text:p>
      <text:p text:style-name="IndentedLine"><text:s text:c="3"/>but bring the proud down from their height.@i</text:p>
      <text:p text:style-name="IndentedLine"><text:s text:c="3"/>You, <text:span text:style-name="T1">#Lord#</text:span>, will keep my lamp aflame;@i</text:p>
      <text:p text:style-name="LastLine"><text:s text:c="3"/>God turns my darkness into light.@l</text:p>
      <text:p text:style-name="Firstline">9.<text:tab/>With help from God I can advance@f</text:p>
      <text:p text:style-name="IndentedLine"><text:s text:c="3"/>against a troop and rout them all,@i</text:p>
      <text:p text:style-name="IndentedLine"><text:s text:c="3"/>and with the aid my God will give@i</text:p>
      <text:p text:style-name="IndentedLine"><text:s text:c="3"/>I can leap over any wall.@i</text:p>
      <text:p text:style-name="NonIndentedLine">For perfect is the way of God;@n</text:p>
      <text:p text:style-name="IndentedLine"><text:s text:c="3"/>no flaw is found within his word.@i</text:p>
      <text:p text:style-name="IndentedLine"><text:s text:c="3"/>To all who put their trust in him@i</text:p>
      <text:p text:style-name="LastLine"><text:s text:c="3"/>a shield and refuge is the <text:span text:style-name="T1">#Lord#</text:span>.@l</text:p>
      <text:p text:style-name="Firstline">10.<text:tab/>For who is God except the <text:span text:style-name="T1">#Lord#</text:span>?@f</text:p>
      <text:p text:style-name="IndentedLine"><text:s text:c="3"/>Besides our God, who is the rock?@i</text:p>
      <text:p text:style-name="IndentedLine"><text:s text:c="3"/>He is the God who gives me strength,@i</text:p>
      <text:p text:style-name="IndentedLine"><text:s text:c="3"/>and he perfects the path I walk.@i</text:p>
      <text:p text:style-name="NonIndentedLine">He makes my feet like feet of deer;@n</text:p>
      <text:p text:style-name="IndentedLine"><text:s text:c="3"/>upon the heights he makes me stand.@i</text:p>
      <text:p text:style-name="IndentedLine"><text:s text:c="3"/>My arms can bend a bow of bronze;@i</text:p>
      <text:p text:style-name="LastLine"><text:s text:c="3"/>in skills of war he trains my hand.@l</text:p>
      <text:p text:style-name="Firstline"><text:soft-page-break/>11.<text:tab/>Your right hand gives me victory;@f</text:p>
      <text:p text:style-name="IndentedLine"><text:s text:c="3"/>you stoop down low to make me great.@i</text:p>
      <text:p text:style-name="IndentedLine"><text:s text:c="3"/>So that my footsteps do not trip,@i</text:p>
      <text:p text:style-name="IndentedLine"><text:s text:c="3"/>you smooth the pathway for my feet.@i</text:p>
      <text:p text:style-name="NonIndentedLine">I chased and overtook my foes,@n</text:p>
      <text:p text:style-name="IndentedLine"><text:s text:c="3"/>I did not turn till they were slain.@i</text:p>
      <text:p text:style-name="IndentedLine"><text:s text:c="3"/>I crushed them all beneath my feet,@i</text:p>
      <text:p text:style-name="LastLine"><text:s text:c="3"/>they fell and could not rise again.@l</text:p>
      <text:p text:style-name="Firstline">12.<text:tab/>With strength you armed me for the fight;@f</text:p>
      <text:p text:style-name="IndentedLine"><text:s text:c="3"/>my foes you humbled at my feet.@i</text:p>
      <text:p text:style-name="IndentedLine"><text:s text:c="3"/>You made them turn their backs in flight;@i</text:p>
      <text:p text:style-name="IndentedLine"><text:s text:c="3"/>and their destruction was complete.@i</text:p>
      <text:p text:style-name="NonIndentedLine">They cried for help, but none could save;@n</text:p>
      <text:p text:style-name="IndentedLine"><text:s text:c="3"/>they cried to <text:span text:style-name="T1">#God#</text:span> – no answer came.@i</text:p>
      <text:p text:style-name="IndentedLine"><text:s text:c="3"/>I beat them fine as wind-borne dust;@i</text:p>
      <text:p text:style-name="LastLine"><text:s text:c="3"/>like wayside dirt I scattered them.@l</text:p>
      <text:p text:style-name="Firstline">13.<text:tab/>You set me over many lands;@f</text:p>
      <text:p text:style-name="IndentedLine"><text:s text:c="3"/>you saved me from my enemy.@i</text:p>
      <text:p text:style-name="IndentedLine"><text:s text:c="3"/>A people whom I did not know@i</text:p>
      <text:p text:style-name="IndentedLine"><text:s text:c="3"/>are in subjection now to me.@i</text:p>
      <text:p text:style-name="NonIndentedLine">The moment that they hear my voice@n</text:p>
      <text:p text:style-name="IndentedLine"><text:s text:c="3"/>they cringe before me and obey.@i</text:p>
      <text:p text:style-name="IndentedLine"><text:s text:c="3"/>In fear they tremble and lose heart;@i</text:p>
      <text:p text:style-name="LastLine"><text:s text:c="3"/>they leave their strongholds in dismay.@l</text:p>
      <text:p text:style-name="Firstline">14.<text:tab/>The <text:span text:style-name="T1">#Lord#</text:span> lives! <text:s/>Praise be to my rock!@f</text:p>
      <text:p text:style-name="IndentedLine"><text:s text:c="3"/>My Saviour God exalted be!@i</text:p>
      <text:p text:style-name="IndentedLine"><text:s text:c="3"/>He has avenged me, and subdued@i</text:p>
      <text:p text:style-name="IndentedLine"><text:s text:c="3"/>rebellious peoples under me.@i</text:p>
      <text:p text:style-name="NonIndentedLine">You saved me from my enemies,@n</text:p>
      <text:p text:style-name="IndentedLine"><text:s text:c="3"/>exalting me above my foes;@i</text:p>
      <text:p text:style-name="IndentedLine"><text:s text:c="3"/>you rescued me from v<text:span text:style-name="T5">~iol~</text:span>ent men@i</text:p>
      <text:p text:style-name="LastLine"><text:s text:c="3"/>who sought my kingdom to oppose.@l</text:p>
      <text:p text:style-name="Firstline">15.<text:tab/>Therefore among the nations, <text:span text:style-name="T1">#Lord#</text:span>,@f</text:p>
      <text:p text:style-name="IndentedLine"><text:s text:c="3"/>your praise in song I will proclaim;@i</text:p>
      <text:p text:style-name="IndentedLine"><text:s text:c="3"/>before the peoples of the world@i</text:p>
      <text:p text:style-name="IndentedLine"><text:s text:c="3"/>I’ll sing the glory of your name.@i</text:p>
      <text:p text:style-name="NonIndentedLine">You give your king great victories;@n</text:p>
      <text:p text:style-name="IndentedLine"><text:s text:c="3"/>your lovingkindness you will pour@i</text:p>
      <text:p text:style-name="IndentedLine"><text:s text:c="3"/>on David, your anointed one,@i</text:p>
      <text:p text:style-name="LastLine"><text:s text:c="3"/>and his descendants evermore.@l</text:p>
      <text:h text:style-name="Heading_20_1" text:outline-level="1">&amp;Psalm 19 <text:s/>The spacious heavens declare</text:h>
      <text:p text:style-name="Firstline">1.<text:tab/>The spacious heav’ns declare@f</text:p>
      <text:p text:style-name="IndentedLine"><text:s text:c="3"/>the glory of our God;@i</text:p>
      <text:p text:style-name="IndentedLine"><text:s text:c="3"/>the wide expanse displays@i</text:p>
      <text:p text:style-name="IndentedLine"><text:s text:c="3"/>his handiwork abroad;@i</text:p>
      <text:p text:style-name="NonIndentedLine">from day to day they utter speech,@n</text:p>
      <text:p text:style-name="LastLine"><text:s text:c="3"/>and night to night they knowledge teach.@l</text:p>
      <text:p text:style-name="Firstline"><text:soft-page-break/>2.<text:tab/>Aloud they do not speak;@f</text:p>
      <text:p text:style-name="IndentedLine"><text:s text:c="3"/>they utter forth no word,@i</text:p>
      <text:p text:style-name="IndentedLine"><text:s text:c="3"/>nor into language break;@i</text:p>
      <text:p text:style-name="IndentedLine"><text:s text:c="3"/>their voice is never heard,@i</text:p>
      <text:p text:style-name="NonIndentedLine">yet through the world their truth extends,@n</text:p>
      <text:p text:style-name="LastLine"><text:s text:c="3"/>their words to earth’s remotest ends.@l</text:p>
      <text:p text:style-name="Firstline">3.<text:tab/>In heav’n God pitched a tent,@f</text:p>
      <text:p text:style-name="IndentedLine"><text:s text:c="3"/>a dwelling for the sun,@i</text:p>
      <text:p text:style-name="IndentedLine"><text:s text:c="3"/>which like a bridegroom comes,@i</text:p>
      <text:p text:style-name="IndentedLine"><text:s text:c="3"/>or strong man keen to run.@i</text:p>
      <text:p text:style-name="NonIndentedLine">Its course from east to west complete –@n</text:p>
      <text:p text:style-name="LastLine"><text:s text:c="3"/>there’s nothing hidden from its heat.@l</text:p>
      <text:p text:style-name="Firstline">4.<text:tab/>Jehovah’s perfect law@f</text:p>
      <text:p text:style-name="IndentedLine"><text:s text:c="3"/>restores the soul again;@i</text:p>
      <text:p text:style-name="IndentedLine"><text:s text:c="3"/>his testimony sure@i</text:p>
      <text:p text:style-name="IndentedLine"><text:s text:c="3"/>makes wise the simple one;@i</text:p>
      <text:p text:style-name="NonIndentedLine">the precepts of the <text:span text:style-name="T1">#Lord#</text:span> are right@n</text:p>
      <text:p text:style-name="LastLine"><text:s text:c="3"/>and fill the heart with great delight.@l</text:p>
      <text:p text:style-name="Firstline">5.<text:tab/>The <text:span text:style-name="T1">#Lord#</text:span>’s commands are clear,@f</text:p>
      <text:p text:style-name="IndentedLine"><text:s text:c="3"/>light to the eyes restore;@i</text:p>
      <text:p text:style-name="IndentedLine"><text:s text:c="3"/>the fear of <text:span text:style-name="T1">#God#</text:span> is pure,@i</text:p>
      <text:p text:style-name="IndentedLine"><text:s text:c="3"/>enduring evermore;@i</text:p>
      <text:p text:style-name="NonIndentedLine">his judgments, let the world confess,@n</text:p>
      <text:p text:style-name="LastLine"><text:s text:c="3"/>are wholly truth and righteousness.@l</text:p>
      <text:p text:style-name="Firstline">6.<text:tab/>They’re more to be desired@f</text:p>
      <text:p text:style-name="IndentedLine"><text:s text:c="3"/>than stores of finest gold;@i</text:p>
      <text:p text:style-name="IndentedLine"><text:s text:c="3"/>than honey from the comb@i</text:p>
      <text:p text:style-name="IndentedLine"><text:s text:c="3"/>more sweetness far they hold.@i</text:p>
      <text:p text:style-name="NonIndentedLine">With warnings they your servant guard,@n</text:p>
      <text:p text:style-name="LastLine"><text:s text:c="3"/>in keeping them is great reward.@l</text:p>
      <text:p text:style-name="Firstline">7.<text:tab/>His errors who can know?@f</text:p>
      <text:p text:style-name="IndentedLine"><text:s text:c="3"/>Forgive my hidden sin;@i</text:p>
      <text:p text:style-name="IndentedLine"><text:s text:c="3"/>keep me from wilful sins,@i</text:p>
      <text:p text:style-name="IndentedLine"><text:s text:c="3"/>nor let them o’er me reign;@i</text:p>
      <text:p text:style-name="NonIndentedLine">and blameless then I shall appear,@n</text:p>
      <text:p text:style-name="LastLine"><text:s text:c="3"/>and be from great transgressions clear.@l</text:p>
      <text:p text:style-name="Firstline">8.<text:tab/>Let all the words I speak@f</text:p>
      <text:p text:style-name="IndentedLine"><text:s text:c="3"/>and all the thoughts within@i</text:p>
      <text:p text:style-name="IndentedLine"><text:s text:c="3"/>come up before your sight@i</text:p>
      <text:p text:style-name="IndentedLine"><text:s text:c="3"/>and your approval win,@i</text:p>
      <text:p text:style-name="NonIndentedLine">O <text:span text:style-name="T1">#Lord#</text:span>, you are a rock to me;@n</text:p>
      <text:p text:style-name="LastLine"><text:s text:c="3"/>you have redeemed and set me free.@l</text:p>
      <text:h text:style-name="Heading_20_1" text:outline-level="1"><text:soft-page-break/>&amp;Psalm 19b <text:s/>The heavens declare thy glory</text:h>
      <text:p text:style-name="Firstline">1.<text:tab/>The heav’ns declare thy glory,@f</text:p>
      <text:p text:style-name="IndentedLine"><text:s text:c="3"/>the firmament thy power;@i</text:p>
      <text:p text:style-name="IndentedLine"><text:s text:c="3"/>day unto day the story@i</text:p>
      <text:p text:style-name="IndentedLine"><text:s text:c="3"/>repeats from hour to hour;@i</text:p>
      <text:p text:style-name="NonIndentedLine">night unto night replying,@n</text:p>
      <text:p text:style-name="IndentedLine"><text:s text:c="3"/>proclaims in every land,@i</text:p>
      <text:p text:style-name="IndentedLine"><text:s text:c="3"/>O Lord, with voice undying,@i</text:p>
      <text:p text:style-name="LastLine"><text:s text:c="3"/>the wonders of thy hand.@l</text:p>
      <text:p text:style-name="Firstline">2.<text:tab/>The sun with royal splendour@f</text:p>
      <text:p text:style-name="IndentedLine"><text:s text:c="3"/>goes forth to chant thy praise,@i</text:p>
      <text:p text:style-name="IndentedLine"><text:s text:c="3"/>and moonbeams soft and tender@i</text:p>
      <text:p text:style-name="IndentedLine"><text:s text:c="3"/>their gentler anthem raise;@i</text:p>
      <text:p text:style-name="NonIndentedLine">o’er every tribe and nation@n</text:p>
      <text:p text:style-name="IndentedLine"><text:s text:c="3"/>the music strange is poured,@i</text:p>
      <text:p text:style-name="IndentedLine"><text:s text:c="3"/>the song of all creation@i</text:p>
      <text:p text:style-name="LastLine"><text:s text:c="3"/>to thee, creation’s Lord.@l</text:p>
      <text:p text:style-name="Firstline">3.<text:tab/>All heav’n on high rejoices@f</text:p>
      <text:p text:style-name="IndentedLine"><text:s text:c="3"/>to do its Maker’s will;@i</text:p>
      <text:p text:style-name="IndentedLine"><text:s text:c="3"/>the stars with solemn voices@i</text:p>
      <text:p text:style-name="IndentedLine"><text:s text:c="3"/>resound thy praises still;@i</text:p>
      <text:p text:style-name="NonIndentedLine">so let my whole behaviour,@n</text:p>
      <text:p text:style-name="IndentedLine"><text:s text:c="3"/>thoughts, words and actions be,@i</text:p>
      <text:p text:style-name="IndentedLine"><text:s text:c="3"/>O <text:span text:style-name="T1">#Lord#</text:span>, my strength, my Saviour,@i</text:p>
      <text:p text:style-name="LastLine"><text:s text:c="3"/>one ceaseless song to thee.@l</text:p>
      <text:h text:style-name="Heading_20_1" text:outline-level="1">&amp;Psalm 20 <text:s/>The <text:span text:style-name="T1">#Lord#</text:span> answer you</text:h>
      <text:p text:style-name="Firstline">1.<text:tab/>The <text:span text:style-name="T1">#Lord#</text:span> answer you when you cry in distress;@f</text:p>
      <text:p text:style-name="IndentedLine"><text:s text:c="3"/>may Jacob’s God keep you, whose name you confess.@i</text:p>
      <text:p text:style-name="NonIndentedLine">May God send assistance from his holy place,@n</text:p>
      <text:p text:style-name="LastLine"><text:s text:c="3"/>and grant you from Zion support by his grace.@l</text:p>
      <text:p text:style-name="Firstline">2.<text:tab/>May God keep in mind every sacrifice made;@f</text:p>
      <text:p text:style-name="IndentedLine"><text:s text:c="3"/>accept on the altar your offerings laid.@i</text:p>
      <text:p text:style-name="NonIndentedLine">And may he fulfil the desire of your heart –@n</text:p>
      <text:p text:style-name="LastLine"><text:s text:c="3"/>success to each one of your plans to impart.@l</text:p>
      <text:p text:style-name="Firstline">3.<text:tab/>With joy we will shout when your victory’s won;@f</text:p>
      <text:p text:style-name="IndentedLine"><text:s text:c="3"/>we’ll lift up our banners in God’s name alone.@i</text:p>
      <text:p text:style-name="NonIndentedLine">And so may the <text:span text:style-name="T1">#Lord#</text:span> hear your earnest request,@n</text:p>
      <text:p text:style-name="LastLine"><text:s text:c="3"/>and answer your prayers as it seems to him best.@l</text:p>
      <text:p text:style-name="Firstline">4.<text:tab/>Now truly I know that the <text:span text:style-name="T1">#Lord#</text:span> from above@f</text:p>
      <text:p text:style-name="IndentedLine"><text:s text:c="3"/>protects his anointed in covenant love;@i</text:p>
      <text:p text:style-name="NonIndentedLine">from heav’n in his holiness <text:span text:style-name="T1">#God#</text:span> hears his cry,@n</text:p>
      <text:p text:style-name="LastLine"><text:s text:c="3"/>and saves by the pow’r of his right hand on high.@l</text:p>
      <text:p text:style-name="Firstline"><text:soft-page-break/>5.<text:tab/>In horses or char<text:span text:style-name="T5">~iot~</text:span>s some trust for defence,@f</text:p>
      <text:p text:style-name="IndentedLine"><text:s text:c="3"/>but in our <text:span text:style-name="T1">#Lord#</text:span>’s name is our strong confidence.@i</text:p>
      <text:p text:style-name="NonIndentedLine">They’re brought to their knees, while in strength we arise.@n</text:p>
      <text:p text:style-name="LastLine"><text:s text:c="3"/>O <text:span text:style-name="T1">#Lord#</text:span>, save the king! <text:s/>Hear and answer our cries!@l</text:p>
      <text:h text:style-name="Heading_20_1" text:outline-level="1">&amp;Psalm 21 <text:s/>O <text:span text:style-name="T1">#Lord#</text:span>, in your strength</text:h>
      <text:p text:style-name="Firstline">1.<text:tab/>O <text:span text:style-name="T1">#Lord#</text:span>, in your strength how the king is exultant!@f</text:p>
      <text:p text:style-name="IndentedLine"><text:s text:c="3"/>How great is his joy in the triumphs you bring!@i</text:p>
      <text:p text:style-name="NonIndentedLine">To him you have granted his heart’s deepest longing;@n</text:p>
      <text:p text:style-name="LastLine"><text:s text:c="3"/>you answered the plea from the lips of the king.@l</text:p>
      <text:p text:style-name="Firstline">2.<text:tab/>You welcomed him richly with blessings of goodness;@f</text:p>
      <text:p text:style-name="IndentedLine"><text:s text:c="3"/>a crown of fine gold you have placed on his head.@i</text:p>
      <text:p text:style-name="NonIndentedLine">He asked you for life, and you gave him it freely –@n</text:p>
      <text:p text:style-name="LastLine"><text:s text:c="3"/>abundance of days, that his years should not end.@l</text:p>
      <text:p text:style-name="Firstline">3.<text:tab/>Through triumphs you gave his renown is exalted,@f</text:p>
      <text:p text:style-name="IndentedLine"><text:s text:c="3"/>and you have bestowed on him splendour and grace.@i</text:p>
      <text:p text:style-name="NonIndentedLine">You surely have granted him blessings eternal;@n</text:p>
      <text:p text:style-name="LastLine"><text:s text:c="3"/>you filled him with joy by the light of your face.@l</text:p>
      <text:p text:style-name="Firstline">4.<text:tab/>For the king puts his trust in the <text:span text:style-name="T1">#Lord#</text:span> high above;@f</text:p>
      <text:p text:style-name="LastLine"><text:s text:c="3"/>unshaken he stands through the <text:span text:style-name="T1">#Lord#</text:span>’s steadfast love.@l</text:p>
      <text:p text:style-name="Firstline">5.<text:tab/>Your hand will lay hold upon all your opponents;@f</text:p>
      <text:p text:style-name="IndentedLine"><text:s text:c="3"/>your right hand will seize all the foes in your path.@i</text:p>
      <text:p text:style-name="NonIndentedLine">You’ll set them ablaze with your glor<text:span text:style-name="T5">~iou~</text:span>s appearance;@n</text:p>
      <text:p text:style-name="LastLine"><text:s text:c="3"/>you’ll swallow them up in the fire of your wrath.@l</text:p>
      <text:p text:style-name="Firstline">6.<text:tab/>From earth you will utterly wipe out their offspring.@f</text:p>
      <text:p text:style-name="IndentedLine"><text:s text:c="3"/>They plot wicked schemes but will never prevail@i</text:p>
      <text:p text:style-name="NonIndentedLine">because, when you aim with your bow at the ready,@n</text:p>
      <text:p text:style-name="LastLine"><text:s text:c="3"/>you’ll make them turn back and their courage will fail.@l</text:p>
      <text:p text:style-name="Firstline">7.<text:tab/>Be exalted, O <text:span text:style-name="T1">#Lord#</text:span>, in the strength of your arm;@f</text:p>
      <text:p text:style-name="LastLine"><text:s text:c="3"/>we praise your great might to the sound of a psalm.@l</text:p>
      <text:h text:style-name="Heading_20_1" text:outline-level="1">&amp;Psalm 22 <text:s/>My God, my God</text:h>
      <text:p text:style-name="Firstline">1.<text:tab/>My God, my God, O why have you@f</text:p>
      <text:p text:style-name="IndentedLine"><text:s text:c="3"/>in my distress forsaken me?@i</text:p>
      <text:p text:style-name="NonIndentedLine">O why so far from giving help@n</text:p>
      <text:p text:style-name="IndentedLine"><text:s text:c="3"/>and from my agonising plea?@i</text:p>
      <text:p text:style-name="NonIndentedLine">All day, my God, I cry in vain;@n</text:p>
      <text:p text:style-name="LastLine"><text:s text:c="3"/>by night, but no relief I gain.@l</text:p>
      <text:p text:style-name="Firstline">2.<text:tab/>But still you are the holy one;@f</text:p>
      <text:p text:style-name="IndentedLine"><text:s text:c="3"/>in Isr<text:span text:style-name="T5">~ael~</text:span>’s praise you are enthroned.@i</text:p>
      <text:p text:style-name="NonIndentedLine">In you our fathers put their trust,@n</text:p>
      <text:p text:style-name="IndentedLine"><text:s text:c="3"/>they trusted and were not disowned;@i</text:p>
      <text:p text:style-name="NonIndentedLine">to you they cried; deliverance came;@n</text:p>
      <text:p text:style-name="LastLine"><text:s text:c="3"/>for they had trusted in your name.@l</text:p>
      <text:p text:style-name="Firstline"><text:soft-page-break/>3.<text:tab/>Reproached by men, by all despised,@f</text:p>
      <text:p text:style-name="IndentedLine"><text:s text:c="3"/>a worm and not a man am I;@i</text:p>
      <text:p text:style-name="NonIndentedLine">all those who see me laugh in scorn;@n</text:p>
      <text:p text:style-name="IndentedLine"><text:s text:c="3"/>they shake their heads and taunting cry:@i</text:p>
      <text:p text:style-name="NonIndentedLine">“He trusts the <text:span text:style-name="T1">#Lord!#</text:span> Let him defend@n</text:p>
      <text:p text:style-name="LastLine"><text:s text:c="3"/>and save him if he is his friend.”@l</text:p>
      <text:p text:style-name="Firstline">4.<text:tab/>Yet from the womb you brought me forth;@f</text:p>
      <text:p text:style-name="IndentedLine"><text:s text:c="3"/>entrusted me to mother’s breast.@i</text:p>
      <text:p text:style-name="NonIndentedLine">From birth dependent on your care;@n</text:p>
      <text:p text:style-name="IndentedLine"><text:s text:c="3"/>from birth my God in whom I rest.@i</text:p>
      <text:p text:style-name="NonIndentedLine">Be not far off, for grief is nigh;@n</text:p>
      <text:p text:style-name="LastLine"><text:s text:c="3"/>there’s none on whom I can rely.@l</text:p>
      <text:p text:style-name="Firstline">5.<text:tab/>Bulls circle me, strong bulls surround,@f</text:p>
      <text:p text:style-name="IndentedLine"><text:s text:c="3"/>like lions roaring for their prey;@i</text:p>
      <text:p text:style-name="NonIndentedLine">they open wide their mouths at me.@n</text:p>
      <text:p text:style-name="IndentedLine"><text:s text:c="3"/>Like water, my life’s poured away.@i</text:p>
      <text:p text:style-name="NonIndentedLine">My bones stick out, my heart’s like wax:@n</text:p>
      <text:p text:style-name="LastLine"><text:s text:c="3"/>it’s melting right away in me.@l</text:p>
      <text:p text:style-name="Firstline">6.<text:tab/>My mouth is dry like pottery,@f</text:p>
      <text:p text:style-name="IndentedLine"><text:s text:c="3"/>so that my tongue sticks to my jaws.@i</text:p>
      <text:p text:style-name="NonIndentedLine">You’ll bring me to the dust of death.@n</text:p>
      <text:p text:style-name="IndentedLine"><text:s text:c="3"/>A pack of dogs surrounds my course;@i</text:p>
      <text:p text:style-name="NonIndentedLine">upon me comes a wicked crew;@n</text:p>
      <text:p text:style-name="LastLine"><text:s text:c="3"/>my hands and feet they pierce right through.@l</text:p>
      <text:p text:style-name="Firstline">7.<text:tab/>I look upon my weakened frame@f</text:p>
      <text:p text:style-name="IndentedLine"><text:s text:c="3"/>while they with pleasure gloat and stare.@i</text:p>
      <text:p text:style-name="NonIndentedLine">My clothes they share among themselves,@n</text:p>
      <text:p text:style-name="IndentedLine"><text:s text:c="3"/>and for my tunic cast lots there.@i</text:p>
      <text:p text:style-name="NonIndentedLine">But be not far from me, O <text:span text:style-name="T1">#Lord#</text:span>;@n</text:p>
      <text:p text:style-name="LastLine"><text:s text:c="3"/>my strength, your help to me afford.@l</text:p>
      <text:p text:style-name="Firstline">8.<text:tab/>Deliver me from their strong swords;@f</text:p>
      <text:p text:style-name="IndentedLine"><text:s text:c="3"/>my precious life – it’s all I have –@i</text:p>
      <text:p text:style-name="NonIndentedLine">deliver from the power of dogs.@n</text:p>
      <text:p text:style-name="IndentedLine"><text:s text:c="3"/>O save me from the lion’s mouth,@i</text:p>
      <text:p text:style-name="NonIndentedLine">from the wild oxen’s horns that rend –@n</text:p>
      <text:p text:style-name="LastLine"><text:s text:c="3"/>Ah! now you hear and answer send!@l</text:p>
      <text:p text:style-name="Firstline">9.<text:tab/>To all my brothers I’ll declare@f</text:p>
      <text:p text:style-name="IndentedLine"><text:s text:c="3"/>the glory of your holy name.@i</text:p>
      <text:p text:style-name="NonIndentedLine">I’ll praise you where the people meet.@n</text:p>
      <text:p text:style-name="IndentedLine"><text:s text:c="3"/>You who fear <text:span text:style-name="T1">#God#</text:span>, his praise proclaim!@i</text:p>
      <text:p text:style-name="NonIndentedLine">All sons of Jacob, praise his grace,@n</text:p>
      <text:p text:style-name="LastLine"><text:s text:c="3"/>and stand in awe, O Israel’s race!@l</text:p>
      <text:p text:style-name="Firstline"><text:soft-page-break/>10.<text:tab/>For he despised not, nor abhorred,@f</text:p>
      <text:p text:style-name="IndentedLine"><text:s text:c="3"/><text:span text:style-name="T5">~the af~</text:span>flicted man’s most wretched state;@i</text:p>
      <text:p text:style-name="NonIndentedLine">he has not turned away his face@n</text:p>
      <text:p text:style-name="IndentedLine"><text:s text:c="3"/>from one who was in trouble great.@i</text:p>
      <text:p text:style-name="NonIndentedLine">And when he cried to him in grief@n</text:p>
      <text:p text:style-name="LastLine"><text:s text:c="3"/>he heard his prayer and sent relief.@l</text:p>
      <text:p text:style-name="Firstline">11.<text:tab/>Within the congregation great@f</text:p>
      <text:p text:style-name="IndentedLine"><text:s text:c="3"/>I offer praise you have supplied.@i</text:p>
      <text:p text:style-name="NonIndentedLine">I’ll pay my vows with those who fear;@n</text:p>
      <text:p text:style-name="IndentedLine"><text:s text:c="3"/>the meek will eat, be satisfied.@i</text:p>
      <text:p text:style-name="NonIndentedLine">Those who seek <text:span text:style-name="T1">#God#</text:span> will him adore;@n</text:p>
      <text:p text:style-name="LastLine"><text:s text:c="3"/>your hearts will prosper evermore!@l</text:p>
      <text:p text:style-name="Firstline">12.<text:tab/>All ends of earth remember will,@f</text:p>
      <text:p text:style-name="IndentedLine"><text:s text:c="3"/>and they’ll return unto the <text:span text:style-name="T1">#Lord#</text:span>.@i</text:p>
      <text:p text:style-name="NonIndentedLine">The fa<text:span text:style-name="T5">~mil~</text:span>ies of the nations then@n</text:p>
      <text:p text:style-name="IndentedLine"><text:s text:c="3"/>to him their homage will accord,@i</text:p>
      <text:p text:style-name="NonIndentedLine">because the <text:span text:style-name="T1">#Lord#</text:span> the kingdom owns;@n</text:p>
      <text:p text:style-name="LastLine"><text:s text:c="3"/>he rules above all earthly thrones!@l</text:p>
      <text:p text:style-name="Firstline">13.<text:tab/>Earth’s rich will eat and worship him;@f</text:p>
      <text:p text:style-name="IndentedLine"><text:s text:c="3"/>the poor and destitute bow low.@i</text:p>
      <text:p text:style-name="NonIndentedLine">The race to come will serve his will,@n</text:p>
      <text:p text:style-name="IndentedLine"><text:s text:c="3"/>for what the Lord has done they’ll know.@i</text:p>
      <text:p text:style-name="NonIndentedLine">And to each age that will unfold,@n</text:p>
      <text:p text:style-name="LastLine"><text:s text:c="3"/>his righteous acts will all be told!@l</text:p>
      <text:h text:style-name="Heading_20_1" text:outline-level="1">&amp;Psalm 22b <text:s/>Amid the thronging worshippers</text:h>
      <text:p text:style-name="Firstline">1.<text:tab/>Amid the thronging worshippers@f</text:p>
      <text:p text:style-name="IndentedLine"><text:s text:c="3"/>Jehovah will I bless;@i</text:p>
      <text:p text:style-name="IndentedLine"><text:s text:c="3"/>before my brethren, gathered there,@i</text:p>
      <text:p text:style-name="IndentedLine"><text:s text:c="3"/>his name will I confess.@i</text:p>
      <text:p text:style-name="NonIndentedLine">Come, praise him, ye that fear the <text:span text:style-name="T1">#Lord#</text:span>,@n</text:p>
      <text:p text:style-name="IndentedLine"><text:s text:c="3"/>ye children of his grace;@i</text:p>
      <text:p text:style-name="IndentedLine"><text:s text:c="3"/>with rev’rence sound his glories forth@i</text:p>
      <text:p text:style-name="LastLine"><text:s text:c="3"/>and bow before his face.@l</text:p>
      <text:p text:style-name="Firstline">2.<text:tab/>The burden of the sorrowful@f</text:p>
      <text:p text:style-name="IndentedLine"><text:s text:c="3"/>the <text:span text:style-name="T1">#Lord#</text:span> will not despise;@i</text:p>
      <text:p text:style-name="IndentedLine"><text:s text:c="3"/>he has not turned from those that mourn,@i</text:p>
      <text:p text:style-name="IndentedLine"><text:s text:c="3"/>he hearkens to their cries.@i</text:p>
      <text:p text:style-name="NonIndentedLine">His goodness makes me join the throng@n</text:p>
      <text:p text:style-name="IndentedLine"><text:s text:c="3"/>where saints his praise proclaim,@i</text:p>
      <text:p text:style-name="IndentedLine"><text:s text:c="3"/>and there will I fulfil my vows@i</text:p>
      <text:p text:style-name="LastLine"><text:s text:c="3"/>’mid those who fear his name.@l</text:p>
      <text:p text:style-name="Firstline"><text:soft-page-break/>3.<text:tab/>He feeds with good the humble soul@f</text:p>
      <text:p text:style-name="IndentedLine"><text:s text:c="3"/>and satisfies the meek,@i</text:p>
      <text:p text:style-name="IndentedLine"><text:s text:c="3"/>and they shall live and praise the <text:span text:style-name="T1">#Lord#</text:span>@i</text:p>
      <text:p text:style-name="IndentedLine"><text:s text:c="3"/>who for his mercy seek.@i</text:p>
      <text:p text:style-name="NonIndentedLine">The ends of all the earth take thought,@n</text:p>
      <text:p text:style-name="IndentedLine"><text:s text:c="3"/>the nations seek the <text:span text:style-name="T1">#Lord#</text:span>;@i</text:p>
      <text:p text:style-name="IndentedLine"><text:s text:c="3"/>they worship him, the King of kings,@i</text:p>
      <text:p text:style-name="LastLine"><text:s text:c="3"/>in earth and heaven adored.@l</text:p>
      <text:h text:style-name="Heading_20_1" text:outline-level="1">&amp;Psalm 23 <text:s/>The <text:span text:style-name="T1">#Lord#</text:span>’s my shepherd</text:h>
      <text:p text:style-name="Firstline">1.<text:tab/>The <text:span text:style-name="T1">#Lord#</text:span>’s my shepherd, I’ll not want,@f</text:p>
      <text:p text:style-name="IndentedLine"><text:s text:c="3"/>he makes me down to lie@i</text:p>
      <text:p text:style-name="NonIndentedLine">in pastures green; he leadeth me@n</text:p>
      <text:p text:style-name="LastLine"><text:s text:c="3"/>the quiet waters by.@l</text:p>
      <text:p text:style-name="Firstline">2.<text:tab/>My soul he doth restore again,@f</text:p>
      <text:p text:style-name="IndentedLine"><text:s text:c="3"/>and me to walk doth make@i</text:p>
      <text:p text:style-name="NonIndentedLine">within the paths of righteousness,@n</text:p>
      <text:p text:style-name="LastLine"><text:s text:c="3"/>e’en for his own name’s sake.@l</text:p>
      <text:p text:style-name="Firstline">3.<text:tab/>Yea, though I walk through death’s dark vale,@f</text:p>
      <text:p text:style-name="IndentedLine"><text:s text:c="3"/>yet will I fear no ill,@i</text:p>
      <text:p text:style-name="NonIndentedLine">for thou art with me, and thy rod@n</text:p>
      <text:p text:style-name="LastLine"><text:s text:c="3"/>and staff me comfort still.@l</text:p>
      <text:p text:style-name="Firstline">4.<text:tab/>A table thou hast furnished me@f</text:p>
      <text:p text:style-name="IndentedLine"><text:s text:c="3"/>in presence of my foes;@i</text:p>
      <text:p text:style-name="NonIndentedLine">my head thou dost with oil anoint,@n</text:p>
      <text:p text:style-name="LastLine"><text:s text:c="3"/>and my cup overflows.@l</text:p>
      <text:p text:style-name="Firstline">5.<text:tab/>Goodness and mercy all my life@f</text:p>
      <text:p text:style-name="IndentedLine"><text:s text:c="3"/>shall surely follow me,@i</text:p>
      <text:p text:style-name="NonIndentedLine">and in <text:span text:style-name="T1">#God#</text:span>’s house forevermore@n</text:p>
      <text:p text:style-name="LastLine"><text:s text:c="3"/>my dwelling place shall be.@l</text:p>
      <text:h text:style-name="Heading_20_1" text:outline-level="1">&amp;Psalm 24 <text:s/>The earth and the riches</text:h>
      <text:p text:style-name="Firstline">1.<text:tab/>The earth and the riches with which it is stored,@f</text:p>
      <text:p text:style-name="IndentedLine"><text:s text:c="3"/>the world and its dwellers belong to the <text:span text:style-name="T1">#Lord#</text:span>,@i</text:p>
      <text:p text:style-name="NonIndentedLine">for he on the seas its foundation has laid,@n</text:p>
      <text:p text:style-name="LastLine"><text:s text:c="3"/>and firm on the waters its pillars has stayed.@l</text:p>
      <text:p text:style-name="Firstline">2.<text:tab/>O who shall the mount of Jehovah ascend?@f</text:p>
      <text:p text:style-name="IndentedLine"><text:s text:c="3"/>or who in the place of his holiness stand?@i</text:p>
      <text:p text:style-name="NonIndentedLine">The man of pure heart and of hands without stain,@n</text:p>
      <text:p text:style-name="LastLine"><text:s text:c="3"/>who has not sworn falsely nor loved what is vain.@l</text:p>
      <text:p text:style-name="Firstline">3.<text:tab/>He shall from Jehovah a blessing receive;@f</text:p>
      <text:p text:style-name="IndentedLine"><text:s text:c="3"/>the God of salvation shall righteousness give.@i</text:p>
      <text:p text:style-name="NonIndentedLine">Thus looking to him is a whole blessed race,@n</text:p>
      <text:p text:style-name="LastLine"><text:s text:c="3"/>all those who, like Jacob, are seeking your face.@l</text:p>
      <text:p text:style-name="Firstline"><text:soft-page-break/>4.<text:tab/>O gates, lift your heads! <text:s/>Ageless doors, lift them high!@f</text:p>
      <text:p text:style-name="IndentedLine"><text:s text:c="3"/>The great King of glory to enter draws nigh!@i</text:p>
      <text:p text:style-name="NonIndentedLine">O who is the King that in glory draws near?@n</text:p>
      <text:p text:style-name="LastLine"><text:s text:c="3"/>The <text:span text:style-name="T1">#Lord#</text:span>, mighty <text:span text:style-name="T1">#Lord#</text:span> of the battle is here!@l</text:p>
      <text:p text:style-name="Firstline">5.<text:tab/>O gates, lift your heads! <text:s/>Ageless doors, lift them high!@f</text:p>
      <text:p text:style-name="IndentedLine"><text:s text:c="3"/>The great King of glory to enter draws nigh!@i</text:p>
      <text:p text:style-name="NonIndentedLine">This great King of glory, O who can he be?@n</text:p>
      <text:p text:style-name="LastLine"><text:s text:c="3"/>Jehovah of hosts! <text:s/>King of glory is he!@l</text:p>
      <text:h text:style-name="Heading_20_1" text:outline-level="1">&amp;Psalm 25 <text:s/><text:span text:style-name="T1">#Lord#</text:span>, I lift my soul to thee</text:h>
      <text:p text:style-name="Firstline">1.<text:tab/><text:span text:style-name="T1">#Lord#</text:span>, I lift my soul to thee,@f</text:p>
      <text:p text:style-name="IndentedLine"><text:s text:c="3"/>O my God, I trust thy might;@i</text:p>
      <text:p text:style-name="IndentedLine"><text:s text:c="3"/>let not foes exult o’er me,@i</text:p>
      <text:p text:style-name="IndentedLine"><text:s text:c="3"/>shame me not before their sight.@i</text:p>
      <text:p text:style-name="NonIndentedLine">Yea, may none be put to shame,@n</text:p>
      <text:p text:style-name="IndentedLine"><text:s text:c="3"/>none who wait for thee to bless;@i</text:p>
      <text:p text:style-name="IndentedLine"><text:s text:c="3"/>but dishonoured be their name@i</text:p>
      <text:p text:style-name="LastLine"><text:s text:c="3"/>who without a cause transgress.@l</text:p>
      <text:p text:style-name="Firstline">2.<text:tab/><text:span text:style-name="T1">#Lord#</text:span>, to me thy ways make known,@f</text:p>
      <text:p text:style-name="IndentedLine"><text:s text:c="3"/>guide in truth and teach thou me;@i</text:p>
      <text:p text:style-name="IndentedLine"><text:s text:c="3"/>thou my Saviour art alone,@i</text:p>
      <text:p text:style-name="IndentedLine"><text:s text:c="3"/>all the day I wait for thee.@i</text:p>
      <text:p text:style-name="NonIndentedLine"><text:span text:style-name="T1">#Lord#</text:span>, remember in thy love@n</text:p>
      <text:p text:style-name="IndentedLine"><text:s text:c="3"/>all thy mercies manifold,@i</text:p>
      <text:p text:style-name="IndentedLine"><text:s text:c="3"/>tender mercies from above,@i</text:p>
      <text:p text:style-name="LastLine"><text:s text:c="3"/>changeless from the days of old.@l</text:p>
      <text:p text:style-name="Firstline">3.<text:tab/>Sins of youth remember not,@f</text:p>
      <text:p text:style-name="IndentedLine"><text:s text:c="3"/>nor my trespasses record;@i</text:p>
      <text:p text:style-name="IndentedLine"><text:s text:c="3"/>let not mercy be forgot,@i</text:p>
      <text:p text:style-name="IndentedLine"><text:s text:c="3"/>for thy goodness’ sake, O <text:span text:style-name="T1">#Lord#</text:span>.@i</text:p>
      <text:p text:style-name="NonIndentedLine">Just and good the <text:span text:style-name="T1">#Lord#</text:span> abides,@n</text:p>
      <text:p text:style-name="IndentedLine"><text:s text:c="3"/>he his way will sinners show,@i</text:p>
      <text:p text:style-name="IndentedLine"><text:s text:c="3"/>he the meek in justice guides,@i</text:p>
      <text:p text:style-name="LastLine"><text:s text:c="3"/>making them his way to know.@l</text:p>
      <text:p text:style-name="Firstline">4.<text:tab/>Grace and truth shall mark the way@f</text:p>
      <text:p text:style-name="IndentedLine"><text:s text:c="3"/>where the <text:span text:style-name="T1">#Lord#</text:span> his own will lead,@i</text:p>
      <text:p text:style-name="IndentedLine"><text:s text:c="3"/>if his word they still obey@i</text:p>
      <text:p text:style-name="IndentedLine"><text:s text:c="3"/>and his testimonies heed.@i</text:p>
      <text:p text:style-name="NonIndentedLine">For thy name’s sake hear thou me,@n</text:p>
      <text:p text:style-name="IndentedLine"><text:s text:c="3"/>for thy mercy, <text:span text:style-name="T1">#Lord#</text:span>, I wait;@i</text:p>
      <text:p text:style-name="IndentedLine"><text:s text:c="3"/>pardon mine iniquity,@i</text:p>
      <text:p text:style-name="LastLine"><text:s text:c="3"/>for my sin is very great.@l</text:p>
      <text:p text:style-name="Firstline"><text:soft-page-break/>5.<text:tab/>He who walks in godly fear@f</text:p>
      <text:p text:style-name="IndentedLine"><text:s text:c="3"/>in the path of truth shall go;@i</text:p>
      <text:p text:style-name="IndentedLine"><text:s text:c="3"/>peace shall be his portion here,@i</text:p>
      <text:p text:style-name="IndentedLine"><text:s text:c="3"/>and his sons all good shall know.@i</text:p>
      <text:p text:style-name="NonIndentedLine">They that fear and love the <text:span text:style-name="T1">#Lord#</text:span>@n</text:p>
      <text:p text:style-name="IndentedLine"><text:s text:c="3"/>shall his faithful friendship know;@i</text:p>
      <text:p text:style-name="IndentedLine"><text:s text:c="3"/>he will grace to them accord,@i</text:p>
      <text:p text:style-name="LastLine"><text:s text:c="3"/>and his faithful covenant show.@l</text:p>
      <text:p text:style-name="Firstline">6.<text:tab/>Ever are my longing eyes@f</text:p>
      <text:p text:style-name="IndentedLine"><text:s text:c="3"/>on the <text:span text:style-name="T1">#Lord#</text:span>, whose watchful care,@i</text:p>
      <text:p text:style-name="IndentedLine"><text:s text:c="3"/>when my foes their plots devise,@i</text:p>
      <text:p text:style-name="IndentedLine"><text:s text:c="3"/>keeps my feet from every snare.@i</text:p>
      <text:p text:style-name="NonIndentedLine">Turn to me, thy grace impart,@n</text:p>
      <text:p text:style-name="IndentedLine"><text:s text:c="3"/>I am desolate indeed;@i</text:p>
      <text:p text:style-name="IndentedLine"><text:s text:c="3"/>great the troubles of my heart;@i</text:p>
      <text:p text:style-name="LastLine"><text:s text:c="3"/>save thou me, O <text:span text:style-name="T1">#Lord#</text:span>, I plead.@l</text:p>
      <text:p text:style-name="Firstline">7.<text:tab/>Look on mine afflicted state,@f</text:p>
      <text:p text:style-name="IndentedLine"><text:s text:c="3"/>freely all my sins forgive;@i</text:p>
      <text:p text:style-name="IndentedLine"><text:s text:c="3"/>mark my foes, their cruel hate;@i</text:p>
      <text:p text:style-name="IndentedLine"><text:s text:c="3"/>keep my soul and let me live.@i</text:p>
      <text:p text:style-name="NonIndentedLine">Shame me not; I hide in thee;@n</text:p>
      <text:p text:style-name="IndentedLine"><text:s text:c="3"/>truth and right preserve me still;@i</text:p>
      <text:p text:style-name="IndentedLine"><text:s text:c="3"/>mark thy people, <text:span text:style-name="T1">#Lord#</text:span> my God,@i</text:p>
      <text:p text:style-name="LastLine"><text:s text:c="3"/>save thou them from every ill.@l</text:p>
      <text:h text:style-name="Heading_20_1" text:outline-level="1">&amp;Psalm 25b <text:s/><text:span text:style-name="T1">#Lord#</text:span>, to you my soul is lifted@l</text:h>
      <text:p text:style-name="Standard">1.<text:tab/><text:span text:style-name="T1">#</text:span><text:span text:style-name="T2">*Lord*</text:span><text:span text:style-name="T1">#</text:span>, to you my <text:span text:style-name="T3">*soul*</text:span> is <text:span text:style-name="T3">*lifted*</text:span>.</text:p>
      <text:p text:style-name="IndentedLine"><text:s text:c="3"/><text:span text:style-name="T3">*Let me*</text:span> never <text:span text:style-name="T3">*be ashamed*</text:span>@i</text:p>
      <text:p text:style-name="NonIndentedLine"><text:span text:style-name="T3">*that*</text:span> I trust in <text:span text:style-name="T3">*you*</text:span> to <text:span text:style-name="T3">*keep me*</text:span>@n</text:p>
      <text:p text:style-name="IndentedLine"><text:s text:c="3"/><text:span text:style-name="T3">*though I *</text:span>seem to <text:span text:style-name="T3">*wait in vain*</text:span>.@i</text:p>
      <text:p text:style-name="NonIndentedLine"><text:span text:style-name="T1">#</text:span><text:span text:style-name="T2">*Lord*</text:span><text:span text:style-name="T1">#</text:span>, <text:span text:style-name="T3">*re*</text:span>member in your <text:span text:style-name="T3">*love*</text:span>;@n</text:p>
      <text:p text:style-name="IndentedLine"><text:s text:c="3"/><text:span text:style-name="T3">*in*</text:span> your <text:span text:style-name="T3">*ho*</text:span>ly will in<text:span text:style-name="T3">*struct me*</text:span>.@i</text:p>
      <text:p text:style-name="NonIndentedLine"><text:span text:style-name="T1">#</text:span><text:span text:style-name="T2">*Lord*</text:span><text:span text:style-name="T1">#</text:span>, <text:span text:style-name="T3">*do*</text:span> not remember <text:span text:style-name="T3">*sins*</text:span>@n</text:p>
      <text:p text:style-name="LastLine"><text:s text:c="3"/><text:span text:style-name="T3">*of those*</text:span> younger years be<text:span text:style-name="T3">*hind*</text:span> <text:span text:style-name="T3">*me*</text:span>.@l</text:p>
      <text:p text:style-name="Standard">2.<text:tab/><text:span text:style-name="T1">#</text:span><text:span text:style-name="T2">*Lord*</text:span><text:span text:style-name="T1">#</text:span> of cov-e-<text:span text:style-name="T3">*nant*</text:span> and <text:span text:style-name="T3">*goodness*</text:span>,</text:p>
      <text:p text:style-name="IndentedLine"><text:s text:c="3"/><text:span text:style-name="T3">*pardon*</text:span> and cor<text:span text:style-name="T3">*rect my sin*</text:span>.@i</text:p>
      <text:p text:style-name="NonIndentedLine"><text:span text:style-name="T3">*They *</text:span>who worship <text:span text:style-name="T3">*you *</text:span>and <text:span text:style-name="T3">*fear you*</text:span>@n</text:p>
      <text:p text:style-name="IndentedLine"><text:s text:c="3"/><text:span text:style-name="T3">*choose*</text:span> <text:span text:style-name="T3">*the *</text:span>paths you <text:span text:style-name="T3">*choose for them*</text:span>.@i</text:p>
      <text:p text:style-name="NonIndentedLine"><text:span text:style-name="T3">*They and*</text:span> all their fami<text:span text:style-name="T3">*ly*</text:span>@n</text:p>
      <text:p text:style-name="IndentedLine"><text:s text:c="3"/><text:span text:style-name="T3">*shall*</text:span> pos<text:span text:style-name="T3">*sess*</text:span> the earth for<text:span text:style-name="T3">*ever*</text:span>.@i</text:p>
      <text:p text:style-name="NonIndentedLine"><text:span text:style-name="T3">*You*</text:span>, <text:span text:style-name="T3">*O*</text:span> <text:span text:style-name="T1">#Lord#</text:span>, will be their <text:span text:style-name="T3">*friend*</text:span>.@n</text:p>
      <text:p text:style-name="LastLine"><text:s text:c="3"/><text:span text:style-name="T3">*From the*</text:span> snare you will de<text:span text:style-name="T3">*liver*</text:span>.@l</text:p>
      <text:p text:style-name="Firstline">3.<text:tab/><text:span text:style-name="T3">*Turn*</text:span> to me in <text:span text:style-name="T3">*grace*</text:span> and <text:span text:style-name="T3">*mercy*</text:span>,@f</text:p>
      <text:p text:style-name="IndentedLine"><text:s text:c="3"/><text:span text:style-name="T3">*as I*</text:span> suffer <text:span text:style-name="T3">*all alone*</text:span>.@i</text:p>
      <text:p text:style-name="NonIndentedLine"><text:span text:style-name="T3">*Take*</text:span> away my <text:span text:style-name="T3">*sin *</text:span>and <text:span text:style-name="T3">*sadness*</text:span>,@n</text:p>
      <text:p text:style-name="IndentedLine"><text:s text:c="3"/><text:span text:style-name="T3">*all the*</text:span> trouble <text:span text:style-name="T3">*I have known*</text:span>.@i</text:p>
      <text:p text:style-name="NonIndentedLine"><text:span text:style-name="T3">*May my*</text:span> fierce and spiteful <text:span text:style-name="T3">*foes*</text:span>@n</text:p>
      <text:p text:style-name="IndentedLine"><text:s text:c="3"/><text:span text:style-name="T3">*not*</text:span> suc<text:span text:style-name="T3">*ceed*</text:span> to harm and <text:span text:style-name="T3">*curse me*</text:span>.@i</text:p>
      <text:p text:style-name="NonIndentedLine"><text:span text:style-name="T3">*In your*</text:span> faithfulness I <text:span text:style-name="T3">*hope*</text:span>.@n</text:p>
      <text:p text:style-name="LastLine"><text:s text:c="3"/><text:span text:style-name="T3">*On your*</text:span> people, Lord, have <text:span text:style-name="T3">*mercy*</text:span>.@l</text:p>
      <text:h text:style-name="Heading_20_1" text:outline-level="1"><text:soft-page-break/>&amp;Psalm 26 <text:s/><text:span text:style-name="T1">#Lord#</text:span>, speak for me, for I am yours</text:h>
      <text:p text:style-name="Firstline">1.<text:tab/><text:span text:style-name="T1">#Lord#</text:span>, speak for me, for I am yours;@f</text:p>
      <text:p text:style-name="IndentedLine"><text:s text:c="3"/>and test my mind and heart.@i</text:p>
      <text:p text:style-name="NonIndentedLine">I walk with steady trust in you,@n</text:p>
      <text:p text:style-name="LastLine"><text:s text:c="3"/>nor from your ways depart.@l</text:p>
      <text:p text:style-name="Firstline">2.<text:tab/>Try me, O <text:span text:style-name="T1">#Lord#</text:span>, if I be true@f</text:p>
      <text:p text:style-name="IndentedLine"><text:s text:c="3"/>and walk in righteousness.@i</text:p>
      <text:p text:style-name="NonIndentedLine">Your love forever leads my way;@n</text:p>
      <text:p text:style-name="LastLine"><text:s text:c="3"/>I trust your faithfulness.@l</text:p>
      <text:p text:style-name="Firstline">3.<text:tab/>I do not sit with those who cheat –@f</text:p>
      <text:p text:style-name="IndentedLine"><text:s text:c="3"/>the false who love pretence.@i</text:p>
      <text:p text:style-name="NonIndentedLine">I do not follow where they go,@n</text:p>
      <text:p text:style-name="LastLine"><text:s text:c="3"/>nor count them as my friends.@l</text:p>
      <text:p text:style-name="Firstline">4.<text:tab/>I wash my hands in innocence@f</text:p>
      <text:p text:style-name="IndentedLine"><text:s text:c="3"/>and seek your altar, <text:span text:style-name="T1">#Lord#</text:span>,@i</text:p>
      <text:p text:style-name="NonIndentedLine">and, singing there with thankful voice,@n</text:p>
      <text:p text:style-name="LastLine"><text:s text:c="3"/>your mighty works record.@l</text:p>
      <text:p text:style-name="Firstline">5.<text:tab/>I love your house, O mighty <text:span text:style-name="T1">#Lord#</text:span>,@f</text:p>
      <text:p text:style-name="IndentedLine"><text:s text:c="3"/>I love the holy place@i</text:p>
      <text:p text:style-name="NonIndentedLine">where you in your great glory dwell;@n</text:p>
      <text:p text:style-name="LastLine"><text:s text:c="3"/>you visit us in grace.@l</text:p>
      <text:p text:style-name="Firstline">6.<text:tab/>O do not sweep me down to death@f</text:p>
      <text:p text:style-name="IndentedLine"><text:s text:c="3"/>with those who thirst for blood;@i</text:p>
      <text:p text:style-name="NonIndentedLine">their right hands overflow with bribes;@n</text:p>
      <text:p text:style-name="LastLine"><text:s text:c="3"/>they turn away from good.@l</text:p>
      <text:p text:style-name="Firstline">7.<text:tab/>I walk in my integrity;@f</text:p>
      <text:p text:style-name="IndentedLine"><text:s text:c="3"/>redeem me, <text:span text:style-name="T1">#Lord#</text:span>, in grace.@i</text:p>
      <text:p text:style-name="NonIndentedLine">Securely now I stand, O <text:span text:style-name="T1">#Lord#</text:span>;@n</text:p>
      <text:p text:style-name="LastLine"><text:s text:c="3"/>in worship I bring praise.@l</text:p>
      <text:h text:style-name="Heading_20_1" text:outline-level="1">&amp;Psalm 27 <text:s/>Jehovah is my light</text:h>
      <text:p text:style-name="Firstline">1.<text:tab/>Jehovah is my light@f</text:p>
      <text:p text:style-name="IndentedLine"><text:s text:c="3"/>and my salvation near;@i</text:p>
      <text:p text:style-name="IndentedLine"><text:s text:c="3"/>who shall my soul affright@i</text:p>
      <text:p text:style-name="IndentedLine"><text:s text:c="3"/>or cause my heart to fear?@i</text:p>
      <text:p text:style-name="NonIndentedLine">While <text:span text:style-name="T1">#God,#</text:span> my strength, my life sustains,@n</text:p>
      <text:p text:style-name="LastLine"><text:s text:c="3"/>secure from fear my soul remains.@l</text:p>
      <text:p text:style-name="Firstline">2.<text:tab/>When evildoers came@f</text:p>
      <text:p text:style-name="IndentedLine"><text:s text:c="3"/>to make my life their prey,@i</text:p>
      <text:p text:style-name="IndentedLine"><text:s text:c="3"/>they stumbled in their shame@i</text:p>
      <text:p text:style-name="IndentedLine"><text:s text:c="3"/>and fell in sore dismay;@i</text:p>
      <text:p text:style-name="NonIndentedLine">though hosts make war on every side,@n</text:p>
      <text:p text:style-name="LastLine"><text:s text:c="3"/>still fearless I in <text:span text:style-name="T1">#God#</text:span> confide.@l</text:p>
      <text:p text:style-name="Firstline"><text:soft-page-break/>3.<text:tab/>My one request has been,@f</text:p>
      <text:p text:style-name="IndentedLine"><text:s text:c="3"/>and still this prayer I raise,@i</text:p>
      <text:p text:style-name="IndentedLine"><text:s text:c="3"/>that I may dwell within@i</text:p>
      <text:p text:style-name="IndentedLine"><text:s text:c="3"/><text:span text:style-name="T1">#God#</text:span>’s house through all my days,@i</text:p>
      <text:p text:style-name="NonIndentedLine">Jehovah’s beauty to admire,@n</text:p>
      <text:p text:style-name="LastLine"><text:s text:c="3"/>and in his temple to inquire.@l</text:p>
      <text:p text:style-name="Firstline">4.<text:tab/>When troubles round me swell,@f</text:p>
      <text:p text:style-name="IndentedLine"><text:s text:c="3"/>when fears and dangers throng,@i</text:p>
      <text:p text:style-name="IndentedLine"><text:s text:c="3"/>securely I will dwell@i</text:p>
      <text:p text:style-name="IndentedLine"><text:s text:c="3"/>in his pavilion strong;@i</text:p>
      <text:p text:style-name="NonIndentedLine">within the covert of his tent@n</text:p>
      <text:p text:style-name="LastLine"><text:s text:c="3"/>he hides me till the storm is spent.@l</text:p>
      <text:p text:style-name="Firstline">5.<text:tab/>Uplifted on a rock@f</text:p>
      <text:p text:style-name="IndentedLine"><text:s text:c="3"/>above my foes around,@i</text:p>
      <text:p text:style-name="IndentedLine"><text:s text:c="3"/>amid the battle shock@i</text:p>
      <text:p text:style-name="IndentedLine"><text:s text:c="3"/>my song shall still resound;@i</text:p>
      <text:p text:style-name="NonIndentedLine">then joyful offerings I will bring,@n</text:p>
      <text:p text:style-name="LastLine"><text:s text:c="3"/>Jehovah’s praise my heart shall sing.@l</text:p>
      <text:p text:style-name="Firstline">6.<text:tab/><text:span text:style-name="T1">#Lord#</text:span>, hear me when I cry! @f</text:p>
      <text:p text:style-name="IndentedLine"><text:s text:c="3"/>O answer me in grace!@i</text:p>
      <text:p text:style-name="IndentedLine"><text:s text:c="3"/>Each time I hear you say,@i</text:p>
      <text:p text:style-name="IndentedLine"><text:s text:c="3"/>“Enquire and seek my face,”@i</text:p>
      <text:p text:style-name="NonIndentedLine">my heart in glad response will speak,@n</text:p>
      <text:p text:style-name="LastLine"><text:s text:c="3"/>“Your face, O <text:span text:style-name="T1">#Lord#</text:span>, I’ll always seek.”@l</text:p>
      <text:p text:style-name="Firstline">7.<text:tab/>Hide not your face from me,@f</text:p>
      <text:p text:style-name="IndentedLine"><text:s text:c="3"/>your servant now, I pray;@i</text:p>
      <text:p text:style-name="IndentedLine"><text:s text:c="3"/>the day you angry be@i</text:p>
      <text:p text:style-name="IndentedLine"><text:s text:c="3"/>O turn me not away!@i</text:p>
      <text:p text:style-name="NonIndentedLine">You’ve been my help. Forsake me not!@n</text:p>
      <text:p text:style-name="LastLine"><text:s text:c="3"/>God, my salvation, leave me not!@l</text:p>
      <text:p text:style-name="Firstline">8.<text:tab/>Though parents may betray,@f</text:p>
      <text:p text:style-name="IndentedLine"><text:s text:c="3"/>the <text:span text:style-name="T1">#Lord#</text:span> will care for me.@i</text:p>
      <text:p text:style-name="IndentedLine"><text:s text:c="3"/>Teach me, O <text:span text:style-name="T1">#Lord#</text:span>, your way;@i</text:p>
      <text:p text:style-name="IndentedLine"><text:s text:c="3"/>on level path lead me.@i</text:p>
      <text:p text:style-name="NonIndentedLine">For all my foes in ambush wait;@n</text:p>
      <text:p text:style-name="LastLine"><text:s text:c="3"/>my way is lined with those who hate.@l</text:p>
      <text:p text:style-name="Firstline">9.<text:tab/>O to my foes’ desire@f</text:p>
      <text:p text:style-name="IndentedLine"><text:s text:c="3"/>hand me not over now!@i</text:p>
      <text:p text:style-name="IndentedLine"><text:s text:c="3"/>They cunningly conspire@i</text:p>
      <text:p text:style-name="IndentedLine"><text:s text:c="3"/>their charges false to vow.@i</text:p>
      <text:p text:style-name="NonIndentedLine">Their ev’ry breath is cruelty;@n</text:p>
      <text:p text:style-name="LastLine"><text:s text:c="3"/>how hopeless seems my cause to be!@l</text:p>
      <text:p text:style-name="Firstline"><text:soft-page-break/>10.<text:tab/>O had I not believed@f</text:p>
      <text:p text:style-name="IndentedLine"><text:s text:c="3"/>that I would surely see@i</text:p>
      <text:p text:style-name="IndentedLine"><text:s text:c="3"/>the goodness of the <text:span text:style-name="T1">#Lord#</text:span>@i</text:p>
      <text:p text:style-name="IndentedLine"><text:s text:c="3"/>with those that living be…@i</text:p>
      <text:p text:style-name="NonIndentedLine">Wait for the <text:span text:style-name="T1">#Lord#</text:span>! With strength restored,@n</text:p>
      <text:p text:style-name="LastLine"><text:s text:c="3"/>be brave in heart. Wait for the <text:span text:style-name="T1">#Lord#</text:span>.@l</text:p>
      <text:h text:style-name="Heading_20_1" text:outline-level="1">&amp;Psalm 28 <text:s/>To you, O <text:span text:style-name="T1">#Lord#</text:span>, I cry</text:h>
      <text:p text:style-name="Firstline">1.<text:tab/>To you, O <text:span text:style-name="T1">#Lord#</text:span>, I cry,@f</text:p>
      <text:p text:style-name="IndentedLine"><text:s text:c="3"/>you are my rock alone;@i</text:p>
      <text:p text:style-name="NonIndentedLine">and <text:span text:style-name="T1">#Lord#</text:span>, if you will silent be,@n</text:p>
      <text:p text:style-name="IndentedLine"><text:s text:c="3"/>then to the pit I'm gone.@i</text:p>
      <text:p text:style-name="NonIndentedLine">For mercy now I raise my plea;@n</text:p>
      <text:p text:style-name="LastLine"><text:s text:c="3"/>you are my help alone.@l</text:p>
      <text:p text:style-name="Firstline">2.<text:tab/>To your most holy place@f</text:p>
      <text:p text:style-name="IndentedLine"><text:s text:c="3"/>I lift my hands again.@i</text:p>
      <text:p text:style-name="NonIndentedLine">O do not class me with the vile,@n</text:p>
      <text:p text:style-name="IndentedLine"><text:s text:c="3"/>along with wicked men,@i</text:p>
      <text:p text:style-name="NonIndentedLine">who outwardly portray a smile@n</text:p>
      <text:p text:style-name="LastLine"><text:s text:c="3"/>but harbour ill within.@l</text:p>
      <text:p text:style-name="Firstline">3.<text:tab/>Requite their evil deeds,@f</text:p>
      <text:p text:style-name="IndentedLine"><text:s text:c="3"/>their practices repay!@i</text:p>
      <text:p text:style-name="NonIndentedLine">Since they are blind to <text:span text:style-name="T1">#God#</text:span>’s good deeds,@n</text:p>
      <text:p text:style-name="IndentedLine"><text:s text:c="3"/>let them not see the day.@i</text:p>
      <text:p text:style-name="NonIndentedLine">But I shall praise the <text:span text:style-name="T1">#Lord#</text:span> my strength,@n</text:p>
      <text:p text:style-name="LastLine"><text:s text:c="3"/>who listens when I pray.@l</text:p>
      <text:p text:style-name="Firstline">4.<text:tab/>My joyful heart trusts him,@f</text:p>
      <text:p text:style-name="IndentedLine"><text:s text:c="3"/>and thankfully I sing.@i</text:p>
      <text:p text:style-name="NonIndentedLine">The <text:span text:style-name="T1">#Lord#</text:span> our strength and shield abides,@n</text:p>
      <text:p text:style-name="IndentedLine"><text:s text:c="3"/>our saviour and our king.@i</text:p>
      <text:p text:style-name="NonIndentedLine">O save and bless, and shepherd us,@n</text:p>
      <text:p text:style-name="LastLine"><text:s text:c="3"/>and home, <text:span text:style-name="T1">#Lord#</text:span>, safely bring!@l</text:p>
      <text:h text:style-name="Heading_20_1" text:outline-level="1">&amp;Psalm 29 <text:s/>O give to Jehovah, you sons</text:h>
      <text:p text:style-name="Firstline">1.<text:tab/>O give to Jehovah, you sons of the mighty –@f</text:p>
      <text:p text:style-name="IndentedLine"><text:s text:c="3"/>both glory and strength to Jehovah accord!@i</text:p>
      <text:p text:style-name="NonIndentedLine">O give to the name of the <text:span text:style-name="T1">#Lord#</text:span> his great honour;@n</text:p>
      <text:p text:style-name="LastLine"><text:s text:c="3"/>in splendour of holiness worship the <text:span text:style-name="T1">#Lord#</text:span>!@l</text:p>
      <text:p text:style-name="Firstline">2.<text:tab/>The voice of Jehovah resounds on the waters!@f</text:p>
      <text:p text:style-name="IndentedLine"><text:s text:c="3"/>The glo-ri-ous God thunders forth from the height!@i</text:p>
      <text:p text:style-name="NonIndentedLine">The <text:span text:style-name="T1">#Lord#</text:span> is upon the great sweep of the waters –@n</text:p>
      <text:p text:style-name="LastLine"><text:s text:c="3"/>the <text:span text:style-name="T1">#Lord#</text:span>’s voice in splendour, the <text:span text:style-name="T1">#Lord#</text:span>’s voice in might!@l</text:p>
      <text:p text:style-name="Firstline">3.<text:tab/>The voice of the <text:span text:style-name="T1">#Lord#</text:span> breaks in pieces the cedars –@f</text:p>
      <text:p text:style-name="IndentedLine"><text:s text:c="3"/>Jehovah rips Lebanon’s cedars apart!@i</text:p>
      <text:p text:style-name="NonIndentedLine">The slopes of Mount Hermon – like calves they are leaping –@n</text:p>
      <text:p text:style-name="LastLine"><text:s text:c="3"/>and Lebanon’s hills like young antelope start!@l</text:p>
      <text:p text:style-name="Firstline"><text:soft-page-break/>4.<text:tab/>The voice of the <text:span text:style-name="T1">#Lord#</text:span> strikes with flashes of lightning@f</text:p>
      <text:p text:style-name="IndentedLine"><text:s text:c="3"/>and causes the fi-er-y flashes to break!@i</text:p>
      <text:p text:style-name="NonIndentedLine">The voice of the <text:span text:style-name="T1">#Lord#</text:span> makes the wilderness tremble –@n</text:p>
      <text:p text:style-name="LastLine"><text:s text:c="3"/>the <text:span text:style-name="T1">#Lord#</text:span> makes the desert of Kadesh to shake!@l</text:p>
      <text:p text:style-name="Firstline">5.<text:tab/>The voice of the <text:span text:style-name="T1">#Lord#</text:span> makes the deer to give birth;@f</text:p>
      <text:p text:style-name="IndentedLine"><text:s text:c="3"/>the high standing forest of trees it strips bare!@i</text:p>
      <text:p text:style-name="NonIndentedLine">And all of the length and the breadth of his temple,@n</text:p>
      <text:p text:style-name="LastLine"><text:s text:c="3"/>and all things within it, his glory declare!@l</text:p>
      <text:p text:style-name="Firstline">6.<text:tab/>The <text:span text:style-name="T1">#Lord#</text:span> on his throne sat above the great deluge;@f</text:p>
      <text:p text:style-name="IndentedLine"><text:s text:c="3"/>the <text:span text:style-name="T1">#Lord#</text:span> now is King, and his reign will not cease!@i</text:p>
      <text:p text:style-name="NonIndentedLine">The <text:span text:style-name="T1">#Lord#</text:span> is the one who gives strength to his people;@n</text:p>
      <text:p text:style-name="LastLine"><text:s text:c="3"/>the <text:span text:style-name="T1">#Lord#</text:span> is the one who will bless them with peace!@l</text:p>
      <text:h text:style-name="Heading_20_1" text:outline-level="1">&amp;Psalm 30 <text:s/>O <text:span text:style-name="T1">#Lord#</text:span>, I will exalt your name</text:h>
      <text:p text:style-name="Firstline">1.<text:tab/>O <text:span text:style-name="T1">#Lord#</text:span>, I will exalt your name@f</text:p>
      <text:p text:style-name="IndentedLine"><text:s text:c="3"/>for you have rescued me;@i</text:p>
      <text:p text:style-name="IndentedLine"><text:s text:c="3"/>you did not let my foes rejoice@i</text:p>
      <text:p text:style-name="IndentedLine"><text:s text:c="3"/>and gloat triumphantly.@i</text:p>
      <text:p text:style-name="NonIndentedLine"><text:span text:style-name="T1">#Lord#</text:span> God, in need I cried to you@n</text:p>
      <text:p text:style-name="IndentedLine"><text:s text:c="3"/>and you restored my health.@i</text:p>
      <text:p text:style-name="IndentedLine"><text:s text:c="3"/>O <text:span text:style-name="T1">#Lord#</text:span>, you brought me from the grave@i</text:p>
      <text:p text:style-name="LastLine"><text:s text:c="3"/>and saved my soul from death.@l</text:p>
      <text:p text:style-name="Firstline">2.<text:tab/>You holy ones, sing to the <text:span text:style-name="T1">#Lord#</text:span>;@f</text:p>
      <text:p text:style-name="IndentedLine"><text:s text:c="3"/>sing out with joyful voice.@i</text:p>
      <text:p text:style-name="IndentedLine"><text:s text:c="3"/>When you recall his holy name,@i</text:p>
      <text:p text:style-name="IndentedLine"><text:s text:c="3"/>then praise him and rejoice.@i</text:p>
      <text:p text:style-name="NonIndentedLine">His anger but a moment lasts;@n</text:p>
      <text:p text:style-name="IndentedLine"><text:s text:c="3"/>lifelong his favour stays.@i</text:p>
      <text:p text:style-name="IndentedLine"><text:s text:c="3"/>Though tears may last throughout the night,@i</text:p>
      <text:p text:style-name="LastLine"><text:s text:c="3"/>joy comes with morning’s rays.@l</text:p>
      <text:p text:style-name="Firstline">3.<text:tab/>“I never shall be moved,” I said@f</text:p>
      <text:p text:style-name="IndentedLine"><text:s text:c="3"/>in my prosperity.@i</text:p>
      <text:p text:style-name="IndentedLine"><text:s text:c="3"/>You made my mountain firm and strong@i</text:p>
      <text:p text:style-name="IndentedLine"><text:s text:c="3"/>when you, <text:span text:style-name="T1">#Lord#</text:span>, favoured me.@i</text:p>
      <text:p text:style-name="NonIndentedLine">But when you hid your face from me@n</text:p>
      <text:p text:style-name="IndentedLine"><text:s text:c="3"/>my heart was terrified.@i</text:p>
      <text:p text:style-name="IndentedLine"><text:s text:c="3"/>To you, O <text:span text:style-name="T1">#Lord#</text:span>, I called aloud;@i</text:p>
      <text:p text:style-name="LastLine"><text:s text:c="3"/>for mercy, Lord, I cried.@l</text:p>
      <text:p text:style-name="Firstline">4.<text:tab/>What gain will my destruction bring@f</text:p>
      <text:p text:style-name="IndentedLine"><text:s text:c="3"/>if I descend to death?@i</text:p>
      <text:p text:style-name="IndentedLine"><text:s text:c="3"/>Will dust proclaim your faithfulness@i</text:p>
      <text:p text:style-name="IndentedLine"><text:s text:c="3"/>or praise you with its breath?@i</text:p>
      <text:p text:style-name="NonIndentedLine">Hear as I cry, O <text:span text:style-name="T1">#Lord#</text:span> my God,@n</text:p>
      <text:p text:style-name="IndentedLine"><text:s text:c="3"/>and listen to my plea.@i</text:p>
      <text:p text:style-name="IndentedLine"><text:s text:c="3"/>Come to my aid in my distress;@i</text:p>
      <text:p text:style-name="LastLine"><text:s text:c="3"/>have mercy, <text:span text:style-name="T1">#Lord#</text:span>, on me.@l</text:p>
      <text:p text:style-name="Firstline"><text:soft-page-break/>5.<text:tab/>You turned my wailing into dance;@f</text:p>
      <text:p text:style-name="IndentedLine"><text:s text:c="3"/>no longer was I sad.@i</text:p>
      <text:p text:style-name="IndentedLine"><text:s text:c="3"/>My sackcloth gone, you gave me clothes@i</text:p>
      <text:p text:style-name="IndentedLine"><text:s text:c="3"/>of joy, and I was glad.@i</text:p>
      <text:p text:style-name="NonIndentedLine">Therefore my heart will sing to you@n</text:p>
      <text:p text:style-name="IndentedLine"><text:s text:c="3"/>and never cease to praise;@i</text:p>
      <text:p text:style-name="IndentedLine"><text:s text:c="3"/>to your great name, O <text:span text:style-name="T1">#Lord#</text:span> my God,@i</text:p>
      <text:p text:style-name="LastLine"><text:s text:c="3"/>I will give thanks always.@l</text:p>
      <text:h text:style-name="Heading_20_1" text:outline-level="1">&amp;Psalm 31 <text:s/>In you, <text:span text:style-name="T1">#Lord#</text:span>, I take refuge</text:h>
      <text:p text:style-name="Firstline">1.<text:tab/>In you, <text:span text:style-name="T1">#Lord#</text:span>, I take refuge;@f</text:p>
      <text:p text:style-name="IndentedLine"><text:s text:c="3"/>ashamed let me not be.@i</text:p>
      <text:p text:style-name="IndentedLine"><text:s text:c="3"/>Your righteousness eternal@i</text:p>
      <text:p text:style-name="IndentedLine"><text:s text:c="3"/>express by saving me.@i</text:p>
      <text:p text:style-name="NonIndentedLine">Incline your ear to hear me;@n</text:p>
      <text:p text:style-name="IndentedLine"><text:s text:c="3"/>with speed deliver me.@i</text:p>
      <text:p text:style-name="IndentedLine"><text:s text:c="3"/>To me O be a strong rock,@i</text:p>
      <text:p text:style-name="LastLine"><text:s text:c="3"/>a fort to rescue me.@l</text:p>
      <text:p text:style-name="Firstline">2.<text:tab/>You are my rock and fortress;@f</text:p>
      <text:p text:style-name="IndentedLine"><text:s text:c="3"/>for your sake lead and guide.@i</text:p>
      <text:p text:style-name="IndentedLine"><text:s text:c="3"/>Free me from nets they’ve hidden;@i</text:p>
      <text:p text:style-name="IndentedLine"><text:s text:c="3"/>my stronghold you abide.@i</text:p>
      <text:p text:style-name="NonIndentedLine">I now commit my spirit@n</text:p>
      <text:p text:style-name="IndentedLine"><text:s text:c="3"/>into your outstretched hand.@i</text:p>
      <text:p text:style-name="IndentedLine"><text:s text:c="3"/>I know you have redeemed me,@i</text:p>
      <text:p text:style-name="LastLine"><text:s text:c="3"/><text:span text:style-name="T1">#Lord#</text:span> God of truths that stand.@l</text:p>
      <text:p text:style-name="Firstline">3.<text:tab/>I hate those serving idols;@f</text:p>
      <text:p text:style-name="IndentedLine"><text:s text:c="3"/>my trust is in the <text:span text:style-name="T1">#Lord#</text:span>.@i</text:p>
      <text:p text:style-name="IndentedLine"><text:s text:c="3"/>I’ll triumph in your mercy;@i</text:p>
      <text:p text:style-name="IndentedLine"><text:s text:c="3"/>for anguish you regard.@i</text:p>
      <text:p text:style-name="NonIndentedLine">You’ve known my soul’s afflictions,@n</text:p>
      <text:p text:style-name="IndentedLine"><text:s text:c="3"/>kept me from hostile hand.@i</text:p>
      <text:p text:style-name="IndentedLine"><text:s text:c="3"/>My feet you have established@i</text:p>
      <text:p text:style-name="LastLine"><text:s text:c="3"/>where they have room to stand.@l</text:p>
      <text:p text:style-name="Firstline">4.<text:tab/>O <text:span text:style-name="T1">#Lord#</text:span>, have mercy on me,@f</text:p>
      <text:p text:style-name="IndentedLine"><text:s text:c="3"/>for anguish fills my life;@i</text:p>
      <text:p text:style-name="IndentedLine"><text:s text:c="3"/>my eye, my soul, my body@i</text:p>
      <text:p text:style-name="IndentedLine"><text:s text:c="3"/>are all consumed with grief@i</text:p>
      <text:p text:style-name="NonIndentedLine">My life is drained by sorrow,@n</text:p>
      <text:p text:style-name="IndentedLine"><text:s text:c="3"/>my years with sighing spent;@i</text:p>
      <text:p text:style-name="IndentedLine"><text:s text:c="3"/>I’ve lost my strength by sinning;@i</text:p>
      <text:p text:style-name="LastLine"><text:s text:c="3"/>my bones are weak and bent.@l</text:p>
      <text:p text:style-name="Firstline"><text:soft-page-break/>5.<text:tab/>To all my foes a byword,@f</text:p>
      <text:p text:style-name="IndentedLine"><text:s text:c="3"/>a dread to those near me,@i</text:p>
      <text:p text:style-name="IndentedLine"><text:s text:c="3"/>a scorn to all my neighbours –@i</text:p>
      <text:p text:style-name="IndentedLine"><text:s text:c="3"/>at sight of me they flee.@i</text:p>
      <text:p text:style-name="NonIndentedLine">Like dead men I’m forgotten,@n</text:p>
      <text:p text:style-name="IndentedLine"><text:s text:c="3"/>a broken jar thrown out.@i</text:p>
      <text:p text:style-name="IndentedLine"><text:s text:c="3"/>I’ve slanders heard of many,@i</text:p>
      <text:p text:style-name="LastLine"><text:s text:c="3"/>and fear is all about.@l</text:p>
      <text:p text:style-name="Firstline">6.<text:tab/>When foes conspire against me,@f</text:p>
      <text:p text:style-name="IndentedLine"><text:s text:c="3"/>my murder meditate,@i</text:p>
      <text:p text:style-name="IndentedLine"><text:s text:c="3"/>in you, O <text:span text:style-name="T1">#Lord#</text:span>, I’m trusting;@i</text:p>
      <text:p text:style-name="IndentedLine"><text:s text:c="3"/>“You are my God,” I state.@i</text:p>
      <text:p text:style-name="NonIndentedLine">My times are all in your hand;@n</text:p>
      <text:p text:style-name="IndentedLine"><text:s text:c="3"/>free me from foes who chase.@i</text:p>
      <text:p text:style-name="IndentedLine"><text:s text:c="3"/>Your face shine on your servant;@i</text:p>
      <text:p text:style-name="LastLine"><text:s text:c="3"/>O save me in your grace.@l</text:p>
      <text:p text:style-name="Firstline">7.<text:tab/>Let me not be ashamed, <text:span text:style-name="T1">#Lord#</text:span>,@f</text:p>
      <text:p text:style-name="IndentedLine"><text:s text:c="3"/>because on you I call.@i</text:p>
      <text:p text:style-name="IndentedLine"><text:s text:c="3"/>Ashamed shall be the wicked,@i</text:p>
      <text:p text:style-name="IndentedLine"><text:s text:c="3"/>as dead men silenced all.@i</text:p>
      <text:p text:style-name="NonIndentedLine">All false lips shall be silenced,@n</text:p>
      <text:p text:style-name="IndentedLine"><text:s text:c="3"/>whose speech is insolent,@i</text:p>
      <text:p text:style-name="IndentedLine"><text:s text:c="3"/>who boldly blame the righteous@i</text:p>
      <text:p text:style-name="LastLine"><text:s text:c="3"/>and proudly show contempt.@l</text:p>
      <text:p text:style-name="Firstline">8.<text:tab/>How great the good you’ve treasured@f</text:p>
      <text:p text:style-name="IndentedLine"><text:s text:c="3"/>for them who worship you,@i</text:p>
      <text:p text:style-name="IndentedLine"><text:s text:c="3"/>prepared for those who trust you,@i</text:p>
      <text:p text:style-name="IndentedLine"><text:s text:c="3"/>where sons of men may view.@i</text:p>
      <text:p text:style-name="NonIndentedLine">You by your presence hide them@n</text:p>
      <text:p text:style-name="IndentedLine"><text:s text:c="3"/>from all men plotting wrongs;@i</text:p>
      <text:p text:style-name="IndentedLine"><text:s text:c="3"/>you keep them in your shelter@i</text:p>
      <text:p text:style-name="LastLine"><text:s text:c="3"/>safe from the strife of tongues.@l</text:p>
      <text:p text:style-name="Firstline">9.<text:tab/>The <text:span text:style-name="T1">#Lord#</text:span> be ever blessed,@f</text:p>
      <text:p text:style-name="IndentedLine"><text:s text:c="3"/>for he has made me know@i</text:p>
      <text:p text:style-name="IndentedLine"><text:s text:c="3"/>the mercy and protection@i</text:p>
      <text:p text:style-name="IndentedLine"><text:s text:c="3"/>his city walls bestow.@i</text:p>
      <text:p text:style-name="NonIndentedLine">I said when filled with panic,@n</text:p>
      <text:p text:style-name="IndentedLine"><text:s text:c="3"/>“I’m cut off from your eyes!”@i</text:p>
      <text:p text:style-name="IndentedLine"><text:s text:c="3"/>yet when to you I called out,@i</text:p>
      <text:p text:style-name="LastLine"><text:s text:c="3"/>you heard my pleading cries.@l</text:p>
      <text:p text:style-name="Firstline">10.<text:tab/>O love the <text:span text:style-name="T1">#Lord#</text:span>, you godly!@f</text:p>
      <text:p text:style-name="IndentedLine"><text:s text:c="3"/>The <text:span text:style-name="T1">#Lord#</text:span> the faithful keeps,@i</text:p>
      <text:p text:style-name="IndentedLine"><text:s text:c="3"/>but he repays the haughty,@i</text:p>
      <text:p text:style-name="IndentedLine"><text:s text:c="3"/>that what he sows he reaps.@i</text:p>
      <text:p text:style-name="NonIndentedLine">Be strong! He’ll keep refreshing@n</text:p>
      <text:p text:style-name="IndentedLine"><text:s text:c="3"/>our heart with courage great;@i</text:p>
      <text:p text:style-name="IndentedLine"><text:s text:c="3"/>O do with hope and patience@i</text:p>
      <text:p text:style-name="LastLine"><text:s text:c="3"/>upon Jehovah wait.@l</text:p>
      <text:h text:style-name="Heading_20_1" text:outline-level="1"><text:soft-page-break/>&amp;Psalm 32 <text:s/>How blest is he whose trespass</text:h>
      <text:p text:style-name="Firstline">1.<text:tab/>How blest is he whose trespass@f</text:p>
      <text:p text:style-name="IndentedLine"><text:s text:c="3"/>has freely been forgiven,@i</text:p>
      <text:p text:style-name="IndentedLine"><text:s text:c="3"/>whose sin is wholly covered@i</text:p>
      <text:p text:style-name="IndentedLine"><text:s text:c="3"/>before the sight of heaven.@i</text:p>
      <text:p text:style-name="NonIndentedLine">Blest he to whom Jehovah@n</text:p>
      <text:p text:style-name="IndentedLine"><text:s text:c="3"/>will not impute his sin,@i</text:p>
      <text:p text:style-name="IndentedLine"><text:s text:c="3"/>who has a guileless spirit,@i</text:p>
      <text:p text:style-name="LastLine"><text:s text:c="3"/>whose heart is true within.@l</text:p>
      <text:p text:style-name="Firstline">2.<text:tab/>While I kept guilty silence,@f</text:p>
      <text:p text:style-name="IndentedLine"><text:s text:c="3"/>my strength was spent with grief;@i</text:p>
      <text:p text:style-name="IndentedLine"><text:s text:c="3"/>thy hand was heavy on me;@i</text:p>
      <text:p text:style-name="IndentedLine"><text:s text:c="3"/>my soul found no relief.@i</text:p>
      <text:p text:style-name="NonIndentedLine">But when I owned my trespass,@n</text:p>
      <text:p text:style-name="IndentedLine"><text:s text:c="3"/>my sin hid not from thee,@i</text:p>
      <text:p text:style-name="IndentedLine"><text:s text:c="3"/>when I confessed transgression,@i</text:p>
      <text:p text:style-name="LastLine"><text:s text:c="3"/>then thou forgavest me.@l</text:p>
      <text:p text:style-name="Firstline">3.<text:tab/>So let the godly seek thee@f</text:p>
      <text:p text:style-name="IndentedLine"><text:s text:c="3"/>in times when thou art near;@i</text:p>
      <text:p text:style-name="IndentedLine"><text:s text:c="3"/>no whelming floods shall reach them,@i</text:p>
      <text:p text:style-name="IndentedLine"><text:s text:c="3"/>nor cause their hearts to fear.@i</text:p>
      <text:p text:style-name="NonIndentedLine">In thee, O <text:span text:style-name="T1">#Lord#</text:span>, I hide me,@n</text:p>
      <text:p text:style-name="IndentedLine"><text:s text:c="3"/>thou savest me from ill,@i</text:p>
      <text:p text:style-name="IndentedLine"><text:s text:c="3"/>and songs of thy salvation@i</text:p>
      <text:p text:style-name="LastLine"><text:s text:c="3"/>my heart with rapture thrill.@l</text:p>
      <text:p text:style-name="Firstline">4.<text:tab/>“I graciously will teach thee@f</text:p>
      <text:p text:style-name="IndentedLine"><text:s text:c="3"/>the way that thou shalt go,@i</text:p>
      <text:p text:style-name="IndentedLine"><text:s text:c="3"/>and with mine eye upon thee @i</text:p>
      <text:p text:style-name="IndentedLine"><text:s text:c="3"/>my counsel make thee know.@i</text:p>
      <text:p text:style-name="NonIndentedLine">But be ye not unruly,@n</text:p>
      <text:p text:style-name="IndentedLine"><text:s text:c="3"/>or slow to understand,@i</text:p>
      <text:p text:style-name="IndentedLine"><text:s text:c="3"/>be not perverse, but willing@i</text:p>
      <text:p text:style-name="LastLine"><text:s text:c="3"/>to heed my wise command.”@l</text:p>
      <text:p text:style-name="Firstline">5.<text:tab/>The sorrows of the wicked@f</text:p>
      <text:p text:style-name="IndentedLine"><text:s text:c="3"/>in number shall abound,@i</text:p>
      <text:p text:style-name="IndentedLine"><text:s text:c="3"/>but those that trust Jehovah,@i</text:p>
      <text:p text:style-name="IndentedLine"><text:s text:c="3"/>his mercy shall surround.@i</text:p>
      <text:p text:style-name="NonIndentedLine">Then in the <text:span text:style-name="T1">#Lord#</text:span> be joyful,@n</text:p>
      <text:p text:style-name="IndentedLine"><text:s text:c="3"/>in song lift up your voice;@i</text:p>
      <text:p text:style-name="IndentedLine"><text:s text:c="3"/>be glad in God, ye righteous;@i</text:p>
      <text:p text:style-name="LastLine"><text:s text:c="3"/>rejoice, ye saints, rejoice!@l</text:p>
      <text:h text:style-name="Heading_20_1" text:outline-level="1">&amp;Psalm 33 <text:s/>Joyfully sing to the <text:span text:style-name="T1">#Lord#</text:span></text:h>
      <text:p text:style-name="Firstline">1.<text:tab/>Joyfully sing to the <text:span text:style-name="T1">#Lord#</text:span>, all you righteous;@f</text:p>
      <text:p text:style-name="IndentedLine"><text:s text:c="3"/>for it is good that the upright give praise.@i</text:p>
      <text:p text:style-name="NonIndentedLine">With harp and lyre praise the <text:span text:style-name="T1">#Lord#</text:span> and make music;@n</text:p>
      <text:p text:style-name="LastLine"><text:s text:c="3"/>with shouts of joy, a new song to him raise.@l</text:p>
      <text:p text:style-name="Firstline"><text:soft-page-break/>2.<text:tab/>Righteous and true is the word God has spoken;@f</text:p>
      <text:p text:style-name="IndentedLine"><text:s text:c="3"/>all the <text:span text:style-name="T1">#Lord#</text:span>’s actions his faithfulness prove.@i</text:p>
      <text:p text:style-name="NonIndentedLine">He loves true righteousness, judgment and justice;@n</text:p>
      <text:p text:style-name="LastLine"><text:s text:c="3"/>all earth is full of his unfailing love.@l</text:p>
      <text:p text:style-name="Firstline">3.<text:tab/>By the <text:span text:style-name="T1">#Lord#</text:span>’s word were the heavens created,@f</text:p>
      <text:p text:style-name="IndentedLine"><text:s text:c="3"/>their starry host by the breath from his lips.@i</text:p>
      <text:p text:style-name="NonIndentedLine">All the sea’s waters he gathers together@n</text:p>
      <text:p text:style-name="LastLine"><text:s text:c="3"/>and in his storehouses lays up the deeps.@l</text:p>
      <text:p text:style-name="Firstline">4.<text:tab/>Let all the world fear the <text:span text:style-name="T1">#Lord#</text:span> in his greatness;@f</text:p>
      <text:p text:style-name="IndentedLine"><text:s text:c="3"/>rev’rence his name, all you peoples of earth!@i</text:p>
      <text:p text:style-name="NonIndentedLine">For when he spoke, all things came into being;@n</text:p>
      <text:p text:style-name="LastLine"><text:s text:c="3"/>when he commanded, then all things stood forth.@l</text:p>
      <text:p text:style-name="Firstline">5.<text:tab/>Foiled by the <text:span text:style-name="T1">#Lord#</text:span> are the plans of the nations;@f</text:p>
      <text:p text:style-name="IndentedLine"><text:s text:c="3"/>thwarted by him are the people’s designs.@i</text:p>
      <text:p text:style-name="NonIndentedLine">But the <text:span text:style-name="T1">#Lord#</text:span>’s purposes stand firm forever;@n</text:p>
      <text:p text:style-name="LastLine"><text:s text:c="3"/>his plans endure through all ages and times.@l</text:p>
      <text:p text:style-name="Firstline">6.<text:tab/>Favoured and blest is the nation he’s chosen,@f</text:p>
      <text:p text:style-name="IndentedLine"><text:s text:c="3"/>whose God the <text:span text:style-name="T1">#Lord#</text:span> is throughout every age;@i</text:p>
      <text:p text:style-name="NonIndentedLine">Blest are the people he called to be near him,@n</text:p>
      <text:p text:style-name="LastLine"><text:s text:c="3"/>those whom he chose as his own heritage.@l</text:p>
      <text:p text:style-name="Firstline">7.<text:tab/>From heaven’s height the <text:span text:style-name="T1">#Lord#</text:span> looks down and watches;@f</text:p>
      <text:p text:style-name="IndentedLine"><text:s text:c="3"/>he sees mankind from his own dwelling place.@i</text:p>
      <text:p text:style-name="NonIndentedLine">He who has moulded the hearts of all people@n</text:p>
      <text:p text:style-name="LastLine"><text:s text:c="3"/>knows every deed of the whole human race.@l</text:p>
      <text:p text:style-name="Firstline">8.<text:tab/>No king is saved by the size of his army;@f</text:p>
      <text:p text:style-name="IndentedLine"><text:s text:c="3"/>no warrior lives by the strength of his hand.@i</text:p>
      <text:p text:style-name="NonIndentedLine">Vain is man’s trust in a horse for deliverance,@n</text:p>
      <text:p text:style-name="LastLine"><text:s text:c="3"/>nor by its strength can it vic<text:span text:style-name="T5">~tor~</text:span>y command.@l</text:p>
      <text:p text:style-name="Firstline">9.<text:tab/>But the <text:span text:style-name="T1">#Lord#</text:span>’s eyes are on those who revere him,@f</text:p>
      <text:p text:style-name="IndentedLine"><text:s text:c="3"/>those who rely on his unfailing love;@i</text:p>
      <text:p text:style-name="NonIndentedLine">So that from famine and death he may save them,@n</text:p>
      <text:p text:style-name="LastLine"><text:s text:c="3"/>giving them life by his power from above.@l</text:p>
      <text:p text:style-name="Firstline">10.<text:tab/>We wait in hope for the <text:span text:style-name="T1">#Lord#</text:span>, our defender;@f</text:p>
      <text:p text:style-name="IndentedLine"><text:s text:c="3"/>trusting his holy name, our hearts are blest.@i</text:p>
      <text:p text:style-name="NonIndentedLine"><text:span text:style-name="T1">#Lord#</text:span>, may your unfailing love rest upon us,@n</text:p>
      <text:p text:style-name="LastLine"><text:s text:c="3"/>just as in you our sure hope has been placed.@l</text:p>
      <text:h text:style-name="Heading_20_1" text:outline-level="1"><text:soft-page-break/>&amp;Psalm 34 <text:s/>The <text:span text:style-name="T1">#Lord#</text:span> I will at all times bless</text:h>
      <text:p text:style-name="Firstline">1.<text:tab/>The <text:span text:style-name="T1">#Lord#</text:span> I will at all times bless@f</text:p>
      <text:p text:style-name="IndentedLine"><text:s text:c="3"/>and praise him with my voice.@i</text:p>
      <text:p text:style-name="IndentedLine"><text:s text:c="3"/>Because I glory in the <text:span text:style-name="T1">#Lord#</text:span>,@i</text:p>
      <text:p text:style-name="IndentedLine"><text:s text:c="3"/>let troubled souls rejoice.@i</text:p>
      <text:p text:style-name="NonIndentedLine">O let us magnify the <text:span text:style-name="T1">#Lord#</text:span>;@n</text:p>
      <text:p text:style-name="IndentedLine"><text:s text:c="3"/>exalt his name with me.@i</text:p>
      <text:p text:style-name="NonIndentedLine">I sought the <text:span text:style-name="T1">#Lord#</text:span>; his answer came:@n</text:p>
      <text:p text:style-name="LastLine"><text:s text:c="3"/>from fears he set me free.@l</text:p>
      <text:p text:style-name="Firstline">2.<text:tab/>They look to him and shine with joy;@f</text:p>
      <text:p text:style-name="IndentedLine"><text:s text:c="3"/>they are not put to shame.@i</text:p>
      <text:p text:style-name="IndentedLine"><text:s text:c="3"/>This suffering man cried to the <text:span text:style-name="T1">#Lord#</text:span>;@i</text:p>
      <text:p text:style-name="IndentedLine"><text:s text:c="3"/>from him deliverance came.@i</text:p>
      <text:p text:style-name="NonIndentedLine">The angel of the <text:span text:style-name="T1">#Lord#</text:span> surrounds@n</text:p>
      <text:p text:style-name="IndentedLine"><text:s text:c="3"/>and guards continually@i</text:p>
      <text:p text:style-name="NonIndentedLine">all those who fear and honour him;@n</text:p>
      <text:p text:style-name="LastLine"><text:s text:c="3"/>he sets his people free.@l</text:p>
      <text:p text:style-name="Firstline">3.<text:tab/>Come, taste and see – the <text:span text:style-name="T1">#Lord#</text:span> is good;@f</text:p>
      <text:p text:style-name="IndentedLine"><text:s text:c="3"/>who trusts in him is blest.@i</text:p>
      <text:p text:style-name="IndentedLine"><text:s text:c="3"/>O fear the <text:span text:style-name="T1">#Lord#</text:span>, you saints; with need@i</text:p>
      <text:p text:style-name="IndentedLine"><text:s text:c="3"/>you will not be oppressed.@i</text:p>
      <text:p text:style-name="NonIndentedLine">Young lions may grow weak and faint@n</text:p>
      <text:p text:style-name="IndentedLine"><text:s text:c="3"/>and hunger for their food,@i</text:p>
      <text:p text:style-name="NonIndentedLine">but those who wait upon the <text:span text:style-name="T1">#Lord#</text:span>@n</text:p>
      <text:p text:style-name="LastLine"><text:s text:c="3"/>will not lack any good.@l</text:p>
      <text:p text:style-name="Firstline">4.<text:tab/>Come here, my children! Gather round@f</text:p>
      <text:p text:style-name="IndentedLine"><text:s text:c="3"/>and listen to my word;@i</text:p>
      <text:p text:style-name="IndentedLine"><text:s text:c="3"/>and I will help you understand@i</text:p>
      <text:p text:style-name="IndentedLine"><text:s text:c="3"/>how you may fear the <text:span text:style-name="T1">#Lord#</text:span>.@i</text:p>
      <text:p text:style-name="NonIndentedLine">Does anyone delight in life@n</text:p>
      <text:p text:style-name="IndentedLine"><text:s text:c="3"/>and long to see good days?@i</text:p>
      <text:p text:style-name="NonIndentedLine">Then keep your tongue from evil speech,@n</text:p>
      <text:p text:style-name="LastLine"><text:s text:c="3"/>your lips from lying ways.@l</text:p>
      <text:p text:style-name="Firstline">5.<text:tab/>Depart and turn from evil paths@f</text:p>
      <text:p text:style-name="IndentedLine"><text:s text:c="3"/>and practise what is right.@i</text:p>
      <text:p text:style-name="IndentedLine"><text:s text:c="3"/>Desire to know the way of peace;@i</text:p>
      <text:p text:style-name="IndentedLine"><text:s text:c="3"/>pursue it with your might.@i</text:p>
      <text:p text:style-name="NonIndentedLine">The <text:span text:style-name="T1">#Lord#</text:span>’s eyes are upon the just;@n</text:p>
      <text:p text:style-name="IndentedLine"><text:s text:c="3"/>he listens to their plea.@i</text:p>
      <text:p text:style-name="NonIndentedLine">The wicked he rejects, and blots@n</text:p>
      <text:p text:style-name="LastLine"><text:s text:c="3"/>from earth their memory.@l</text:p>
      <text:p text:style-name="Firstline"><text:soft-page-break/>6.<text:tab/>The righteous cry; the <text:span text:style-name="T1">#Lord#</text:span> responds@f</text:p>
      <text:p text:style-name="IndentedLine"><text:s text:c="3"/>and frees them when distressed.@i</text:p>
      <text:p text:style-name="IndentedLine"><text:s text:c="3"/>The <text:span text:style-name="T1">#Lord#</text:span> draws near the broken heart@i</text:p>
      <text:p text:style-name="IndentedLine"><text:s text:c="3"/>and rescues the depressed.@i</text:p>
      <text:p text:style-name="NonIndentedLine">From all the troubles of the just@n</text:p>
      <text:p text:style-name="IndentedLine"><text:s text:c="3"/>the <text:span text:style-name="T1">#Lord#</text:span> will set him free.@i</text:p>
      <text:p text:style-name="NonIndentedLine">The <text:span text:style-name="T1">#Lord#</text:span> protects his every bone,@n</text:p>
      <text:p text:style-name="LastLine"><text:s text:c="3"/>and broken none will be.@l</text:p>
      <text:p text:style-name="Firstline">7.<text:tab/>The wicked are condemned to death,@f</text:p>
      <text:p text:style-name="IndentedLine"><text:s text:c="3"/>all those who hate the just.@i</text:p>
      <text:p text:style-name="NonIndentedLine"><text:span text:style-name="T1">#God#</text:span> saves his own; they’re not condemned,@n</text:p>
      <text:p text:style-name="LastLine"><text:s text:c="3"/>for in the <text:span text:style-name="T1">#Lord#</text:span> they trust.@l</text:p>
      <text:h text:style-name="Heading_20_1" text:outline-level="1">&amp;Psalm 35 <text:s/><text:span text:style-name="T1">#Lord#</text:span>, plead my case</text:h>
      <text:p text:style-name="Firstline">1.<text:tab/><text:span text:style-name="T1">#Lord#</text:span>, plead my case when I am charged@f</text:p>
      <text:p text:style-name="IndentedLine"><text:s text:c="3"/>by foes maliciously;@i</text:p>
      <text:p text:style-name="IndentedLine"><text:s text:c="3"/>and fight for me when they attack@i</text:p>
      <text:p text:style-name="IndentedLine"><text:s text:c="3"/>and vent their spite on me.@i</text:p>
      <text:p text:style-name="NonIndentedLine">Take up your shield! Come to my aid!@n</text:p>
      <text:p text:style-name="IndentedLine"><text:s text:c="3"/>Speak to my soul and say,@i</text:p>
      <text:p text:style-name="IndentedLine"><text:s text:c="3"/>“I’m your salvation.” With your spear@i</text:p>
      <text:p text:style-name="LastLine"><text:s text:c="3"/>cut off my e<text:span text:style-name="T5">~nem~</text:span>ies’ way.@l</text:p>
      <text:p text:style-name="Firstline">2.<text:tab/>May those who seek to take my life@f</text:p>
      <text:p text:style-name="IndentedLine"><text:s text:c="3"/>endure disgrace and shame;@i</text:p>
      <text:p text:style-name="IndentedLine"><text:s text:c="3"/>may those who plot my overthrow@i</text:p>
      <text:p text:style-name="IndentedLine"><text:s text:c="3"/>turn back the way they came.@i</text:p>
      <text:p text:style-name="NonIndentedLine">And may the angel of the <text:span text:style-name="T1">#Lord#</text:span>@n</text:p>
      <text:p text:style-name="IndentedLine"><text:s text:c="3"/>drive them away like chaff.@i</text:p>
      <text:p text:style-name="IndentedLine"><text:s text:c="3"/>May he pursue them all along@i</text:p>
      <text:p text:style-name="LastLine"><text:s text:c="3"/>a dark and slippery path.@l</text:p>
      <text:p text:style-name="Firstline">3.<text:tab/>Since they have spread a net for me@f</text:p>
      <text:p text:style-name="IndentedLine"><text:s text:c="3"/>without a cause at all,@i</text:p>
      <text:p text:style-name="IndentedLine"><text:s text:c="3"/>and for no reason dug a pit@i</text:p>
      <text:p text:style-name="IndentedLine"><text:s text:c="3"/>that in it I might fall,@i</text:p>
      <text:p text:style-name="NonIndentedLine">let ruin seize them, and let them@n</text:p>
      <text:p text:style-name="IndentedLine"><text:s text:c="3"/>in their own net be caught;@i</text:p>
      <text:p text:style-name="IndentedLine"><text:s text:c="3"/>may they instead fall in their pit@i</text:p>
      <text:p text:style-name="LastLine"><text:s text:c="3"/>and so to death be brought.@l</text:p>
      <text:p text:style-name="Firstline">4.<text:tab/>Then will my soul rejoice in God@f</text:p>
      <text:p text:style-name="IndentedLine"><text:s text:c="3"/>and in his saving name.@i</text:p>
      <text:p text:style-name="IndentedLine"><text:s text:c="3"/>“Who is a God like you, O <text:span text:style-name="T1">#Lord#</text:span>?”@i</text:p>
      <text:p text:style-name="IndentedLine"><text:s text:c="3"/>my heart and soul exclaim.@i</text:p>
      <text:p text:style-name="NonIndentedLine">“The poor you rescue from the hands@n</text:p>
      <text:p text:style-name="IndentedLine"><text:s text:c="3"/>of those who are too strong;@i</text:p>
      <text:p text:style-name="IndentedLine"><text:s text:c="3"/>you save the poor and weak from those@i</text:p>
      <text:p text:style-name="LastLine"><text:s text:c="3"/>who rob and do them wrong.”@l</text:p>
      <text:p text:style-name="Firstline"><text:soft-page-break/>5.<text:tab/>Malicious witnesses rise up@f</text:p>
      <text:p text:style-name="IndentedLine"><text:s text:c="3"/>and falsely slander me;@i</text:p>
      <text:p text:style-name="IndentedLine"><text:s text:c="3"/>I have no knowledge of the things@i</text:p>
      <text:p text:style-name="IndentedLine"><text:s text:c="3"/>they ask accusingly.@i</text:p>
      <text:p text:style-name="NonIndentedLine">They pay back evil for my good@n</text:p>
      <text:p text:style-name="IndentedLine"><text:s text:c="3"/>and leave my soul forlorn.@i</text:p>
      <text:p text:style-name="IndentedLine"><text:s text:c="3"/>Yet, at their illness, I would fast@i</text:p>
      <text:p text:style-name="LastLine"><text:s text:c="3"/>and, clad in sackcloth, mourn.@l</text:p>
      <text:p text:style-name="Firstline">6.<text:tab/>And when my prayers went out unheard,@f</text:p>
      <text:p text:style-name="IndentedLine"><text:s text:c="3"/>I mourned as one bereaved@i</text:p>
      <text:p text:style-name="IndentedLine"><text:s text:c="3"/>of mother, brother, closest friend;@i</text:p>
      <text:p text:style-name="IndentedLine"><text:s text:c="3"/>I bowed my head and grieved.@i</text:p>
      <text:p text:style-name="NonIndentedLine">But when I slipped they gathered round@n</text:p>
      <text:p text:style-name="IndentedLine"><text:s text:c="3"/>and gloated with delight;@i</text:p>
      <text:p text:style-name="IndentedLine"><text:s text:c="3"/>like godless jesters at a feast,@i</text:p>
      <text:p text:style-name="LastLine"><text:s text:c="3"/>they gnashed their teeth in spite.@l</text:p>
      <text:p text:style-name="Firstline">7.<text:tab/>O <text:span text:style-name="T1">#Lord#</text:span>, how long will you look on?@f</text:p>
      <text:p text:style-name="IndentedLine"><text:s text:c="3"/>Defend me from their strife;@i</text:p>
      <text:p text:style-name="IndentedLine"><text:s text:c="3"/>from these marauding lions’ teeth@i</text:p>
      <text:p text:style-name="IndentedLine"><text:s text:c="3"/>protect my precious life.@i</text:p>
      <text:p text:style-name="NonIndentedLine">Then where the great assembly meets@n</text:p>
      <text:p text:style-name="IndentedLine"><text:s text:c="3"/>to you I will give praise;@i</text:p>
      <text:p text:style-name="IndentedLine"><text:s text:c="3"/>among the crowds of worshippers@i</text:p>
      <text:p text:style-name="LastLine"><text:s text:c="3"/>in thanks my voice I’ll raise.@l</text:p>
      <text:p text:style-name="Firstline">8.<text:tab/>Let him not gloat who, without cause,@f</text:p>
      <text:p text:style-name="IndentedLine"><text:s text:c="3"/>is my fierce enemy,@i</text:p>
      <text:p text:style-name="IndentedLine"><text:s text:c="3"/>nor those who hate me unprovoked@i</text:p>
      <text:p text:style-name="IndentedLine"><text:s text:c="3"/>stare spitefully at me.@i</text:p>
      <text:p text:style-name="NonIndentedLine">They do not speak in peaceful words,@n</text:p>
      <text:p text:style-name="IndentedLine"><text:s text:c="3"/>but cunning schemes have planned,@i</text:p>
      <text:p text:style-name="IndentedLine"><text:s text:c="3"/>accusing those who live at peace@i</text:p>
      <text:p text:style-name="LastLine"><text:s text:c="3"/>and quiet in the land.@l</text:p>
      <text:p text:style-name="Firstline">9.<text:tab/>Triumphantly they shout and say,@f</text:p>
      <text:p text:style-name="IndentedLine"><text:s text:c="3"/>“His wickedness we see!”@i</text:p>
      <text:p text:style-name="IndentedLine"><text:s text:c="3"/><text:span text:style-name="T1">#Lord#</text:span>, you have seen; hold not your peace.@i</text:p>
      <text:p text:style-name="IndentedLine"><text:s text:c="3"/><text:span text:style-name="T1">#Lord#</text:span>, be not far from me.@i</text:p>
      <text:p text:style-name="NonIndentedLine">Awake, and rise to my defence!@n</text:p>
      <text:p text:style-name="IndentedLine"><text:s text:c="3"/>Contend for me, my God.@i</text:p>
      <text:p text:style-name="IndentedLine"><text:s text:c="3"/>Do not let them gloat over me;@i</text:p>
      <text:p text:style-name="LastLine"><text:s text:c="3"/>in justice judge, O <text:span text:style-name="T1">#Lord#</text:span>.@l</text:p>
      <text:p text:style-name="Firstline">10.<text:tab/>Let them not think within their hearts,@f</text:p>
      <text:p text:style-name="IndentedLine"><text:s text:c="3"/>“At last! Just what we want!”@i</text:p>
      <text:p text:style-name="IndentedLine"><text:s text:c="3"/>Nor let them say, “We’ve swallowed him” –@i</text:p>
      <text:p text:style-name="IndentedLine"><text:s text:c="3"/>let that not be their taunt.@i</text:p>
      <text:p text:style-name="NonIndentedLine">May all who gloat at my distress@n</text:p>
      <text:p text:style-name="IndentedLine"><text:s text:c="3"/>know shame and loss of face;@i</text:p>
      <text:p text:style-name="IndentedLine"><text:s text:c="3"/>may all who triumph over me@i</text:p>
      <text:p text:style-name="LastLine"><text:s text:c="3"/>be covered with disgrace.@l</text:p>
      <text:p text:style-name="Firstline"><text:soft-page-break/>11.<text:tab/>May those who long to see me cleared@f</text:p>
      <text:p text:style-name="IndentedLine"><text:s text:c="3"/>shout out with joy and sing:@i</text:p>
      <text:p text:style-name="IndentedLine"><text:s text:c="3"/>“The <text:span text:style-name="T1">#Lord#</text:span> be praised, who loves to see@i</text:p>
      <text:p text:style-name="IndentedLine"><text:s text:c="3"/>his servant prospering.”@i</text:p>
      <text:p text:style-name="NonIndentedLine">I will extol your righteousness;@n</text:p>
      <text:p text:style-name="IndentedLine"><text:s text:c="3"/>I’ll praise you with my tongue.@i</text:p>
      <text:p text:style-name="IndentedLine"><text:s text:c="3"/>I will proclaim your greatness, <text:span text:style-name="T1">#Lord#</text:span>,@i</text:p>
      <text:p text:style-name="LastLine"><text:s text:c="3"/>and praise you all day long.@l</text:p>
      <text:h text:style-name="Heading_20_1" text:outline-level="1">&amp;Psalm 36 <text:s/>The trespass of the wicked man</text:h>
      <text:p text:style-name="Firstline">1.<text:tab/>The trespass of the wicked man@f</text:p>
      <text:p text:style-name="IndentedLine"><text:s text:c="3"/>most plainly testifies@i</text:p>
      <text:p text:style-name="NonIndentedLine">that fear of God’s most holy name@n</text:p>
      <text:p text:style-name="LastLine"><text:s text:c="3"/>is not before his eyes.@l</text:p>
      <text:p text:style-name="Firstline">2.<text:tab/>He views himself with blind conceit,@f</text:p>
      <text:p text:style-name="IndentedLine"><text:s text:c="3"/>his sinfulness denies.@i</text:p>
      <text:p text:style-name="NonIndentedLine">He speaks with evil and deceit,@n</text:p>
      <text:p text:style-name="LastLine"><text:s text:c="3"/>no longer good or wise.@l</text:p>
      <text:p text:style-name="Firstline">3.<text:tab/>In bed he plots his evil ways;@f</text:p>
      <text:p text:style-name="IndentedLine"><text:s text:c="3"/>he schemes throughout the night,@i</text:p>
      <text:p text:style-name="NonIndentedLine">as he commits himself to sin,@n</text:p>
      <text:p text:style-name="LastLine"><text:s text:c="3"/>rejecting what is right.@l</text:p>
      <text:p text:style-name="Firstline">4.<text:tab/>Your steadfast love is great, O <text:span text:style-name="T1">#Lord#</text:span>;@f</text:p>
      <text:p text:style-name="IndentedLine"><text:s text:c="3"/>it reaches heaven high.@i</text:p>
      <text:p text:style-name="NonIndentedLine">Your faithfulness is wonderful,@n</text:p>
      <text:p text:style-name="LastLine"><text:s text:c="3"/>extending to the sky.@l</text:p>
      <text:p text:style-name="Firstline">5.<text:tab/>Your righteousness is very great,@f</text:p>
      <text:p text:style-name="IndentedLine"><text:s text:c="3"/>like mountains high and steep;@i</text:p>
      <text:p text:style-name="NonIndentedLine">your justice is like ocean depths.@n</text:p>
      <text:p text:style-name="LastLine"><text:s text:c="3"/>Both man and beast you keep.@l</text:p>
      <text:p text:style-name="Firstline">6.<text:tab/>How precious is your steadfast love!@f</text:p>
      <text:p text:style-name="IndentedLine"><text:s text:c="3"/>What confidence it brings!@i</text:p>
      <text:p text:style-name="NonIndentedLine">Both high and low find shelter in@n</text:p>
      <text:p text:style-name="LastLine"><text:s text:c="3"/>the shadow of your wings.@l</text:p>
      <text:p text:style-name="Firstline">7.<text:tab/>They feast within your house, and drink@f</text:p>
      <text:p text:style-name="IndentedLine"><text:s text:c="3"/>from streams of your delight.@i</text:p>
      <text:p text:style-name="NonIndentedLine">For with you is the source of life;@n</text:p>
      <text:p text:style-name="LastLine"><text:s text:c="3"/>in your light we see light.@l</text:p>
      <text:p text:style-name="Firstline">8.<text:tab/>To those who know you as their God,@f</text:p>
      <text:p text:style-name="IndentedLine"><text:s text:c="3"/>your steadfast love impart;@i</text:p>
      <text:p text:style-name="NonIndentedLine">maintain your righteousness to those@n</text:p>
      <text:p text:style-name="LastLine"><text:s text:c="3"/>of pure and upright heart.@l</text:p>
      <text:p text:style-name="Firstline"><text:soft-page-break/>9.<text:tab/>Let not the ruthless foot of pride@f</text:p>
      <text:p text:style-name="IndentedLine"><text:s text:c="3"/>approach and threaten me,@i</text:p>
      <text:p text:style-name="NonIndentedLine">nor let the hand of wickedness@n</text:p>
      <text:p text:style-name="LastLine"><text:s text:c="3"/>force me to turn and flee.@l</text:p>
      <text:p text:style-name="Firstline">10.<text:tab/>See where these evildoers lie,@f</text:p>
      <text:p text:style-name="IndentedLine"><text:s text:c="3"/>who righteousness despise!@i</text:p>
      <text:p text:style-name="NonIndentedLine">Thrown down are they, and there they stay,@n</text:p>
      <text:p text:style-name="LastLine"><text:s text:c="3"/>unable to arise.@l</text:p>
      <text:h text:style-name="Heading_20_1" text:outline-level="1">&amp;Psalm 37 <text:s/>Do not fret on account of the wicked</text:h>
      <text:p text:style-name="Firstline">1.<text:tab/>Do not fret on account of the wicked,@f</text:p>
      <text:p text:style-name="IndentedLine"><text:s text:c="3"/>do not envy the ones who do wrong;@i</text:p>
      <text:p text:style-name="NonIndentedLine">for like grass they will very soon wither,@n</text:p>
      <text:p text:style-name="LastLine"><text:s text:c="3"/>like green plants they will not flourish long.@l</text:p>
      <text:p text:style-name="Firstline">2.<text:tab/>Put your trust in the <text:span text:style-name="T1">#Lord#</text:span> and be upright;@f</text:p>
      <text:p text:style-name="IndentedLine"><text:s text:c="3"/>then secure in the land you will live.@i</text:p>
      <text:p text:style-name="NonIndentedLine">Take delight in the <text:span text:style-name="T1">#Lord#</text:span> above all things –@n</text:p>
      <text:p text:style-name="LastLine"><text:s text:c="3"/>the desires of your heart he will give.@l</text:p>
      <text:p text:style-name="Firstline">3.<text:tab/>To the <text:span text:style-name="T1">#Lord#</text:span> let your way be committed;@f</text:p>
      <text:p text:style-name="IndentedLine"><text:s text:c="3"/>trust in him – he will do what is right.@i</text:p>
      <text:p text:style-name="NonIndentedLine">Then your justice will shine like the morning,@n</text:p>
      <text:p text:style-name="LastLine"><text:s text:c="3"/>your just cause like the sun in its might.@l</text:p>
      <text:p text:style-name="Firstline">4.<text:tab/>So be silent and seek the <text:span text:style-name="T1">#Lord#</text:span>’s presence,@f</text:p>
      <text:p text:style-name="IndentedLine"><text:s text:c="3"/>and be patient until he replies;@i</text:p>
      <text:p text:style-name="NonIndentedLine">do not fret when you see the successful,@n</text:p>
      <text:p text:style-name="LastLine"><text:s text:c="3"/>if their schemes are promoted through lies.@l</text:p>
      <text:p text:style-name="Firstline">5.<text:tab/>Do not fret – it leads only to evil;@f</text:p>
      <text:p text:style-name="IndentedLine"><text:s text:c="3"/>keep your temper and stay far from wrath,@i</text:p>
      <text:p text:style-name="NonIndentedLine">for the wicked will certainly perish,@n</text:p>
      <text:p text:style-name="LastLine"><text:s text:c="3"/>while the godly inherit the earth.@l</text:p>
      <text:p text:style-name="Firstline">6.<text:tab/>Yet a while, and the wicked will vanish;@f</text:p>
      <text:p text:style-name="IndentedLine"><text:s text:c="3"/>though you search, they will never be found.@i</text:p>
      <text:p text:style-name="NonIndentedLine">But the land will belong to the humble,@n</text:p>
      <text:p text:style-name="LastLine"><text:s text:c="3"/>and their welfare and peace will abound.@l</text:p>
      <text:p text:style-name="Firstline">7.<text:tab/>Though the wicked may strike at the righteous,@f</text:p>
      <text:p text:style-name="IndentedLine"><text:s text:c="3"/>and may gnash their teeth wildly in hate;@i</text:p>
      <text:p text:style-name="NonIndentedLine">yet the Lord simply laughs at the wicked,@n</text:p>
      <text:p text:style-name="LastLine"><text:s text:c="3"/>for he sees the approach of their fate.@l</text:p>
      <text:p text:style-name="Firstline">8.<text:tab/>Though the wicked take aim at the righteous@f</text:p>
      <text:p text:style-name="IndentedLine"><text:s text:c="3"/>and attempt to bring down the oppressed,@i</text:p>
      <text:p text:style-name="NonIndentedLine">yet their bow will be broken in pieces,@n</text:p>
      <text:p text:style-name="LastLine"><text:s text:c="3"/>and their sword will but pierce their own breast.@l</text:p>
      <text:p text:style-name="Firstline"><text:soft-page-break/>9.<text:tab/>Though the righteous have little, it’s better@f</text:p>
      <text:p text:style-name="IndentedLine"><text:s text:c="3"/>than the riches of many unjust;@i</text:p>
      <text:p text:style-name="NonIndentedLine">for the wicked’s great strength will be broken,@n</text:p>
      <text:p text:style-name="LastLine"><text:s text:c="3"/>but the <text:span text:style-name="T1">#Lord#</text:span> is the righteous one’s trust.@l</text:p>
      <text:p text:style-name="Firstline">10.<text:tab/>Day by day the <text:span text:style-name="T1">#Lord#</text:span> cares for the blameless,@f</text:p>
      <text:p text:style-name="IndentedLine"><text:s text:c="3"/>so their heritage stands ever sure.@i</text:p>
      <text:p text:style-name="NonIndentedLine">When a famine comes, they will have plenty;@n</text:p>
      <text:p text:style-name="LastLine"><text:s text:c="3"/>and in drought they will always endure.@l</text:p>
      <text:p text:style-name="Firstline">11.<text:tab/>But the wicked will certainly perish;@f</text:p>
      <text:p text:style-name="IndentedLine"><text:s text:c="3"/>they will vanish, as smoke blows away.@i</text:p>
      <text:p text:style-name="NonIndentedLine">And the foes of the <text:span text:style-name="T1">#Lord#</text:span> will be scattered,@n</text:p>
      <text:p text:style-name="LastLine"><text:s text:c="3"/>like the flower of the field in a day.@l</text:p>
      <text:p text:style-name="Firstline">12.<text:tab/>The ungodly retain what they borrow,@f</text:p>
      <text:p text:style-name="IndentedLine"><text:s text:c="3"/>but the just give with generous hand.@i</text:p>
      <text:p text:style-name="NonIndentedLine">For those blest by the <text:span text:style-name="T1">#Lord#</text:span> will inherit,@n</text:p>
      <text:p text:style-name="LastLine"><text:s text:c="3"/>while the cursed are cut off from the land.@l</text:p>
      <text:p text:style-name="Firstline">13.<text:tab/>If the <text:span text:style-name="T1">#Lord#</text:span> takes delight in a person,@f</text:p>
      <text:p text:style-name="IndentedLine"><text:s text:c="3"/>he will render his steps firm and sure.@i</text:p>
      <text:p text:style-name="NonIndentedLine">Though he stumble he will not fall headlong,@n</text:p>
      <text:p text:style-name="LastLine"><text:s text:c="3"/>for the <text:span text:style-name="T1">#Lord#</text:span>’s hand will keep him secure.@l</text:p>
      <text:p text:style-name="Firstline">14.<text:tab/>All my life I have not seen the righteous@f</text:p>
      <text:p text:style-name="IndentedLine"><text:s text:c="3"/>left forsaken, or begging for food.@i</text:p>
      <text:p text:style-name="NonIndentedLine">They are always prepared to lend freely,@n</text:p>
      <text:p text:style-name="LastLine"><text:s text:c="3"/>and their children will share what is good.@l</text:p>
      <text:p text:style-name="Firstline">15.<text:tab/>If you turn back from sin and act rightly,@f</text:p>
      <text:p text:style-name="IndentedLine"><text:s text:c="3"/>you’ll continue forever secure;@i</text:p>
      <text:p text:style-name="NonIndentedLine">for the <text:span text:style-name="T1">#Lord#</text:span> shows his love to the righteous;@n</text:p>
      <text:p text:style-name="LastLine"><text:s text:c="3"/>those who trust him he'll keep safe and sure.@l</text:p>
      <text:p text:style-name="Firstline">16.<text:tab/>The obed<text:span text:style-name="T5">~ien~</text:span>t will not be forsaken,@f</text:p>
      <text:p text:style-name="IndentedLine"><text:s text:c="3"/>but the line of the wicked will fail.@i</text:p>
      <text:p text:style-name="NonIndentedLine">To the righteous the land will be given,@n</text:p>
      <text:p text:style-name="LastLine"><text:s text:c="3"/>and forever in it they will dwell.@l</text:p>
      <text:p text:style-name="Firstline">17.<text:tab/>From the mouth of the righteous comes wisdom;@f</text:p>
      <text:p text:style-name="IndentedLine"><text:s text:c="3"/>words of justice proceed from their lips.@i</text:p>
      <text:p text:style-name="NonIndentedLine">For the law of their God is within them@n</text:p>
      <text:p text:style-name="LastLine"><text:s text:c="3"/>and ensures that their foot never slips.@l</text:p>
      <text:p text:style-name="Firstline">18.<text:tab/>The unjust lie in wait for the righteous;@f</text:p>
      <text:p text:style-name="IndentedLine"><text:s text:c="3"/>to destroy them is always their thought.@i</text:p>
      <text:p text:style-name="NonIndentedLine">But the <text:span text:style-name="T1">#Lord#</text:span> will not let them be mastered,@n</text:p>
      <text:p text:style-name="LastLine"><text:s text:c="3"/>or condemned when to court they are brought.@l</text:p>
      <text:p text:style-name="Firstline">19.<text:tab/>Put your trust in the <text:span text:style-name="T1">#Lord#</text:span>, I exhort you;@f</text:p>
      <text:p text:style-name="IndentedLine"><text:s text:c="3"/>in his ways you should always remain.@i</text:p>
      <text:p text:style-name="NonIndentedLine">To inherit the land he’ll exalt you;@n</text:p>
      <text:p text:style-name="LastLine"><text:s text:c="3"/>you will see when the wicked are slain.@l</text:p>
      <text:p text:style-name="Firstline"><text:soft-page-break/>20.<text:tab/>I have witnessed a ruthless man standing@f</text:p>
      <text:p text:style-name="IndentedLine"><text:s text:c="3"/>like a flourishing tree in its ground;@i</text:p>
      <text:p text:style-name="NonIndentedLine">but he soon passed away and was nothing;@n</text:p>
      <text:p text:style-name="LastLine"><text:s text:c="3"/>though I searched, he was not to be found.@l</text:p>
      <text:p text:style-name="Firstline">21.<text:tab/>Watch the blameless, consider the upright;@f</text:p>
      <text:p text:style-name="IndentedLine"><text:s text:c="3"/>there’s a future for those who make peace.@i</text:p>
      <text:p text:style-name="NonIndentedLine">But destruction awaits the rebellious,@n</text:p>
      <text:p text:style-name="LastLine"><text:s text:c="3"/>and their future will suddenly cease.@l</text:p>
      <text:p text:style-name="Firstline">22.<text:tab/>From the <text:span text:style-name="T1">#Lord#</text:span> comes the hope of the righteous,@f</text:p>
      <text:p text:style-name="IndentedLine"><text:s text:c="3"/>and in trouble defence for the meek;@i</text:p>
      <text:p text:style-name="NonIndentedLine">so the <text:span text:style-name="T1">#Lord#</text:span> saves them all from the wicked,@n</text:p>
      <text:p text:style-name="LastLine"><text:s text:c="3"/>for in him their protection they seek.@l</text:p>
      <text:h text:style-name="Heading_20_1" text:outline-level="1">&amp;Psalm 38 <text:s/>In wrath do not rebuke me, <text:span text:style-name="T1">#Lord#</text:span></text:h>
      <text:p text:style-name="Firstline">1.<text:tab/>In wrath do not rebuke me, <text:span text:style-name="T1">#Lord#</text:span>,@f</text:p>
      <text:p text:style-name="IndentedLine"><text:s text:c="3"/>or in your anger chasten me.@i</text:p>
      <text:p text:style-name="NonIndentedLine">Your arrows deeply pierce my soul;@n</text:p>
      <text:p text:style-name="LastLine"><text:s text:c="3"/>your hand lies on me heavily.@l</text:p>
      <text:p text:style-name="Firstline">2.<text:tab/>Because your anger rests on me,@f</text:p>
      <text:p text:style-name="IndentedLine"><text:s text:c="3"/>my body has no health within;@i</text:p>
      <text:p text:style-name="NonIndentedLine">there is no soundness in my bones,@n</text:p>
      <text:p text:style-name="LastLine"><text:s text:c="3"/>because you judge me for my sin.@l</text:p>
      <text:p text:style-name="Firstline">3.<text:tab/>My guilt has overwhelmed my soul;@f</text:p>
      <text:p text:style-name="IndentedLine"><text:s text:c="3"/>its burden is a crushing weight.@i</text:p>
      <text:p text:style-name="NonIndentedLine">My wounds are foul and festering,@n</text:p>
      <text:p text:style-name="LastLine"><text:s text:c="3"/>because my foolishness is great.@l</text:p>
      <text:p text:style-name="Firstline">4.<text:tab/>I am bowed down, I am brought low,@f</text:p>
      <text:p text:style-name="IndentedLine"><text:s text:c="3"/>and I go mourning all the day.@i</text:p>
      <text:p text:style-name="NonIndentedLine">My back is filled with searing pain,@n</text:p>
      <text:p text:style-name="LastLine"><text:s text:c="3"/>and my whole body wastes away.@l</text:p>
      <text:p text:style-name="Firstline">5.<text:tab/>I’m feeble and completely crushed;@f</text:p>
      <text:p text:style-name="IndentedLine"><text:s text:c="3"/>in anguish of my heart I groan.@i</text:p>
      <text:p text:style-name="NonIndentedLine"><text:span text:style-name="T1">#Lord#</text:span>, my desires before you lie;@n</text:p>
      <text:p text:style-name="LastLine"><text:s text:c="3"/>to you my sighing is well known.@l</text:p>
      <text:p text:style-name="Firstline">6.<text:tab/>My heart beats wildly, strength has failed,@f</text:p>
      <text:p text:style-name="IndentedLine"><text:s text:c="3"/>the light has faded from my eye.@i</text:p>
      <text:p text:style-name="NonIndentedLine">My friends and neighbours keep away;@n</text:p>
      <text:p text:style-name="LastLine"><text:s text:c="3"/>they see my wounds and then pass by.@l</text:p>
      <text:p text:style-name="Firstline">7.<text:tab/>My enemies who seek my life@f</text:p>
      <text:p text:style-name="IndentedLine"><text:s text:c="3"/>with cunning set their snares for me;@i</text:p>
      <text:p text:style-name="NonIndentedLine">my foes conspire to do me harm,@n</text:p>
      <text:p text:style-name="LastLine"><text:s text:c="3"/>and all day long plot treachery.@l</text:p>
      <text:p text:style-name="Firstline"><text:soft-page-break/>8.<text:tab/>I’m like the deaf, who cannot hear,@f</text:p>
      <text:p text:style-name="IndentedLine"><text:s text:c="3"/>and like the mute, who cannot cry.@i</text:p>
      <text:p text:style-name="NonIndentedLine">I’m like a man who hears no sound,@n</text:p>
      <text:p text:style-name="LastLine"><text:s text:c="3"/>whose mouth can offer no reply.@l</text:p>
      <text:p text:style-name="Firstline">9.<text:tab/>I wait for you, O <text:span text:style-name="T1">#Lord#</text:span> my God;@f</text:p>
      <text:p text:style-name="IndentedLine"><text:s text:c="3"/>and you, O <text:span text:style-name="T1">#Lord#</text:span>, will answer me.@i</text:p>
      <text:p text:style-name="NonIndentedLine">I prayed to you, “If my foot slips,@n</text:p>
      <text:p text:style-name="LastLine"><text:s text:c="3"/>let them not gloat exultantly.”@l</text:p>
      <text:p text:style-name="Firstline">10.<text:tab/>Indeed I am about to fall;@f</text:p>
      <text:p text:style-name="IndentedLine"><text:s text:c="3"/>my pain is ever deep within.@i</text:p>
      <text:p text:style-name="NonIndentedLine">I must confess iniquity,@n</text:p>
      <text:p text:style-name="LastLine"><text:s text:c="3"/>and I am troubled by my sin.@l</text:p>
      <text:p text:style-name="Firstline">11.<text:tab/>My foes are vigorous and strong;@f</text:p>
      <text:p text:style-name="IndentedLine"><text:s text:c="3"/>and many hate me wrongfully.@i</text:p>
      <text:p text:style-name="NonIndentedLine">My good with evil they repay;@n</text:p>
      <text:p text:style-name="LastLine"><text:s text:c="3"/>when I seek good, they slander me.@l</text:p>
      <text:p text:style-name="Firstline">12.<text:tab/>O <text:span text:style-name="T1">#Lord#</text:span>, do not abandon me;@f</text:p>
      <text:p text:style-name="IndentedLine"><text:s text:c="3"/>do not be far from me, my God.@i</text:p>
      <text:p text:style-name="NonIndentedLine">Come quickly to deliver me@n</text:p>
      <text:p text:style-name="LastLine"><text:s text:c="3"/>because you are my Saviour, <text:span text:style-name="T1">#Lord#</text:span>.@l</text:p>
      <text:h text:style-name="Heading_20_1" text:outline-level="1">&amp;Psalm 39 <text:s/>I said, “Now let me watch my ways”</text:h>
      <text:p text:style-name="Firstline">1.<text:tab/>I said, “Now let me watch my ways@f</text:p>
      <text:p text:style-name="IndentedLine"><text:s text:c="3"/>and keep my tongue from sin.@i</text:p>
      <text:p text:style-name="IndentedLine"><text:s text:c="3"/>I’ll put a muzzle on my mouth@i</text:p>
      <text:p text:style-name="IndentedLine"><text:s text:c="3"/>when I’m with wicked men.”@i</text:p>
      <text:p text:style-name="NonIndentedLine">When I was silent and kept still@n</text:p>
      <text:p text:style-name="IndentedLine"><text:s text:c="3"/>and firmly held my peace,@i</text:p>
      <text:p text:style-name="IndentedLine"><text:s text:c="3"/>not speaking even what was good,@i</text:p>
      <text:p text:style-name="LastLine"><text:s text:c="3"/>this made my pain increase.@l</text:p>
      <text:p text:style-name="Firstline">2.<text:tab/>Because of this my heart grew hot;@f</text:p>
      <text:p text:style-name="IndentedLine"><text:s text:c="3"/>the fire burned strong indeed@i</text:p>
      <text:p text:style-name="IndentedLine"><text:s text:c="3"/>the more I mused upon it all.@i</text:p>
      <text:p text:style-name="IndentedLine"><text:s text:c="3"/>Then I began to plead:@i</text:p>
      <text:p text:style-name="NonIndentedLine">“<text:span text:style-name="T1">#Lord#</text:span>, show me that my life will end –@n</text:p>
      <text:p text:style-name="IndentedLine"><text:s text:c="3"/>how many days I’ll see –@i</text:p>
      <text:p text:style-name="IndentedLine"><text:s text:c="3"/>and cause me, <text:span text:style-name="T1">#Lord#</text:span>, to understand@i</text:p>
      <text:p text:style-name="LastLine"><text:s text:c="3"/>how brief my life will be.@l</text:p>
      <text:p text:style-name="Firstline">3.<text:tab/>“O <text:span text:style-name="T1">#Lord#</text:span>, how short you make my days@f</text:p>
      <text:p text:style-name="IndentedLine"><text:s text:c="3"/>before I sink in death.@i</text:p>
      <text:p text:style-name="IndentedLine"><text:s text:c="3"/>My years are nothing in your sight;@i</text:p>
      <text:p text:style-name="IndentedLine"><text:s text:c="3"/>man’s life is but a breath.@i</text:p>
      <text:p text:style-name="NonIndentedLine">Like shadows people go about;@n</text:p>
      <text:p text:style-name="IndentedLine"><text:s text:c="3"/>they bustle to and fro.@i</text:p>
      <text:p text:style-name="IndentedLine"><text:s text:c="3"/>They heap up wealth but do not know@i</text:p>
      <text:p text:style-name="LastLine"><text:s text:c="3"/>to whom their wealth will go.@l</text:p>
      <text:p text:style-name="Firstline"><text:soft-page-break/>4.<text:tab/>“But now, what do I look for, Lord?@f</text:p>
      <text:p text:style-name="IndentedLine"><text:s text:c="3"/>My hope is set on you.@i</text:p>
      <text:p text:style-name="IndentedLine"><text:s text:c="3"/>From my transgressions rescue me@i</text:p>
      <text:p text:style-name="IndentedLine"><text:s text:c="3"/>lest fools in scorn pursue.@i</text:p>
      <text:p text:style-name="NonIndentedLine">I held my peace and would not speak,@n</text:p>
      <text:p text:style-name="IndentedLine"><text:s text:c="3"/>for you did this, I know.@i</text:p>
      <text:p text:style-name="IndentedLine"><text:s text:c="3"/>Remove your scourge from me; your hand@i</text:p>
      <text:p text:style-name="LastLine"><text:s text:c="3"/>has struck and laid me low.@l</text:p>
      <text:p text:style-name="Firstline">5.<text:tab/>“For you rebuke and punish men@f</text:p>
      <text:p text:style-name="IndentedLine"><text:s text:c="3"/>for their iniquity.@i</text:p>
      <text:p text:style-name="IndentedLine"><text:s text:c="3"/>You, like a moth, consume their wealth;@i</text:p>
      <text:p text:style-name="IndentedLine"><text:s text:c="3"/>each man is vanity.@i</text:p>
      <text:p text:style-name="NonIndentedLine">O <text:span text:style-name="T1">#Lord#</text:span>, please listen to my prayer@n</text:p>
      <text:p text:style-name="IndentedLine"><text:s text:c="3"/>and hear my cry for aid;@i</text:p>
      <text:p text:style-name="IndentedLine"><text:s text:c="3"/>do not be deaf to the appeal@i</text:p>
      <text:p text:style-name="LastLine"><text:s text:c="3"/>which I with tears have made.@l</text:p>
      <text:p text:style-name="Firstline">6.<text:tab/>“For as your guest I stay a while.@f</text:p>
      <text:p text:style-name="IndentedLine"><text:s text:c="3"/>I’m like my fathers all –@i</text:p>
      <text:p text:style-name="IndentedLine"><text:s text:c="3"/>a stranger and a pilgrim here.@i</text:p>
      <text:p text:style-name="IndentedLine"><text:s text:c="3"/>Have mercy when I call.@i</text:p>
      <text:p text:style-name="NonIndentedLine">O turn away your eyes from me.@n</text:p>
      <text:p text:style-name="IndentedLine"><text:s text:c="3"/>Let me rejoice again@i</text:p>
      <text:p text:style-name="IndentedLine"><text:s text:c="3"/>before I finally depart@i</text:p>
      <text:p text:style-name="LastLine"><text:s text:c="3"/>and here no more remain.”@l</text:p>
      <text:h text:style-name="Heading_20_1" text:outline-level="1">&amp;Psalm 39b <text:s/>Teach me the measure of my days</text:h>
      <text:p text:style-name="Firstline">1.<text:tab/>Teach me the measure of my days,@f</text:p>
      <text:p text:style-name="IndentedLine"><text:s text:c="3"/>thou Maker of my frame;@i</text:p>
      <text:p text:style-name="NonIndentedLine">I would survey life’s narrow space,@n</text:p>
      <text:p text:style-name="LastLine"><text:s text:c="3"/>and learn how frail I am.@l</text:p>
      <text:p text:style-name="Firstline">2.<text:tab/>A span is all that we can boast;@f</text:p>
      <text:p text:style-name="IndentedLine"><text:s text:c="3"/>how short, how fleet our time!@i</text:p>
      <text:p text:style-name="NonIndentedLine">Man is but vanity and dust,@n</text:p>
      <text:p text:style-name="LastLine"><text:s text:c="3"/>in all his flower and prime.@l</text:p>
      <text:p text:style-name="Firstline">3.<text:tab/>See the vain race of mortals move@f</text:p>
      <text:p text:style-name="IndentedLine"><text:s text:c="3"/>like shadows on the plain:@i</text:p>
      <text:p text:style-name="NonIndentedLine">they rage and strive, desire and love,@n</text:p>
      <text:p text:style-name="LastLine"><text:s text:c="3"/>but all their noise is vain.@l</text:p>
      <text:p text:style-name="Firstline">4.<text:tab/>Some walk in honour’s gaudy show,@f</text:p>
      <text:p text:style-name="IndentedLine"><text:s text:c="3"/>some dig for golden ore;@i</text:p>
      <text:p text:style-name="NonIndentedLine">they toil for heirs they know not who,@n</text:p>
      <text:p text:style-name="LastLine"><text:s text:c="3"/>and straight are seen no more.@l</text:p>
      <text:p text:style-name="Firstline">5.<text:tab/>What should I wish or wait for then,@f</text:p>
      <text:p text:style-name="IndentedLine"><text:s text:c="3"/>from creatures, earth, or dust?@i</text:p>
      <text:p text:style-name="NonIndentedLine">They make our expectations vain,@n</text:p>
      <text:p text:style-name="LastLine"><text:s text:c="3"/>and disappoint our trust.@l</text:p>
      <text:p text:style-name="Firstline"><text:soft-page-break/>6.<text:tab/>Now I forbid my carnal hope,@f</text:p>
      <text:p text:style-name="IndentedLine"><text:s text:c="3"/>my fond desires recall;@i</text:p>
      <text:p text:style-name="NonIndentedLine">my mortal interest I give up,@n</text:p>
      <text:p text:style-name="LastLine"><text:s text:c="3"/>and make my God my all.@l</text:p>
      <text:h text:style-name="Heading_20_1" text:outline-level="1">&amp;Psalm 40 <text:s/>I waited long upon the <text:span text:style-name="T1">#Lord#</text:span></text:h>
      <text:p text:style-name="Firstline">1.<text:tab/>I waited long upon the <text:span text:style-name="T1">#Lord#</text:span>;@f</text:p>
      <text:p text:style-name="IndentedLine"><text:s text:c="3"/>he heard my cry and turned to me.@i</text:p>
      <text:p text:style-name="IndentedLine"><text:s text:c="3"/>He raised me from the slimy pit,@i</text:p>
      <text:p text:style-name="IndentedLine"><text:s text:c="3"/>and from the mire he pulled me free.@i</text:p>
      <text:p text:style-name="NonIndentedLine">He set my feet on solid rock,@n</text:p>
      <text:p text:style-name="IndentedLine"><text:s text:c="3"/>a place to stand both firm and broad.@i</text:p>
      <text:p text:style-name="NonIndentedLine">He put a new song in my mouth,@n</text:p>
      <text:p text:style-name="LastLine"><text:s text:c="3"/>a joyful hymn of praise to God.@l</text:p>
      <text:p text:style-name="Firstline">2.<text:tab/>Many will look with godly fear@f</text:p>
      <text:p text:style-name="IndentedLine"><text:s text:c="3"/>and on the <text:span text:style-name="T1">#Lord#</text:span> alone rely.@i</text:p>
      <text:p text:style-name="IndentedLine"><text:s text:c="3"/>Blessed are they who trust the <text:span text:style-name="T1">#Lord#</text:span>,@i</text:p>
      <text:p text:style-name="IndentedLine"><text:s text:c="3"/>who shun the proud and gods that lie.@i</text:p>
      <text:p text:style-name="NonIndentedLine">The wonders you have done, O <text:span text:style-name="T1">#Lord#</text:span>,@n</text:p>
      <text:p text:style-name="IndentedLine"><text:s text:c="3"/>how many and how great they are!@i</text:p>
      <text:p text:style-name="NonIndentedLine">Your plans for us are far beyond@n</text:p>
      <text:p text:style-name="LastLine"><text:s text:c="3"/>our power to number or declare.@l</text:p>
      <text:p text:style-name="Firstline">3.<text:tab/>You did not ask that calves or goats@f</text:p>
      <text:p text:style-name="IndentedLine"><text:s text:c="3"/>be brought as sacrifice for sin,@i</text:p>
      <text:p text:style-name="IndentedLine"><text:s text:c="3"/>but you have opened up my ears;@i</text:p>
      <text:p text:style-name="IndentedLine"><text:s text:c="3"/>you did not seek burnt offering.@i</text:p>
      <text:p text:style-name="NonIndentedLine">Then I declared, “<text:span text:style-name="T1">#Lord#</text:span>, I have come;@n</text:p>
      <text:p text:style-name="IndentedLine"><text:s text:c="3"/>it’s written of me in the scroll.@i</text:p>
      <text:p text:style-name="NonIndentedLine">I want to do your will, my God;@n</text:p>
      <text:p text:style-name="LastLine"><text:s text:c="3"/>your law is in my heart and soul.”@l</text:p>
      <text:p text:style-name="Firstline">4.<text:tab/>In the assembly when it met@f</text:p>
      <text:p text:style-name="IndentedLine"><text:s text:c="3"/>your justice I proclaimed abroad.@i</text:p>
      <text:p text:style-name="IndentedLine"><text:s text:c="3"/>I did not seal my lips at all;@i</text:p>
      <text:p text:style-name="IndentedLine"><text:s text:c="3"/>you know all this about me, <text:span text:style-name="T1">#Lord#</text:span>.@i</text:p>
      <text:p text:style-name="NonIndentedLine">I did not hide within my heart@n</text:p>
      <text:p text:style-name="IndentedLine"><text:s text:c="3"/>your saving grace and righteousness;@i</text:p>
      <text:p text:style-name="NonIndentedLine">in the assembly I proclaimed@n</text:p>
      <text:p text:style-name="LastLine"><text:s text:c="3"/>your steadfast love and faithfulness.@l</text:p>
      <text:p text:style-name="Firstline">5.<text:tab/>Do not withhold your mercy, <text:span text:style-name="T1">#Lord#</text:span>;@f</text:p>
      <text:p text:style-name="IndentedLine"><text:s text:c="3"/>surround your servant constantly@i</text:p>
      <text:p text:style-name="IndentedLine"><text:s text:c="3"/>with your great love and faithfulness,@i</text:p>
      <text:p text:style-name="IndentedLine"><text:s text:c="3"/>for many troubles threaten me.@i</text:p>
      <text:p text:style-name="NonIndentedLine">My sins have overtaken me;@n</text:p>
      <text:p text:style-name="IndentedLine"><text:s text:c="3"/>they’re more than hairs upon my head.@i</text:p>
      <text:p text:style-name="NonIndentedLine">My heart within me fails for grief;@n</text:p>
      <text:p text:style-name="LastLine"><text:s text:c="3"/>I cannot see the way ahead.@l</text:p>
      <text:p text:style-name="Firstline"><text:soft-page-break/>6.<text:tab/>Be pleased, O <text:span text:style-name="T1">#Lord#</text:span>, to rescue me;@f</text:p>
      <text:p text:style-name="IndentedLine"><text:s text:c="3"/>O <text:span text:style-name="T1">#Lord#</text:span>, come quickly to my aid.@i</text:p>
      <text:p text:style-name="IndentedLine"><text:s text:c="3"/>May all who seek to take my life@i</text:p>
      <text:p text:style-name="IndentedLine"><text:s text:c="3"/>with shame and turmoil be repaid.@i</text:p>
      <text:p text:style-name="NonIndentedLine">May all who plot my overthrow@n</text:p>
      <text:p text:style-name="IndentedLine"><text:s text:c="3"/>turn back, disgraced, the way they came.@i</text:p>
      <text:p text:style-name="NonIndentedLine">May those who mock me to my face@n</text:p>
      <text:p text:style-name="LastLine"><text:s text:c="3"/>become appalled at their own shame.@l</text:p>
      <text:p text:style-name="Firstline">7.<text:tab/>But let all those who seek your face@f</text:p>
      <text:p text:style-name="IndentedLine"><text:s text:c="3"/>be joyful in you all their days;@i</text:p>
      <text:p text:style-name="IndentedLine"><text:s text:c="3"/>let those who love salvation say,@i</text:p>
      <text:p text:style-name="IndentedLine"><text:s text:c="3"/>“Exalted be the <text:span text:style-name="T1">#Lord#</text:span> always!”@i</text:p>
      <text:p text:style-name="NonIndentedLine">Yet I am poor and in great need;@n</text:p>
      <text:p text:style-name="IndentedLine"><text:s text:c="3"/><text:span text:style-name="T1">#Lord#</text:span>, think on me, I humbly pray.@i</text:p>
      <text:p text:style-name="NonIndentedLine">You are my saviour and my help;@n</text:p>
      <text:p text:style-name="LastLine"><text:s text:c="3"/>come, O my God! Do not delay.@l</text:p>
      <text:h text:style-name="Heading_20_1" text:outline-level="1">&amp;Psalm 41 <text:s/>Blest is the one</text:h>
      <text:p text:style-name="Firstline">1.<text:tab/>Blest is the one who cares for those in need;@f</text:p>
      <text:p text:style-name="IndentedLine"><text:s text:c="3"/>the <text:span text:style-name="T1">#Lord#</text:span> delivers him in times of strife.@i</text:p>
      <text:p text:style-name="NonIndentedLine">The <text:span text:style-name="T1">#Lord#</text:span> will surely bless him in the land;@n</text:p>
      <text:p text:style-name="LastLine"><text:s text:c="3"/>he will protect him and preserve his life.@l</text:p>
      <text:p text:style-name="Firstline">2.<text:tab/>He will not hand him over to his foes@f</text:p>
      <text:p text:style-name="IndentedLine"><text:s text:c="3"/>that they may satisfy their evil will.@i</text:p>
      <text:p text:style-name="NonIndentedLine">The <text:span text:style-name="T1">#Lord#</text:span> will on his sickbed give him help,@n</text:p>
      <text:p text:style-name="LastLine"><text:s text:c="3"/>and he will raise him up when he is ill.@l</text:p>
      <text:p text:style-name="Firstline">3.<text:tab/>I said, “Be merciful to me, O <text:span text:style-name="T1">#Lord#</text:span>;@f</text:p>
      <text:p text:style-name="IndentedLine"><text:s text:c="3"/>heal me, because against you I have sinned.”@i</text:p>
      <text:p text:style-name="NonIndentedLine">My enemies with malice say of me,@n</text:p>
      <text:p text:style-name="LastLine"><text:s text:c="3"/>“When will he die – his name come to an end?”@l</text:p>
      <text:p text:style-name="Firstline">4.<text:tab/>They visit me with falsehood in their hearts@f</text:p>
      <text:p text:style-name="IndentedLine"><text:s text:c="3"/>and then go out and spread their wicked lies.@i</text:p>
      <text:p text:style-name="NonIndentedLine">Against me all my foes are whispering;@n</text:p>
      <text:p text:style-name="LastLine"><text:s text:c="3"/>the worst of fates for me their minds devise.@l</text:p>
      <text:p text:style-name="Firstline">5.<text:tab/>They say, “A vile disease has struck him down;@f</text:p>
      <text:p text:style-name="IndentedLine"><text:s text:c="3"/>he never will get up and leave his bed.”@i</text:p>
      <text:p text:style-name="NonIndentedLine">My closest friend has turned his back on me –@n</text:p>
      <text:p text:style-name="LastLine"><text:s text:c="3"/>my trusted friend, with whom I shared my bread.@l</text:p>
      <text:p text:style-name="Firstline">6.<text:tab/>But you, O <text:span text:style-name="T1">#Lord#</text:span>, be merciful to me@f</text:p>
      <text:p text:style-name="IndentedLine"><text:s text:c="3"/>and raise me up their malice to repay.@i</text:p>
      <text:p text:style-name="NonIndentedLine">I know that you are pleased with me, O <text:span text:style-name="T1">#Lord#</text:span>;@n</text:p>
      <text:p text:style-name="LastLine"><text:s text:c="3"/>for over me my foe does not hold sway.@l</text:p>
      <text:p text:style-name="Firstline">7.<text:tab/>In my integrity you hold me fast;@f</text:p>
      <text:p text:style-name="IndentedLine"><text:s text:c="3"/>before you I will constantly remain.@i</text:p>
      <text:p text:style-name="NonIndentedLine">O praise the <text:span text:style-name="T1">#Lord#</text:span>, the God of Israel,@n</text:p>
      <text:p text:style-name="LastLine"><text:s text:c="3"/>forever and forevermore! Amen.@l</text:p>
      <text:h text:style-name="Heading_20_1" text:outline-level="1"><text:soft-page-break/>&amp;Psalm 42 <text:s/>As a deer in want of water</text:h>
      <text:p text:style-name="Firstline">1.<text:tab/><text:span text:style-name="T3">*As*</text:span> a <text:span text:style-name="T3">*deer*</text:span> in want of <text:span text:style-name="T3">*water*</text:span>,@f</text:p>
      <text:p text:style-name="IndentedLine"><text:s text:c="3"/><text:span text:style-name="T3">*so*</text:span> I <text:span text:style-name="T3">*long*</text:span> for <text:span text:style-name="T3">*you*</text:span>, <text:span text:style-name="T3">*O Lord*</text:span>.@i</text:p>
      <text:p text:style-name="IndentedLine"><text:s text:c="3"/><text:span text:style-name="T3">*All*</text:span> my <text:span text:style-name="T3">*heart*</text:span> and being <text:span text:style-name="T3">*falter*</text:span>,@i</text:p>
      <text:p text:style-name="IndentedLine"><text:s text:c="3"/><text:span text:style-name="T3">*thirst*</text:span>ing <text:span text:style-name="T3">*for*</text:span> your <text:span text:style-name="T3">*living word*</text:span>.@i</text:p>
      <text:p text:style-name="NonIndentedLine"><text:span text:style-name="T3">*When *</text:span>shall <text:span text:style-name="T3">*I*</text:span> behold your <text:span text:style-name="T3">*face*</text:span>?@n</text:p>
      <text:p text:style-name="IndentedLine"><text:s text:c="3"/><text:span text:style-name="T3">*When*</text:span> shall <text:span text:style-name="T3">*I*</text:span> receive your <text:span text:style-name="T3">*grace*</text:span>?@i</text:p>
      <text:p text:style-name="IndentedLine"><text:s text:c="3"/><text:span text:style-name="T3">*When*</text:span> shall <text:span text:style-name="T3">*I*</text:span>, your praises <text:span text:style-name="T3">*voicing*</text:span>,@i</text:p>
      <text:p text:style-name="LastLine"><text:s text:c="3"/><text:span text:style-name="T3">*come*</text:span> be<text:span text:style-name="T3">*fore*</text:span> you with re<text:span text:style-name="T3">*joicing*</text:span>?@l</text:p>
      <text:p text:style-name="Firstline">2.<text:tab/><text:span text:style-name="T3">*Bit*</text:span>ter <text:span text:style-name="T3">*tears *</text:span>of lamen<text:span text:style-name="T3">*tation*</text:span>@f</text:p>
      <text:p text:style-name="IndentedLine"><text:s text:c="3"/><text:span text:style-name="T3">*are*</text:span> my <text:span text:style-name="T3">*food*</text:span> by <text:span text:style-name="T3">*night and day*</text:span>.@i</text:p>
      <text:p text:style-name="IndentedLine"><text:s text:c="3"/><text:span text:style-name="T3">*In *</text:span>my <text:span text:style-name="T3">*deep*</text:span> humili<text:span text:style-name="T3">*ation*</text:span>@i</text:p>
      <text:p text:style-name="IndentedLine"><text:s text:c="3"/>“<text:span text:style-name="T3">*Where*</text:span> is <text:span text:style-name="T3">*now*</text:span> your <text:span text:style-name="T3">*God*</text:span>?” <text:span text:style-name="T3">*they say*</text:span>.@i</text:p>
      <text:p text:style-name="NonIndentedLine"><text:span text:style-name="T3">*When*</text:span> my <text:span text:style-name="T3">*sor*</text:span>rows weigh on <text:span text:style-name="T3">*me*</text:span>,@n</text:p>
      <text:p text:style-name="IndentedLine"><text:s text:c="3"/><text:span text:style-name="T3">*then*</text:span> I <text:span text:style-name="T3">*bring*</text:span> to memo<text:span text:style-name="T3">*ry*</text:span>@i</text:p>
      <text:p text:style-name="IndentedLine"><text:s text:c="3"/><text:span text:style-name="T3">*how *</text:span>with <text:span text:style-name="T3">*throngs*</text:span> I would as<text:span text:style-name="T3">*semble*</text:span>,@i</text:p>
      <text:p text:style-name="LastLine"><text:s text:c="3"/><text:span text:style-name="T3">*shout*</text:span>ing <text:span text:style-name="T3">*prais*</text:span>es in your <text:span text:style-name="T3">*temple*</text:span>.@l</text:p>
      <text:p text:style-name="Firstline"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*</text:span>e 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*</text:span> 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@i</text:p>
      <text:p text:style-name="LastLine"><text:s text:c="3"/><text:span text:style-name="T3">*for*</text:span> he <text:span text:style-name="T3">*is *</text:span>my God and <text:span text:style-name="T3">*Saviour*</text:span>.@l</text:p>
      <text:p text:style-name="Firstline">4.<text:tab/><text:span text:style-name="T3">*From *</text:span>the <text:span text:style-name="T3">*land*</text:span> beyond the <text:span text:style-name="T3">*Jordan*</text:span>,@f</text:p>
      <text:p text:style-name="IndentedLine"><text:s text:c="3"/><text:span text:style-name="T3">*in *</text:span>my <text:span text:style-name="T3">*grief*</text:span> I <text:span text:style-name="T3">*think of you*</text:span>;@i</text:p>
      <text:p text:style-name="IndentedLine"><text:s text:c="3"/><text:span text:style-name="T3">*from*</text:span> the <text:span text:style-name="T3">*foot*</text:span>hills of Mount <text:span text:style-name="T3">*Hermon*</text:span>@i</text:p>
      <text:p text:style-name="IndentedLine"><text:s text:c="3"/><text:span text:style-name="T3">*I*</text:span> will <text:span text:style-name="T3">*still *</text:span>re<text:span text:style-name="T3">*member*</text:span> <text:span text:style-name="T3">*you*</text:span>.@i</text:p>
      <text:p text:style-name="NonIndentedLine"><text:span text:style-name="T3">*As *</text:span>the <text:span text:style-name="T3">*wa*</text:span>ters plunge and <text:span text:style-name="T3">*leap*</text:span>,@n</text:p>
      <text:p text:style-name="IndentedLine"><text:s text:c="3"/><text:span text:style-name="T3">*storm*</text:span>y <text:span text:style-name="T3">*trou*</text:span>bles o’er me <text:span text:style-name="T3">*sweep*</text:span>.@i</text:p>
      <text:p text:style-name="IndentedLine"><text:s text:c="3"/><text:span text:style-name="T3">*Day*</text:span> and <text:span text:style-name="T3">*night*</text:span> God’s song is <text:span text:style-name="T3">*with me*</text:span>@i</text:p>
      <text:p text:style-name="LastLine"><text:s text:c="3"/><text:span text:style-name="T3">*as*</text:span> a <text:span text:style-name="T3">*prayer*</text:span> to him who <text:span text:style-name="T3">*loves me*</text:span>.@l</text:p>
      <text:p text:style-name="Firstline">5.<text:tab/><text:span text:style-name="T3">*I *</text:span>will <text:span text:style-name="T3">*say *</text:span>to God, my <text:span text:style-name="T3">*fortress*</text:span>,@f</text:p>
      <text:p text:style-name="IndentedLine"><text:s text:c="3"/>“<text:span text:style-name="T3">*Why*</text:span> have <text:span text:style-name="T3">*you *</text:span>for<text:span text:style-name="T3">*gotten*</text:span> <text:span text:style-name="T3">*me*</text:span>?@i</text:p>
      <text:p text:style-name="IndentedLine"><text:s text:c="3"/><text:span text:style-name="T3">*Why*</text:span> must <text:span text:style-name="T3">*I *</text:span>proceed in <text:span text:style-name="T3">*sadness*</text:span>,@i</text:p>
      <text:p text:style-name="IndentedLine"><text:s text:c="3"/><text:span text:style-name="T3">*hound*</text:span>ed <text:span text:style-name="T3">*by*</text:span> the <text:span text:style-name="T3">*enemy*</text:span>?”@i</text:p>
      <text:p text:style-name="NonIndentedLine"><text:span text:style-name="T3">*Their *</text:span>re<text:span text:style-name="T3">*bukes*</text:span> and scoffing <text:span text:style-name="T3">*words*</text:span>@n</text:p>
      <text:p text:style-name="IndentedLine"><text:s text:c="3"/><text:span text:style-name="T3">*pierce*</text:span> my <text:span text:style-name="T3">*bones*</text:span> like pointed <text:span text:style-name="T3">*swords*</text:span>,@i</text:p>
      <text:p text:style-name="IndentedLine"><text:s text:c="3"/><text:span text:style-name="T3">*as*</text:span> they <text:span text:style-name="T3">*say*</text:span> with proud de<text:span text:style-name="T3">*fiance*</text:span>,@i</text:p>
      <text:p text:style-name="LastLine"><text:s text:c="3"/>“<text:span text:style-name="T3">*Where*</text:span> is <text:span text:style-name="T3">*God*</text:span>, your firm re<text:span text:style-name="T3">*liance*</text:span>?”@l</text:p>
      <text:p text:style-name="Firstline"><text:soft-page-break/>6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 *</text:span>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 *</text:span>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2b <text:s/>As pants the hart</text:h>
      <text:p text:style-name="Firstline">1.<text:tab/>As pants the hart for streams of living water,@f</text:p>
      <text:p text:style-name="IndentedLine"><text:s text:c="3"/>so longs my soul, O living God, for thee;@i</text:p>
      <text:p text:style-name="NonIndentedLine">I thirst for thee, for thee my heart is yearning;@n</text:p>
      <text:p text:style-name="LastLine"><text:s text:c="3"/>when shall I come thy gracious face to see?@l</text:p>
      <text:p text:style-name="Firstline">2.<text:tab/>O Lord my God, o’erwhelmed in deep affliction,@f</text:p>
      <text:p text:style-name="IndentedLine"><text:s text:c="3"/>far from thy rest, to thee I lift my soul;@i</text:p>
      <text:p text:style-name="NonIndentedLine">deep calls to deep and storms of trouble thunder,@n</text:p>
      <text:p text:style-name="LastLine"><text:s text:c="3"/>while o’er my head the waves and billows roll.@l</text:p>
      <text:p text:style-name="Firstline">3.<text:tab/>Thou wilt command thy servant’s consolation,@f</text:p>
      <text:p text:style-name="IndentedLine"><text:s text:c="3"/>thy lovingkindness yet shall cheer my day,@i</text:p>
      <text:p text:style-name="NonIndentedLine">and in the night thy song shall be my comfort;@n</text:p>
      <text:p text:style-name="LastLine"><text:s text:c="3"/>God of my life, to thee I still will pray.@l</text:p>
      <text:p text:style-name="Firstline">4.<text:tab/>Why, O my soul, art thou cast down within me?@f</text:p>
      <text:p text:style-name="IndentedLine"><text:s text:c="3"/>Why art thou troubled and oppressed with grief?@i</text:p>
      <text:p text:style-name="NonIndentedLine">Hope thou in God, the God of thy salvation;@n</text:p>
      <text:p text:style-name="LastLine"><text:s text:c="3"/>hope, and thy God will surely send relief.@l</text:p>
      <text:h text:style-name="Heading_20_1" text:outline-level="1">&amp;Psalm 43 <text:s/>Vindicate me, God, my Father</text:h>
      <text:p text:style-name="Firstline">1.<text:tab/><text:span text:style-name="T3">*Vin*</text:span>di<text:span text:style-name="T3">*cate*</text:span> me, God, my <text:span text:style-name="T3">*Father*</text:span>,@f</text:p>
      <text:p text:style-name="IndentedLine"><text:s text:c="3"/><text:span text:style-name="T3">*come *</text:span>and <text:span text:style-name="T3">*plead*</text:span> my <text:span text:style-name="T3">*urgent cause*</text:span>,@i</text:p>
      <text:p text:style-name="IndentedLine"><text:s text:c="3"/><text:span text:style-name="T3">*for*</text:span> my <text:span text:style-name="T3">*en*</text:span>emies for<text:span text:style-name="T3">*ever*</text:span>@i</text:p>
      <text:p text:style-name="IndentedLine"><text:s text:c="3"/><text:span text:style-name="T3">*threat*</text:span>en <text:span text:style-name="T3">*me*</text:span> and <text:span text:style-name="T3">*flout your laws*</text:span>.@i</text:p>
      <text:p text:style-name="NonIndentedLine"><text:span text:style-name="T3">*I *</text:span>am <text:span text:style-name="T3">*safe*</text:span> with you a<text:span text:style-name="T3">*lone*</text:span>;@n</text:p>
      <text:p text:style-name="IndentedLine"><text:s text:c="3"/><text:span text:style-name="T3">*why*</text:span> do <text:span text:style-name="T3">*you*</text:span> reject your <text:span text:style-name="T3">*own*</text:span>?@i</text:p>
      <text:p text:style-name="IndentedLine"><text:s text:c="3"/><text:span text:style-name="T1">#</text:span><text:span text:style-name="T2">*L*</text:span><text:span text:style-name="T1">#</text:span><text:span text:style-name="T3">*ord*</text:span>, I <text:span text:style-name="T3">*need*</text:span> your help and <text:span text:style-name="T3">*blessing*</text:span>;@i</text:p>
      <text:p text:style-name="LastLine"><text:s text:c="3"/><text:span text:style-name="T3">*keep*</text:span> me <text:span text:style-name="T3">*safe*</text:span> from this op<text:span text:style-name="T3">*pressing*</text:span>.@l</text:p>
      <text:p text:style-name="Firstline">2.<text:tab/><text:span text:style-name="T3">*Send *</text:span>your <text:span text:style-name="T3">*light*</text:span> and truth to <text:span text:style-name="T3">*lead me*</text:span>:@f</text:p>
      <text:p text:style-name="IndentedLine"><text:s text:c="3"/><text:span text:style-name="T3">*send *</text:span>them <text:span text:style-name="T3">*forth*</text:span> to <text:span text:style-name="T3">*be my guide*</text:span>.@i</text:p>
      <text:p text:style-name="IndentedLine"><text:s text:c="3"/><text:span text:style-name="T3">*To*</text:span> your <text:span text:style-name="T3">*moun*</text:span>tain let them <text:span text:style-name="T3">*bring me*</text:span>,@i</text:p>
      <text:p text:style-name="IndentedLine"><text:s text:c="3"/><text:span text:style-name="T3">*to*</text:span> the <text:span text:style-name="T3">*place*</text:span> where <text:span text:style-name="T3">*you reside*</text:span>.@i</text:p>
      <text:p text:style-name="NonIndentedLine"><text:span text:style-name="T3">*Then*</text:span>, O <text:span text:style-name="T3">*God*</text:span>, I will come <text:span text:style-name="T3">*near*</text:span>@n</text:p>
      <text:p text:style-name="IndentedLine"><text:s text:c="3"/><text:span text:style-name="T3">*and*</text:span> be<text:span text:style-name="T3">*fore*</text:span> your throne ap<text:span text:style-name="T3">*pear*</text:span>,@i</text:p>
      <text:p text:style-name="IndentedLine"><text:s text:c="3"/><text:span text:style-name="T3">*to *</text:span>my <text:span text:style-name="T3">*Sav*</text:span>iour praises <text:span text:style-name="T3">*bringing*</text:span>@i</text:p>
      <text:p text:style-name="LastLine"><text:s text:c="3"/><text:span text:style-name="T3">*with *</text:span>the <text:span text:style-name="T3">*harp*</text:span> and joyful <text:span text:style-name="T3">*singing*</text:span>.@l</text:p>
      <text:p text:style-name="Firstline"><text:soft-page-break/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 *</text:span>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*</text:span> in God, be<text:span text:style-name="T3">*lieving*</text:span>@i</text:p>
      <text:p text:style-name="IndentedLine"><text:s text:c="3"/><text:span text:style-name="T3">*he *</text:span>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3b <text:s/>Come! Vindicate me, O my God!</text:h>
      <text:p text:style-name="Firstline">1.<text:tab/>Come! Vindicate me, O my God!@f</text:p>
      <text:p text:style-name="IndentedLine"><text:s text:c="3"/>Against this nation plead my cause!@i</text:p>
      <text:p text:style-name="NonIndentedLine">Deliver me from wicked foes@n</text:p>
      <text:p text:style-name="LastLine"><text:s text:c="3"/>and hypocrites who break your laws.@l</text:p>
      <text:p text:style-name="Firstline">2.<text:tab/>You are my stronghold and my God;@f</text:p>
      <text:p text:style-name="IndentedLine"><text:s text:c="3"/>why then have you rejected me?@i</text:p>
      <text:p text:style-name="NonIndentedLine">Why must I go about in grief,@n</text:p>
      <text:p text:style-name="LastLine"><text:s text:c="3"/>downtrodden by the enemy?@l</text:p>
      <text:p text:style-name="Firstline">3.<text:tab/>O send your light forth and your truth!@f</text:p>
      <text:p text:style-name="IndentedLine"><text:s text:c="3"/>Let them direct me in your grace@i</text:p>
      <text:p text:style-name="NonIndentedLine">and bring me to your holy hill,@n</text:p>
      <text:p text:style-name="LastLine"><text:s text:c="3"/>into your sacred dwelling place.@l</text:p>
      <text:p text:style-name="Firstline">4.<text:tab/>Then to God’s altar I will go,@f</text:p>
      <text:p text:style-name="IndentedLine"><text:s text:c="3"/>to God, my joy and my delight.@i</text:p>
      <text:p text:style-name="NonIndentedLine">and I will praise you with the harp.@n</text:p>
      <text:p text:style-name="LastLine"><text:s text:c="3"/>O God, you are my God of might.@l</text:p>
      <text:p text:style-name="Firstline">5.<text:tab/>Why are you downcast, O my soul?@f</text:p>
      <text:p text:style-name="IndentedLine"><text:s text:c="3"/>Why are you so disturbed in me?@i</text:p>
      <text:p text:style-name="NonIndentedLine">Trust God, for I will praise him yet;@n</text:p>
      <text:p text:style-name="LastLine"><text:s text:c="3"/>my Saviour and my God is he.@l</text:p>
      <text:h text:style-name="Heading_20_1" text:outline-level="1">&amp;Psalm 44 <text:s/>O God, we have heard</text:h>
      <text:p text:style-name="Firstline">1.<text:tab/>O God, we have heard and our fathers have told@f</text:p>
      <text:p text:style-name="IndentedLine"><text:s text:c="3"/>what wonders you did in the great days of old.@i</text:p>
      <text:p text:style-name="NonIndentedLine">The nations were crushed and expelled by your hand;@n</text:p>
      <text:p text:style-name="LastLine"><text:s text:c="3"/>you planted our fathers to dwell in the land.@l</text:p>
      <text:p text:style-name="Firstline">2.<text:tab/>They gained not the land by the edge of their sword;@f</text:p>
      <text:p text:style-name="IndentedLine"><text:s text:c="3"/>their own arm to them could no safety afford.@i</text:p>
      <text:p text:style-name="NonIndentedLine">’Twas your arm, your right hand, the light of your face,@n</text:p>
      <text:p text:style-name="LastLine"><text:s text:c="3"/>for you showed them favour, your wonderful grace.@l</text:p>
      <text:p text:style-name="Firstline">3.<text:tab/>O God, you alone are forever my King;@f</text:p>
      <text:p text:style-name="IndentedLine"><text:s text:c="3"/>command and for Jacob deliverance bring.@i</text:p>
      <text:p text:style-name="NonIndentedLine">Through you we will surely put down all our foes;@n</text:p>
      <text:p text:style-name="LastLine"><text:s text:c="3"/>through your name we’ll trample on all who oppose.@l</text:p>
      <text:p text:style-name="Firstline"><text:soft-page-break/>4.<text:tab/>No trust will I place in my sword or my bow,@f</text:p>
      <text:p text:style-name="IndentedLine"><text:s text:c="3"/>for you are my Saviour from hater and foe.@i</text:p>
      <text:p text:style-name="NonIndentedLine">In God we will boast, for you put them to shame,@n</text:p>
      <text:p text:style-name="LastLine"><text:s text:c="3"/>all day and forever we’ll praise your great name.@l</text:p>
      <text:p text:style-name="Firstline">5.<text:tab/>But now you forsake us, to shame bring our boasts;@f</text:p>
      <text:p text:style-name="IndentedLine"><text:s text:c="3"/>no more into battle accom<text:span text:style-name="T5">~pan~</text:span>y our hosts.@i</text:p>
      <text:p text:style-name="NonIndentedLine">You make us turn back from our foe in dismay,@n</text:p>
      <text:p text:style-name="LastLine"><text:s text:c="3"/>and these our opponents have made us their prey.@l</text:p>
      <text:p text:style-name="Firstline">6.<text:tab/>You give us like sheep to be slaughtered for food,@f</text:p>
      <text:p text:style-name="IndentedLine"><text:s text:c="3"/>among all the nations dispersed and pursued.@i</text:p>
      <text:p text:style-name="NonIndentedLine">You sell off your people to strangers for nought;@n</text:p>
      <text:p text:style-name="LastLine"><text:s text:c="3"/>their price to your trea<text:span text:style-name="T5">~sur~</text:span>y no increase has brought.@l</text:p>
      <text:p text:style-name="Firstline">7.<text:tab/>You make all our neighbours reproach us in pride,@f</text:p>
      <text:p text:style-name="IndentedLine"><text:s text:c="3"/>and cause those around us to scoff and deride.@i</text:p>
      <text:p text:style-name="NonIndentedLine">The nations revile us and joke at our name;@n</text:p>
      <text:p text:style-name="LastLine"><text:s text:c="3"/>they taunt and they threaten; I always know shame.@l</text:p>
      <text:p text:style-name="Firstline">8.<text:tab/>This happened though we had been faithful to you;@f</text:p>
      <text:p text:style-name="IndentedLine"><text:s text:c="3"/>we always have been to your covenant true.@i</text:p>
      <text:p text:style-name="NonIndentedLine">Our heart has not turned back, our steps have not strayed,@n</text:p>
      <text:p text:style-name="LastLine"><text:s text:c="3"/>though made like a ruin and under death’s shade.@l</text:p>
      <text:p text:style-name="Firstline">9.<text:tab/>If we had forgotten the name of our God@f</text:p>
      <text:p text:style-name="IndentedLine"><text:s text:c="3"/>or worshipped an idol, would God then not know?@i</text:p>
      <text:p text:style-name="NonIndentedLine">for he knows the secrets in everyone’s heart;@n</text:p>
      <text:p text:style-name="LastLine"><text:s text:c="3"/>so why do we face death all day for your sake?@l</text:p>
      <text:p text:style-name="Firstline">10.<text:tab/>We’re thought to be destined for slaughter like sheep.@f</text:p>
      <text:p text:style-name="IndentedLine"><text:s text:c="3"/>Awake, O defender! for why do you sleep?@i</text:p>
      <text:p text:style-name="NonIndentedLine">Rise up! Don’t forget us forever, we plead.@n</text:p>
      <text:p text:style-name="LastLine"><text:s text:c="3"/>O why hide your face from our sorrow and need?@l</text:p>
      <text:p text:style-name="Firstline">11.<text:tab/>Our lives are all broken, we’re brought very low;@f</text:p>
      <text:p text:style-name="IndentedLine"><text:s text:c="3"/>our bodies lie crushed on the ground in our woe.@i</text:p>
      <text:p text:style-name="NonIndentedLine">Rise up! Be our helper! Redeem from the dust,@n</text:p>
      <text:p text:style-name="LastLine"><text:s text:c="3"/>because in your covenant mercy we trust.@l</text:p>
      <text:h text:style-name="Heading_20_1" text:outline-level="1">&amp;Psalm 45 <text:s/>A noble theme</text:h>
      <text:p text:style-name="Firstline">1.<text:tab/>A noble theme inspires my heart and mind@f</text:p>
      <text:p text:style-name="IndentedLine"><text:s text:c="3"/>as I recite my verses for the king;@i</text:p>
      <text:p text:style-name="NonIndentedLine">my tongue is like a skilful writer’s pen.@n</text:p>
      <text:p text:style-name="IndentedLine"><text:s text:c="3"/>Of you, most excellent of men, I sing.@i</text:p>
      <text:p text:style-name="NonIndentedLine">With heavenly grace your lips have been refreshed,@n</text:p>
      <text:p text:style-name="LastLine"><text:s text:c="3"/>since God forevermore has made you blest.@l</text:p>
      <text:p text:style-name="Firstline"><text:soft-page-break/>2.<text:tab/>Your sword, O mighty one, bind on your side,@f</text:p>
      <text:p text:style-name="IndentedLine"><text:s text:c="3"/>and clothe yourself with glor<text:span text:style-name="T5">~iou~</text:span>s majesty.@i</text:p>
      <text:p text:style-name="NonIndentedLine">In royal splendour and in all your strength@n</text:p>
      <text:p text:style-name="IndentedLine"><text:s text:c="3"/>ride forth to battle and to victory@i</text:p>
      <text:p text:style-name="NonIndentedLine">in aid of truth, humility and right;@n</text:p>
      <text:p text:style-name="LastLine"><text:s text:c="3"/>let your right hand display its awesome might.@l</text:p>
      <text:p text:style-name="Firstline">3.<text:tab/>Pierce through with arrows those who hate the king;@f</text:p>
      <text:p text:style-name="IndentedLine"><text:s text:c="3"/>your foes from all the nations trample down.@i</text:p>
      <text:p text:style-name="NonIndentedLine">Your kingdom’s sceptre will be one of right;@n</text:p>
      <text:p text:style-name="IndentedLine"><text:s text:c="3"/>forevermore, O God, endures your throne.@i</text:p>
      <text:p text:style-name="NonIndentedLine">Justice you love, iniquity you hate;@n</text:p>
      <text:p text:style-name="LastLine"><text:s text:c="3"/>so God above the rest has made you great.@l</text:p>
      <text:p text:style-name="Firstline">4.<text:tab/>With oil of joy he has anointed you;@f</text:p>
      <text:p text:style-name="IndentedLine"><text:s text:c="3"/>with pleasant fragrance all your robes abound.@i</text:p>
      <text:p text:style-name="NonIndentedLine">From palaces adorned with ivory@n</text:p>
      <text:p text:style-name="IndentedLine"><text:s text:c="3"/>stringed instruments delight you with their sound.@i</text:p>
      <text:p text:style-name="NonIndentedLine">Among your women royal daughters stand,@n</text:p>
      <text:p text:style-name="LastLine"><text:s text:c="3"/>the king’s own bride in gold at your right hand.@l</text:p>
      <text:p text:style-name="Firstline">5.<text:tab/>O daughter, listen and give ear to me;@f</text:p>
      <text:p text:style-name="IndentedLine"><text:s text:c="3"/>forget your people and your father’s house.@i</text:p>
      <text:p text:style-name="NonIndentedLine">See how your beauty has enthralled the king;@n</text:p>
      <text:p text:style-name="IndentedLine"><text:s text:c="3"/>give honour to your lord and royal spouse.@i</text:p>
      <text:p text:style-name="NonIndentedLine">People from Tyre will come with gifts to you,@n</text:p>
      <text:p text:style-name="LastLine"><text:s text:c="3"/>and wealthy folk your favour will pursue.@l</text:p>
      <text:p text:style-name="Firstline">6.<text:tab/>All glor<text:span text:style-name="T5">~iou~</text:span>s is the princess in the court;@f</text:p>
      <text:p text:style-name="IndentedLine"><text:s text:c="3"/>her bridal gown with finest gold is wrought.@i</text:p>
      <text:p text:style-name="NonIndentedLine">She comes before the king in broidered robes;@n</text:p>
      <text:p text:style-name="IndentedLine"><text:s text:c="3"/>to you the maidens in her train are brought.@i</text:p>
      <text:p text:style-name="NonIndentedLine">With joy and gladness they are ushered in;@n</text:p>
      <text:p text:style-name="LastLine"><text:s text:c="3"/>they come into the palace of the king.@l</text:p>
      <text:p text:style-name="Firstline">7.<text:tab/>Your sons will occupy your fathers’ place,@f</text:p>
      <text:p text:style-name="IndentedLine"><text:s text:c="3"/>and you will make them princes in the land.@i</text:p>
      <text:p text:style-name="NonIndentedLine">Through all the generations still to come@n</text:p>
      <text:p text:style-name="IndentedLine"><text:s text:c="3"/>I will ensure your memory will stand;@i</text:p>
      <text:p text:style-name="NonIndentedLine">and therefore all the nations of the earth@n</text:p>
      <text:p text:style-name="LastLine"><text:s text:c="3"/>forevermore will celebrate your worth.@l</text:p>
      <text:h text:style-name="Heading_20_1" text:outline-level="1">&amp;Psalm 46 <text:s/>God is our refuge and our strength@l</text:h>
      <text:p text:style-name="Firstline">1.<text:tab/>God is our refuge and our strength,@f</text:p>
      <text:p text:style-name="IndentedLine"><text:s text:c="3"/>our ever present aid,@i</text:p>
      <text:p text:style-name="IndentedLine"><text:s text:c="3"/>and therefore, though the earth be moved,@i</text:p>
      <text:p text:style-name="IndentedLine"><text:s text:c="3"/>we will not be afraid –@i</text:p>
      <text:p text:style-name="NonIndentedLine">though hills into the seas be cast,@n</text:p>
      <text:p text:style-name="IndentedLine"><text:s text:c="3"/>though foaming waters roar,@i</text:p>
      <text:p text:style-name="IndentedLine"><text:s text:c="3"/>though all the mighty billows shake@i</text:p>
      <text:p text:style-name="LastLine"><text:s text:c="3"/>the mountains on the shore.@l</text:p>
      <text:p text:style-name="Firstline"><text:soft-page-break/>2.<text:tab/>A river flows whose streams make glad@f</text:p>
      <text:p text:style-name="IndentedLine"><text:s text:c="3"/>the city of our God,@i</text:p>
      <text:p text:style-name="IndentedLine"><text:s text:c="3"/>the holy place wherein the <text:span text:style-name="T1">#Lord#</text:span>@i</text:p>
      <text:p text:style-name="IndentedLine"><text:s text:c="3"/>Most High has his abode.@i</text:p>
      <text:p text:style-name="NonIndentedLine">Since God is in the midst of her,@n</text:p>
      <text:p text:style-name="IndentedLine"><text:s text:c="3"/>unmoved her walls shall stand;@i</text:p>
      <text:p text:style-name="IndentedLine"><text:s text:c="3"/>for God will hasten to her aid@i</text:p>
      <text:p text:style-name="LastLine"><text:s text:c="3"/>when trouble is at hand.@l</text:p>
      <text:p text:style-name="Firstline">3.<text:tab/>The nations rage, the kingdoms move,@f</text:p>
      <text:p text:style-name="IndentedLine"><text:s text:c="3"/>but when his voice is heard,@i</text:p>
      <text:p text:style-name="IndentedLine"><text:s text:c="3"/>earth melts with trembling fear before@i</text:p>
      <text:p text:style-name="IndentedLine"><text:s text:c="3"/>the thunder of his word.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p text:style-name="Firstline">4.<text:tab/>O come and see what wondrous works@f</text:p>
      <text:p text:style-name="IndentedLine"><text:s text:c="3"/>the hand of <text:span text:style-name="T1">#God#</text:span> has done;@i</text:p>
      <text:p text:style-name="IndentedLine"><text:s text:c="3"/>come, see what desolation great@i</text:p>
      <text:p text:style-name="IndentedLine"><text:s text:c="3"/>he brings beneath the sun.@i</text:p>
      <text:p text:style-name="NonIndentedLine">In every corner of the earth@n</text:p>
      <text:p text:style-name="IndentedLine"><text:s text:c="3"/>he causes wars to cease;@i</text:p>
      <text:p text:style-name="IndentedLine"><text:s text:c="3"/>the weapons of the strong destroyed,@i</text:p>
      <text:p text:style-name="LastLine"><text:s text:c="3"/>he makes abiding peace.@l</text:p>
      <text:p text:style-name="Firstline">5.<text:tab/>“Be still and know that I am God,@f</text:p>
      <text:p text:style-name="IndentedLine"><text:s text:c="3"/>o’er all exalted high;@i</text:p>
      <text:p text:style-name="IndentedLine"><text:s text:c="3"/>and every nation of the earth@i</text:p>
      <text:p text:style-name="IndentedLine"><text:s text:c="3"/>my name shall magnify.”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h text:style-name="Heading_20_1" text:outline-level="1">&amp;Psalm 47 <text:s/>Clap your hands and shout!</text:h>
      <text:p text:style-name="Firstline">1.<text:tab/><text:span text:style-name="T3">*Clap your*</text:span> hands and shout! <text:span text:style-name="T3">*Let*</text:span> your praise ring <text:span text:style-name="T3">*out*</text:span>!@f</text:p>
      <text:p text:style-name="IndentedLine"><text:s text:c="3"/><text:span text:style-name="T3">*Peoples*</text:span> far and near, <text:span text:style-name="T1">#</text:span><text:span text:style-name="T2">*God*</text:span><text:span text:style-name="T1">#</text:span> Most High re<text:span text:style-name="T3">*vere*</text:span>!@i</text:p>
      <text:p text:style-name="IndentedLine"><text:s text:c="3"/><text:span text:style-name="T3">*Awesome*</text:span> King is he, <text:span text:style-name="T3">*great*</text:span> in majes<text:span text:style-name="T3">*ty*</text:span>.@i</text:p>
      <text:p text:style-name="NonIndentedLine"><text:span text:style-name="T3">*Nations *</text:span>he brought low, <text:span text:style-name="T3">*hum*</text:span>bling every <text:span text:style-name="T3">*foe*</text:span>.@n</text:p>
      <text:p text:style-name="IndentedLine"><text:s text:c="3"/><text:span text:style-name="T3">*By his*</text:span> mighty hand <text:span text:style-name="T3">*he*</text:span> gave us our <text:span text:style-name="T3">*land*</text:span> –@i</text:p>
      <text:p text:style-name="LastLine"><text:s text:c="3"/><text:span text:style-name="T3">*sign to*</text:span> Jacob of <text:span text:style-name="T3">*God’s*</text:span> electing <text:span text:style-name="T3">*love*</text:span>.@l</text:p>
      <text:p text:style-name="Firstline">2.<text:tab/><text:span text:style-name="T3">*God went*</text:span> up on high <text:span text:style-name="T3">*with*</text:span> a joyful <text:span text:style-name="T3">*cry*</text:span>,@f</text:p>
      <text:p text:style-name="IndentedLine"><text:s text:c="3"/><text:span text:style-name="T3">*and the*</text:span> trumpet’s sound <text:span text:style-name="T3">*ech*</text:span>oed all a<text:span text:style-name="T3">*round*</text:span>.@i</text:p>
      <text:p text:style-name="IndentedLine"><text:s text:c="3"/><text:span text:style-name="T3">*Now with*</text:span> loud acclaim <text:span text:style-name="T3">*mag*</text:span>nify his <text:span text:style-name="T3">*name*</text:span>.@i</text:p>
      <text:p text:style-name="NonIndentedLine"><text:span text:style-name="T3">*Play the*</text:span> harp and sing<text:span text:style-name="T3">*, praise*</text:span> the <text:span text:style-name="T1">#Lord#</text:span> our <text:span text:style-name="T3">*King*</text:span>.@n</text:p>
      <text:p text:style-name="IndentedLine"><text:s text:c="3"/><text:span text:style-name="T3">*He rules*</text:span> all the earth. <text:span text:style-name="T3">*Shout*</text:span> his glory <text:span text:style-name="T3">*forth*</text:span>!@i</text:p>
      <text:p text:style-name="LastLine"><text:s text:c="3"/><text:span text:style-name="T3">*Let your*</text:span> praise abound. <text:span text:style-name="T3">*Let*</text:span> the music <text:span text:style-name="T3">*sound*</text:span>!@l</text:p>
      <text:p text:style-name="Firstline"><text:soft-page-break/>3.<text:tab/><text:span text:style-name="T3">*Glorious*</text:span> is God’s reign, <text:span text:style-name="T3">*great*</text:span> is his do<text:span text:style-name="T3">*main*</text:span>.@f</text:p>
      <text:p text:style-name="IndentedLine"><text:s text:c="3"/><text:span text:style-name="T3">*He rules*</text:span> all the lands, <text:span text:style-name="T3">*is*</text:span>sues his com<text:span text:style-name="T3">*mands*</text:span>,@i</text:p>
      <text:p text:style-name="IndentedLine"><text:s text:c="3"/><text:span text:style-name="T3">*and their*</text:span> princes all <text:span text:style-name="T3">*gath*</text:span>er at his <text:span text:style-name="T3">*call*</text:span>.@i</text:p>
      <text:p text:style-name="NonIndentedLine"><text:span text:style-name="T3">*As his*</text:span> people they <text:span text:style-name="T3">*A*</text:span>br<text:span text:style-name="T5">~aha~</text:span>m’s God o<text:span text:style-name="T3">*bey*</text:span>,@n</text:p>
      <text:p text:style-name="IndentedLine"><text:s text:c="3"/><text:span text:style-name="T3">*for he*</text:span> from his throne <text:span text:style-name="T3">*claims*</text:span> them as his <text:span text:style-name="T3">*own*</text:span>.@i</text:p>
      <text:p text:style-name="LastLine"><text:s text:c="3"/><text:span text:style-name="T3">*Let him*</text:span> be adored <text:span text:style-name="T3">*as*</text:span> our sovereign <text:span text:style-name="T3">*Lord*</text:span>!@l</text:p>
      <text:h text:style-name="Heading_20_1" text:outline-level="1">&amp;Psalm 47b <text:s/>All nations, clap your hands</text:h>
      <text:p text:style-name="Firstline">1.<text:tab/>All nations, clap your hands,@f</text:p>
      <text:p text:style-name="IndentedLine"><text:s text:c="3"/>let shouts of triumph ring,@i</text:p>
      <text:p text:style-name="NonIndentedLine">for mighty over all the lands@n</text:p>
      <text:p text:style-name="LastLine"><text:s text:c="3"/>the <text:span text:style-name="T1">#Lord#</text:span> Most High is King.@l</text:p>
      <text:p text:style-name="Firstline">2.<text:tab/>Above our mighty foes@f</text:p>
      <text:p text:style-name="IndentedLine"><text:s text:c="3"/>he gives us power to stand,@i</text:p>
      <text:p text:style-name="NonIndentedLine">and as our heritage he chose@n</text:p>
      <text:p text:style-name="LastLine"><text:s text:c="3"/>the glor<text:span text:style-name="T5">~iou~</text:span>s promised land.@l</text:p>
      <text:p text:style-name="Firstline">3.<text:tab/>With shouts ascends our King,@f</text:p>
      <text:p text:style-name="IndentedLine"><text:s text:c="3"/>with trumpet’s stirring call;@i</text:p>
      <text:p text:style-name="NonIndentedLine">praise God, praise God, his praises sing,@n</text:p>
      <text:p text:style-name="LastLine"><text:s text:c="3"/>for God is Lord of all.@l</text:p>
      <text:p text:style-name="Firstline">4.<text:tab/>O sing in joyful strains,@f</text:p>
      <text:p text:style-name="IndentedLine"><text:s text:c="3"/>and make his glory known;@i</text:p>
      <text:p text:style-name="NonIndentedLine">God over all the nations reigns,@n</text:p>
      <text:p text:style-name="LastLine"><text:s text:c="3"/>and holy is his throne.@l</text:p>
      <text:p text:style-name="Firstline">5.<text:tab/>Our fathers’ God to own@f</text:p>
      <text:p text:style-name="IndentedLine"><text:s text:c="3"/>the kings of earth draw nigh,@i</text:p>
      <text:p text:style-name="NonIndentedLine">for none can save but God alone;@n</text:p>
      <text:p text:style-name="LastLine"><text:s text:c="3"/>he is the Lord Most High.@l</text:p>
      <text:h text:style-name="Heading_20_1" text:outline-level="1">&amp;Psalm 48 <text:s/>Great is the <text:span text:style-name="T1">#Lord#</text:span> our God</text:h>
      <text:p text:style-name="Firstline">1.<text:tab/>Great is the <text:span text:style-name="T1">#Lord#</text:span> our God, and greatly to be praised.@f</text:p>
      <text:p text:style-name="IndentedLine"><text:s text:c="3"/>Upon a hill God’s city stands in glorious beauty raised –@i</text:p>
      <text:p text:style-name="NonIndentedLine">his holy mountain high, the city of our King,@n</text:p>
      <text:p text:style-name="LastLine"><text:s text:c="3"/>the joy of all the earth below. In praise of God we sing.@l</text:p>
      <text:p text:style-name="Firstline">2.<text:tab/>God makes his city strong by living in her halls.@f</text:p>
      <text:p text:style-name="IndentedLine"><text:s text:c="3"/>When kings join forces and advance, they marvel at her walls.@i</text:p>
      <text:p text:style-name="NonIndentedLine">They stand and look amazed in terror and alarm;@n</text:p>
      <text:p text:style-name="LastLine"><text:s text:c="3"/>as anguish grips like labour pains, they see their certain harm.@l</text:p>
      <text:p text:style-name="Firstline">3.<text:tab/>For just as God destroyed the ships of Tarshish old,@f</text:p>
      <text:p text:style-name="IndentedLine"><text:s text:c="3"/>by east wind shattered, so he crushed those kings who were so bold!@i</text:p>
      <text:p text:style-name="NonIndentedLine">As in the past we heard, now we have seen it so:@n</text:p>
      <text:p text:style-name="LastLine"><text:s text:c="3"/>the city of the <text:span text:style-name="T1">#Lord#</text:span> of hosts no one can overthrow.@l</text:p>
      <text:p text:style-name="Firstline"><text:soft-page-break/>4.<text:tab/>Within your temple, <text:span text:style-name="T1">#Lord#</text:span>, in that most holy place,@f</text:p>
      <text:p text:style-name="IndentedLine"><text:s text:c="3"/>we on your lovingkindness dwell, the wonders of your grace.@i</text:p>
      <text:p text:style-name="NonIndentedLine">Your people sing your praise where’er your name is known;@n</text:p>
      <text:p text:style-name="LastLine"><text:s text:c="3"/>by every deed your hand has worked your righteousness is shown.@l</text:p>
      <text:p text:style-name="Firstline">5.<text:tab/>Let Zion now rejoice and all her daughters sing;@f</text:p>
      <text:p text:style-name="IndentedLine"><text:s text:c="3"/>let them with thankfulness proclaim the judgments of their King.@i</text:p>
      <text:p text:style-name="NonIndentedLine">Mount Zion’s walls behold, about her ramparts go,@n</text:p>
      <text:p text:style-name="LastLine"><text:s text:c="3"/>and number all the lofty towers that guard her from the foe.@l</text:p>
      <text:p text:style-name="Firstline">6.<text:tab/>Observe her palaces, mark her defences well,@f</text:p>
      <text:p text:style-name="IndentedLine"><text:s text:c="3"/>that to the children after you, her glories you may tell.@i</text:p>
      <text:p text:style-name="NonIndentedLine">For God as our own God forever will abide,@n</text:p>
      <text:p text:style-name="LastLine"><text:s text:c="3"/>and till life’s journey close in death will be our faithful guide.@l</text:p>
      <text:h text:style-name="Heading_20_1" text:outline-level="1">&amp;Psalm 49 <text:s/>Listen to me, all you peoples</text:h>
      <text:p text:style-name="Firstline">1.<text:tab/>Listen to me, all you peoples,@f</text:p>
      <text:p text:style-name="IndentedLine"><text:s text:c="3"/>all who in the whole world dwell.@i</text:p>
      <text:p text:style-name="IndentedLine"><text:s text:c="3"/>Low and high, both rich and needy,@i</text:p>
      <text:p text:style-name="IndentedLine"><text:s text:c="3"/>hear the message I will tell.@i</text:p>
      <text:p text:style-name="NonIndentedLine">I will speak with understanding;@n</text:p>
      <text:p text:style-name="IndentedLine"><text:s text:c="3"/>wisdom from the heart I’ll preach.@i</text:p>
      <text:p text:style-name="IndentedLine"><text:s text:c="3"/>I will listen to a proverb;@i</text:p>
      <text:p text:style-name="LastLine"><text:s text:c="3"/>secrets with the harp I’ll teach.@l</text:p>
      <text:p text:style-name="Firstline">2.<text:tab/>Why should I fear days of evil,@f</text:p>
      <text:p text:style-name="IndentedLine"><text:s text:c="3"/>when the wicked hem me in –@i</text:p>
      <text:p text:style-name="IndentedLine"><text:s text:c="3"/>those who boast of their possessions?@i</text:p>
      <text:p text:style-name="IndentedLine"><text:s text:c="3"/>By their trust in wealth they sin.@i</text:p>
      <text:p text:style-name="NonIndentedLine">There is no one who is able@n</text:p>
      <text:p text:style-name="IndentedLine"><text:s text:c="3"/>to redeem a soul from death;@i</text:p>
      <text:p text:style-name="IndentedLine"><text:s text:c="3"/>none can pay to God the ransom@i</text:p>
      <text:p text:style-name="LastLine"><text:s text:c="3"/>to prolong another’s breath.@l</text:p>
      <text:p text:style-name="Firstline">3.<text:tab/>To redeem a life is costly –@f</text:p>
      <text:p text:style-name="IndentedLine"><text:s text:c="3"/>none sufficient price can pay@i</text:p>
      <text:p text:style-name="IndentedLine"><text:s text:c="3"/>so that one should live immortal,@i</text:p>
      <text:p text:style-name="IndentedLine"><text:s text:c="3"/>free forever from decay.@i</text:p>
      <text:p text:style-name="NonIndentedLine">For we all can see life ending;@n</text:p>
      <text:p text:style-name="IndentedLine"><text:s text:c="3"/>wise and foolish, all will die.@i</text:p>
      <text:p text:style-name="IndentedLine"><text:s text:c="3"/>They must leave their wealth to others;@i</text:p>
      <text:p text:style-name="LastLine"><text:s text:c="3"/>none can death’s demand defy.@l</text:p>
      <text:p text:style-name="Firstline">4.<text:tab/>So for endless generations@f</text:p>
      <text:p text:style-name="IndentedLine"><text:s text:c="3"/>in their tombs they will remain,@i</text:p>
      <text:p text:style-name="IndentedLine"><text:s text:c="3"/>though they owned, while they were living,@i</text:p>
      <text:p text:style-name="IndentedLine"><text:s text:c="3"/>lands to which they gave their name.@i</text:p>
      <text:p text:style-name="NonIndentedLine">Man despite his wealth is mortal;@n</text:p>
      <text:p text:style-name="IndentedLine"><text:s text:c="3"/>like the beasts, he fades away.@i</text:p>
      <text:p text:style-name="IndentedLine"><text:s text:c="3"/>Thus the self-assured will perish,@i</text:p>
      <text:p text:style-name="LastLine"><text:s text:c="3"/>though renowned for what they say.@l</text:p>
      <text:p text:style-name="Firstline"><text:soft-page-break/>5.<text:tab/>Death will feed upon their bodies;@f</text:p>
      <text:p text:style-name="IndentedLine"><text:s text:c="3"/>just like sheep they meet their fate.@i</text:p>
      <text:p text:style-name="IndentedLine"><text:s text:c="3"/>In the grave their forms will perish,@i</text:p>
      <text:p text:style-name="IndentedLine"><text:s text:c="3"/>far from where they lived in state.@i</text:p>
      <text:p text:style-name="NonIndentedLine">But the upright ones will rule them,@n</text:p>
      <text:p text:style-name="IndentedLine"><text:s text:c="3"/>once the morning light has shone.@i</text:p>
      <text:p text:style-name="IndentedLine"><text:s text:c="3"/>From the grave God will redeem me;@i</text:p>
      <text:p text:style-name="LastLine"><text:s text:c="3"/>he will take me for his own.@l</text:p>
      <text:p text:style-name="Firstline">6.<text:tab/>Do not quake before a rich man,@f</text:p>
      <text:p text:style-name="IndentedLine"><text:s text:c="3"/>though his fortune grows immense@i</text:p>
      <text:p text:style-name="IndentedLine"><text:s text:c="3"/>and his outward state increases –@i</text:p>
      <text:p text:style-name="IndentedLine"><text:s text:c="3"/>for he will take nothing hence.@i</text:p>
      <text:p text:style-name="NonIndentedLine">He will soon descend with nothing@n</text:p>
      <text:p text:style-name="IndentedLine"><text:s text:c="3"/>of the splendour he possessed,@i</text:p>
      <text:p text:style-name="IndentedLine"><text:s text:c="3"/>though in life he prospered greatly@i</text:p>
      <text:p text:style-name="LastLine"><text:s text:c="3"/>and they told him he was blest.@l</text:p>
      <text:p text:style-name="Firstline">7.<text:tab/>He will go to join his fathers –@f</text:p>
      <text:p text:style-name="IndentedLine"><text:s text:c="3"/>never see the light of day.@i</text:p>
      <text:p text:style-name="IndentedLine"><text:s text:c="3"/>Those with wealth and no discernment@i</text:p>
      <text:p text:style-name="LastLine"><text:s text:c="3"/>are like beasts that pass away.@l</text:p>
      <text:h text:style-name="Heading_20_1" text:outline-level="1">&amp;Psalm 50 <text:s/>The mighty God and sovereign <text:span text:style-name="T1">#Lord#</text:span></text:h>
      <text:p text:style-name="Firstline">1.<text:tab/>The mighty God and sovereign <text:span text:style-name="T1">#Lord#</text:span>@f</text:p>
      <text:p text:style-name="IndentedLine"><text:s text:c="3"/>has called the earth from sea to sea.@i</text:p>
      <text:p text:style-name="NonIndentedLine">From Zion’s beauty God shines forth;@n</text:p>
      <text:p text:style-name="IndentedLine"><text:s text:c="3"/>he comes and will not silent be.@i</text:p>
      <text:p text:style-name="NonIndentedLine">Devouring flame before him goes,@n</text:p>
      <text:p text:style-name="LastLine"><text:s text:c="3"/>and dark the tempest round him grows.@l</text:p>
      <text:p text:style-name="Firstline">2.<text:tab/>God summons earth and heav’n above@f</text:p>
      <text:p text:style-name="IndentedLine"><text:s text:c="3"/>to witness how he tries his own:@i</text:p>
      <text:p text:style-name="NonIndentedLine">“Now gather all my chosen saints,@n</text:p>
      <text:p text:style-name="IndentedLine"><text:s text:c="3"/>who cov-e-nant with me alone.”@i</text:p>
      <text:p text:style-name="NonIndentedLine">His righteousness the heav’ns declare,@n</text:p>
      <text:p text:style-name="LastLine"><text:s text:c="3"/>for God himself is judging there.@l</text:p>
      <text:p text:style-name="Firstline">3.<text:tab/>“Hear, O my people, I will speak;@f</text:p>
      <text:p text:style-name="IndentedLine"><text:s text:c="3"/>against you I will testify.@i</text:p>
      <text:p text:style-name="NonIndentedLine">Give ear to me, O Israel,@n</text:p>
      <text:p text:style-name="IndentedLine"><text:s text:c="3"/>for God, your faithful God, am I.@i</text:p>
      <text:p text:style-name="NonIndentedLine">I do not spurn your sacrifice;@n</text:p>
      <text:p text:style-name="LastLine"><text:s text:c="3"/>your of<text:span text:style-name="T5">~fer~</text:span>ings are before my eyes.@l</text:p>
      <text:p text:style-name="Firstline">4.<text:tab/>“I do not need a goat or bull@f</text:p>
      <text:p text:style-name="IndentedLine"><text:s text:c="3"/>as of<text:span text:style-name="T5">~fer~</text:span>ing for my holy shrine.@i</text:p>
      <text:p text:style-name="NonIndentedLine">The cattle on a thousand hills@n</text:p>
      <text:p text:style-name="IndentedLine"><text:s text:c="3"/>and all the forest beasts are mine.@i</text:p>
      <text:p text:style-name="NonIndentedLine">Each mountain bird to me is known;@n</text:p>
      <text:p text:style-name="LastLine"><text:s text:c="3"/>whatever roams the field I own.@l</text:p>
      <text:p text:style-name="Firstline"><text:soft-page-break/>5.<text:tab/>“If I were hungry, who would know?@f</text:p>
      <text:p text:style-name="IndentedLine"><text:s text:c="3"/>I would not look to you for food.@i</text:p>
      <text:p text:style-name="NonIndentedLine">The world and all it has is mine;@n</text:p>
      <text:p text:style-name="IndentedLine"><text:s text:c="3"/>I have no need of flesh or blood.@i</text:p>
      <text:p text:style-name="NonIndentedLine">But pay your vows and call on me;@n</text:p>
      <text:p text:style-name="LastLine"><text:s text:c="3"/>then I will set my people free.”@l</text:p>
      <text:p text:style-name="Firstline">6.<text:tab/>But to the wicked, God declares:@f</text:p>
      <text:p text:style-name="IndentedLine"><text:s text:c="3"/>“What right have you to quote my law?@i</text:p>
      <text:p text:style-name="NonIndentedLine">Why take my co<text:span text:style-name="T5">~ven~</text:span>ant on your lips@n</text:p>
      <text:p text:style-name="IndentedLine"><text:s text:c="3"/>when evil you will not withdraw?@i</text:p>
      <text:p text:style-name="NonIndentedLine">My holy words you make profane;@n</text:p>
      <text:p text:style-name="LastLine"><text:s text:c="3"/>you cast them from you in disdain.@l</text:p>
      <text:p text:style-name="Firstline">7.<text:tab/>“You are a scheming friend of thieves,@f</text:p>
      <text:p text:style-name="IndentedLine"><text:s text:c="3"/>of those who break their marriage vows.@i</text:p>
      <text:p text:style-name="NonIndentedLine">Your tongues speak evil and deceit;@n</text:p>
      <text:p text:style-name="IndentedLine"><text:s text:c="3"/>you slander those within your house.@i</text:p>
      <text:p text:style-name="NonIndentedLine">You thought that I was just like you,@n</text:p>
      <text:p text:style-name="LastLine"><text:s text:c="3"/>that there was nothing I would do!@l</text:p>
      <text:p text:style-name="Firstline">8.<text:tab/>“Consider my rebuke and charge,@f</text:p>
      <text:p text:style-name="IndentedLine"><text:s text:c="3"/>all you who have forgotten me,@i</text:p>
      <text:p text:style-name="NonIndentedLine">or I will tear you all apart –@n</text:p>
      <text:p text:style-name="IndentedLine"><text:s text:c="3"/>then what deli<text:span text:style-name="T5">~ver~</text:span>ance will you see?@i</text:p>
      <text:p text:style-name="NonIndentedLine">But those who sacrifice with praise@n</text:p>
      <text:p text:style-name="LastLine"><text:s text:c="3"/>will always know my boundless grace.”@l</text:p>
      <text:h text:style-name="Heading_20_1" text:outline-level="1">&amp;Psalm 51 <text:s/>O my God, have mercy on me</text:h>
      <text:p text:style-name="Firstline">1.<text:tab/>O my God, have mercy on me@f</text:p>
      <text:p text:style-name="IndentedLine"><text:s text:c="3"/>in your steadfast love, I pray;@i</text:p>
      <text:p text:style-name="NonIndentedLine">in your infinite compassion@n</text:p>
      <text:p text:style-name="IndentedLine"><text:s text:c="3"/>my transgressions wipe away.@i</text:p>
      <text:p text:style-name="NonIndentedLine">Cleanse me from iniquity;@n</text:p>
      <text:p text:style-name="LastLine"><text:s text:c="3"/>wash my sin away from me.@l</text:p>
      <text:p text:style-name="Firstline">2.<text:tab/>For I know my own transgressions;@f</text:p>
      <text:p text:style-name="IndentedLine"><text:s text:c="3"/>I can see my sinful plight.@i</text:p>
      <text:p text:style-name="NonIndentedLine">I have sinned against you only@n</text:p>
      <text:p text:style-name="IndentedLine"><text:s text:c="3"/>and done evil in your sight.@i</text:p>
      <text:p text:style-name="NonIndentedLine">So your words are verified,@n</text:p>
      <text:p text:style-name="LastLine"><text:s text:c="3"/>and your verdict justified.@l</text:p>
      <text:p text:style-name="Firstline">3.<text:tab/>From my birth I have been sinful –@f</text:p>
      <text:p text:style-name="IndentedLine"><text:s text:c="3"/>such the nature I received –@i</text:p>
      <text:p text:style-name="NonIndentedLine">sinful from my first beginning@n</text:p>
      <text:p text:style-name="IndentedLine"><text:s text:c="3"/>in my mother’s womb conceived.@i</text:p>
      <text:p text:style-name="NonIndentedLine">Truth you look for in my heart,@n</text:p>
      <text:p text:style-name="LastLine"><text:s text:c="3"/>wisdom to me you impart.@l</text:p>
      <text:p text:style-name="Firstline"><text:soft-page-break/>4.<text:tab/>Cleanse with hyssop, purify me;@f</text:p>
      <text:p text:style-name="IndentedLine"><text:s text:c="3"/>I’ll be whiter than the snow.@i</text:p>
      <text:p text:style-name="NonIndentedLine">Let the bones you crushed be joyful;@n</text:p>
      <text:p text:style-name="IndentedLine"><text:s text:c="3"/>may I joy and gladness know.@i</text:p>
      <text:p text:style-name="NonIndentedLine">From my failure hide your face;@n</text:p>
      <text:p text:style-name="LastLine"><text:s text:c="3"/>blot out all my wickedness.@l</text:p>
      <text:p text:style-name="Firstline">5.<text:tab/>Lord, create a pure heart in me,@f</text:p>
      <text:p text:style-name="IndentedLine"><text:s text:c="3"/>and a steadfast mind renew.@i</text:p>
      <text:p text:style-name="NonIndentedLine">Do not take your Spirit from me;@n</text:p>
      <text:p text:style-name="IndentedLine"><text:s text:c="3"/>cast me not away from you.@i</text:p>
      <text:p text:style-name="NonIndentedLine">Give me back the joy I had;@n</text:p>
      <text:p text:style-name="LastLine"><text:s text:c="3"/>keep my willing spirit glad.@l</text:p>
      <text:p text:style-name="Firstline">6.<text:tab/>Then I’ll teach your ways to sinners;@f</text:p>
      <text:p text:style-name="IndentedLine"><text:s text:c="3"/>rebels will turn back to you.@i</text:p>
      <text:p text:style-name="NonIndentedLine">Free me from bloodguilt, my Saviour,@n</text:p>
      <text:p text:style-name="IndentedLine"><text:s text:c="3"/>God most merciful and true.@i</text:p>
      <text:p text:style-name="NonIndentedLine">Then I’ll praise your righteousness;@n</text:p>
      <text:p text:style-name="LastLine"><text:s text:c="3"/>teach my lips your name to bless.@l</text:p>
      <text:p text:style-name="Firstline">7.<text:tab/>Sacrifice does not delight you,@f</text:p>
      <text:p text:style-name="IndentedLine"><text:s text:c="3"/>else my tribute I would bring;@i</text:p>
      <text:p text:style-name="NonIndentedLine">nor do you take any pleasure@n</text:p>
      <text:p text:style-name="IndentedLine"><text:s text:c="3"/>in a whole burnt offering.@i</text:p>
      <text:p text:style-name="NonIndentedLine">Contrite heart as sacrifice@n</text:p>
      <text:p text:style-name="LastLine"><text:s text:c="3"/>you, O God, will not despise.@l</text:p>
      <text:p text:style-name="Firstline">8.<text:tab/>Let your blessing rest on Zion;@f</text:p>
      <text:p text:style-name="IndentedLine"><text:s text:c="3"/>build Jeru<text:span text:style-name="T5">~sal~</text:span>em’s walls again.@i</text:p>
      <text:p text:style-name="NonIndentedLine">Sacrifices then will please you –@n</text:p>
      <text:p text:style-name="IndentedLine"><text:s text:c="3"/>bulls upon your altar slain,@i</text:p>
      <text:p text:style-name="NonIndentedLine">of<text:span text:style-name="T5">~fer~</text:span>ings made for your delight,@n</text:p>
      <text:p text:style-name="LastLine"><text:s text:c="3"/>truly righteous in your sight.@l</text:p>
      <text:h text:style-name="Heading_20_1" text:outline-level="1">&amp;Psalm 51b <text:s/>God, be merciful to me</text:h>
      <text:p text:style-name="Firstline">1.<text:tab/>God, be merciful to me;@f</text:p>
      <text:p text:style-name="IndentedLine"><text:s text:c="3"/>on thy grace I rest my plea.@i</text:p>
      <text:p text:style-name="NonIndentedLine">Plenteous in compassion thou,@n</text:p>
      <text:p text:style-name="IndentedLine"><text:s text:c="3"/>blot out my transgressions now.@i</text:p>
      <text:p text:style-name="NonIndentedLine">Wash me, make me pure within;@n</text:p>
      <text:p text:style-name="LastLine"><text:s text:c="3"/>cleanse, O cleanse me from my sin.@l</text:p>
      <text:p text:style-name="Firstline">2.<text:tab/>My transgressions I confess;@f</text:p>
      <text:p text:style-name="IndentedLine"><text:s text:c="3"/>grief and guilt my soul oppress.@i</text:p>
      <text:p text:style-name="NonIndentedLine">I have sinned against thy grace@n</text:p>
      <text:p text:style-name="IndentedLine"><text:s text:c="3"/>and provoked thee to thy face.@i</text:p>
      <text:p text:style-name="NonIndentedLine">I confess thy judgment just;@n</text:p>
      <text:p text:style-name="LastLine"><text:s text:c="3"/>speechless, I thy mercy trust.@l</text:p>
      <text:p text:style-name="Firstline"><text:soft-page-break/>3.<text:tab/>I am evil, born in sin;@f</text:p>
      <text:p text:style-name="IndentedLine"><text:s text:c="3"/>thou desirest truth within.@i</text:p>
      <text:p text:style-name="NonIndentedLine">Thou alone my Saviour art;@n</text:p>
      <text:p text:style-name="IndentedLine"><text:s text:c="3"/>teach thy wisdom to my heart.@i</text:p>
      <text:p text:style-name="NonIndentedLine">Make me pure, thy grace bestow;@n</text:p>
      <text:p text:style-name="LastLine"><text:s text:c="3"/>wash me whiter than the snow.@l</text:p>
      <text:p text:style-name="Firstline">4.<text:tab/>Broken, humbled to the dust@f</text:p>
      <text:p text:style-name="IndentedLine"><text:s text:c="3"/>by thy wrath and judgment just,@i</text:p>
      <text:p text:style-name="NonIndentedLine">let my contrite heart rejoice@n</text:p>
      <text:p text:style-name="IndentedLine"><text:s text:c="3"/>and in gladness hear thy voice.@i</text:p>
      <text:p text:style-name="NonIndentedLine">From my sins O hide thy face,@n</text:p>
      <text:p text:style-name="LastLine"><text:s text:c="3"/>blot them out in boundless grace.@l</text:p>
      <text:p text:style-name="Firstline">5.<text:tab/>Gracious God, my heart renew;@f</text:p>
      <text:p text:style-name="IndentedLine"><text:s text:c="3"/>make my spirit right and true.@i</text:p>
      <text:p text:style-name="NonIndentedLine">Cast me not away from thee,@n</text:p>
      <text:p text:style-name="IndentedLine"><text:s text:c="3"/>let thy Spirit dwell in me.@i</text:p>
      <text:p text:style-name="NonIndentedLine">Thy salvation’s joy impart;@n</text:p>
      <text:p text:style-name="LastLine"><text:s text:c="3"/>steadfast make my willing heart.@l</text:p>
      <text:p text:style-name="Firstline">6.<text:tab/>Sinners then shall learn from me@f</text:p>
      <text:p text:style-name="IndentedLine"><text:s text:c="3"/>and return, O God, to thee.@i</text:p>
      <text:p text:style-name="NonIndentedLine">Saviour, all my guilt remove,@n</text:p>
      <text:p text:style-name="IndentedLine"><text:s text:c="3"/>and my tongue shall sing thy love.@i</text:p>
      <text:p text:style-name="NonIndentedLine">Touch my silent lips, O Lord,@n</text:p>
      <text:p text:style-name="LastLine"><text:s text:c="3"/>and my mouth shall praise accord.@l</text:p>
      <text:p text:style-name="Firstline">7.<text:tab/>Not the formal sacrifice@f</text:p>
      <text:p text:style-name="IndentedLine"><text:s text:c="3"/>has acceptance in thine eyes.@i</text:p>
      <text:p text:style-name="NonIndentedLine">Broken hearts are in thy sight@n</text:p>
      <text:p text:style-name="IndentedLine"><text:s text:c="3"/>more than sacrificial rite;@i</text:p>
      <text:p text:style-name="NonIndentedLine">contrite spirit, pleading cries,@n</text:p>
      <text:p text:style-name="LastLine"><text:s text:c="3"/>thou, O God, wilt not despise.@l</text:p>
      <text:p text:style-name="Firstline">8.<text:tab/>Prosper Zion in thy grace@f</text:p>
      <text:p text:style-name="IndentedLine"><text:s text:c="3"/>and her broken walls replace.@i</text:p>
      <text:p text:style-name="NonIndentedLine">Then our righteous sacrifice@n</text:p>
      <text:p text:style-name="IndentedLine"><text:s text:c="3"/>shall delight thy holy eyes;@i</text:p>
      <text:p text:style-name="NonIndentedLine">free-will of<text:span text:style-name="T5">~fer~</text:span>ings, gladly made,@n</text:p>
      <text:p text:style-name="LastLine"><text:s text:c="3"/>on thine altar shall be laid.@l</text:p>
      <text:h text:style-name="Heading_20_1" text:outline-level="1">&amp;Psalm 52 <text:s/>Mighty mortal, boasting evil</text:h>
      <text:p text:style-name="Firstline">1.<text:tab/>Mighty mortal, boasting evil,@f</text:p>
      <text:p text:style-name="IndentedLine"><text:s text:c="3"/>why plot mischief every day?@i</text:p>
      <text:p text:style-name="IndentedLine"><text:s text:c="3"/>Your sharp tongue is like a razor,@i</text:p>
      <text:p text:style-name="IndentedLine"><text:s text:c="3"/>cutting with each word you say.@i</text:p>
      <text:p text:style-name="NonIndentedLine">You love evil more than goodness,@n</text:p>
      <text:p text:style-name="IndentedLine"><text:s text:c="3"/>harmful words that will devour,@i</text:p>
      <text:p text:style-name="IndentedLine"><text:s text:c="3"/>lying more than speaking truly,@i</text:p>
      <text:p text:style-name="LastLine"><text:s text:c="3"/>O you tongue of awful power!@l</text:p>
      <text:p text:style-name="Firstline"><text:soft-page-break/>2.<text:tab/>God will bring you down to ruin;@f</text:p>
      <text:p text:style-name="IndentedLine"><text:s text:c="3"/>from your place you will be sent.@i</text:p>
      <text:p text:style-name="IndentedLine"><text:s text:c="3"/>In the sight of righteous people@i</text:p>
      <text:p text:style-name="IndentedLine"><text:s text:c="3"/>God will pluck you from your tent.@i</text:p>
      <text:p text:style-name="NonIndentedLine">Then the righteous, filled with laughter,@n</text:p>
      <text:p text:style-name="IndentedLine"><text:s text:c="3"/>will cry out, “Behold this fool!@i</text:p>
      <text:p text:style-name="IndentedLine"><text:s text:c="3"/>He would not make God his refuge;@i</text:p>
      <text:p text:style-name="LastLine"><text:s text:c="3"/>money was his golden rule.”@l</text:p>
      <text:p text:style-name="Firstline">3.<text:tab/>In the house of God I flourish@f</text:p>
      <text:p text:style-name="IndentedLine"><text:s text:c="3"/>like a growing olive tree.@i</text:p>
      <text:p text:style-name="IndentedLine"><text:s text:c="3"/>Trusting in God’s love forever,@i</text:p>
      <text:p text:style-name="IndentedLine"><text:s text:c="3"/>I will praise him thankfully.@i</text:p>
      <text:p text:style-name="NonIndentedLine">For I know that you have done this;@n</text:p>
      <text:p text:style-name="IndentedLine"><text:s text:c="3"/>I will hope in your good name.@i</text:p>
      <text:p text:style-name="IndentedLine"><text:s text:c="3"/>In the presence of your people@i</text:p>
      <text:p text:style-name="LastLine"><text:s text:c="3"/>I your goodness will proclaim.@l</text:p>
      <text:h text:style-name="Heading_20_1" text:outline-level="1">&amp;Psalm 53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Lord looks down from heav-en@n</text:p>
      <text:p text:style-name="IndentedLine"><text:s text:c="3"/>upon the human race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Lord.@l</text:p>
      <text:p text:style-name="Firstline">3.<text:tab/>But see that evil crowd!@f</text:p>
      <text:p text:style-name="IndentedLine"><text:s text:c="3"/>They are struck down with dread,@i</text:p>
      <text:p text:style-name="IndentedLine"><text:s text:c="3"/>although they thought within their hearts@i</text:p>
      <text:p text:style-name="IndentedLine"><text:s text:c="3"/>they would have ease instead.@i</text:p>
      <text:p text:style-name="NonIndentedLine">The bones of all your foes@n</text:p>
      <text:p text:style-name="IndentedLine"><text:s text:c="3"/>were scattered far abroad;@i</text:p>
      <text:p text:style-name="IndentedLine"><text:s text:c="3"/>and you have put them all to shame;@i</text:p>
      <text:p text:style-name="LastLine"><text:s text:c="3"/>they were despised by God.@l</text:p>
      <text:p text:style-name="Firstline">4.<text:tab/>May help from Zion come!@f</text:p>
      <text:p text:style-name="IndentedLine"><text:s text:c="3"/>The Lord his captives bring!@i</text:p>
      <text:p text:style-name="IndentedLine"><text:s text:c="3"/>And then let Jacob’s tribes be glad;@i</text:p>
      <text:p text:style-name="LastLine"><text:s text:c="3"/>for joy let Israel sing.@l</text:p>
      <text:h text:style-name="Heading_20_1" text:outline-level="1"><text:soft-page-break/>&amp;Psalm 54 <text:s/>Save, O God, by your great name</text:h>
      <text:p text:style-name="Firstline">1.<text:tab/>Save, O God, by your great name,@f</text:p>
      <text:p text:style-name="IndentedLine"><text:s text:c="3"/>vindicate me, blot out blame.@i</text:p>
      <text:p text:style-name="NonIndentedLine">Lord, my earnest praying hear,@n</text:p>
      <text:p text:style-name="LastLine"><text:s text:c="3"/>to my pleading words give ear.@l</text:p>
      <text:p text:style-name="Firstline">2.<text:tab/>Strangers are attacking me;@f</text:p>
      <text:p text:style-name="IndentedLine"><text:s text:c="3"/>from their v<text:span text:style-name="T5">~iol~</text:span>ence set me free.@i</text:p>
      <text:p text:style-name="NonIndentedLine">From their life the Lord they’ve banned,@n</text:p>
      <text:p text:style-name="LastLine"><text:s text:c="3"/>but to me God is at hand.@l</text:p>
      <text:p text:style-name="Firstline">3.<text:tab/>God, the Lord, sustains my soul;@f</text:p>
      <text:p text:style-name="IndentedLine"><text:s text:c="3"/>evil deeds back on them roll;@i</text:p>
      <text:p text:style-name="NonIndentedLine">’gainst my foes the Lord defends,@n</text:p>
      <text:p text:style-name="LastLine"><text:s text:c="3"/>and my praise to him ascends.@l</text:p>
      <text:p text:style-name="Firstline">4.<text:tab/>I give thanks unto your name;@f</text:p>
      <text:p text:style-name="IndentedLine"><text:s text:c="3"/>it is good beyond all blame.@i</text:p>
      <text:p text:style-name="NonIndentedLine"><text:span text:style-name="T1">#God#</text:span> delivered me from grief;@n</text:p>
      <text:p text:style-name="LastLine"><text:s text:c="3"/>I now celebrate relief!@l</text:p>
      <text:h text:style-name="Heading_20_1" text:outline-level="1">&amp;Psalm 55 <text:s/>O God, please listen to my prayer</text:h>
      <text:p text:style-name="Firstline">1.<text:tab/>O God, please listen to my prayer;@f</text:p>
      <text:p text:style-name="IndentedLine"><text:s text:c="3"/>do not ignore my plea.@i</text:p>
      <text:p text:style-name="NonIndentedLine">My anxious thoughts make me distraught;@n</text:p>
      <text:p text:style-name="LastLine"><text:s text:c="3"/>O hear and answer me.@l</text:p>
      <text:p text:style-name="Firstline">2.<text:tab/>I’m troubled by the voice of foes,@f</text:p>
      <text:p text:style-name="IndentedLine"><text:s text:c="3"/>by their malicious stare;@i</text:p>
      <text:p text:style-name="NonIndentedLine">for they bring suf-fer-ing to me –@n</text:p>
      <text:p text:style-name="LastLine"><text:s text:c="3"/>their hatred I must bear.@l</text:p>
      <text:p text:style-name="Firstline">3.<text:tab/>Within me anguish grips my heart;@f</text:p>
      <text:p text:style-name="IndentedLine"><text:s text:c="3"/>death’s terrors have come near.@i</text:p>
      <text:p text:style-name="NonIndentedLine">I tremble and am terrified;@n</text:p>
      <text:p text:style-name="LastLine"><text:s text:c="3"/>I’m overwhelmed by fear.@l</text:p>
      <text:p text:style-name="Firstline">4.<text:tab/>“O that I, like a dove, had wings!@f</text:p>
      <text:p text:style-name="IndentedLine"><text:s text:c="3"/>Then I would fly away@i</text:p>
      <text:p text:style-name="NonIndentedLine">and be at rest; I’d flee from here@n</text:p>
      <text:p text:style-name="LastLine"><text:s text:c="3"/>and in the desert stay.@l</text:p>
      <text:p text:style-name="Firstline">5.<text:tab/>“Then would I to my hiding-place@f</text:p>
      <text:p text:style-name="IndentedLine"><text:s text:c="3"/>for refuge take my flight,@i</text:p>
      <text:p text:style-name="NonIndentedLine">far from the raging of the storm@n</text:p>
      <text:p text:style-name="LastLine"><text:s text:c="3"/>and from the tempest’s might.”@l</text:p>
      <text:p text:style-name="Firstline">6.<text:tab/>Confuse my enemies, O Lord,@f</text:p>
      <text:p text:style-name="IndentedLine"><text:s text:c="3"/>and all their speech confound;@i</text:p>
      <text:p text:style-name="NonIndentedLine">for in the city I see strife@n</text:p>
      <text:p text:style-name="LastLine"><text:s text:c="3"/>and violence abound.@l</text:p>
      <text:p text:style-name="Firstline"><text:soft-page-break/>7.<text:tab/>They prowl her walls both day and night;@f</text:p>
      <text:p text:style-name="IndentedLine"><text:s text:c="3"/>abuse and malice meet.@i</text:p>
      <text:p text:style-name="NonIndentedLine">Destruction is at work, and threats@n</text:p>
      <text:p text:style-name="LastLine"><text:s text:c="3"/>and lies are in the street.@l</text:p>
      <text:p text:style-name="Firstline">8.<text:tab/>If enemies insulted me,@f</text:p>
      <text:p text:style-name="IndentedLine"><text:s text:c="3"/>their taunts I could abide;@i</text:p>
      <text:p text:style-name="NonIndentedLine">or if a foe against me rose,@n</text:p>
      <text:p text:style-name="LastLine"><text:s text:c="3"/>then from him I would hide.@l</text:p>
      <text:p text:style-name="Firstline">9.<text:tab/>But it is you, my closest friend,@f</text:p>
      <text:p text:style-name="IndentedLine"><text:s text:c="3"/>a man whom I well know;@i</text:p>
      <text:p text:style-name="NonIndentedLine">we once enjoyed sweet fellowship,@n</text:p>
      <text:p text:style-name="LastLine"><text:s text:c="3"/>as to God’s house we’d go.@l</text:p>
      <text:p text:style-name="Firstline">10.<text:tab/>Let death come on my enemies@f</text:p>
      <text:p text:style-name="IndentedLine"><text:s text:c="3"/>and take them by surprise;@i</text:p>
      <text:p text:style-name="NonIndentedLine">may they go to the grave alive,@n</text:p>
      <text:p text:style-name="LastLine"><text:s text:c="3"/>for evil in them lies.@l</text:p>
      <text:p text:style-name="Firstline">11.<text:tab/>But as for me, I call to God;@f</text:p>
      <text:p text:style-name="IndentedLine"><text:s text:c="3"/>the <text:span text:style-name="T1">#Lord#</text:span> will save me now.@i</text:p>
      <text:p text:style-name="NonIndentedLine">At evening, morning and at noon,@n</text:p>
      <text:p text:style-name="LastLine"><text:s text:c="3"/>in prayer to him I bow.@l</text:p>
      <text:p text:style-name="Firstline">12.<text:tab/>Distressed, I cry – he hears my voice.@f</text:p>
      <text:p text:style-name="IndentedLine"><text:s text:c="3"/>He ransoms me unharmed@i</text:p>
      <text:p text:style-name="NonIndentedLine">from battle waged by many foes,@n</text:p>
      <text:p text:style-name="LastLine"><text:s text:c="3"/>who are against me armed.@l</text:p>
      <text:p text:style-name="Firstline">13.<text:tab/>My God, enthroned forevermore,@f</text:p>
      <text:p text:style-name="IndentedLine"><text:s text:c="3"/>will hear and will repay@i</text:p>
      <text:p text:style-name="NonIndentedLine">those men who have no fear of God@n</text:p>
      <text:p text:style-name="LastLine"><text:s text:c="3"/>and never change their way.@l</text:p>
      <text:p text:style-name="Firstline">14.<text:tab/>This man attacks his loyal friends@f</text:p>
      <text:p text:style-name="IndentedLine"><text:s text:c="3"/>and breaks his solemn word.@i</text:p>
      <text:p text:style-name="NonIndentedLine">As smooth as butter is his speech,@n</text:p>
      <text:p text:style-name="LastLine"><text:s text:c="3"/>but in his heart’s a sword.@l</text:p>
      <text:p text:style-name="Firstline">15.<text:tab/>O cast your burden on the <text:span text:style-name="T1">#Lord#</text:span>,@f</text:p>
      <text:p text:style-name="IndentedLine"><text:s text:c="3"/>and he will care for you;@i</text:p>
      <text:p text:style-name="NonIndentedLine">he’ll never let the righteous fall,@n</text:p>
      <text:p text:style-name="LastLine"><text:s text:c="3"/>but bring him safely through.@l</text:p>
      <text:p text:style-name="Firstline">16.<text:tab/>But you, O God, will bring them down –@f</text:p>
      <text:p text:style-name="IndentedLine"><text:s text:c="3"/>those evil, wicked men –@i</text:p>
      <text:p text:style-name="NonIndentedLine">into the pit of death’s decay@n</text:p>
      <text:p text:style-name="LastLine"><text:s text:c="3"/>forever to remain.@l</text:p>
      <text:p text:style-name="Firstline">17.<text:tab/>Bloodthirsty and deceitful men@f</text:p>
      <text:p text:style-name="IndentedLine"><text:s text:c="3"/>will not live half their days;@i</text:p>
      <text:p text:style-name="NonIndentedLine">but as for me, my confidence@n</text:p>
      <text:p text:style-name="LastLine"><text:s text:c="3"/>will rest in you always.@l</text:p>
      <text:h text:style-name="Heading_20_1" text:outline-level="1"><text:soft-page-break/>&amp;Psalm 56 <text:s/>O God, be merciful</text:h>
      <text:p text:style-name="Firstline">1.<text:tab/>O God, be merciful, be merciful to me,@f</text:p>
      <text:p text:style-name="IndentedLine"><text:s text:c="3"/>for man, with constant hate, would love to trample me.@i</text:p>
      <text:p text:style-name="NonIndentedLine">My many enemies against me proudly fight;@n</text:p>
      <text:p text:style-name="LastLine"><text:s text:c="3"/>to overwhelm my soul they watch from morn to night.@l</text:p>
      <text:p text:style-name="Firstline">2.<text:tab/>Whenever I’m afraid, I put my trust in you.@f</text:p>
      <text:p text:style-name="IndentedLine"><text:s text:c="3"/>In God I rest, and praise his word so rich and true.@i</text:p>
      <text:p text:style-name="NonIndentedLine">In God I put my trust; I neither doubt nor fear;@n</text:p>
      <text:p text:style-name="LastLine"><text:s text:c="3"/>what can man do to me with God my helper near?@l</text:p>
      <text:p text:style-name="Firstline">3.<text:tab/>All day they twist my words; their thoughts are full of hate.@f</text:p>
      <text:p text:style-name="IndentedLine"><text:s text:c="3"/>They meet, they lurk, they watch, as for my soul they wait.@i</text:p>
      <text:p text:style-name="NonIndentedLine">Shall they by wickedness escape your judgment right?@n</text:p>
      <text:p text:style-name="LastLine"><text:s text:c="3"/>O God of righteousness, destroy them in your might.@l</text:p>
      <text:p text:style-name="Firstline">4.<text:tab/>You well know all my woes. O bottle all my tears;@f</text:p>
      <text:p text:style-name="IndentedLine"><text:s text:c="3"/>are they not in your book where all my life appears?@i</text:p>
      <text:p text:style-name="NonIndentedLine">My foes shall backward turn when I to you appeal.@n</text:p>
      <text:p text:style-name="LastLine"><text:s text:c="3"/>For this I surely know: that God is for me still.@l</text:p>
      <text:p text:style-name="Firstline">5.<text:tab/>In God, whose word I praise, in him my trust shall be.@f</text:p>
      <text:p text:style-name="IndentedLine"><text:s text:c="3"/>I shall not be afraid; what can man do to me?@i</text:p>
      <text:p text:style-name="NonIndentedLine">I bring thank offerings for saving me from death;@n</text:p>
      <text:p text:style-name="LastLine"><text:s text:c="3"/>before my God I’ll live and walk while I have breath.@l</text:p>
      <text:h text:style-name="Heading_20_1" text:outline-level="1">&amp;Psalm 57 <text:s/>Have mercy on me, Lord</text:h>
      <text:p text:style-name="Firstline">1.<text:tab/>Have mercy on me, Lord;@f</text:p>
      <text:p text:style-name="IndentedLine"><text:s text:c="3"/>to you my soul holds fast.@i</text:p>
      <text:p text:style-name="NonIndentedLine">Your cov’ring wings will shelter me@n</text:p>
      <text:p text:style-name="LastLine"><text:s text:c="3"/>until the danger’s past.@l</text:p>
      <text:p text:style-name="Firstline">2.<text:tab/>I cry to God Most High,@f</text:p>
      <text:p text:style-name="IndentedLine"><text:s text:c="3"/>to God who answers me,@i</text:p>
      <text:p text:style-name="NonIndentedLine">for he fulfils his purposes@n</text:p>
      <text:p text:style-name="LastLine"><text:s text:c="3"/>for me most perfectly.@l</text:p>
      <text:p text:style-name="Firstline">3.<text:tab/>He sends his help from heaven@f</text:p>
      <text:p text:style-name="IndentedLine"><text:s text:c="3"/>and saves me from above,@i</text:p>
      <text:p text:style-name="NonIndentedLine">rebuking those who seek my life;@n</text:p>
      <text:p text:style-name="LastLine"><text:s text:c="3"/>God sends his truth and love.@l</text:p>
      <text:p text:style-name="Firstline">4.<text:tab/>I live with savage beasts,@f</text:p>
      <text:p text:style-name="IndentedLine"><text:s text:c="3"/>I dwell with lions strong –@i</text:p>
      <text:p text:style-name="NonIndentedLine">with men who speak with piercing words;@n</text:p>
      <text:p text:style-name="LastLine"><text:s text:c="3"/>a sharp sword is their tongue.@l</text:p>
      <text:p text:style-name="Firstline">5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p text:style-name="Firstline"><text:soft-page-break/>6.<text:tab/>My soul was overwhelmed;@f</text:p>
      <text:p text:style-name="IndentedLine"><text:s text:c="3"/>they spread a net for me.@i</text:p>
      <text:p text:style-name="NonIndentedLine">But they themselves fell in the pit@n</text:p>
      <text:p text:style-name="LastLine"><text:s text:c="3"/>which they dug secretly.@l</text:p>
      <text:p text:style-name="Firstline">7.<text:tab/>My heart is steadfast, Lord;@f</text:p>
      <text:p text:style-name="IndentedLine"><text:s text:c="3"/>with music I will sing.@i</text:p>
      <text:p text:style-name="NonIndentedLine">Awake, my soul! Wake, harp and lyre!@n</text:p>
      <text:p text:style-name="LastLine"><text:s text:c="3"/>My song the dawn will bring.@l</text:p>
      <text:p text:style-name="Firstline">8.<text:tab/>Among the nations, Lord,@f</text:p>
      <text:p text:style-name="IndentedLine"><text:s text:c="3"/>to you I will give praise.@i</text:p>
      <text:p text:style-name="NonIndentedLine">Among the peoples of the earth@n</text:p>
      <text:p text:style-name="LastLine"><text:s text:c="3"/>my songs of you I’ll raise.@l</text:p>
      <text:p text:style-name="Firstline">9.<text:tab/>Great is your steadfast love,@f</text:p>
      <text:p text:style-name="IndentedLine"><text:s text:c="3"/>which reaches to the sky.@i</text:p>
      <text:p text:style-name="NonIndentedLine">Your constant faithfulness, O Lord,@n</text:p>
      <text:p text:style-name="LastLine"><text:s text:c="3"/>extends to heaven high.@l</text:p>
      <text:p text:style-name="Firstline">10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h text:style-name="Heading_20_1" text:outline-level="1">&amp;Psalm 57b <text:s/>I will give thanks to you</text:h>
      <text:p text:style-name="Firstline">1.<text:tab/>I will give thanks to you,@f</text:p>
      <text:p text:style-name="IndentedLine"><text:s text:c="3"/>O Lord, among the people.@i</text:p>
      <text:p text:style-name="IndentedLine"><text:s text:c="3"/>I will sing praises to you among the nations.@i</text:p>
      <text:p text:style-name="NonIndentedLine">For your steadfast love is great,@n</text:p>
      <text:p text:style-name="IndentedLine"><text:s text:c="3"/>is great to the heavens,@i</text:p>
      <text:p text:style-name="IndentedLine"><text:s text:c="3"/>and your faithfulness, your faithfulness to the clouds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LastLine"><text:s text:c="3"/>Let your glory be over all the earth.@l</text:p>
      <text:p text:style-name="Firstline">2.<text:tab/>I will lift your name on high@f</text:p>
      <text:p text:style-name="IndentedLine"><text:s text:c="3"/>in the presence of your people;@i</text:p>
      <text:p text:style-name="IndentedLine"><text:s text:c="3"/>I will praise you to the sky in adoration.@i</text:p>
      <text:p text:style-name="NonIndentedLine">For your love to me is great,@n</text:p>
      <text:p text:style-name="IndentedLine"><text:s text:c="3"/>greater than the mind can fathom,@i</text:p>
      <text:p text:style-name="IndentedLine"><text:s text:c="3"/>and your faithfulness far beyond what I can tell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IndentedLine"><text:s text:c="3"/>Let your glory, let your glory,@i</text:p>
      <text:p text:style-name="LastLine"><text:s text:c="3"/>let your glory be over all the earth.@l</text:p>
      <text:h text:style-name="Heading_20_1" text:outline-level="1"><text:soft-page-break/>&amp;Psalm 58 <text:s/>You rulers, do you know</text:h>
      <text:p text:style-name="Firstline">1.<text:tab/>You rulers, do you know what justice is?@f</text:p>
      <text:p text:style-name="IndentedLine"><text:s text:c="3"/>Among mankind do you judge uprightly?@i</text:p>
      <text:p text:style-name="NonIndentedLine">No, you devise injustice in your hearts,@n</text:p>
      <text:p text:style-name="LastLine"><text:s text:c="3"/>and on the earth you mete out cruelty.@l</text:p>
      <text:p text:style-name="Firstline">2.<text:tab/>Even from birth the wicked go astray,@f</text:p>
      <text:p text:style-name="IndentedLine"><text:s text:c="3"/>and from the womb untruthfully they speak;@i</text:p>
      <text:p text:style-name="NonIndentedLine">their wayward thoughts well up within their hearts,@n</text:p>
      <text:p text:style-name="LastLine"><text:s text:c="3"/>and havoc with their lying words they wreak.@l</text:p>
      <text:p text:style-name="Firstline">3.<text:tab/>Their poison’s like the venom of a snake;@f</text:p>
      <text:p text:style-name="IndentedLine"><text:s text:c="3"/>they’re like a cobra that has closed its ear –@i</text:p>
      <text:p text:style-name="NonIndentedLine">however great the charmer’s skill may be,@n</text:p>
      <text:p text:style-name="LastLine"><text:s text:c="3"/>it pays no heed because it does not hear.@l</text:p>
      <text:p text:style-name="Firstline">4.<text:tab/>Destroy, O God, the teeth within their mouths;@f</text:p>
      <text:p text:style-name="IndentedLine"><text:s text:c="3"/><text:span text:style-name="T1">#Lord#</text:span>, smite the lion’s jaw a mighty blow.@i</text:p>
      <text:p text:style-name="NonIndentedLine">Make them disperse as water flows away,@n</text:p>
      <text:p text:style-name="LastLine"><text:s text:c="3"/>and blunt their arrows when they draw the bow.@l</text:p>
      <text:p text:style-name="Firstline">5.<text:tab/>May they be like the snail that melts away,@f</text:p>
      <text:p text:style-name="IndentedLine"><text:s text:c="3"/>or like a stillborn child that sees no sun.@i</text:p>
      <text:p text:style-name="NonIndentedLine">Before a pot can boil on burning thorns,@n</text:p>
      <text:p text:style-name="LastLine"><text:s text:c="3"/>so swiftly shall the wicked be undone.@l</text:p>
      <text:p text:style-name="Firstline">6.<text:tab/>The just will tread the blood of wicked men;@f</text:p>
      <text:p text:style-name="IndentedLine"><text:s text:c="3"/>when they’re avenged, the righteous will be glad.@i</text:p>
      <text:p text:style-name="NonIndentedLine">Then all will say, “The just have their reward;@n</text:p>
      <text:p text:style-name="LastLine"><text:s text:c="3"/>surely the judge of all the earth is God.”@l</text:p>
      <text:h text:style-name="Heading_20_1" text:outline-level="1">&amp;Psalm 59 <text:s/>From foes and all who threaten me</text:h>
      <text:p text:style-name="Firstline">1.<text:tab/>From foes and all who threaten me,@f</text:p>
      <text:p text:style-name="IndentedLine"><text:s text:c="3"/>O God, be my defence.@i</text:p>
      <text:p text:style-name="IndentedLine"><text:s text:c="3"/>Save me from evildoers’ hands@i</text:p>
      <text:p text:style-name="IndentedLine"><text:s text:c="3"/>and men of violence.@i</text:p>
      <text:p text:style-name="NonIndentedLine">See how they lie in wait for me!@n</text:p>
      <text:p text:style-name="IndentedLine"><text:s text:c="3"/>Ferocious men combine@i</text:p>
      <text:p text:style-name="IndentedLine"><text:s text:c="3"/>against me, <text:span text:style-name="T1">#Lord#</text:span>, for no offence@i</text:p>
      <text:p text:style-name="LastLine"><text:s text:c="3"/>or sinful deed of mine.@l</text:p>
      <text:p text:style-name="Firstline">2.<text:tab/>I have not done them any wrong,@f</text:p>
      <text:p text:style-name="IndentedLine"><text:s text:c="3"/>yet they prepare to fight.@i</text:p>
      <text:p text:style-name="IndentedLine"><text:s text:c="3"/>Arise to help me in my need;@i</text:p>
      <text:p text:style-name="IndentedLine"><text:s text:c="3"/>take notice of my plight.@i</text:p>
      <text:p text:style-name="NonIndentedLine"><text:span text:style-name="T1">#Lord#</text:span> God Almighty, rouse yourself;@n</text:p>
      <text:p text:style-name="IndentedLine"><text:s text:c="3"/>come, God of Israel,@i</text:p>
      <text:p text:style-name="IndentedLine"><text:s text:c="3"/>to judge the nations and spare none@i</text:p>
      <text:p text:style-name="LastLine"><text:s text:c="3"/>who wickedly rebel.@l</text:p>
      <text:p text:style-name="Firstline"><text:soft-page-break/>3.<text:tab/>At evening they return again;@f</text:p>
      <text:p text:style-name="IndentedLine"><text:s text:c="3"/>they snarl like dogs at bay.@i</text:p>
      <text:p text:style-name="IndentedLine"><text:s text:c="3"/>They prowl about the city gates,@i</text:p>
      <text:p text:style-name="IndentedLine"><text:s text:c="3"/>still hungry for their prey.@i</text:p>
      <text:p text:style-name="NonIndentedLine">See what they spew out from their mouths!@n</text:p>
      <text:p text:style-name="IndentedLine"><text:s text:c="3"/>Look! from their lips come swords!@i</text:p>
      <text:p text:style-name="IndentedLine"><text:s text:c="3"/>With evil mind they laugh and say,@i</text:p>
      <text:p text:style-name="LastLine"><text:s text:c="3"/>“Who now can hear our words?”@l</text:p>
      <text:p text:style-name="Firstline">4.<text:tab/>But you, O <text:span text:style-name="T1">#Lord#</text:span>, will laugh at them;@f</text:p>
      <text:p text:style-name="IndentedLine"><text:s text:c="3"/>those nations you deride.@i</text:p>
      <text:p text:style-name="IndentedLine"><text:s text:c="3"/>I watch for you, my loving God,@i</text:p>
      <text:p text:style-name="IndentedLine"><text:s text:c="3"/>my strength, in whom I hide.@i</text:p>
      <text:p text:style-name="NonIndentedLine">My God will come and give me help;@n</text:p>
      <text:p text:style-name="IndentedLine"><text:s text:c="3"/>in triumph I will sing@i</text:p>
      <text:p text:style-name="IndentedLine"><text:s text:c="3"/>before all those who slander me,@i</text:p>
      <text:p text:style-name="LastLine"><text:s text:c="3"/>O Lord, our shield and king.@l</text:p>
      <text:p text:style-name="Firstline">5.<text:tab/>But lest my people should forget,@f</text:p>
      <text:p text:style-name="IndentedLine"><text:s text:c="3"/>slay not my foes outright.@i</text:p>
      <text:p text:style-name="IndentedLine"><text:s text:c="3"/>Cause them to wander aimlessly;@i</text:p>
      <text:p text:style-name="IndentedLine"><text:s text:c="3"/>defeat them by your might.@i</text:p>
      <text:p text:style-name="NonIndentedLine">Reward the evil of their lips,@n</text:p>
      <text:p text:style-name="IndentedLine"><text:s text:c="3"/>the words of their own mouths;@i</text:p>
      <text:p text:style-name="IndentedLine"><text:s text:c="3"/>let them be captured by their pride,@i</text:p>
      <text:p text:style-name="LastLine"><text:s text:c="3"/>their curses and untruths.@l</text:p>
      <text:p text:style-name="Firstline">6.<text:tab/>Consume them till they are no more;@f</text:p>
      <text:p text:style-name="IndentedLine"><text:s text:c="3"/>in anger lay them low.@i</text:p>
      <text:p text:style-name="IndentedLine"><text:s text:c="3"/>That God rules over Israel@i</text:p>
      <text:p text:style-name="IndentedLine"><text:s text:c="3"/>all distant lands will know.@i</text:p>
      <text:p text:style-name="NonIndentedLine">At evening they return again;@n</text:p>
      <text:p text:style-name="IndentedLine"><text:s text:c="3"/>like dogs they snarl and growl.@i</text:p>
      <text:p text:style-name="IndentedLine"><text:s text:c="3"/>They roam about the town for food@i</text:p>
      <text:p text:style-name="LastLine"><text:s text:c="3"/>and, finding none, they howl.@l</text:p>
      <text:p text:style-name="Firstline">7.<text:tab/>But in the morning I will praise@f</text:p>
      <text:p text:style-name="IndentedLine"><text:s text:c="3"/>your strength and loving care,@i</text:p>
      <text:p text:style-name="IndentedLine"><text:s text:c="3"/>because you are my strong defence,@i</text:p>
      <text:p text:style-name="IndentedLine"><text:s text:c="3"/>my refuge from despair.@i</text:p>
      <text:p text:style-name="NonIndentedLine">O God, you are my only strength;@n</text:p>
      <text:p text:style-name="IndentedLine"><text:s text:c="3"/>to you I will sing praise.@i</text:p>
      <text:p text:style-name="IndentedLine"><text:s text:c="3"/>You are my fortress and my rock,@i</text:p>
      <text:p text:style-name="LastLine"><text:s text:c="3"/>my loving God always.@l</text:p>
      <text:h text:style-name="Heading_20_1" text:outline-level="1"><text:soft-page-break/>&amp;Psalm 60 <text:s/>O God, you have rejected us</text:h>
      <text:p text:style-name="Firstline">1.<text:tab/>O God, you have rejected us@f</text:p>
      <text:p text:style-name="IndentedLine"><text:s text:c="3"/>and torn our dwelling place.@i</text:p>
      <text:p text:style-name="IndentedLine"><text:s text:c="3"/>With quakes and judgments we are fed;@i</text:p>
      <text:p text:style-name="IndentedLine"><text:s text:c="3"/>Lord, save us now in grace.@i</text:p>
      <text:p text:style-name="NonIndentedLine">Lord, you have set your banners high@n</text:p>
      <text:p text:style-name="IndentedLine"><text:s text:c="3"/>to help your own to stand.@i</text:p>
      <text:p text:style-name="IndentedLine"><text:s text:c="3"/>That your beloved may be saved,@i</text:p>
      <text:p text:style-name="LastLine"><text:s text:c="3"/>Lord, help us by your hand.@l</text:p>
      <text:p text:style-name="Firstline">2.<text:tab/>Our God speaks from his holy place:@f</text:p>
      <text:p text:style-name="IndentedLine"><text:s text:c="3"/>“I will give victory.@i</text:p>
      <text:p text:style-name="IndentedLine"><text:s text:c="3"/>For Judah as my sceptre rules;@i</text:p>
      <text:p text:style-name="IndentedLine"><text:s text:c="3"/>all lands will bow to me.@i</text:p>
      <text:p text:style-name="NonIndentedLine">On Edom I will cast my shoe,@n</text:p>
      <text:p text:style-name="IndentedLine"><text:s text:c="3"/>make Gilead my own.@i</text:p>
      <text:p text:style-name="IndentedLine"><text:s text:c="3"/>I use my helmet, Ephraim;@i</text:p>
      <text:p text:style-name="LastLine"><text:s text:c="3"/>they all are mine alone.”@l</text:p>
      <text:p text:style-name="Firstline">3.<text:tab/>Now, therefore, who will lead us on@f</text:p>
      <text:p text:style-name="IndentedLine"><text:s text:c="3"/>in triumph on this day?@i</text:p>
      <text:p text:style-name="IndentedLine"><text:s text:c="3"/>Lord, why have you rejected us@i</text:p>
      <text:p text:style-name="IndentedLine"><text:s text:c="3"/>and turned your face away?@i</text:p>
      <text:p text:style-name="NonIndentedLine">O Lord, we plead, grant us you help@n</text:p>
      <text:p text:style-name="IndentedLine"><text:s text:c="3"/>against our enemy.@i</text:p>
      <text:p text:style-name="IndentedLine"><text:s text:c="3"/>The Lord will tread down all our foes!@i</text:p>
      <text:p text:style-name="LastLine"><text:s text:c="3"/>God will give victory!@l</text:p>
      <text:h text:style-name="Heading_20_1" text:outline-level="1">&amp;Psalm 61 <text:s/>O hear my urgent cry, my God</text:h>
      <text:p text:style-name="Firstline">1.<text:tab/>O hear my urgent cry, my God,@f</text:p>
      <text:p text:style-name="IndentedLine"><text:s text:c="3"/>and listen to my plea.@i</text:p>
      <text:p text:style-name="NonIndentedLine">From earth’s remotest bounds I call@n</text:p>
      <text:p text:style-name="LastLine"><text:s text:c="3"/>when my heart faints in me.@l</text:p>
      <text:p text:style-name="Firstline">2.<text:tab/>O God, conduct me to the rock@f</text:p>
      <text:p text:style-name="IndentedLine"><text:s text:c="3"/>that’s higher far than I.@i</text:p>
      <text:p text:style-name="NonIndentedLine">For you’re my refuge from the foe,@n</text:p>
      <text:p text:style-name="LastLine"><text:s text:c="3"/>my to<text:span text:style-name="T5">~wer~</text:span> of strength on high.@l</text:p>
      <text:p text:style-name="Firstline">3.<text:tab/>O let me dwell within your tent,@f</text:p>
      <text:p text:style-name="IndentedLine"><text:s text:c="3"/>forever there to live!@i</text:p>
      <text:p text:style-name="NonIndentedLine">O for the shelter of your wings,@n</text:p>
      <text:p text:style-name="LastLine"><text:s text:c="3"/>the refuge which they give!@l</text:p>
      <text:p text:style-name="Firstline">4.<text:tab/>For you have heard my vows, O God,@f</text:p>
      <text:p text:style-name="IndentedLine"><text:s text:c="3"/>and you have given me@i</text:p>
      <text:p text:style-name="NonIndentedLine">the heritage of those who fear@n</text:p>
      <text:p text:style-name="LastLine"><text:s text:c="3"/>your name continually.@l</text:p>
      <text:p text:style-name="Firstline"><text:soft-page-break/>5.<text:tab/>Prolong the days the king will live;@f</text:p>
      <text:p text:style-name="IndentedLine"><text:s text:c="3"/>his so<text:span text:style-name="T5">~ver~</text:span>eign rule extend@i</text:p>
      <text:p text:style-name="NonIndentedLine">for many generations more,@n</text:p>
      <text:p text:style-name="LastLine"><text:s text:c="3"/>established without end.@l</text:p>
      <text:p text:style-name="Firstline">6.<text:tab/>May he forever sit as king@f</text:p>
      <text:p text:style-name="IndentedLine"><text:s text:c="3"/>enthroned before God’s face;@i</text:p>
      <text:p text:style-name="NonIndentedLine">appoint your love and faithfulness@n</text:p>
      <text:p text:style-name="LastLine"><text:s text:c="3"/>as his protecting grace.@l</text:p>
      <text:p text:style-name="Firstline">7.<text:tab/>Then will I ever bless your name@f</text:p>
      <text:p text:style-name="IndentedLine"><text:s text:c="3"/>with songs of joy and praise,@i</text:p>
      <text:p text:style-name="NonIndentedLine">and will fulfil my holy vows@n</text:p>
      <text:p text:style-name="LastLine"><text:s text:c="3"/>with care throughout my days.@l</text:p>
      <text:h text:style-name="Heading_20_1" text:outline-level="1">&amp;Psalm 62 <text:s/>My soul finds rest in God alone</text:h>
      <text:p text:style-name="Firstline">1.<text:tab/>My soul finds rest in God alone;@f</text:p>
      <text:p text:style-name="IndentedLine"><text:s text:c="3"/>from him comes my salvation sure.@i</text:p>
      <text:p text:style-name="NonIndentedLine">My safety, fortress, sheltering rock –@n</text:p>
      <text:p text:style-name="LastLine"><text:s text:c="3"/>in him alone I am secure.@l</text:p>
      <text:p text:style-name="Firstline">2.<text:tab/>How long will you assault a man?@f</text:p>
      <text:p text:style-name="IndentedLine"><text:s text:c="3"/>Do you all seek to lay him low –@i</text:p>
      <text:p text:style-name="NonIndentedLine">this leaning wall, this tottering fence –@n</text:p>
      <text:p text:style-name="LastLine"><text:s text:c="3"/>and bring about his overthrow?@l</text:p>
      <text:p text:style-name="Firstline">3.<text:tab/>They plan his fall from his high place;@f</text:p>
      <text:p text:style-name="IndentedLine"><text:s text:c="3"/>they take delight in spreading lies.@i</text:p>
      <text:p text:style-name="NonIndentedLine">With false and flatt’ring mouths they bless,@n</text:p>
      <text:p text:style-name="LastLine"><text:s text:c="3"/>but in their hearts curse and despise.@l</text:p>
      <text:p text:style-name="Firstline">4.<text:tab/>Find rest, my soul, in God alone;@f</text:p>
      <text:p text:style-name="IndentedLine"><text:s text:c="3"/>in him my hope is ever sure.@i</text:p>
      <text:p text:style-name="NonIndentedLine">My safety, fortress, sheltering rock –@n</text:p>
      <text:p text:style-name="LastLine"><text:s text:c="3"/>in him alone I am secure.@l</text:p>
      <text:p text:style-name="Firstline">5.<text:tab/>My honour and salvation rest@f</text:p>
      <text:p text:style-name="IndentedLine"><text:s text:c="3"/>on God, my rock and mighty fort.@i</text:p>
      <text:p text:style-name="NonIndentedLine">O people, trust in him always;@n</text:p>
      <text:p text:style-name="LastLine"><text:s text:c="3"/>to him alone pour out your heart.@l</text:p>
      <text:p text:style-name="Firstline">6.<text:tab/>The lowborn man is but a breath;@f</text:p>
      <text:p text:style-name="IndentedLine"><text:s text:c="3"/>the highborn man is but a lie.@i</text:p>
      <text:p text:style-name="NonIndentedLine">Weighed in a balance, side by side,@n</text:p>
      <text:p text:style-name="LastLine"><text:s text:c="3"/>they come to nothing but a sigh.@l</text:p>
      <text:p text:style-name="Firstline">7.<text:tab/>Do not seek after wealth by force,@f</text:p>
      <text:p text:style-name="IndentedLine"><text:s text:c="3"/>or triumph in ill-gotten gain;@i</text:p>
      <text:p text:style-name="NonIndentedLine">and even though your goods increase,@n</text:p>
      <text:p text:style-name="LastLine"><text:s text:c="3"/>set not your heart on what is vain.@l</text:p>
      <text:p text:style-name="Firstline"><text:soft-page-break/>8.<text:tab/>My God has spoken; I have heard@f</text:p>
      <text:p text:style-name="IndentedLine"><text:s text:c="3"/>that you are strong and loving, Lord.@i</text:p>
      <text:p text:style-name="NonIndentedLine">Each one according to his deeds@n</text:p>
      <text:p text:style-name="LastLine"><text:s text:c="3"/>you will assuredly reward.@l</text:p>
      <text:h text:style-name="Heading_20_1" text:outline-level="1">&amp;Psalm 63 <text:s/>O God, you are my God alone</text:h>
      <text:p text:style-name="Firstline">1.<text:tab/>O God, you are my God alone;@f</text:p>
      <text:p text:style-name="IndentedLine"><text:s text:c="3"/>I seek your face with eagerness.@i</text:p>
      <text:p text:style-name="NonIndentedLine">My soul and body thirst for you@n</text:p>
      <text:p text:style-name="LastLine"><text:s text:c="3"/>in this dry, weary wilderness.@l</text:p>
      <text:p text:style-name="Firstline">2.<text:tab/>I’ve seen you in your holy place;@f</text:p>
      <text:p text:style-name="IndentedLine"><text:s text:c="3"/>your power and glory held my gaze.@i</text:p>
      <text:p text:style-name="NonIndentedLine">Far better is your love than life,@n</text:p>
      <text:p text:style-name="LastLine"><text:s text:c="3"/>and so my lips will sing your praise.@l</text:p>
      <text:p text:style-name="Firstline">3.<text:tab/>I’ll bless you, Lord, throughout my life@f</text:p>
      <text:p text:style-name="IndentedLine"><text:s text:c="3"/>and raise my hands to you in prayer.@i</text:p>
      <text:p text:style-name="NonIndentedLine">My joyful lips will sing your praise;@n</text:p>
      <text:p text:style-name="LastLine"><text:s text:c="3"/>my soul is fed with richest fare.@l</text:p>
      <text:p text:style-name="Firstline">4.<text:tab/>Upon my bed I lie awake@f</text:p>
      <text:p text:style-name="IndentedLine"><text:s text:c="3"/>and in my thoughts remember you;@i</text:p>
      <text:p text:style-name="NonIndentedLine">I meditate throughout the night@n</text:p>
      <text:p text:style-name="LastLine"><text:s text:c="3"/>and keep your constant love in view.@l</text:p>
      <text:p text:style-name="Firstline">5.<text:tab/>Because you are my help alone,@f</text:p>
      <text:p text:style-name="IndentedLine"><text:s text:c="3"/>in shadow of your wings I’ll sing.@i</text:p>
      <text:p text:style-name="NonIndentedLine">You hold me up with your right hand;@n</text:p>
      <text:p text:style-name="LastLine"><text:s text:c="3"/>to you, O God, my soul will cling.@l</text:p>
      <text:p text:style-name="Firstline">6.<text:tab/>All those who seek my life will die;@f</text:p>
      <text:p text:style-name="IndentedLine"><text:s text:c="3"/>down to the depths they will descend.@i</text:p>
      <text:p text:style-name="NonIndentedLine">They will become the jackal’s food;@n</text:p>
      <text:p text:style-name="LastLine"><text:s text:c="3"/>the deadly sword will bring their end.@l</text:p>
      <text:p text:style-name="Firstline">7.<text:tab/>The king will then rejoice in God,@f</text:p>
      <text:p text:style-name="IndentedLine"><text:s text:c="3"/>with all who swear by God’s great name.@i</text:p>
      <text:p text:style-name="NonIndentedLine">The mouths of liars will be closed,@n</text:p>
      <text:p text:style-name="LastLine"><text:s text:c="3"/>and they will all be put to shame.@l</text:p>
      <text:h text:style-name="Heading_20_1" text:outline-level="1">&amp;Psalm 63b <text:s/>O Lord, my God, most earnestly</text:h>
      <text:p text:style-name="Firstline">1.<text:tab/>O Lord, my God, most earnestly@f</text:p>
      <text:p text:style-name="IndentedLine"><text:s text:c="3"/>my heart would seek thy face,@i</text:p>
      <text:p text:style-name="IndentedLine"><text:s text:c="3"/>within thy holy house once more@i</text:p>
      <text:p text:style-name="IndentedLine"><text:s text:c="3"/>to see thy glorious grace.@i</text:p>
      <text:p text:style-name="NonIndentedLine">Apart from thee I long and thirst,@n</text:p>
      <text:p text:style-name="IndentedLine"><text:s text:c="3"/>and nought can satisfy;@i</text:p>
      <text:p text:style-name="IndentedLine"><text:s text:c="3"/>I wander in a desert land@i</text:p>
      <text:p text:style-name="LastLine"><text:s text:c="3"/>where all the streams are dry.@l</text:p>
      <text:p text:style-name="Firstline"><text:soft-page-break/>2.<text:tab/>The lovingkindness of my God@f</text:p>
      <text:p text:style-name="IndentedLine"><text:s text:c="3"/>is more than life to me,@i</text:p>
      <text:p text:style-name="IndentedLine"><text:s text:c="3"/>so I will bless thee while I live@i</text:p>
      <text:p text:style-name="IndentedLine"><text:s text:c="3"/>and lift my prayer to thee.@i</text:p>
      <text:p text:style-name="NonIndentedLine">In thee my soul is satisfied,@n</text:p>
      <text:p text:style-name="IndentedLine"><text:s text:c="3"/>my darkness turns to light,@i</text:p>
      <text:p text:style-name="IndentedLine"><text:s text:c="3"/>and joyful meditations fill@i</text:p>
      <text:p text:style-name="LastLine"><text:s text:c="3"/>the watches of the night.@l</text:p>
      <text:p text:style-name="Firstline">3.<text:tab/>My Saviour, ’neath thy sheltering wings@f</text:p>
      <text:p text:style-name="IndentedLine"><text:s text:c="3"/>my soul delights to dwell;@i</text:p>
      <text:p text:style-name="IndentedLine"><text:s text:c="3"/>still closer to thy side I press,@i</text:p>
      <text:p text:style-name="IndentedLine"><text:s text:c="3"/>for near thee all is well.@i</text:p>
      <text:p text:style-name="NonIndentedLine">My soul shall conquer every foe,@n</text:p>
      <text:p text:style-name="IndentedLine"><text:s text:c="3"/>upholden by thy hand;@i</text:p>
      <text:p text:style-name="IndentedLine"><text:s text:c="3"/>thy people shall rejoice in God,@i</text:p>
      <text:p text:style-name="LastLine"><text:s text:c="3"/>thy saints in glory stand.@l</text:p>
      <text:h text:style-name="Heading_20_1" text:outline-level="1">&amp;Psalm 64 <text:s/>Hear my voice, O God</text:h>
      <text:p text:style-name="Firstline">1.<text:tab/>Hear my voice, O God, in my complaint;@f</text:p>
      <text:p text:style-name="IndentedLine"><text:s text:c="3"/>guard my life from terror of the foe.@i</text:p>
      <text:p text:style-name="NonIndentedLine">Hide me from the plots of those who hate,@n</text:p>
      <text:p text:style-name="LastLine"><text:s text:c="3"/>from the noisy mob of evil ones.@l</text:p>
      <text:p text:style-name="Firstline">2.<text:tab/>Sharp as swords the wicked whet their tongues@f</text:p>
      <text:p text:style-name="IndentedLine"><text:s text:c="3"/>and like arrows aim their deadly words,@i</text:p>
      <text:p text:style-name="NonIndentedLine">shoot from ambush at the innocent@n</text:p>
      <text:p text:style-name="LastLine"><text:s text:c="3"/>without warning and without a fear.@l</text:p>
      <text:p text:style-name="Firstline">3.<text:tab/>They agree to form an evil plot;@f</text:p>
      <text:p text:style-name="IndentedLine"><text:s text:c="3"/>secretly they talk of laying snares,@i</text:p>
      <text:p text:style-name="NonIndentedLine">saying, “Who will learn of our designs?”@n</text:p>
      <text:p text:style-name="LastLine"><text:s text:c="3"/>They plan carefully their wicked schemes.@l</text:p>
      <text:p text:style-name="Firstline">4.<text:tab/>They are ready with a cunning plot,@f</text:p>
      <text:p text:style-name="IndentedLine"><text:s text:c="3"/>for the human heart is full of guile.@i</text:p>
      <text:p text:style-name="NonIndentedLine">God will shoot an arrow straight at them;@n</text:p>
      <text:p text:style-name="LastLine"><text:s text:c="3"/>without warning they will be struck down.@l</text:p>
      <text:p text:style-name="Firstline">5.<text:tab/>They will all be made to trip themselves@f</text:p>
      <text:p text:style-name="IndentedLine"><text:s text:c="3"/>and undo themselves by their own tongues.@i</text:p>
      <text:p text:style-name="NonIndentedLine">All who see them shake their heads in scorn;@n</text:p>
      <text:p text:style-name="LastLine"><text:s text:c="3"/>then shall all the people fear the <text:span text:style-name="T1">#Lord#</text:span>.@l</text:p>
      <text:p text:style-name="Firstline">6.<text:tab/>They will ponder God’s almighty deeds@f</text:p>
      <text:p text:style-name="IndentedLine"><text:s text:c="3"/>and proclaim the marvel of his works.@i</text:p>
      <text:p text:style-name="NonIndentedLine">Let the righteous all rejoice in <text:span text:style-name="T1">#God#</text:span>;@n</text:p>
      <text:p text:style-name="LastLine"><text:s text:c="3"/>praise the <text:span text:style-name="T1">#Lord #</text:span>for his protecting care!@l</text:p>
      <text:h text:style-name="Heading_20_1" text:outline-level="1"><text:soft-page-break/>&amp;Psalm 65 <text:s/>Praise is your right, O God, in Zion</text:h>
      <text:p text:style-name="Firstline">1.<text:tab/><text:span text:style-name="T3">*Praise *</text:span>is your <text:span text:style-name="T3">*right*</text:span>,[ ]\<text:span text:style-name="T3">*O*</text:span> God, in <text:span text:style-name="T3">*Zion*</text:span>.@f</text:p>
      <text:p text:style-name="IndentedLine"><text:s text:c="3"/><text:span text:style-name="T3">*To*</text:span> you we <text:span text:style-name="T3">*pay our vows*</text:span>.@i</text:p>
      <text:p text:style-name="IndentedLine"><text:s text:c="3"/><text:span text:style-name="T3">*When *</text:span>we your <text:span text:style-name="T3">*people *</text:span>pray, you <text:span text:style-name="T3">*hear us*</text:span>.@i</text:p>
      <text:p text:style-name="IndentedLine"><text:s text:c="3"/><text:span text:style-name="T3">*All*</text:span> flesh to <text:span text:style-name="T3">*you will bow*</text:span>.@i</text:p>
      <text:p text:style-name="NonIndentedLine"><text:span text:style-name="T3">*When *</text:span>our transgressions over<text:span text:style-name="T3">*whelm*</text:span> <text:span text:style-name="T3">*us*</text:span>,@n</text:p>
      <text:p text:style-name="IndentedLine"><text:s text:c="3"/><text:span text:style-name="T3">*you*</text:span> graciously for<text:span text:style-name="T3">*give*</text:span>.@i</text:p>
      <text:p text:style-name="IndentedLine"><text:s text:c="3"/><text:span text:style-name="T3">*How*</text:span> satisfied your chosen <text:span text:style-name="T3">*servants*</text:span>;@i</text:p>
      <text:p text:style-name="LastLine"><text:s text:c="3"/><text:span text:style-name="T3">*with*</text:span>in your courts they <text:span text:style-name="T3">*live*</text:span>.@l</text:p>
      <text:p text:style-name="Firstline">2.<text:tab/><text:span text:style-name="T3">*Your *</text:span>mighty <text:span text:style-name="T3">*acts*</text:span> <text:span text:style-name="T3">*work*</text:span> our sal<text:span text:style-name="T3">*vation*</text:span>.@f</text:p>
      <text:p text:style-name="IndentedLine"><text:s text:c="3"/><text:span text:style-name="T3">*All*</text:span> earth waits <text:span text:style-name="T3">*hopefully*</text:span>.@i</text:p>
      <text:p text:style-name="IndentedLine"><text:s text:c="3"/><text:span text:style-name="T3">*You*</text:span> have the <text:span text:style-name="T3">*strength to*</text:span> make the <text:span text:style-name="T3">*mountains*</text:span>,@i</text:p>
      <text:p text:style-name="IndentedLine"><text:s text:c="3"/><text:span text:style-name="T3">*to*</text:span> calm the <text:span text:style-name="T3">*stormy sea*</text:span>.@i</text:p>
      <text:p text:style-name="NonIndentedLine"><text:span text:style-name="T3">*You *</text:span>calm the tumult of the <text:span text:style-name="T3">*people*</text:span>.@n</text:p>
      <text:p text:style-name="IndentedLine"><text:s text:c="3"/><text:span text:style-name="T3">*Such*</text:span> awesome signs you <text:span text:style-name="T3">*do*</text:span>@i</text:p>
      <text:p text:style-name="IndentedLine"><text:s text:c="3"/><text:span text:style-name="T3">*that*</text:span> earth, from sunrise to the <text:span text:style-name="T3">*sunset*</text:span>,@i</text:p>
      <text:p text:style-name="LastLine"><text:s text:c="3"/><text:span text:style-name="T3">*for *</text:span>joy cries out to <text:span text:style-name="T3">*you*</text:span>.@l</text:p>
      <text:p text:style-name="Firstline">3.<text:tab/><text:span text:style-name="T3">*You*</text:span> bless the <text:span text:style-name="T3">*earth*</text:span> <text:span text:style-name="T3">*with *</text:span>streams and <text:span text:style-name="T3">*rivers*</text:span>@f</text:p>
      <text:p text:style-name="IndentedLine"><text:s text:c="3"/><text:span text:style-name="T3">*and *</text:span>with the <text:span text:style-name="T3">*gentle rain*</text:span>.@i</text:p>
      <text:p text:style-name="IndentedLine"><text:s text:c="3"/><text:span text:style-name="T3">*You*</text:span> settle <text:span text:style-name="T3">*ridges*</text:span>, soften <text:span text:style-name="T3">*furrows*</text:span>.@i</text:p>
      <text:p text:style-name="IndentedLine"><text:s text:c="3"/><text:span text:style-name="T3">*and *</text:span>bless the <text:span text:style-name="T3">*sprouting grain*</text:span>.@i</text:p>
      <text:p text:style-name="NonIndentedLine"><text:span text:style-name="T3">*You *</text:span>crown the year with ample <text:span text:style-name="T3">*harvest*</text:span>;@n</text:p>
      <text:p text:style-name="IndentedLine"><text:s text:c="3"/><text:span text:style-name="T3">*a *</text:span>rich abundance <text:span text:style-name="T3">*springs*</text:span>.@i</text:p>
      <text:p text:style-name="IndentedLine"><text:s text:c="3"/><text:span text:style-name="T3">*All*</text:span> flocks and grains and hills and <text:span text:style-name="T3">*meadows *</text:span>–@i</text:p>
      <text:p text:style-name="LastLine"><text:s text:c="3"/><text:span text:style-name="T3">*yes*</text:span>, all creation <text:span text:style-name="T3">*sings*</text:span>.@l</text:p>
      <text:h text:style-name="Heading_20_1" text:outline-level="1">&amp;Psalm 66 <text:s/>Come, everyone, and join with us</text:h>
      <text:p text:style-name="Firstline">1.<text:tab/>Come, everyone, and join with us@f</text:p>
      <text:p text:style-name="IndentedLine"><text:s text:c="3"/>in rousing songs of praise.@i</text:p>
      <text:p text:style-name="IndentedLine"><text:s text:c="3"/>Sing out the honour of God's name@i</text:p>
      <text:p text:style-name="IndentedLine"><text:s text:c="3"/>for all his glorious ways.@i</text:p>
      <text:p text:style-name="NonIndentedLine">Say to our God, “How awesome, Lord,@n</text:p>
      <text:p text:style-name="IndentedLine"><text:s text:c="3"/>are you in all you do.@i</text:p>
      <text:p text:style-name="IndentedLine"><text:s text:c="3"/>Your enemies cringe down in fear,@i</text:p>
      <text:p text:style-name="LastLine"><text:s text:c="3"/>then rise to worship you.”@l</text:p>
      <text:p text:style-name="Firstline">2.<text:tab/>O come and see what God has done@f</text:p>
      <text:p text:style-name="IndentedLine"><text:s text:c="3"/>among the sons of men.@i</text:p>
      <text:p text:style-name="IndentedLine"><text:s text:c="3"/>He turned the sea to solid ground –@i</text:p>
      <text:p text:style-name="IndentedLine"><text:s text:c="3"/>let us rejoice in him.@i</text:p>
      <text:p text:style-name="NonIndentedLine">God rules forever by his might@n</text:p>
      <text:p text:style-name="IndentedLine"><text:s text:c="3"/>and his all-seeing eye.@i</text:p>
      <text:p text:style-name="IndentedLine"><text:s text:c="3"/>Let not the proud, rebellious ones@i</text:p>
      <text:p text:style-name="LastLine"><text:s text:c="3"/>exalt themselves on high.@l</text:p>
      <text:p text:style-name="Firstline"><text:soft-page-break/>3.<text:tab/>Come, everyone, and join with us@f</text:p>
      <text:p text:style-name="IndentedLine"><text:s text:c="3"/>in rousing songs of praise@i</text:p>
      <text:p text:style-name="IndentedLine"><text:s text:c="3"/>to God, who safely holds our lives;@i</text:p>
      <text:p text:style-name="IndentedLine"><text:s text:c="3"/>our feet he guides always.@i</text:p>
      <text:p text:style-name="NonIndentedLine">O God, you tried and tested us@n</text:p>
      <text:p text:style-name="IndentedLine"><text:s text:c="3"/>as silver tried by flame.@i</text:p>
      <text:p text:style-name="IndentedLine"><text:s text:c="3"/>You brought us low through fire and flood,@i</text:p>
      <text:p text:style-name="LastLine"><text:s text:c="3"/>but then your blessing came.@l</text:p>
      <text:p text:style-name="Firstline">4.<text:tab/>With gratitude and of-fer-ings@f</text:p>
      <text:p text:style-name="IndentedLine"><text:s text:c="3"/>I come into your house,@i</text:p>
      <text:p text:style-name="IndentedLine"><text:s text:c="3"/>for when I was in trouble, Lord,@i</text:p>
      <text:p text:style-name="IndentedLine"><text:s text:c="3"/>I spoke to you my vows.@i</text:p>
      <text:p text:style-name="NonIndentedLine">I bring you now burnt of-fer-ings@n</text:p>
      <text:p text:style-name="IndentedLine"><text:s text:c="3"/>of fatlings from my herd;@i</text:p>
      <text:p text:style-name="IndentedLine"><text:s text:c="3"/>I offer you my gift of thanks,@i</text:p>
      <text:p text:style-name="LastLine"><text:s text:c="3"/>because I gave my word.@l</text:p>
      <text:p text:style-name="Firstline">5.<text:tab/>Come, everyone who loves the Lord,@f</text:p>
      <text:p text:style-name="IndentedLine"><text:s text:c="3"/>hear what he did for me.@i</text:p>
      <text:p text:style-name="IndentedLine"><text:s text:c="3"/>My cry for help has turned to praise,@i</text:p>
      <text:p text:style-name="IndentedLine"><text:s text:c="3"/>for he has set me free.@i</text:p>
      <text:p text:style-name="NonIndentedLine">If in my heart I’d cherished sin,@n</text:p>
      <text:p text:style-name="IndentedLine"><text:s text:c="3"/>God would have turned away.@i</text:p>
      <text:p text:style-name="IndentedLine"><text:s text:c="3"/>But he has listened to my cry;@i</text:p>
      <text:p text:style-name="LastLine"><text:s text:c="3"/>he answers when I pray.@l</text:p>
      <text:p text:style-name="Firstline">6.<text:tab/>Praise be to God, who hears my prayer@f</text:p>
      <text:p text:style-name="IndentedLine"><text:s text:c="3"/>and answers my request.@i</text:p>
      <text:p text:style-name="IndentedLine"><text:s text:c="3"/>His steadfast love surrounds my days;@i</text:p>
      <text:p text:style-name="IndentedLine"><text:s text:c="3"/>his name be ever blest.@i</text:p>
      <text:p text:style-name="NonIndentedLine">Come, everyone, and join with us@n</text:p>
      <text:p text:style-name="IndentedLine"><text:s text:c="3"/>in rousing songs of praise.@i</text:p>
      <text:p text:style-name="IndentedLine"><text:s text:c="3"/>Sing out the honour of God’s name@i</text:p>
      <text:p text:style-name="LastLine"><text:s text:c="3"/>for all his glorious ways.@l</text:p>
      <text:h text:style-name="Heading_20_1" text:outline-level="1">&amp;Psalm 67 <text:s/>O God, to us show mercy</text:h>
      <text:p text:style-name="Firstline">1.<text:tab/>O God, to us show mercy@f</text:p>
      <text:p text:style-name="IndentedLine"><text:s text:c="3"/>and bless us in your grace,@i</text:p>
      <text:p text:style-name="IndentedLine"><text:s text:c="3"/>and cause to shine upon us@i</text:p>
      <text:p text:style-name="IndentedLine"><text:s text:c="3"/>the brightness of your face,@i</text:p>
      <text:p text:style-name="NonIndentedLine">so that your way most holy@n</text:p>
      <text:p text:style-name="IndentedLine"><text:s text:c="3"/>on earth may soon be known,@i</text:p>
      <text:p text:style-name="IndentedLine"><text:s text:c="3"/>and unto every people@i</text:p>
      <text:p text:style-name="LastLine"><text:s text:c="3"/>your saving grace be shown.@l</text:p>
      <text:p text:style-name="Firstline"><text:soft-page-break/>2.<text:tab/>Let all the peoples praise you,@f</text:p>
      <text:p text:style-name="IndentedLine"><text:s text:c="3"/>let all the nations sing;@i</text:p>
      <text:p text:style-name="IndentedLine"><text:s text:c="3"/>in every land let praises@i</text:p>
      <text:p text:style-name="IndentedLine"><text:s text:c="3"/>and songs of gladness ring;@i</text:p>
      <text:p text:style-name="NonIndentedLine">for you will judge the peoples@n</text:p>
      <text:p text:style-name="IndentedLine"><text:s text:c="3"/>in truth and righteousness,@i</text:p>
      <text:p text:style-name="IndentedLine"><text:s text:c="3"/>and on the earth all nations@i</text:p>
      <text:p text:style-name="LastLine"><text:s text:c="3"/>will your just rule confess.@l</text:p>
      <text:p text:style-name="Firstline">3.<text:tab/>Let all the peoples praise you,@f</text:p>
      <text:p text:style-name="IndentedLine"><text:s text:c="3"/>let all the nations sing.@i</text:p>
      <text:p text:style-name="IndentedLine"><text:s text:c="3"/>Then earth in rich abundance@i</text:p>
      <text:p text:style-name="IndentedLine"><text:s text:c="3"/>to us her fruit will bring.@i</text:p>
      <text:p text:style-name="NonIndentedLine">The Lord our God will bless us,@n</text:p>
      <text:p text:style-name="IndentedLine"><text:s text:c="3"/>our God will blessing send,@i</text:p>
      <text:p text:style-name="IndentedLine"><text:s text:c="3"/>and all the earth will fear him@i</text:p>
      <text:p text:style-name="LastLine"><text:s text:c="3"/>to its remotest end.@l</text:p>
      <text:h text:style-name="Heading_20_1" text:outline-level="1">&amp;Psalm 68 <text:s/>May God arise</text:h>
      <text:p text:style-name="Firstline">1.<text:tab/>May God arise and may his foes@f</text:p>
      <text:p text:style-name="IndentedLine"><text:s text:c="3"/>be scattered far and put to flight.@i</text:p>
      <text:p text:style-name="NonIndentedLine">As smoke is blown before the wind@n</text:p>
      <text:p text:style-name="IndentedLine"><text:s text:c="3"/>so may your foes be blown from sight.@i</text:p>
      <text:p text:style-name="NonIndentedLine">As wax is melted by the fire@n</text:p>
      <text:p text:style-name="LastLine"><text:s text:c="3"/>may they before God’s wrath expire.@l</text:p>
      <text:p text:style-name="Firstline">2.<text:tab/>But may the righteous all be glad;@f</text:p>
      <text:p text:style-name="IndentedLine"><text:s text:c="3"/>may they rejoice and sing aloud.@i</text:p>
      <text:p text:style-name="NonIndentedLine">Sing praise to God, sing to his name;@n</text:p>
      <text:p text:style-name="IndentedLine"><text:s text:c="3"/>extol the One who rides the cloud.@i</text:p>
      <text:p text:style-name="NonIndentedLine">For he alone is named the <text:span text:style-name="T1">#Lord#</text:span> –@n</text:p>
      <text:p text:style-name="LastLine"><text:s text:c="3"/>with joy all praise to him accord.@l</text:p>
      <text:p text:style-name="Firstline">3.<text:tab/>A father to the fatherless,@f</text:p>
      <text:p text:style-name="IndentedLine"><text:s text:c="3"/>of widows’ rights the champion,@i</text:p>
      <text:p text:style-name="NonIndentedLine">is God within his holy place;@n</text:p>
      <text:p text:style-name="IndentedLine"><text:s text:c="3"/>he gives a home to those forlorn.@i</text:p>
      <text:p text:style-name="NonIndentedLine">He leads the captives forth with song;@n</text:p>
      <text:p text:style-name="LastLine"><text:s text:c="3"/>to rebels barren wastes belong.@l</text:p>
      <text:p text:style-name="Firstline">4.<text:tab/>When you, O God, went out and led@f</text:p>
      <text:p text:style-name="IndentedLine"><text:s text:c="3"/>your people through the desert plain –@i</text:p>
      <text:p text:style-name="NonIndentedLine">when through the wilderness you marched,@n</text:p>
      <text:p text:style-name="IndentedLine"><text:s text:c="3"/>earth shook and heaven poured down rain@i</text:p>
      <text:p text:style-name="NonIndentedLine">before the God of Sinai’s hill,@n</text:p>
      <text:p text:style-name="LastLine"><text:s text:c="3"/>before the God of Israel.@l</text:p>
      <text:p text:style-name="Firstline"><text:soft-page-break/>5.<text:tab/>O God, with showers you refreshed@f</text:p>
      <text:p text:style-name="IndentedLine"><text:s text:c="3"/>your heritage so dry and bare.@i</text:p>
      <text:p text:style-name="NonIndentedLine">And so your people settled down@n</text:p>
      <text:p text:style-name="IndentedLine"><text:s text:c="3"/>and made their habitation there.@i</text:p>
      <text:p text:style-name="NonIndentedLine">And from your overflowing store@n</text:p>
      <text:p text:style-name="LastLine"><text:s text:c="3"/>you made provision for the poor.@l</text:p>
      <text:p text:style-name="Firstline">6.<text:tab/>The Lord announced his sovereign word;@f</text:p>
      <text:p text:style-name="IndentedLine"><text:s text:c="3"/>a mighty crowd took up the shout,@i</text:p>
      <text:p text:style-name="NonIndentedLine">and many women spread the news:@n</text:p>
      <text:p text:style-name="IndentedLine"><text:s text:c="3"/>“See kings and armies put to rout!@i</text:p>
      <text:p text:style-name="NonIndentedLine">They leave the fruits of battle’s toil;@n</text:p>
      <text:p text:style-name="LastLine"><text:s text:c="3"/>at home the women share the spoil.@l</text:p>
      <text:p text:style-name="Firstline">7.<text:tab/>“Although in open camp you sleep,@f</text:p>
      <text:p text:style-name="IndentedLine"><text:s text:c="3"/>adorned with silver are your wings;@i</text:p>
      <text:p text:style-name="NonIndentedLine">my dove, your feathers shine like gold.”@n</text:p>
      <text:p text:style-name="IndentedLine"><text:s text:c="3"/>When God Almighty scattered kings,@i</text:p>
      <text:p text:style-name="NonIndentedLine">the land became like Zalmon steep@n</text:p>
      <text:p text:style-name="LastLine"><text:s text:c="3"/>when on its slopes the snow lies deep.@l</text:p>
      <text:p text:style-name="Firstline">8.<text:tab/>See Bashan’s mountains rising high;@f</text:p>
      <text:p text:style-name="IndentedLine"><text:s text:c="3"/>steep and majestic are its hills.@i</text:p>
      <text:p text:style-name="NonIndentedLine">Why view in envy, rugged heights,@n</text:p>
      <text:p text:style-name="IndentedLine"><text:s text:c="3"/>the hill where God forever dwells?@i</text:p>
      <text:p text:style-name="NonIndentedLine">The mountain where he chose to reign –@n</text:p>
      <text:p text:style-name="LastLine"><text:s text:c="3"/>there will the <text:span text:style-name="T1">#Lord#</text:span> himself remain.@l</text:p>
      <text:p text:style-name="Firstline">9.<text:tab/>The mighty char-i-ots of God@f</text:p>
      <text:p text:style-name="IndentedLine"><text:s text:c="3"/>in tens of thousands now appear;@i</text:p>
      <text:p text:style-name="NonIndentedLine">surrounded by unnumbered hosts,@n</text:p>
      <text:p text:style-name="IndentedLine"><text:s text:c="3"/>the Lord himself is drawing near.@i</text:p>
      <text:p text:style-name="NonIndentedLine">From Sinai he has come to fill@n</text:p>
      <text:p text:style-name="LastLine"><text:s text:c="3"/>his sanctu’ry on Zion hill.@l</text:p>
      <text:p text:style-name="Firstline">10.<text:tab/>When you ascended up on high,@f</text:p>
      <text:p text:style-name="IndentedLine"><text:s text:c="3"/>you led out captives after you.@i</text:p>
      <text:p text:style-name="NonIndentedLine">From people you accepted gifts,@n</text:p>
      <text:p text:style-name="IndentedLine"><text:s text:c="3"/>from those who once were rebels too.@i</text:p>
      <text:p text:style-name="NonIndentedLine">And so, O <text:span text:style-name="T1">#Lord#</text:span> God, you have come@n</text:p>
      <text:p text:style-name="LastLine"><text:s text:c="3"/>to dwell in Zion as your home.@l</text:p>
      <text:p text:style-name="Firstline">11.<text:tab/>Praise to the Lord, our Saviour God;@f</text:p>
      <text:p text:style-name="IndentedLine"><text:s text:c="3"/>our burdens daily he relieves.@i</text:p>
      <text:p text:style-name="NonIndentedLine">Of our salvation he is God;@n</text:p>
      <text:p text:style-name="IndentedLine"><text:s text:c="3"/>truly he is the God who saves.@i</text:p>
      <text:p text:style-name="NonIndentedLine">The Sov’reign <text:span text:style-name="T1">#Lord#</text:span> defeats the grave;@n</text:p>
      <text:p text:style-name="LastLine"><text:s text:c="3"/>he has the power from death to save.@l</text:p>
      <text:p text:style-name="Firstline">12.<text:tab/>The Lord will crush his e<text:span text:style-name="T5">~nem~</text:span>ies’ heads,@f</text:p>
      <text:p text:style-name="IndentedLine"><text:s text:c="3"/>the skulls of those who practise sin.@i</text:p>
      <text:p text:style-name="Standard"><text:s/>“From Bashan I will bring them down,</text:p>
      <text:p text:style-name="IndentedLine"><text:soft-page-break/><text:s text:c="3"/>and from the sea’s depths bring them in,@i</text:p>
      <text:p text:style-name="NonIndentedLine">that you may plunge your feet in blood,@n</text:p>
      <text:p text:style-name="LastLine"><text:s text:c="3"/>which dogs will lick up as their food.”@l</text:p>
      <text:p text:style-name="Firstline">13.<text:tab/>The great procession comes in view –@f</text:p>
      <text:p text:style-name="IndentedLine"><text:s text:c="3"/>the entry of my God and King@i</text:p>
      <text:p text:style-name="NonIndentedLine">into the holy sanctu’ry.@n</text:p>
      <text:p text:style-name="IndentedLine"><text:s text:c="3"/>Leading them all are those who sing;@i</text:p>
      <text:p text:style-name="NonIndentedLine">then girls with tambourines appear;@n</text:p>
      <text:p text:style-name="LastLine"><text:s text:c="3"/>musicians follow in the rear.@l</text:p>
      <text:p text:style-name="Firstline">14.<text:tab/>In the assembly praise the <text:span text:style-name="T1">#Lord#</text:span>@f</text:p>
      <text:p text:style-name="IndentedLine"><text:s text:c="3"/>and let God’s praise be heard among@i</text:p>
      <text:p text:style-name="NonIndentedLine">the gathered tribes of Israel.@n</text:p>
      <text:p text:style-name="IndentedLine"><text:s text:c="3"/>See Judah’s princes in a throng,@i</text:p>
      <text:p text:style-name="NonIndentedLine">in front the tribe of Benjamin,@n</text:p>
      <text:p text:style-name="LastLine"><text:s text:c="3"/>then Naphtali and Zebulun.@l</text:p>
      <text:p text:style-name="Firstline">15.<text:tab/>Summon your glor<text:span text:style-name="T5">~iou~</text:span>s power, O God;@f</text:p>
      <text:p text:style-name="IndentedLine"><text:s text:c="3"/>show us the strength at your command,@i</text:p>
      <text:p text:style-name="NonIndentedLine">as you have done for us of old.@n</text:p>
      <text:p text:style-name="IndentedLine"><text:s text:c="3"/>The kings of earth, from every land,@i</text:p>
      <text:p text:style-name="NonIndentedLine">will bring their gifts to you in fear,@n</text:p>
      <text:p text:style-name="LastLine"><text:s text:c="3"/>and worship at your temple here.@l</text:p>
      <text:p text:style-name="Firstline">16.<text:tab/>Rebuke the beast from Egypt’s reeds,@f</text:p>
      <text:p text:style-name="IndentedLine"><text:s text:c="3"/>the bulls with calves from every land;@i</text:p>
      <text:p text:style-name="NonIndentedLine">may they with shame their tribute bring.@n</text:p>
      <text:p text:style-name="IndentedLine"><text:s text:c="3"/>Disperse the tribes that war demand.@i</text:p>
      <text:p text:style-name="NonIndentedLine">Let Egypt’s envoys come to God,@n</text:p>
      <text:p text:style-name="LastLine"><text:s text:c="3"/>and Cush bow down before the Lord.@l</text:p>
      <text:p text:style-name="Firstline">17.<text:tab/>O realms of earth, sing to the Lord,@f</text:p>
      <text:p text:style-name="IndentedLine"><text:s text:c="3"/>to him who has his throne on high;@i</text:p>
      <text:p text:style-name="NonIndentedLine">all kingdoms, join in praise to God,@n</text:p>
      <text:p text:style-name="IndentedLine"><text:s text:c="3"/>whose char<text:span text:style-name="T5">~iot~</text:span> rides the ancient sky.@i</text:p>
      <text:p text:style-name="NonIndentedLine">Now listen: he sends out his word,@n</text:p>
      <text:p text:style-name="LastLine"><text:s text:c="3"/>a mighty thund’ring voice is heard.@l</text:p>
      <text:p text:style-name="Firstline">18.<text:tab/>Proclaim the mighty power of God,@f</text:p>
      <text:p text:style-name="IndentedLine"><text:s text:c="3"/>whose glory shines on Israel;@i</text:p>
      <text:p text:style-name="NonIndentedLine">his strength is awesome in the heavens@n</text:p>
      <text:p text:style-name="IndentedLine"><text:s text:c="3"/>and in the place he comes to dwell.@i</text:p>
      <text:p text:style-name="NonIndentedLine">His people, Isr<text:span text:style-name="T5">~ael~</text:span>, God will raise@n</text:p>
      <text:p text:style-name="LastLine"><text:s text:c="3"/>to strength and might. To God be praise!@l</text:p>
      <text:h text:style-name="Heading_20_1" text:outline-level="1"><text:soft-page-break/>&amp;Psalm 68b <text:s/>O Lord, thou hast ascended</text:h>
      <text:p text:style-name="Firstline">1.<text:tab/>O Lord, thou hast ascended@f</text:p>
      <text:p text:style-name="IndentedLine"><text:s text:c="3"/>on high in might to reign;@i</text:p>
      <text:p text:style-name="IndentedLine"><text:s text:c="3"/>captivity thou leadest@i</text:p>
      <text:p text:style-name="IndentedLine"><text:s text:c="3"/>a captive in thy train.@i</text:p>
      <text:p text:style-name="NonIndentedLine">Rich gifts to thee are offered@n</text:p>
      <text:p text:style-name="IndentedLine"><text:s text:c="3"/>by men who did rebel,@i</text:p>
      <text:p text:style-name="IndentedLine"><text:s text:c="3"/>who pray that now Jehovah@i</text:p>
      <text:p text:style-name="LastLine"><text:s text:c="3"/>their God with them may dwell.@l</text:p>
      <text:p text:style-name="Firstline">2.<text:tab/>Blest be the Lord who daily@f</text:p>
      <text:p text:style-name="IndentedLine"><text:s text:c="3"/>our heavy burden bears,@i</text:p>
      <text:p text:style-name="IndentedLine"><text:s text:c="3"/>the God of our salvation,@i</text:p>
      <text:p text:style-name="IndentedLine"><text:s text:c="3"/>who for his people cares.@i</text:p>
      <text:p text:style-name="NonIndentedLine">Our God is near to help us,@n</text:p>
      <text:p text:style-name="IndentedLine"><text:s text:c="3"/>our God is strong to save;@i</text:p>
      <text:p text:style-name="IndentedLine"><text:s text:c="3"/>the <text:span text:style-name="T1">#Lord#</text:span> alone is able@i</text:p>
      <text:p text:style-name="LastLine"><text:s text:c="3"/>to ransom from the grave.@l</text:p>
      <text:p text:style-name="Firstline">3.<text:tab/>Sing unto God, ye nations,@f</text:p>
      <text:p text:style-name="IndentedLine"><text:s text:c="3"/>ye kingdoms of the earth;@i</text:p>
      <text:p text:style-name="IndentedLine"><text:s text:c="3"/>sing unto God, all people,@i</text:p>
      <text:p text:style-name="IndentedLine"><text:s text:c="3"/>and praise his matchless worth.@i</text:p>
      <text:p text:style-name="NonIndentedLine">He rides in royal triumph@n</text:p>
      <text:p text:style-name="IndentedLine"><text:s text:c="3"/>upon the heavens abroad;@i</text:p>
      <text:p text:style-name="IndentedLine"><text:s text:c="3"/>he speaks, the mountains tremble@i</text:p>
      <text:p text:style-name="LastLine"><text:s text:c="3"/>before the voice of God.@l</text:p>
      <text:p text:style-name="Firstline">4.<text:tab/>All glory, might and honour@f</text:p>
      <text:p text:style-name="IndentedLine"><text:s text:c="3"/>ascribe to God on high;@i</text:p>
      <text:p text:style-name="IndentedLine"><text:s text:c="3"/>his arm protects his people@i</text:p>
      <text:p text:style-name="IndentedLine"><text:s text:c="3"/>who on his power rely.@i</text:p>
      <text:p text:style-name="NonIndentedLine">Forth from thy holy dwelling@n</text:p>
      <text:p text:style-name="IndentedLine"><text:s text:c="3"/>thine awful glories shine;@i</text:p>
      <text:p text:style-name="IndentedLine"><text:s text:c="3"/>thou strengthenest thy people;@i</text:p>
      <text:p text:style-name="LastLine"><text:s text:c="3"/>unending praise be thine.@l</text:p>
      <text:h text:style-name="Heading_20_1" text:outline-level="1">&amp;Psalm 69 <text:s/>Save me, O God; I sink in floods</text:h>
      <text:p text:style-name="Firstline">1.<text:tab/>Save me, O God; I sink in floods,@f</text:p>
      <text:p text:style-name="IndentedLine"><text:s text:c="3"/>plunged into misery.@i</text:p>
      <text:p text:style-name="NonIndentedLine">My constant weeping brings no help;@n</text:p>
      <text:p text:style-name="LastLine"><text:s text:c="3"/>Lord, hear and answer me.@l</text:p>
      <text:p text:style-name="Firstline">2.<text:tab/>How countless are my many foes@f</text:p>
      <text:p text:style-name="IndentedLine"><text:s text:c="3"/>who hate without a cause.@i</text:p>
      <text:p text:style-name="NonIndentedLine">O Lord, you know the wrong I do@n</text:p>
      <text:p text:style-name="LastLine"><text:s text:c="3"/>against your holy laws.@l</text:p>
      <text:p text:style-name="Firstline"><text:soft-page-break/>3.<text:tab/>May those who seek you not be put@f</text:p>
      <text:p text:style-name="IndentedLine"><text:s text:c="3"/>to shame because of me.@i</text:p>
      <text:p text:style-name="NonIndentedLine">#<text:span text:style-name="T1">Lord</text:span>#, for your sake I suffer scorn,@n</text:p>
      <text:p text:style-name="LastLine"><text:s text:c="3"/>estranged from family.@l</text:p>
      <text:p text:style-name="Firstline">4.<text:tab/>My zeal for your most holy house@f</text:p>
      <text:p text:style-name="IndentedLine"><text:s text:c="3"/>has brought reproach and jest.@i</text:p>
      <text:p text:style-name="NonIndentedLine">Foes’ vulgar songs about my fate@n</text:p>
      <text:p text:style-name="LastLine"><text:s text:c="3"/>leave me the more depressed.@l</text:p>
      <text:p text:style-name="Firstline">5.<text:tab/>In full assurance of your grace@f</text:p>
      <text:p text:style-name="IndentedLine"><text:s text:c="3"/>I turn to you in prayer.@i</text:p>
      <text:p text:style-name="NonIndentedLine">Deliver me from surging floods;@n</text:p>
      <text:p text:style-name="LastLine"><text:s text:c="3"/>draw near, reach out in care.@l</text:p>
      <text:p text:style-name="Firstline">6.<text:tab/>Your steadfast mercy, <text:span text:style-name="T1">#Lord#</text:span>, is good;@f</text:p>
      <text:p text:style-name="IndentedLine"><text:s text:c="3"/>hide not your face from me.@i</text:p>
      <text:p text:style-name="NonIndentedLine">Hear my distress and answer, <text:span text:style-name="T1">#Lord#</text:span>;@n</text:p>
      <text:p text:style-name="LastLine"><text:s text:c="3"/>make haste and set me free.@l</text:p>
      <text:p text:style-name="Firstline">7.<text:tab/>You know of my reproach and shame;@f</text:p>
      <text:p text:style-name="IndentedLine"><text:s text:c="3"/>my heart despairs from grief.@i</text:p>
      <text:p text:style-name="NonIndentedLine">I looked for pity, but I found@n</text:p>
      <text:p text:style-name="LastLine"><text:s text:c="3"/>no comfort or relief.@l</text:p>
      <text:p text:style-name="Firstline">8.<text:tab/>They gave me bitter gall for food,@f</text:p>
      <text:p text:style-name="IndentedLine"><text:s text:c="3"/>and vinegar for thirst.@i</text:p>
      <text:p text:style-name="NonIndentedLine">O may their deeds rebound on them,@n</text:p>
      <text:p text:style-name="LastLine"><text:s text:c="3"/>a trap to leave them cursed.@l</text:p>
      <text:p text:style-name="Firstline">9.<text:tab/>In burning anger bring them low,@f</text:p>
      <text:p text:style-name="IndentedLine"><text:s text:c="3"/>desert them, one and all;@i</text:p>
      <text:p text:style-name="NonIndentedLine">for those chastised by you they taunt.@n</text:p>
      <text:p text:style-name="LastLine"><text:s text:c="3"/>O <text:span text:style-name="T1">#Lord#</text:span>, their crimes recall.@l</text:p>
      <text:p text:style-name="Firstline">10.<text:tab/>Unworthy of salvation’s bliss,@f</text:p>
      <text:p text:style-name="IndentedLine"><text:s text:c="3"/>omit them from your book.@i</text:p>
      <text:p text:style-name="NonIndentedLine">I am afflicted and in pain;@n</text:p>
      <text:p text:style-name="LastLine"><text:s text:c="3"/>grant me your saving look!@l</text:p>
      <text:p text:style-name="Firstline">11.<text:tab/>My song of praise to you, O God,@f</text:p>
      <text:p text:style-name="IndentedLine"><text:s text:c="3"/>is more than sacrifice.@i</text:p>
      <text:p text:style-name="NonIndentedLine">The Lord still hears the needy ones;@n</text:p>
      <text:p text:style-name="LastLine"><text:s text:c="3"/>he heeds the prisoners’ cries.@l</text:p>
      <text:p text:style-name="Firstline">12.<text:tab/>Let heav’n and earth and seas rejoice;@f</text:p>
      <text:p text:style-name="IndentedLine"><text:s text:c="3"/>let all that move give praise.@i</text:p>
      <text:p text:style-name="NonIndentedLine">All those that love God’s name shall live@n</text:p>
      <text:p text:style-name="LastLine"><text:s text:c="3"/>in Zion all their days.@l</text:p>
      <text:h text:style-name="Heading_20_1" text:outline-level="1"><text:soft-page-break/>&amp;Psalm 69b <text:s/>Thy lovingkindness, <text:span text:style-name="T1">#Lord#</text:span>, is good and free</text:h>
      <text:p text:style-name="Firstline">1.<text:tab/>Thy lovingkindness, <text:span text:style-name="T1">#Lord#</text:span>, is good and free;@f</text:p>
      <text:p text:style-name="IndentedLine"><text:s text:c="3"/>in tender mercy turn thou unto me;@i</text:p>
      <text:p text:style-name="NonIndentedLine">hide not thy face from me in my distress;@n</text:p>
      <text:p text:style-name="LastLine"><text:s text:c="3"/>in mercy hear my prayer, thy servant bless.@l</text:p>
      <text:p text:style-name="Firstline">2.<text:tab/>Needy and sorrowful, to thee I cry;@f</text:p>
      <text:p text:style-name="IndentedLine"><text:s text:c="3"/>let thy salvation set my soul on high.@i</text:p>
      <text:p text:style-name="NonIndentedLine">Then I will sing and praise thy holy name,@n</text:p>
      <text:p text:style-name="LastLine"><text:s text:c="3"/>my thankful song thy mercy shall proclaim.@l</text:p>
      <text:p text:style-name="Firstline">3.<text:tab/>With joy the meek shall see my soul restored;@f</text:p>
      <text:p text:style-name="IndentedLine"><text:s text:c="3"/>your heart shall live, ye saints that seek the Lord.@i</text:p>
      <text:p text:style-name="NonIndentedLine">He helps the needy and regards their cries;@n</text:p>
      <text:p text:style-name="LastLine"><text:s text:c="3"/>those in distress the <text:span text:style-name="T1">#Lord#</text:span> will not despise.@l</text:p>
      <text:p text:style-name="Firstline">4.<text:tab/>Let heav’n above his grace and glory tell,@f</text:p>
      <text:p text:style-name="IndentedLine"><text:s text:c="3"/>let earth and sea and all that in them dwell.@i</text:p>
      <text:p text:style-name="NonIndentedLine">Salvation to his people God will give,@n</text:p>
      <text:p text:style-name="LastLine"><text:s text:c="3"/>and they that love his name with him shall live.@l</text:p>
      <text:h text:style-name="Heading_20_1" text:outline-level="1">&amp;Psalm 70 <text:s/>Make haste, O God, to save me</text:h>
      <text:p text:style-name="Firstline">1.<text:tab/>Make haste, O God, to save me;@f</text:p>
      <text:p text:style-name="IndentedLine"><text:s text:c="3"/>O <text:span text:style-name="T1">#Lord#</text:span>, come to my aid.@i</text:p>
      <text:p text:style-name="IndentedLine"><text:s text:c="3"/>May those who seek to kill me@i</text:p>
      <text:p text:style-name="IndentedLine"><text:s text:c="3"/>be utterly dismayed.@i</text:p>
      <text:p text:style-name="NonIndentedLine">May all who seek my ruin@n</text:p>
      <text:p text:style-name="IndentedLine"><text:s text:c="3"/>be turned back in disgrace,@i</text:p>
      <text:p text:style-name="IndentedLine"><text:s text:c="3"/>and may all those who mock me@i</text:p>
      <text:p text:style-name="LastLine"><text:s text:c="3"/>with shame their steps retrace.@l</text:p>
      <text:p text:style-name="Firstline">2.<text:tab/>But may all those who seek you@f</text:p>
      <text:p text:style-name="IndentedLine"><text:s text:c="3"/>rejoice in you always;@i</text:p>
      <text:p text:style-name="IndentedLine"><text:s text:c="3"/>may those who love salvation@i</text:p>
      <text:p text:style-name="IndentedLine"><text:s text:c="3"/>say, “To our God be praise!”@i</text:p>
      <text:p text:style-name="NonIndentedLine">Yet I am poor and needy;@n</text:p>
      <text:p text:style-name="IndentedLine"><text:s text:c="3"/>come quickly, God, I pray.@i</text:p>
      <text:p text:style-name="IndentedLine"><text:s text:c="3"/>You are my help and saviour;@i</text:p>
      <text:p text:style-name="LastLine"><text:s text:c="3"/>O <text:span text:style-name="T1">#Lord#</text:span>, do not delay.@l</text:p>
      <text:h text:style-name="Heading_20_1" text:outline-level="1">&amp;Psalm 71 <text:s/>In you, O <text:span text:style-name="T1">#Lord#</text:span>, I put my trust</text:h>
      <text:p text:style-name="Firstline">1.<text:tab/>In you, O <text:span text:style-name="T1">#Lord#</text:span>, I put my trust;@f</text:p>
      <text:p text:style-name="IndentedLine"><text:s text:c="3"/>shamed let me never be;@i</text:p>
      <text:p text:style-name="IndentedLine"><text:s text:c="3"/>O save me in your righteousness,@i</text:p>
      <text:p text:style-name="IndentedLine"><text:s text:c="3"/>give ear and rescue me.@i</text:p>
      <text:p text:style-name="NonIndentedLine">O be my rock, my dwelling place,@n</text:p>
      <text:p text:style-name="IndentedLine"><text:s text:c="3"/>where I may always flee;@i</text:p>
      <text:p text:style-name="IndentedLine"><text:s text:c="3"/>for you, my rock and fortress sure,@i</text:p>
      <text:p text:style-name="LastLine"><text:s text:c="3"/>save me by your decree.@l</text:p>
      <text:p text:style-name="Firstline"><text:soft-page-break/>2.<text:tab/>Deliver me from wicked hands,@f</text:p>
      <text:p text:style-name="IndentedLine"><text:s text:c="3"/>save me from men unjust,@i</text:p>
      <text:p text:style-name="IndentedLine"><text:s text:c="3"/>for you, Jehovah, are my hope;@i</text:p>
      <text:p text:style-name="IndentedLine"><text:s text:c="3"/>from youth you are my trust.@i</text:p>
      <text:p text:style-name="NonIndentedLine">You have upheld me in your grace@n</text:p>
      <text:p text:style-name="IndentedLine"><text:s text:c="3"/>from childhood’s early days;@i</text:p>
      <text:p text:style-name="IndentedLine"><text:s text:c="3"/>to you from whom I life received@i</text:p>
      <text:p text:style-name="LastLine"><text:s text:c="3"/>will I give constant praise.@l</text:p>
      <text:p text:style-name="Firstline">3.<text:tab/>Though men around in wonder gaze,@f</text:p>
      <text:p text:style-name="IndentedLine"><text:s text:c="3"/>you are my refuge strong.@i</text:p>
      <text:p text:style-name="IndentedLine"><text:s text:c="3"/>Your praise is what I sing about,@i</text:p>
      <text:p text:style-name="IndentedLine"><text:s text:c="3"/>your glory all day long.@i</text:p>
      <text:p text:style-name="NonIndentedLine">Don’t cast me off when I grow old –@n</text:p>
      <text:p text:style-name="IndentedLine"><text:s text:c="3"/>when life is almost gone;@i</text:p>
      <text:p text:style-name="IndentedLine"><text:s text:c="3"/>do not forsake me when I’m weak,@i</text:p>
      <text:p text:style-name="LastLine"><text:s text:c="3"/>when all my strength is drawn.@l</text:p>
      <text:p text:style-name="Firstline">4.<text:tab/>My foes are strong and confident,@f</text:p>
      <text:p text:style-name="IndentedLine"><text:s text:c="3"/>they talk and make their plans:@i</text:p>
      <text:p text:style-name="IndentedLine"><text:s text:c="3"/>“He is forsaken by his God,@i</text:p>
      <text:p text:style-name="IndentedLine"><text:s text:c="3"/>he’ll fall into our hands.”@i</text:p>
      <text:p text:style-name="NonIndentedLine">Do not be far, my God, from me;@n</text:p>
      <text:p text:style-name="IndentedLine"><text:s text:c="3"/>make haste to hear my call.@i</text:p>
      <text:p text:style-name="IndentedLine"><text:s text:c="3"/>Ashamed, consumed be all my foes,@i</text:p>
      <text:p text:style-name="LastLine"><text:s text:c="3"/>dishonoured let them fall.@l</text:p>
      <text:p text:style-name="Firstline">5.<text:tab/>But I will hope continually,@f</text:p>
      <text:p text:style-name="IndentedLine"><text:s text:c="3"/>and praise you more and more.@i</text:p>
      <text:p text:style-name="IndentedLine"><text:s text:c="3"/>I will declare your righteousness,@i</text:p>
      <text:p text:style-name="IndentedLine"><text:s text:c="3"/>your saving works adore.@i</text:p>
      <text:p text:style-name="NonIndentedLine">The mighty deeds of God the <text:span text:style-name="T1">#Lord#</text:span>@n</text:p>
      <text:p text:style-name="IndentedLine"><text:s text:c="3"/>I cannot comprehend;@i</text:p>
      <text:p text:style-name="IndentedLine"><text:s text:c="3"/>but I will praise your righteousness@i</text:p>
      <text:p text:style-name="LastLine"><text:s text:c="3"/>until my life shall end.@l</text:p>
      <text:p text:style-name="Firstline">6.<text:tab/>What you have taught in childhood days,@f</text:p>
      <text:p text:style-name="IndentedLine"><text:s text:c="3"/>I, old and grey, tell forth@i</text:p>
      <text:p text:style-name="IndentedLine"><text:s text:c="3"/>to generations coming on,@i</text:p>
      <text:p text:style-name="IndentedLine"><text:s text:c="3"/>your deeds of power and worth.@i</text:p>
      <text:p text:style-name="NonIndentedLine">Your righteousness is high as heaven.@n</text:p>
      <text:p text:style-name="IndentedLine"><text:s text:c="3"/>Who can compare with you?@i</text:p>
      <text:p text:style-name="IndentedLine"><text:s text:c="3"/>I’ve troubles known, yes, from your hand,@i</text:p>
      <text:p text:style-name="LastLine"><text:s text:c="3"/>but you will bear me through.@l</text:p>
      <text:p text:style-name="Firstline">7.<text:tab/>You will restore my life again@f</text:p>
      <text:p text:style-name="IndentedLine"><text:s text:c="3"/>and raise me from the grave.@i</text:p>
      <text:p text:style-name="IndentedLine"><text:s text:c="3"/>With honour great you’ll comfort me,@i</text:p>
      <text:p text:style-name="IndentedLine"><text:s text:c="3"/>when you my soul have saved.@i</text:p>
      <text:p text:style-name="NonIndentedLine">O Isr<text:span text:style-name="T5">~ael~</text:span>’s holy, faithful One,@n</text:p>
      <text:p text:style-name="IndentedLine"><text:s text:c="3"/>with lyre and harp I’ll praise.@i</text:p>
      <text:p text:style-name="IndentedLine"><text:s text:c="3"/>Those who would hurt me you will shame.@i</text:p>
      <text:p text:style-name="LastLine"><text:s text:c="3"/>I’ll praise you all my days.@l</text:p>
      <text:h text:style-name="Heading_20_1" text:outline-level="1"><text:soft-page-break/>&amp;Psalm 72 <text:s/>Endow the king with justice</text:h>
      <text:p text:style-name="Firstline">1.<text:tab/>Endow the king with justice, Lord,@f</text:p>
      <text:p text:style-name="IndentedLine"><text:s text:c="3"/>the royal son with righteousness.@i</text:p>
      <text:p text:style-name="IndentedLine"><text:s text:c="3"/>Your people, your afflicted ones,@i</text:p>
      <text:p text:style-name="IndentedLine"><text:s text:c="3"/>he’ll judge with truth and uprightness.@i</text:p>
      <text:p text:style-name="NonIndentedLine">The mountains will bring peace to them,@n</text:p>
      <text:p text:style-name="IndentedLine"><text:s text:c="3"/>the hills the fruit of righteousness.@i</text:p>
      <text:p text:style-name="IndentedLine"><text:s text:c="3"/>He will defend and save the poor,@i</text:p>
      <text:p text:style-name="LastLine"><text:s text:c="3"/>and crush all those who them oppress.@l</text:p>
      <text:p text:style-name="Firstline">2.<text:tab/>As long as sun and moon endure,@f</text:p>
      <text:p text:style-name="IndentedLine"><text:s text:c="3"/>so will he live time without end.@i</text:p>
      <text:p text:style-name="IndentedLine"><text:s text:c="3"/>He’ll be like showers on the earth,@i</text:p>
      <text:p text:style-name="IndentedLine"><text:s text:c="3"/>like rains that on mown fields descend.@i</text:p>
      <text:p text:style-name="NonIndentedLine">The righteous then will blossom forth@n</text:p>
      <text:p text:style-name="IndentedLine"><text:s text:c="3"/>throughout his everlasting reign.@i</text:p>
      <text:p text:style-name="IndentedLine"><text:s text:c="3"/>Until the moon no longer shines,@i</text:p>
      <text:p text:style-name="LastLine"><text:s text:c="3"/>peace in abundance will remain.@l</text:p>
      <text:p text:style-name="Firstline">3.<text:tab/>From sea to sea he will hold sway@f</text:p>
      <text:p text:style-name="IndentedLine"><text:s text:c="3"/>and from the river to earth’s end.@i</text:p>
      <text:p text:style-name="IndentedLine"><text:s text:c="3"/>His enemies will lick the dust,@i</text:p>
      <text:p text:style-name="IndentedLine"><text:s text:c="3"/>and desert tribes the knee will bend.@i</text:p>
      <text:p text:style-name="NonIndentedLine">Then Tarshish and the distant shores@n</text:p>
      <text:p text:style-name="IndentedLine"><text:s text:c="3"/>will send the tribute of their kings,@i</text:p>
      <text:p text:style-name="IndentedLine"><text:s text:c="3"/>Sheba’s and Seba’s kings will come@i</text:p>
      <text:p text:style-name="LastLine"><text:s text:c="3"/>and bring to him their offerings.@l</text:p>
      <text:p text:style-name="Firstline">4.<text:tab/>All kings will humbly bow to him,@f</text:p>
      <text:p text:style-name="IndentedLine"><text:s text:c="3"/>and nations worship him with fear.@i</text:p>
      <text:p text:style-name="IndentedLine"><text:s text:c="3"/>He’ll save the needy when they call,@i</text:p>
      <text:p text:style-name="IndentedLine"><text:s text:c="3"/>the poor for whom no help is near.@i</text:p>
      <text:p text:style-name="NonIndentedLine">He will take pity on the weak@n</text:p>
      <text:p text:style-name="IndentedLine"><text:s text:c="3"/>and save them from oppressive might.@i</text:p>
      <text:p text:style-name="IndentedLine"><text:s text:c="3"/>He’ll rescue them from violence;@i</text:p>
      <text:p text:style-name="LastLine"><text:s text:c="3"/>their blood is precious in his sight.@l</text:p>
      <text:p text:style-name="Firstline">5.<text:tab/>Long may he live! May Sheba’s gold@f</text:p>
      <text:p text:style-name="IndentedLine"><text:s text:c="3"/>be giv’n to him abundantly!@i</text:p>
      <text:p text:style-name="IndentedLine"><text:s text:c="3"/>May people ever pray for him@i</text:p>
      <text:p text:style-name="IndentedLine"><text:s text:c="3"/>and bless his name continually.@i</text:p>
      <text:p text:style-name="NonIndentedLine">Let grain abound throughout the land,@n</text:p>
      <text:p text:style-name="IndentedLine"><text:s text:c="3"/>the tops of hills their harvest yield;@i</text:p>
      <text:p text:style-name="IndentedLine"><text:s text:c="3"/>may they bear fruit like Lebanon@i</text:p>
      <text:p text:style-name="LastLine"><text:s text:c="3"/>and thrive as grass grows in the field.@l</text:p>
      <text:p text:style-name="Firstline"><text:soft-page-break/>6.<text:tab/>Forever may his name endure;@f</text:p>
      <text:p text:style-name="IndentedLine"><text:s text:c="3"/>may it continue as the sun.@i</text:p>
      <text:p text:style-name="IndentedLine"><text:s text:c="3"/>All nations will be blest in him,@i</text:p>
      <text:p text:style-name="IndentedLine"><text:s text:c="3"/>whom they will call the blessed one.@i</text:p>
      <text:p text:style-name="NonIndentedLine">Praise to the <text:span text:style-name="T1">#Lord#</text:span> – to Israel’s God;@n</text:p>
      <text:p text:style-name="IndentedLine"><text:s text:c="3"/>his awesome deeds proclaim to men.@i</text:p>
      <text:p text:style-name="IndentedLine"><text:s text:c="3"/>His name be praised eternally,@i</text:p>
      <text:p text:style-name="LastLine"><text:s text:c="3"/>his glory fill the earth. Amen!@l</text:p>
      <text:h text:style-name="Heading_20_1" text:outline-level="1">&amp;Psalm 73 <text:s/>Surely God is good to Israel</text:h>
      <text:p text:style-name="Firstline">1.<text:tab/>Surely God is good to Israel@f</text:p>
      <text:p text:style-name="IndentedLine"><text:s text:c="3"/>and to those whose hearts are pure.@i</text:p>
      <text:p text:style-name="NonIndentedLine">As for me, my steps were slipping,@n</text:p>
      <text:p text:style-name="IndentedLine"><text:s text:c="3"/>and my foothold was unsure.@i</text:p>
      <text:p text:style-name="NonIndentedLine">For the arrogant I envied@n</text:p>
      <text:p text:style-name="LastLine"><text:s text:c="3"/>as I saw them live secure.@l</text:p>
      <text:p text:style-name="Firstline">2.<text:tab/>They are not beset by struggles;@f</text:p>
      <text:p text:style-name="IndentedLine"><text:s text:c="3"/>they are healthy, fit and strong –@i</text:p>
      <text:p text:style-name="NonIndentedLine">undisturbed by such diseases@n</text:p>
      <text:p text:style-name="IndentedLine"><text:s text:c="3"/>as to human life belong.@i</text:p>
      <text:p text:style-name="NonIndentedLine">So they clothe themselves with violence;@n</text:p>
      <text:p text:style-name="LastLine"><text:s text:c="3"/>greed and pride their necks adorn.@l</text:p>
      <text:p text:style-name="Firstline">3.<text:tab/>From their callous hearts comes evil,@f</text:p>
      <text:p text:style-name="IndentedLine"><text:s text:c="3"/>from their minds, great wickedness.@i</text:p>
      <text:p text:style-name="NonIndentedLine">They deride and speak with malice;@n</text:p>
      <text:p text:style-name="IndentedLine"><text:s text:c="3"/>bold, they threaten to oppress.@i</text:p>
      <text:p text:style-name="NonIndentedLine">For their mouths lay claim to heaven,@n</text:p>
      <text:p text:style-name="LastLine"><text:s text:c="3"/>and their tongues the earth possess.@l</text:p>
      <text:p text:style-name="Firstline">4.<text:tab/>So their people, turning to them,@f</text:p>
      <text:p text:style-name="IndentedLine"><text:s text:c="3"/>praise the wicked to the sky,@i</text:p>
      <text:p text:style-name="NonIndentedLine">saying, “How can God control us?@n</text:p>
      <text:p text:style-name="IndentedLine"><text:s text:c="3"/>Are we known to God Most High?”@i</text:p>
      <text:p text:style-name="NonIndentedLine">Thus the wicked grow in riches,@n</text:p>
      <text:p text:style-name="LastLine"><text:s text:c="3"/>all anxiety laid by.@l</text:p>
      <text:p text:style-name="Firstline">5.<text:tab/>Have I kept my heart for nothing,@f</text:p>
      <text:p text:style-name="IndentedLine"><text:s text:c="3"/>washed my hands in innocence?@i</text:p>
      <text:p text:style-name="NonIndentedLine">All day long your plagues are on me;@n</text:p>
      <text:p text:style-name="IndentedLine"><text:s text:c="3"/>daily are my pains intense.@i</text:p>
      <text:p text:style-name="NonIndentedLine">If I spoke thus, then your children@n</text:p>
      <text:p text:style-name="LastLine"><text:s text:c="3"/>would have suffered great offence.@l</text:p>
      <text:p text:style-name="Firstline">6.<text:tab/>When I tried to understand this,@f</text:p>
      <text:p text:style-name="IndentedLine"><text:s text:c="3"/>it was all too hard for me@i</text:p>
      <text:p text:style-name="NonIndentedLine">till I came into God’s temple –@n</text:p>
      <text:p text:style-name="IndentedLine"><text:s text:c="3"/>then I saw their destiny;@i</text:p>
      <text:p text:style-name="NonIndentedLine">for on slip<text:span text:style-name="T5">~per~</text:span>y ground you place them@n</text:p>
      <text:p text:style-name="LastLine"><text:s text:c="3"/>and destroy them utterly.@l</text:p>
      <text:p text:style-name="Firstline"><text:soft-page-break/>7.<text:tab/>How they’re shattered in a moment,@f</text:p>
      <text:p text:style-name="IndentedLine"><text:s text:c="3"/>swept away by sudden fear!@i</text:p>
      <text:p text:style-name="NonIndentedLine">As a dream when one awakens,@n</text:p>
      <text:p text:style-name="IndentedLine"><text:s text:c="3"/>so, O Lord, when you appear,@i</text:p>
      <text:p text:style-name="NonIndentedLine">you will mock their aspirations,@n</text:p>
      <text:p text:style-name="LastLine"><text:s text:c="3"/>and their hopes will disappear.@l</text:p>
      <text:p text:style-name="Firstline">8.<text:tab/>When my spirit was embittered@f</text:p>
      <text:p text:style-name="IndentedLine"><text:s text:c="3"/>and my heart with grief brought low,@i</text:p>
      <text:p text:style-name="NonIndentedLine">like a beast I was before you –@n</text:p>
      <text:p text:style-name="IndentedLine"><text:s text:c="3"/>dull, in understanding slow.@i</text:p>
      <text:p text:style-name="NonIndentedLine">Yet, O Lord, you hold my right hand;@n</text:p>
      <text:p text:style-name="LastLine"><text:s text:c="3"/>with you I will always go.@l</text:p>
      <text:p text:style-name="Firstline">9.<text:tab/>To your glory you will bring me@f</text:p>
      <text:p text:style-name="IndentedLine"><text:s text:c="3"/>with your counsel as my guide.@i</text:p>
      <text:p text:style-name="NonIndentedLine">I have none but you in heaven;@n</text:p>
      <text:p text:style-name="IndentedLine"><text:s text:c="3"/>all on earth I lay aside.@i</text:p>
      <text:p text:style-name="NonIndentedLine">Flesh and heart may fail, but ever@n</text:p>
      <text:p text:style-name="LastLine"><text:s text:c="3"/>God my portion will abide.@l</text:p>
      <text:p text:style-name="Firstline">10.<text:tab/>Those far off from you will perish;@f</text:p>
      <text:p text:style-name="IndentedLine"><text:s text:c="3"/>you give them their due reward.@i</text:p>
      <text:p text:style-name="NonIndentedLine">As for me, it is a blessing@n</text:p>
      <text:p text:style-name="IndentedLine"><text:s text:c="3"/>to be near the Sovereign <text:span text:style-name="T1">#Lord#</text:span>.@i</text:p>
      <text:p text:style-name="NonIndentedLine">I have made my God my refuge;@n</text:p>
      <text:p text:style-name="LastLine"><text:s text:c="3"/>all your deeds I will record.@l</text:p>
      <text:h text:style-name="Heading_20_1" text:outline-level="1">&amp;Psalm 73b <text:s/>In doubt and temptation</text:h>
      <text:p text:style-name="Firstline">1.<text:tab/>In doubt and temptation I rest, Lord, in thee;@f</text:p>
      <text:p text:style-name="IndentedLine"><text:s text:c="3"/>my hand is in thy hand, thou carest for me.@i</text:p>
      <text:p text:style-name="NonIndentedLine">My soul with thy counsel through life thou wilt guide,@n</text:p>
      <text:p text:style-name="LastBeforeRefrain"><text:s text:c="3"/>and afterward make me in glory abid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2.<text:tab/>In glory thou only my portion shalt be;@f</text:p>
      <text:p text:style-name="IndentedLine"><text:s text:c="3"/>on earth for none other I long but for thee.@i</text:p>
      <text:p text:style-name="NonIndentedLine">My flesh and heart falter but God is my stay,@n</text:p>
      <text:p text:style-name="LastBeforeRefrain"><text:s text:c="3"/>the strength of my spirit, my portion for ay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3.<text:tab/>All they that forsake thee must perish and die,@f</text:p>
      <text:p text:style-name="IndentedLine"><text:s text:c="3"/>but near to my Saviour most blessed am I;@i</text:p>
      <text:p text:style-name="NonIndentedLine">I make thee my refuge, my <text:span text:style-name="T1">#Lord#</text:span> and my God;@n</text:p>
      <text:p text:style-name="LastBeforeRefrain"><text:s text:c="3"/>thy grace and thy glory I publish abroad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h text:style-name="Heading_20_1" text:outline-level="1"><text:soft-page-break/>&amp;Psalm 73c <text:s/>In sweet communion, Lord, with thee</text:h>
      <text:p text:style-name="Firstline">1.<text:tab/>In sweet communion, <text:span text:style-name="T7">Lord</text:span>, with thee@f</text:p>
      <text:p text:style-name="IndentedLine"><text:s text:c="3"/>I constantly abide;@i</text:p>
      <text:p text:style-name="NonIndentedLine">my hand thou holdest in thine own@n</text:p>
      <text:p text:style-name="LastLine"><text:s text:c="3"/>to keep me near thy side.@l</text:p>
      <text:p text:style-name="Firstline">2.<text:tab/>Thy counsel through my earthly way@f</text:p>
      <text:p text:style-name="IndentedLine"><text:s text:c="3"/>shall guide me and control,@i</text:p>
      <text:p text:style-name="NonIndentedLine">and then to glory afterward@n</text:p>
      <text:p text:style-name="LastLine"><text:s text:c="3"/>thou wilt receive my soul.@l</text:p>
      <text:p text:style-name="Firstline">3.<text:tab/>Whom have I, Lord, in heav’n but thee,@f</text:p>
      <text:p text:style-name="IndentedLine"><text:s text:c="3"/>to whom my thoughts aspire?@i</text:p>
      <text:p text:style-name="NonIndentedLine">And, having thee, on earth is nought@n</text:p>
      <text:p text:style-name="LastLine"><text:s text:c="3"/>that I can yet desire.@l</text:p>
      <text:p text:style-name="Firstline">4.<text:tab/>Though flesh and heart should faint and fail,@f</text:p>
      <text:p text:style-name="IndentedLine"><text:s text:c="3"/>the Lord will ever be@i</text:p>
      <text:p text:style-name="NonIndentedLine">the strength and portion of my heart,@n</text:p>
      <text:p text:style-name="LastLine"><text:s text:c="3"/>my God eternally.@l</text:p>
      <text:p text:style-name="Firstline">5.<text:tab/>To live apart from God is death,@f</text:p>
      <text:p text:style-name="IndentedLine"><text:s text:c="3"/>‘tis good his face to seek;@i</text:p>
      <text:p text:style-name="NonIndentedLine">my refuge is the living <text:span text:style-name="T1">#God#</text:span>,@n</text:p>
      <text:p text:style-name="LastLine"><text:s text:c="3"/>his praise I long to speak.@l</text:p>
      <text:h text:style-name="Heading_20_1" text:outline-level="1">&amp;Psalm 74 <text:s/>O God, why have you cast us off?</text:h>
      <text:p text:style-name="Firstline">1.<text:tab/>O God, why have you cast us off forever?@f</text:p>
      <text:p text:style-name="IndentedLine"><text:s text:c="3"/>Why rage against the sheep within your fold?@i</text:p>
      <text:p text:style-name="NonIndentedLine">Do not forget the people whom you purchased,@n</text:p>
      <text:p text:style-name="LastLine"><text:s text:c="3"/>the heritage which you redeemed of old.@l</text:p>
      <text:p text:style-name="Firstline">2.<text:tab/>Remember where you dwelt upon Mount Zion,@f</text:p>
      <text:p text:style-name="IndentedLine"><text:s text:c="3"/>and turn your steps toward these ruined walls –@i</text:p>
      <text:p text:style-name="NonIndentedLine">all this destruction which the foe in malice@n</text:p>
      <text:p text:style-name="LastLine"><text:s text:c="3"/>has perpetrated on your sacred halls.@l</text:p>
      <text:p text:style-name="Firstline">3.<text:tab/>Your enemies have roared in your assembly;@f</text:p>
      <text:p text:style-name="IndentedLine"><text:s text:c="3"/>their standards fly victorious in the breeze.@i</text:p>
      <text:p text:style-name="NonIndentedLine">Their fury was like woodmen wielding axes@n</text:p>
      <text:p text:style-name="LastLine"><text:s text:c="3"/>to cut through undergrowth between the trees.@l</text:p>
      <text:p text:style-name="Firstline">4.<text:tab/>They smashed to pieces all the fretted woodwork –@f</text:p>
      <text:p text:style-name="IndentedLine"><text:s text:c="3"/>with axe and hatchet every panelled frame.@i</text:p>
      <text:p text:style-name="NonIndentedLine">They burned you holy sanctu’ry to ashes,@n</text:p>
      <text:p text:style-name="LastLine"><text:s text:c="3"/>and made unclean the place where dwells your Name.@l</text:p>
      <text:p text:style-name="Firstline">5.<text:tab/>Their thought was, “We will utterly destroy them!”@f</text:p>
      <text:p text:style-name="IndentedLine"><text:s text:c="3"/>They burned each place of worship in the land.@i</text:p>
      <text:p text:style-name="NonIndentedLine">We see no miracles; there are no prophets,@n</text:p>
      <text:p text:style-name="LastLine"><text:s text:c="3"/>and no one knows when all these things will end.@l</text:p>
      <text:p text:style-name="Firstline"><text:soft-page-break/>6.<text:tab/>How long, O God, will enemies revile you?@f</text:p>
      <text:p text:style-name="IndentedLine"><text:s text:c="3"/>Forever will your foes blaspheme and scoff?@i</text:p>
      <text:p text:style-name="NonIndentedLine">Why do you keep your right hand hidden from us?@n</text:p>
      <text:p text:style-name="LastLine"><text:s text:c="3"/>Stretch it against your foes and cut them off!@l</text:p>
      <text:p text:style-name="Firstline">7.<text:tab/>But from of old, O God, you are my sovereign;@f</text:p>
      <text:p text:style-name="IndentedLine"><text:s text:c="3"/>upon the earth you win the victory.@i</text:p>
      <text:p text:style-name="NonIndentedLine">You split apart the ocean by your power;@n</text:p>
      <text:p text:style-name="LastLine"><text:s text:c="3"/>you broke the monsters’ heads within the sea.@l</text:p>
      <text:p text:style-name="Firstline">8.<text:tab/>The heads of great Leviathan were shattered;@f</text:p>
      <text:p text:style-name="IndentedLine"><text:s text:c="3"/>you gave him to the desert beasts to eat.@i</text:p>
      <text:p text:style-name="NonIndentedLine">You were the one who opened streams and fountains;@n</text:p>
      <text:p text:style-name="LastLine"><text:s text:c="3"/>you dried the rivers in the summer’s heat.@l</text:p>
      <text:p text:style-name="Firstline">9.<text:tab/>The day is yours; yours also is the night-time;@f</text:p>
      <text:p text:style-name="IndentedLine"><text:s text:c="3"/>the sun and moon were put in place by you.@i</text:p>
      <text:p text:style-name="NonIndentedLine">You set the limits of the earth by wisdom;@n</text:p>
      <text:p text:style-name="LastLine"><text:s text:c="3"/>you made the summer and the winter too.@l</text:p>
      <text:p text:style-name="Firstline">10.<text:tab/>Remember how the enemy reviles you,@f</text:p>
      <text:p text:style-name="IndentedLine"><text:s text:c="3"/>how foolish people never cease to mock.@i</text:p>
      <text:p text:style-name="NonIndentedLine">Leave not your loved one for the beasts to savage;@n</text:p>
      <text:p text:style-name="LastLine"><text:s text:c="3"/>do not abandon your afflicted flock.@l</text:p>
      <text:p text:style-name="Firstline">11.<text:tab/>Regard, O <text:span text:style-name="T1">#Lord#</text:span>, your co<text:span text:style-name="T5">~ven~</text:span>ant with your people,@f</text:p>
      <text:p text:style-name="IndentedLine"><text:s text:c="3"/>for haunts of v<text:span text:style-name="T5">~iol~</text:span>ence fill the land with shame.@i</text:p>
      <text:p text:style-name="NonIndentedLine">Let not defeat bring scorn on the downtrodden;@n</text:p>
      <text:p text:style-name="LastLine"><text:s text:c="3"/>may yet the poor and needy praise your name.@l</text:p>
      <text:p text:style-name="Firstline">12.<text:tab/>Rise up, O God, defend your cause in judgment;@f</text:p>
      <text:p text:style-name="IndentedLine"><text:s text:c="3"/>remember how fools mock you all the day.@i</text:p>
      <text:p text:style-name="NonIndentedLine">Do not ignore the clamour of your enemies;@n</text:p>
      <text:p text:style-name="LastLine"><text:s text:c="3"/>their hostile roaring never goes away.@l</text:p>
      <text:h text:style-name="Heading_20_1" text:outline-level="1">&amp;Psalm 75 <text:s/>We give you thanks, O God</text:h>
      <text:p text:style-name="Firstline">1.<text:tab/>We give you thanks, O God,@f</text:p>
      <text:p text:style-name="IndentedLine"><text:s text:c="3"/>because your name is near.@i</text:p>
      <text:p text:style-name="NonIndentedLine">All speak of your majestic deeds;@n</text:p>
      <text:p text:style-name="LastLine"><text:s text:c="3"/>your voice we also hear:@l</text:p>
      <text:p text:style-name="Firstline">2.<text:tab/>“I choose <text:span text:style-name="T5">~the ap~</text:span>pointed time;@f</text:p>
      <text:p text:style-name="IndentedLine"><text:s text:c="3"/>I judge with justice sure.@i</text:p>
      <text:p text:style-name="NonIndentedLine">When earth and all its people quake,@n</text:p>
      <text:p text:style-name="LastLine"><text:s text:c="3"/>its pillars I secure.@l</text:p>
      <text:p text:style-name="Firstline">3.<text:tab/>“ ‘Boast not!’ I tell the proud;@f</text:p>
      <text:p text:style-name="IndentedLine"><text:s text:c="3"/>the wicked I address:@i</text:p>
      <text:p text:style-name="NonIndentedLine">‘Do not lift up your heads with pride@n</text:p>
      <text:p text:style-name="LastLine"><text:s text:c="3"/>or speak with haughtiness.’ ”@l</text:p>
      <text:p text:style-name="Firstline"><text:soft-page-break/>4.<text:tab/>No one in all the earth@f</text:p>
      <text:p text:style-name="IndentedLine"><text:s text:c="3"/>can truly give renown.@i</text:p>
      <text:p text:style-name="NonIndentedLine">God is the judge; he raises one@n</text:p>
      <text:p text:style-name="LastLine"><text:s text:c="3"/>and puts another down.@l</text:p>
      <text:p text:style-name="Firstline">5.<text:tab/>The <text:span text:style-name="T1">#Lord#</text:span>’s hand holds a cup@f</text:p>
      <text:p text:style-name="IndentedLine"><text:s text:c="3"/>with wine of powerful blend;@i</text:p>
      <text:p text:style-name="NonIndentedLine">he pours it out, and wicked ones@n</text:p>
      <text:p text:style-name="LastLine"><text:s text:c="3"/>must drink it to the end.@l</text:p>
      <text:p text:style-name="Firstline">6.<text:tab/>God’s works I will proclaim,@f</text:p>
      <text:p text:style-name="IndentedLine"><text:s text:c="3"/>and Jacob’s God I’ll praise.@i</text:p>
      <text:p text:style-name="NonIndentedLine">The wicked’s strength I will destroy;@n</text:p>
      <text:p text:style-name="LastLine"><text:s text:c="3"/>the righteous I will raise.@l</text:p>
      <text:h text:style-name="Heading_20_1" text:outline-level="1">&amp;Psalm 76 <text:s/>God is known among his people</text:h>
      <text:p text:style-name="Firstline">1.<text:tab/>God is known among his people;@f</text:p>
      <text:p text:style-name="IndentedLine"><text:s text:c="3"/>every mouth his praises fill.@i</text:p>
      <text:p text:style-name="NonIndentedLine">From of old he has established@n</text:p>
      <text:p text:style-name="IndentedLine"><text:s text:c="3"/>his abode on Zion's hill.@i</text:p>
      <text:p text:style-name="NonIndentedLine">There he broke the sword and arrow,@n</text:p>
      <text:p text:style-name="LastLine"><text:s text:c="3"/>bade the noise of war be still.@l</text:p>
      <text:p text:style-name="Firstline">2.<text:tab/>Excellent and glor<text:span text:style-name="T5">~iou~</text:span>s art thou,@f</text:p>
      <text:p text:style-name="IndentedLine"><text:s text:c="3"/>with thy trophies from the fray.@i</text:p>
      <text:p text:style-name="NonIndentedLine">Thou hast slain the valiant-hearted;@n</text:p>
      <text:p text:style-name="IndentedLine"><text:s text:c="3"/>wrapt in sleep of death are they.@i</text:p>
      <text:p text:style-name="NonIndentedLine">When thine anger once is risen,@n</text:p>
      <text:p text:style-name="LastLine"><text:s text:c="3"/>who can stand in that dread day?@l</text:p>
      <text:p text:style-name="Firstline">3.<text:tab/>When from heaven thy sentence sounded,@f</text:p>
      <text:p text:style-name="IndentedLine"><text:s text:c="3"/>all the earth in fear was still,@i</text:p>
      <text:p text:style-name="NonIndentedLine">while to save the meek and lowly@n</text:p>
      <text:p text:style-name="IndentedLine"><text:s text:c="3"/>God in judgment wrought his will.@i</text:p>
      <text:p text:style-name="NonIndentedLine">E’en the wrath of man shall praise thee;@n</text:p>
      <text:p text:style-name="LastLine"><text:s text:c="3"/>thy designs it shall fulfil.@l</text:p>
      <text:p text:style-name="Firstline">4.<text:tab/>Vow and pay ye to Jehovah;@f</text:p>
      <text:p text:style-name="IndentedLine"><text:s text:c="3"/>him your God forever own;@i</text:p>
      <text:p text:style-name="NonIndentedLine">all men, bring your gifts before him;@n</text:p>
      <text:p text:style-name="IndentedLine"><text:s text:c="3"/>worship him, and him alone.@i</text:p>
      <text:p text:style-name="NonIndentedLine">Mighty kings obey and fear him;@n</text:p>
      <text:p text:style-name="LastLine"><text:s text:c="3"/>princes bow before his throne.@l</text:p>
      <text:h text:style-name="Heading_20_1" text:outline-level="1"><text:soft-page-break/>&amp;Psalm 77 <text:s/>I cry out to God to hear me</text:h>
      <text:p text:style-name="Firstline">1.<text:tab/><text:span text:style-name="T3">*I cry*</text:span> out that God may <text:span text:style-name="T3">*hear me*</text:span>,@f</text:p>
      <text:p text:style-name="IndentedLine"><text:s text:c="3"/><text:span text:style-name="T3">*and with*</text:span> help be ever <text:span text:style-name="T3">*near me*</text:span>.@i</text:p>
      <text:p text:style-name="IndentedLine"><text:s text:c="3"/><text:span text:style-name="T3">*To the*</text:span> Lord I cry a<text:span text:style-name="T3">*loud*</text:span>,@i</text:p>
      <text:p text:style-name="IndentedLine"><text:s text:c="3"/><text:span text:style-name="T3">*by a*</text:span> weight of trouble <text:span text:style-name="T3">*bowed*</text:span>.@i</text:p>
      <text:p text:style-name="NonIndentedLine"><text:span text:style-name="T3">*I stretch*</text:span> out my hands to <text:span text:style-name="T3">*reach him*</text:span>;@n</text:p>
      <text:p text:style-name="IndentedLine"><text:s text:c="3"/><text:span text:style-name="T3">*all the*</text:span> night my prayers be<text:span text:style-name="T3">*seech*</text:span> <text:span text:style-name="T3">*him*</text:span>.@i</text:p>
      <text:p text:style-name="IndentedLine"><text:s text:c="3"/><text:span text:style-name="T3">*To my*</text:span> God my grief I <text:span text:style-name="T3">*told*</text:span>;@i</text:p>
      <text:p text:style-name="LastLine"><text:s text:c="3"/><text:span text:style-name="T3">*I re*</text:span>fused to be con<text:span text:style-name="T3">*soled*</text:span>.@l</text:p>
      <text:p text:style-name="Firstline">2.<text:tab/><text:span text:style-name="T3">*I re*</text:span>member God with <text:span text:style-name="T3">*weeping*</text:span>;@f</text:p>
      <text:p text:style-name="IndentedLine"><text:s text:c="3"/><text:span text:style-name="T3">*you have*</text:span> kept my eyes from <text:span text:style-name="T3">*sleeping*</text:span>.@i</text:p>
      <text:p text:style-name="IndentedLine"><text:s text:c="3"/><text:span text:style-name="T3">*I re*</text:span>call the days of <text:span text:style-name="T3">*light*</text:span>,@i</text:p>
      <text:p text:style-name="IndentedLine"><text:s text:c="3"/><text:span text:style-name="T3">*days when*</text:span> songs came in the <text:span text:style-name="T3">*night*</text:span>.@i</text:p>
      <text:p text:style-name="NonIndentedLine"><text:span text:style-name="T3">*Will the*</text:span> Lord reject for<text:span text:style-name="T3">*ever*</text:span>?@n</text:p>
      <text:p text:style-name="IndentedLine"><text:s text:c="3"/><text:span text:style-name="T3">*Will he*</text:span> show his favour <text:span text:style-name="T3">*never*</text:span>?@i</text:p>
      <text:p text:style-name="IndentedLine"><text:s text:c="3"/><text:span text:style-name="T3">*Will his*</text:span> promise not pre<text:span text:style-name="T3">*vail*</text:span>;@i</text:p>
      <text:p text:style-name="LastLine"><text:s text:c="3"/><text:span text:style-name="T3">*mercy*</text:span>, in his anger, <text:span text:style-name="T3">*fail*</text:span>?@l</text:p>
      <text:p text:style-name="Firstline">3.<text:tab/><text:span text:style-name="T3">*So his*</text:span> wonders I re<text:span text:style-name="T3">*member*</text:span>;@f</text:p>
      <text:p text:style-name="IndentedLine"><text:s text:c="3"/><text:span text:style-name="T3">*years of*</text:span> his right hand I <text:span text:style-name="T3">*ponder*</text:span>,@i</text:p>
      <text:p text:style-name="IndentedLine"><text:s text:c="3"/><text:span text:style-name="T3">*think on*</text:span> his great deeds so <text:span text:style-name="T3">*bold*</text:span> –@i</text:p>
      <text:p text:style-name="IndentedLine"><text:s text:c="3"/><text:span text:style-name="T3">*all his*</text:span> miracles of <text:span text:style-name="T3">*old*</text:span>.@i</text:p>
      <text:p text:style-name="NonIndentedLine"><text:span text:style-name="T3">*For your*</text:span> ways, O God, are <text:span text:style-name="T3">*holy*</text:span>;@n</text:p>
      <text:p text:style-name="IndentedLine"><text:s text:c="3"/><text:span text:style-name="T3">*matchless*</text:span>ly they show your <text:span text:style-name="T3">*glory *</text:span>–@i</text:p>
      <text:p text:style-name="IndentedLine"><text:s text:c="3"/><text:span text:style-name="T3">*mighty*</text:span> miracles that <text:span text:style-name="T3">*save*</text:span>@i</text:p>
      <text:p text:style-name="LastLine"><text:s text:c="3"/><text:span text:style-name="T3">*all your*</text:span> people from the <text:span text:style-name="T3">*grave*</text:span>.@l</text:p>
      <text:p text:style-name="Firstline">4.<text:tab/><text:span text:style-name="T3">*Waters*</text:span> lifted in con<text:span text:style-name="T3">*vulsion*</text:span>@f</text:p>
      <text:p text:style-name="IndentedLine"><text:s text:c="3"/><text:span text:style-name="T3">*for the*</text:span> Lord of all cre<text:span text:style-name="T3">*ation*</text:span>,@i</text:p>
      <text:p text:style-name="IndentedLine"><text:s text:c="3"/><text:span text:style-name="T3">*pouring*</text:span> rain from clouds on <text:span text:style-name="T3">*high*</text:span>;@i</text:p>
      <text:p text:style-name="IndentedLine"><text:s text:c="3"/><text:span text:style-name="T3">*flashing*</text:span> arrows fill the <text:span text:style-name="T3">*sky*</text:span>.@i</text:p>
      <text:p text:style-name="NonIndentedLine"><text:span text:style-name="T3">*Hear your*</text:span> thunder in the <text:span text:style-name="T3">*whirlwind*</text:span>;@n</text:p>
      <text:p text:style-name="IndentedLine"><text:s text:c="3"/><text:span text:style-name="T3">*through the*</text:span> sea, your footprints, <text:span text:style-name="T3">*hidden*</text:span>.@i</text:p>
      <text:p text:style-name="IndentedLine"><text:s text:c="3"/><text:span text:style-name="T3">*So your*</text:span> flock by Moses’ <text:span text:style-name="T3">*hand*</text:span>,@i</text:p>
      <text:p text:style-name="LastLine"><text:s text:c="3"/><text:span text:style-name="T3">*safe, you*</text:span> led into your <text:span text:style-name="T3">*land*</text:span>.@l</text:p>
      <text:h text:style-name="Heading_20_1" text:outline-level="1">&amp;Psalm 78 <text:s/>O my people, hear my teaching</text:h>
      <text:p text:style-name="Firstline">1.<text:tab/>O my people, hear my teaching;@f</text:p>
      <text:p text:style-name="IndentedLine"><text:s text:c="3"/>parables I will unfold.@i</text:p>
      <text:p text:style-name="NonIndentedLine">Give attention as I utter@n</text:p>
      <text:p text:style-name="IndentedLine"><text:s text:c="3"/>dark and hidden things of old –@i</text:p>
      <text:p text:style-name="NonIndentedLine">things that we have heard and known;@n</text:p>
      <text:p text:style-name="LastLine"><text:s text:c="3"/>by our fathers they were shown.@l</text:p>
      <text:p text:style-name="Firstline">2.<text:tab/>We will tell them to our children,@f</text:p>
      <text:p text:style-name="IndentedLine"><text:s text:c="3"/>generations yet to come;@i</text:p>
      <text:p text:style-name="NonIndentedLine">we will show the <text:span text:style-name="T1">#Lord#</text:span>’s great power@n</text:p>
      <text:p text:style-name="IndentedLine"><text:s text:c="3"/>and the wonders he has done.@i</text:p>
      <text:p text:style-name="NonIndentedLine">Laws for Israèl he made,@n</text:p>
      <text:p text:style-name="LastLine"><text:s text:c="3"/>statutes firm to be obeyed.@l</text:p>
      <text:p text:style-name="Firstline"><text:soft-page-break/>3.<text:tab/>These he ordered our forefathers@f</text:p>
      <text:p text:style-name="IndentedLine"><text:s text:c="3"/>to their families to tell,@i</text:p>
      <text:p text:style-name="NonIndentedLine">so the coming generation,@n</text:p>
      <text:p text:style-name="IndentedLine"><text:s text:c="3"/>not yet born, would know them well,@i</text:p>
      <text:p text:style-name="NonIndentedLine">and their children, in their turn,@n</text:p>
      <text:p text:style-name="LastLine"><text:s text:c="3"/>God’s commands and laws would learn.@l</text:p>
      <text:p text:style-name="Firstline">4.<text:tab/>Then to God they would be faithful,@f</text:p>
      <text:p text:style-name="IndentedLine"><text:s text:c="3"/>mindful of what he had done –@i</text:p>
      <text:p text:style-name="NonIndentedLine">not like their disloyal fathers,@n</text:p>
      <text:p text:style-name="IndentedLine"><text:s text:c="3"/>stubborn rebels every one;@i</text:p>
      <text:p text:style-name="NonIndentedLine">for God’s word they had denied@n</text:p>
      <text:p text:style-name="LastLine"><text:s text:c="3"/>and his precepts they defied.@l</text:p>
      <text:p text:style-name="Firstline">5.<text:tab/>Such were those of Ephr<text:span text:style-name="T5">~aim~</text:span>’s army@f</text:p>
      <text:p text:style-name="IndentedLine"><text:s text:c="3"/>who, though strong and armed with bows,@i</text:p>
      <text:p text:style-name="NonIndentedLine">to the co<text:span text:style-name="T5">~ven~</text:span>ant were disloyal,@n</text:p>
      <text:p text:style-name="IndentedLine"><text:s text:c="3"/>turned their back upon their foes.@i</text:p>
      <text:p text:style-name="NonIndentedLine">They forgot what God had done@n</text:p>
      <text:p text:style-name="LastLine"><text:s text:c="3"/>and the wonders he had shown.@l</text:p>
      <text:p text:style-name="Firstline">6.<text:tab/>He showed wonders to their fathers@f</text:p>
      <text:p text:style-name="IndentedLine"><text:s text:c="3"/>while they were in Egypt’s land –@i</text:p>
      <text:p text:style-name="NonIndentedLine">split the sea and led them through it,@n</text:p>
      <text:p text:style-name="IndentedLine"><text:s text:c="3"/>waters heaped on either hand.@i</text:p>
      <text:p text:style-name="NonIndentedLine">With the cloud he led by day;@n</text:p>
      <text:p text:style-name="LastLine"><text:s text:c="3"/>fire by night revealed their way.@l</text:p>
      <text:p text:style-name="Firstline">7.<text:tab/>In the desert God brought water@f</text:p>
      <text:p text:style-name="IndentedLine"><text:s text:c="3"/>from the rock to quench their thirst –@i</text:p>
      <text:p text:style-name="NonIndentedLine">waters brimming like the ocean,@n</text:p>
      <text:p text:style-name="IndentedLine"><text:s text:c="3"/>streams from rocky crags that burst.@i</text:p>
      <text:p text:style-name="NonIndentedLine">But they always would defy@n</text:p>
      <text:p text:style-name="LastLine"><text:s text:c="3"/>and reject him, God Most High.@l</text:p>
      <text:p text:style-name="Firstline">8.<text:tab/>They provoked God in the desert:@f</text:p>
      <text:p text:style-name="IndentedLine"><text:s text:c="3"/>“Can he satisfy our taste?@i</text:p>
      <text:p text:style-name="NonIndentedLine">When he struck the rock, it opened,@n</text:p>
      <text:p text:style-name="IndentedLine"><text:s text:c="3"/>down the crag the waters raced.@i</text:p>
      <text:p text:style-name="NonIndentedLine">Now our thirst is satisfied,@n</text:p>
      <text:p text:style-name="LastLine"><text:s text:c="3"/>can he food for us provide?”@l</text:p>
      <text:p text:style-name="Firstline">9.<text:tab/>When the <text:span text:style-name="T1">#Lord#</text:span> heard, he was angry,@f</text:p>
      <text:p text:style-name="IndentedLine"><text:s text:c="3"/>and his wrath broke out like fire;@i</text:p>
      <text:p text:style-name="NonIndentedLine">Jacob knew his fierce displeasure,@n</text:p>
      <text:p text:style-name="IndentedLine"><text:s text:c="3"/>Israèl his righteous ire.@i</text:p>
      <text:p text:style-name="NonIndentedLine">Faith in God they cast aside@n</text:p>
      <text:p text:style-name="LastLine"><text:s text:c="3"/>and his saving power denied.@l</text:p>
      <text:p text:style-name="Firstline"><text:soft-page-break/>10.<text:tab/>To the skies he gave the order;@f</text:p>
      <text:p text:style-name="IndentedLine"><text:s text:c="3"/>heaven’s doors he opened wide.@i</text:p>
      <text:p text:style-name="NonIndentedLine">Manna rained down for his people;@n</text:p>
      <text:p text:style-name="IndentedLine"><text:s text:c="3"/>grain of heaven he supplied.@i</text:p>
      <text:p text:style-name="NonIndentedLine">Angels’ bread lay at their feet;@n</text:p>
      <text:p text:style-name="LastLine"><text:s text:c="3"/>they had all that they could eat.@l</text:p>
      <text:p text:style-name="Firstline">11.<text:tab/>From the heav’ns he loosed the east wind,@f</text:p>
      <text:p text:style-name="IndentedLine"><text:s text:c="3"/>led the south wind forth with power.@i</text:p>
      <text:p text:style-name="NonIndentedLine">Meat, like dust, he rained upon them,@n</text:p>
      <text:p text:style-name="IndentedLine"><text:s text:c="3"/>birds like sand upon the shore.@i</text:p>
      <text:p text:style-name="NonIndentedLine">In the camp came down the quail,@n</text:p>
      <text:p text:style-name="LastLine"><text:s text:c="3"/>all around their tents like hail.@l</text:p>
      <text:p text:style-name="Firstline">12.<text:tab/>Thus in gluttony they feasted,@f</text:p>
      <text:p text:style-name="IndentedLine"><text:s text:c="3"/>for he gave them their desire.@i</text:p>
      <text:p text:style-name="NonIndentedLine">But, before they finished eating,@n</text:p>
      <text:p text:style-name="IndentedLine"><text:s text:c="3"/>God’s displeasure blazed like fire.@i</text:p>
      <text:p text:style-name="NonIndentedLine">So their stoutest warriors fell,@n</text:p>
      <text:p text:style-name="LastLine"><text:s text:c="3"/>and the youth of Israèl.@l</text:p>
      <text:p text:style-name="Firstline">13.<text:tab/>Still they disbelieved his wonders,@f</text:p>
      <text:p text:style-name="IndentedLine"><text:s text:c="3"/>kept on sinning nonetheless.@i</text:p>
      <text:p text:style-name="NonIndentedLine">So he closed their days in terror@n</text:p>
      <text:p text:style-name="IndentedLine"><text:s text:c="3"/>and their years in emptiness.@i</text:p>
      <text:p text:style-name="NonIndentedLine">When he punished them, they turned,@n</text:p>
      <text:p text:style-name="LastLine"><text:s text:c="3"/>and with zeal for him they burned.@l</text:p>
      <text:p text:style-name="Firstline">14.<text:tab/>God their Rock they then remembered,@f</text:p>
      <text:p text:style-name="IndentedLine"><text:s text:c="3"/>their Redeemer, God Most High;@i</text:p>
      <text:p text:style-name="NonIndentedLine">but their words were meant to flatter,@n</text:p>
      <text:p text:style-name="IndentedLine"><text:s text:c="3"/>what they told him was a lie.@i</text:p>
      <text:p text:style-name="NonIndentedLine">In their hearts they were untrue;@n</text:p>
      <text:p text:style-name="LastLine"><text:s text:c="3"/>from his co<text:span text:style-name="T5">~ven~</text:span>ant they withdrew.@l</text:p>
      <text:p text:style-name="Firstline">15.<text:tab/>Yet in mercy he forgave them;@f</text:p>
      <text:p text:style-name="IndentedLine"><text:s text:c="3"/>from destruction he refrained.@i</text:p>
      <text:p text:style-name="NonIndentedLine">Many times he curbed his anger@n</text:p>
      <text:p text:style-name="IndentedLine"><text:s text:c="3"/>and his utmost wrath restrained.@i</text:p>
      <text:p text:style-name="NonIndentedLine">That they were but flesh, he knew –@n</text:p>
      <text:p text:style-name="LastLine"><text:s text:c="3"/>like a passing breeze that blew.@l</text:p>
      <text:p text:style-name="Firstline">16.<text:tab/>How they grieved him in the desert,@f</text:p>
      <text:p text:style-name="IndentedLine"><text:s text:c="3"/>ever ready to rebel –@i</text:p>
      <text:p text:style-name="NonIndentedLine">vexed the Holy One and tested@n</text:p>
      <text:p text:style-name="IndentedLine"><text:s text:c="3"/>the great God of Israèl!@i</text:p>
      <text:p text:style-name="NonIndentedLine">They forgot his wonders shown@n</text:p>
      <text:p text:style-name="LastLine"><text:s text:c="3"/>to them in the fields of Zoan.@l</text:p>
      <text:p text:style-name="Firstline"><text:soft-page-break/>17.<text:tab/>They forgot his signs in Egypt,@f</text:p>
      <text:p text:style-name="IndentedLine"><text:s text:c="3"/>when from hardship they were saved,@i</text:p>
      <text:p text:style-name="NonIndentedLine">when to blood he turned its river,@n</text:p>
      <text:p text:style-name="IndentedLine"><text:s text:c="3"/>making foul the drink they craved.@i</text:p>
      <text:p text:style-name="NonIndentedLine">God sent swarms of flies to bite,@n</text:p>
      <text:p text:style-name="LastLine"><text:s text:c="3"/>hordes of frogs their land to blight.@l</text:p>
      <text:p text:style-name="Firstline">18.<text:tab/>He gave Egypt’s crops to locusts,@f</text:p>
      <text:p text:style-name="IndentedLine"><text:s text:c="3"/>and the swarms ate all their store.@i</text:p>
      <text:p text:style-name="NonIndentedLine">Freezing rain destroyed their fig trees,@n</text:p>
      <text:p text:style-name="IndentedLine"><text:s text:c="3"/>and the hail their vineyards tore.@i</text:p>
      <text:p text:style-name="NonIndentedLine">Hailstones battered all their stock;@n</text:p>
      <text:p text:style-name="LastLine"><text:s text:c="3"/>lightning bolts their cattle struck.@l</text:p>
      <text:p text:style-name="Firstline">19.<text:tab/>Egypt felt his indignation,@f</text:p>
      <text:p text:style-name="IndentedLine"><text:s text:c="3"/>dread hostility and wrath.@i</text:p>
      <text:p text:style-name="NonIndentedLine">By his angels of destruction@n</text:p>
      <text:p text:style-name="IndentedLine"><text:s text:c="3"/>for his rage he made a path.@i</text:p>
      <text:p text:style-name="NonIndentedLine">E’en from death he did not spare;@n</text:p>
      <text:p text:style-name="LastLine"><text:s text:c="3"/>mortal plague he made them bear.@l</text:p>
      <text:p text:style-name="Firstline">20.<text:tab/>All the firstborn sons of Egypt@f</text:p>
      <text:p text:style-name="IndentedLine"><text:s text:c="3"/>in the tents of Ham he struck.@i</text:p>
      <text:p text:style-name="NonIndentedLine">But from there he led his people@n</text:p>
      <text:p text:style-name="IndentedLine"><text:s text:c="3"/>through the desert like a flock.@i</text:p>
      <text:p text:style-name="NonIndentedLine">Fearless, they were safely led;@n</text:p>
      <text:p text:style-name="LastLine"><text:s text:c="3"/>in the sea their foes lay dead.@l</text:p>
      <text:p text:style-name="Firstline">21.<text:tab/>To his holy land he brought them,@f</text:p>
      <text:p text:style-name="IndentedLine"><text:s text:c="3"/>to the hills seized by his hand;@i</text:p>
      <text:p text:style-name="NonIndentedLine">He drove nations out before them@n</text:p>
      <text:p text:style-name="IndentedLine"><text:s text:c="3"/>and assigned to them their land,@i</text:p>
      <text:p text:style-name="NonIndentedLine">where, as their inheritance,@n</text:p>
      <text:p text:style-name="LastLine"><text:s text:c="3"/>Isr<text:span text:style-name="T5">~ael~</text:span>’s tribes found residence.@l</text:p>
      <text:p text:style-name="Firstline">22.<text:tab/>But once more their God they tested,@f</text:p>
      <text:p text:style-name="IndentedLine"><text:s text:c="3"/>spurning God Most High anew.@i</text:p>
      <text:p text:style-name="NonIndentedLine">They were faithless like their fathers,@n</text:p>
      <text:p text:style-name="IndentedLine"><text:s text:c="3"/>like a faulty bow, untrue.@i</text:p>
      <text:p text:style-name="NonIndentedLine">Their high places stirred his ire;@n</text:p>
      <text:p text:style-name="LastLine"><text:s text:c="3"/>their false gods, his jealous fire.@l</text:p>
      <text:p text:style-name="Firstline">23.<text:tab/>When God heard them, he was angry;@f</text:p>
      <text:p text:style-name="IndentedLine"><text:s text:c="3"/>he abandoned Israèl.@i</text:p>
      <text:p text:style-name="NonIndentedLine">He forsook the tent of Shiloh,@n</text:p>
      <text:p text:style-name="IndentedLine"><text:s text:c="3"/>where he vowed with them to dwell,@i</text:p>
      <text:p text:style-name="NonIndentedLine">sent his glory far away,@n</text:p>
      <text:p text:style-name="LastLine"><text:s text:c="3"/>gave his ark with foes to stay.@l</text:p>
      <text:p text:style-name="Firstline"><text:soft-page-break/>24.<text:tab/>Angry, he forsook his people,@f</text:p>
      <text:p text:style-name="IndentedLine"><text:s text:c="3"/>slew his own inheritance.@i</text:p>
      <text:p text:style-name="NonIndentedLine">Fire consumed their choice young manhood;@n</text:p>
      <text:p text:style-name="IndentedLine"><text:s text:c="3"/>maidens had no wedding dance.@i</text:p>
      <text:p text:style-name="NonIndentedLine">Priests lay slaughtered by the sword;@n</text:p>
      <text:p text:style-name="LastLine"><text:s text:c="3"/>widows could not speak a word.@l</text:p>
      <text:p text:style-name="Firstline">25.<text:tab/>Then the Lord awoke from slumber,@f</text:p>
      <text:p text:style-name="IndentedLine"><text:s text:c="3"/>as a man with wine replete@i</text:p>
      <text:p text:style-name="NonIndentedLine">wakes recovered from his stupor.@n</text:p>
      <text:p text:style-name="IndentedLine"><text:s text:c="3"/>Then he made his foes retreat;@i</text:p>
      <text:p text:style-name="NonIndentedLine">like a rabble they became,@n</text:p>
      <text:p text:style-name="LastLine"><text:s text:c="3"/>put to everlasting shame.@l</text:p>
      <text:p text:style-name="Firstline">26.<text:tab/>He passed by the tents of Joseph@f</text:p>
      <text:p text:style-name="IndentedLine"><text:s text:c="3"/>and the tribe of Ephraim;@i</text:p>
      <text:p text:style-name="NonIndentedLine">but he chose the tribe of Judah,@n</text:p>
      <text:p text:style-name="IndentedLine"><text:s text:c="3"/>and Mount Zion, loved by him.@i</text:p>
      <text:p text:style-name="NonIndentedLine">There he built his dwelling sure,@n</text:p>
      <text:p text:style-name="LastLine"><text:s text:c="3"/>like the earth, to stand secure.@l</text:p>
      <text:p text:style-name="Firstline">27.<text:tab/>So he chose his servant David,@f</text:p>
      <text:p text:style-name="IndentedLine"><text:s text:c="3"/>bringing him from tending sheep,@i</text:p>
      <text:p text:style-name="NonIndentedLine">to be shepherd of his people,@n</text:p>
      <text:p text:style-name="IndentedLine"><text:s text:c="3"/>God’s inheritance to keep.@i</text:p>
      <text:p text:style-name="NonIndentedLine">Faithfully by David fed,@n</text:p>
      <text:p text:style-name="LastLine"><text:s text:c="3"/>they with skilful hands were led.@l</text:p>
      <text:h text:style-name="Heading_20_1" text:outline-level="1">&amp;Psalm 78b <text:s/>Let children hear the mighty deeds</text:h>
      <text:p text:style-name="Firstline">1.<text:tab/>Let children hear the mighty deeds@f</text:p>
      <text:p text:style-name="IndentedLine"><text:s text:c="3"/>which <text:span text:style-name="T1">#God#</text:span> performed of old,@i</text:p>
      <text:p text:style-name="IndentedLine"><text:s text:c="3"/>which in our younger years we saw@i</text:p>
      <text:p text:style-name="IndentedLine"><text:s text:c="3"/>and which our fathers told.@i</text:p>
      <text:p text:style-name="NonIndentedLine">He bids us make his glories known,@n</text:p>
      <text:p text:style-name="IndentedLine"><text:s text:c="3"/>the works of power and grace,@i</text:p>
      <text:p text:style-name="IndentedLine"><text:s text:c="3"/>that we convey his wonders down@i</text:p>
      <text:p text:style-name="LastLine"><text:s text:c="3"/>through every rising race.@l</text:p>
      <text:p text:style-name="Firstline">2.<text:tab/>Our lips shall tell them to our sons,@f</text:p>
      <text:p text:style-name="IndentedLine"><text:s text:c="3"/>and they again to theirs;@i</text:p>
      <text:p text:style-name="IndentedLine"><text:s text:c="3"/>and generations yet unborn@i</text:p>
      <text:p text:style-name="IndentedLine"><text:s text:c="3"/>must teach them to their heirs;@i</text:p>
      <text:p text:style-name="NonIndentedLine">thus shall they learn, in God alone@n</text:p>
      <text:p text:style-name="IndentedLine"><text:s text:c="3"/>their hope securely stands,@i</text:p>
      <text:p text:style-name="IndentedLine"><text:s text:c="3"/>that they may not forget his works,@i</text:p>
      <text:p text:style-name="LastLine"><text:s text:c="3"/>but honour his commands.@l</text:p>
      <text:h text:style-name="Heading_20_1" text:outline-level="1"><text:soft-page-break/>&amp;Psalm 79 <text:s/>Lord, the nations have invaded</text:h>
      <text:p text:style-name="Firstline">1.<text:tab/>Lord, the nations have invaded@f</text:p>
      <text:p text:style-name="IndentedLine"><text:s text:c="3"/>and attacked your heritage;@i</text:p>
      <text:p text:style-name="IndentedLine"><text:s text:c="3"/>they defiled your holy temple –@i</text:p>
      <text:p text:style-name="IndentedLine"><text:s text:c="3"/>crushed Jeru<text:span text:style-name="T5">~sal~</text:span>em in a rage.@i</text:p>
      <text:p text:style-name="NonIndentedLine">They have given your saints’ bodies@n</text:p>
      <text:p text:style-name="IndentedLine"><text:s text:c="3"/>to the birds of prey as meat,@i</text:p>
      <text:p text:style-name="IndentedLine"><text:s text:c="3"/>and the corpses of your servants@i</text:p>
      <text:p text:style-name="LastLine"><text:s text:c="3"/>to wild animals to eat.@l</text:p>
      <text:p text:style-name="Firstline">2.<text:tab/>They have poured out blood like water@f</text:p>
      <text:p text:style-name="IndentedLine"><text:s text:c="3"/>all around Jerusalem –@i</text:p>
      <text:p text:style-name="IndentedLine"><text:s text:c="3"/>bodies everywhere, and no one@i</text:p>
      <text:p text:style-name="IndentedLine"><text:s text:c="3"/>to give burial to them.@i</text:p>
      <text:p text:style-name="NonIndentedLine">We are objects of derision@n</text:p>
      <text:p text:style-name="IndentedLine"><text:s text:c="3"/>to the neighbours of our land;@i</text:p>
      <text:p text:style-name="IndentedLine"><text:s text:c="3"/>scorn, reproach and degradation@i</text:p>
      <text:p text:style-name="LastLine"><text:s text:c="3"/>circle us on every hand.@l</text:p>
      <text:p text:style-name="Firstline">3.<text:tab/><text:span text:style-name="T1">#Lord#</text:span>, how long? <text:s/>Will your displeasure@f</text:p>
      <text:p text:style-name="IndentedLine"><text:s text:c="3"/>still run on and never tire?@i</text:p>
      <text:p text:style-name="IndentedLine"><text:s text:c="3"/>How long will your jealous anger@i</text:p>
      <text:p text:style-name="IndentedLine"><text:s text:c="3"/>burn like all-consuming fire?@i</text:p>
      <text:p text:style-name="NonIndentedLine">Pour your fury on the nations@n</text:p>
      <text:p text:style-name="IndentedLine"><text:s text:c="3"/>that refuse to seek your face;@i</text:p>
      <text:p text:style-name="IndentedLine"><text:s text:c="3"/>for they have uprooted Jacob@i</text:p>
      <text:p text:style-name="LastLine"><text:s text:c="3"/>and destroyed his dwelling place.@l</text:p>
      <text:p text:style-name="Firstline">4.<text:tab/>Charge us not with the transgressions@f</text:p>
      <text:p text:style-name="IndentedLine"><text:s text:c="3"/>of our forebears long ago;@i</text:p>
      <text:p text:style-name="IndentedLine"><text:s text:c="3"/>may your mercy come to meet us –@i</text:p>
      <text:p text:style-name="IndentedLine"><text:s text:c="3"/>you have brought us very low.@i</text:p>
      <text:p text:style-name="NonIndentedLine">Help us, Lord, our God and Saviour,@n</text:p>
      <text:p text:style-name="IndentedLine"><text:s text:c="3"/>for the glory of your name.@i</text:p>
      <text:p text:style-name="IndentedLine"><text:s text:c="3"/>For your name’s sake come and save us;@i</text:p>
      <text:p text:style-name="LastLine"><text:s text:c="3"/>take away our sin and shame.@l</text:p>
      <text:p text:style-name="Firstline">5.<text:tab/>Why should the surrounding nations@f</text:p>
      <text:p text:style-name="IndentedLine"><text:s text:c="3"/>say to us, “Where is your God?”@i</text:p>
      <text:p text:style-name="IndentedLine"><text:s text:c="3"/>Make the peoples know your vengeance@i</text:p>
      <text:p text:style-name="IndentedLine"><text:s text:c="3"/>for your servants’ outpoured blood.@i</text:p>
      <text:p text:style-name="NonIndentedLine">May the groans of every pris’ner@n</text:p>
      <text:p text:style-name="IndentedLine"><text:s text:c="3"/>come before your throne on high;@i</text:p>
      <text:p text:style-name="IndentedLine"><text:s text:c="3"/>by your arm outstretched in power@i</text:p>
      <text:p text:style-name="LastLine"><text:s text:c="3"/>save all those condemned to die.@l</text:p>
      <text:p text:style-name="Firstline"><text:soft-page-break/>6.<text:tab/>Lord, remember how our neighbours@f</text:p>
      <text:p text:style-name="IndentedLine"><text:s text:c="3"/>treat you with contempt and scorn;@i</text:p>
      <text:p text:style-name="IndentedLine"><text:s text:c="3"/>and into their laps deliver@i</text:p>
      <text:p text:style-name="IndentedLine"><text:s text:c="3"/>se<text:span text:style-name="T5">~ven~</text:span>fold judgment in return.@i</text:p>
      <text:p text:style-name="NonIndentedLine">Then shall we, the sheep you pasture,@n</text:p>
      <text:p text:style-name="IndentedLine"><text:s text:c="3"/>worship and adore your name,@i</text:p>
      <text:p text:style-name="IndentedLine"><text:s text:c="3"/>and through every generation@i</text:p>
      <text:p text:style-name="LastLine"><text:s text:c="3"/>your unending praise proclaim.@l</text:p>
      <text:h text:style-name="Heading_20_1" text:outline-level="1">&amp;Psalm 80 <text:s/>Hear, O Israel’s Shepherd</text:h>
      <text:p text:style-name="Firstline">1.<text:tab/>Hear, O Isr<text:span text:style-name="T5">~ael~</text:span>’s Shepherd, hear us;@f</text:p>
      <text:p text:style-name="IndentedLine"><text:s text:c="3"/>Joseph like a flock you lead.@i</text:p>
      <text:p text:style-name="NonIndentedLine">You who are enthroned in glory,@n</text:p>
      <text:p text:style-name="LastLine"><text:s text:c="3"/>shine upon us in our need.@l</text:p>
      <text:p text:style-name="Firstline">2.<text:tab/>Shine on Benjamin, Manasseh,@f</text:p>
      <text:p text:style-name="IndentedLine"><text:s text:c="3"/>and for Ephr<text:span text:style-name="T5">~aim~</text:span> rouse your might!@i</text:p>
      <text:p text:style-name="NonIndentedLine">Turn us once again toward you;@n</text:p>
      <text:p text:style-name="LastLine"><text:s text:c="3"/>come and save us, give us light!@l</text:p>
      <text:p text:style-name="Firstline">3.<text:tab/>O <text:span text:style-name="T1">#Lord#</text:span> God, the Lord Almighty,@f</text:p>
      <text:p text:style-name="IndentedLine"><text:s text:c="3"/>all our prayers you do not hear.@i</text:p>
      <text:p text:style-name="NonIndentedLine">How long will your anger smoulder@n</text:p>
      <text:p text:style-name="LastLine"><text:s text:c="3"/>and our enemies still jeer?@l</text:p>
      <text:p text:style-name="Firstline">4.<text:tab/>You have fed us bread of sorrow;@f</text:p>
      <text:p text:style-name="IndentedLine"><text:s text:c="3"/>tears in plenty we must shed.@i</text:p>
      <text:p text:style-name="NonIndentedLine">We are now before our neighbours@n</text:p>
      <text:p text:style-name="LastLine"><text:s text:c="3"/>humbled and discredited.@l</text:p>
      <text:p text:style-name="Firstline">5.<text:tab/>Look on us, O God Almighty;@f</text:p>
      <text:p text:style-name="IndentedLine"><text:s text:c="3"/>let us see your glory bright.@i</text:p>
      <text:p text:style-name="NonIndentedLine">Turn us once again toward you;@n</text:p>
      <text:p text:style-name="LastLine"><text:s text:c="3"/>come and save us, give us light!@l</text:p>
      <text:p text:style-name="Firstline">6.<text:tab/>Once you brought a vine from Egypt,@f</text:p>
      <text:p text:style-name="IndentedLine"><text:s text:c="3"/>drove out kings with mighty hand,@i</text:p>
      <text:p text:style-name="NonIndentedLine">set the vine in ground made ready;@n</text:p>
      <text:p text:style-name="LastLine"><text:s text:c="3"/>it took root and filled the land.@l</text:p>
      <text:p text:style-name="Firstline">7.<text:tab/>So its branches clothed the mountains,@f</text:p>
      <text:p text:style-name="IndentedLine"><text:s text:c="3"/>shading every cedar tree,@i</text:p>
      <text:p text:style-name="NonIndentedLine">spreading from the great Euphrates@n</text:p>
      <text:p text:style-name="LastLine"><text:s text:c="3"/>to the mighty western Sea.@l</text:p>
      <text:p text:style-name="Firstline">8.<text:tab/>Why did you break down its fences,@f</text:p>
      <text:p text:style-name="IndentedLine"><text:s text:c="3"/>so that all may pluck its fruit?@i</text:p>
      <text:p text:style-name="NonIndentedLine">Creatures of the field devour it;@n</text:p>
      <text:p text:style-name="LastLine"><text:s text:c="3"/>wild boars tear it from the root.@l</text:p>
      <text:p text:style-name="Firstline"><text:soft-page-break/>9.<text:tab/>Turn to us, O God Almighty,@f</text:p>
      <text:p text:style-name="IndentedLine"><text:s text:c="3"/>look and see from heav’n above!@i</text:p>
      <text:p text:style-name="NonIndentedLine">Tend this vine your hand has planted@n</text:p>
      <text:p text:style-name="LastLine"><text:s text:c="3"/>and the son you raised in love.@l</text:p>
      <text:p text:style-name="Firstline">10.<text:tab/>See your vine cut down and withered,@f</text:p>
      <text:p text:style-name="IndentedLine"><text:s text:c="3"/>and its branches burned with fire;@i</text:p>
      <text:p text:style-name="NonIndentedLine">your rebuke has crushed your people,@n</text:p>
      <text:p text:style-name="LastLine"><text:s text:c="3"/>and they perish in your ire.@l</text:p>
      <text:p text:style-name="Firstline">11.<text:tab/>Let your hand be placed in blessing@f</text:p>
      <text:p text:style-name="IndentedLine"><text:s text:c="3"/>on the man at your right hand –@i</text:p>
      <text:p text:style-name="NonIndentedLine">on the son of man you’ve chosen,@n</text:p>
      <text:p text:style-name="LastLine"><text:s text:c="3"/>whom alone you caused to stand.@l</text:p>
      <text:p text:style-name="Firstline">12.<text:tab/>Then we will not wander from you,@f</text:p>
      <text:p text:style-name="IndentedLine"><text:s text:c="3"/>turning from you to our shame.@i</text:p>
      <text:p text:style-name="NonIndentedLine">Strengthen us, revive and heal us;@n</text:p>
      <text:p text:style-name="LastLine"><text:s text:c="3"/>then we’ll call upon your name.@l</text:p>
      <text:p text:style-name="Firstline">13.<text:tab/>Look on us, <text:span text:style-name="T1">#Lord#</text:span> God Almighty;@f</text:p>
      <text:p text:style-name="IndentedLine"><text:s text:c="3"/>let us see your glory bright@i</text:p>
      <text:p text:style-name="NonIndentedLine">Turn us once again toward you;@n</text:p>
      <text:p text:style-name="LastLine"><text:s text:c="3"/>come and save us, give us light!@l</text:p>
      <text:h text:style-name="Heading_20_1" text:outline-level="1">&amp;Psalm 81 <text:s/>Sing for joy to God</text:h>
      <text:p text:style-name="Firstline">1.<text:tab/>Sing for joy to God our Saviour,@f</text:p>
      <text:p text:style-name="IndentedLine"><text:s text:c="3"/>shout aloud to Jacob’s Lord!@i</text:p>
      <text:p text:style-name="IndentedLine"><text:s text:c="3"/>Start the music, strike the timbrel;@i</text:p>
      <text:p text:style-name="IndentedLine"><text:s text:c="3"/>play on strings a pleasing chord.@i</text:p>
      <text:p text:style-name="NonIndentedLine">Sound the trumpet at the New Moon,@n</text:p>
      <text:p text:style-name="IndentedLine"><text:s text:c="3"/>at the full moon sound again,@i</text:p>
      <text:p text:style-name="IndentedLine"><text:s text:c="3"/>at the feast which God appointed@i</text:p>
      <text:p text:style-name="LastLine"><text:s text:c="3"/>and for Isr<text:span text:style-name="T5">~ael~</text:span> did ordain.@l</text:p>
      <text:p text:style-name="Firstline">2.<text:tab/>God ordained the law for Joseph@f</text:p>
      <text:p text:style-name="IndentedLine"><text:s text:c="3"/>when he ravaged Egypt’s land.@i</text:p>
      <text:p text:style-name="IndentedLine"><text:s text:c="3"/>There we listened to a language@i</text:p>
      <text:p text:style-name="IndentedLine"><text:s text:c="3"/>which we did not understand.@i</text:p>
      <text:p text:style-name="NonIndentedLine">He said: “I removed the burden@n</text:p>
      <text:p text:style-name="IndentedLine"><text:s text:c="3"/>and their aching hands set free.@i</text:p>
      <text:p text:style-name="IndentedLine"><text:s text:c="3"/>I delivered you from trouble@i</text:p>
      <text:p text:style-name="LastLine"><text:s text:c="3"/>when you called for help to me.@l</text:p>
      <text:p text:style-name="Firstline">3.<text:tab/>“From the thundercloud of Sinai@f</text:p>
      <text:p text:style-name="IndentedLine"><text:s text:c="3"/>all you people I addressed;@i</text:p>
      <text:p text:style-name="IndentedLine"><text:s text:c="3"/>when at Meribah you murmured,@i</text:p>
      <text:p text:style-name="IndentedLine"><text:s text:c="3"/>there I put you to the test.@i</text:p>
      <text:p text:style-name="NonIndentedLine">Hear, my people, let me warn you –@n</text:p>
      <text:p text:style-name="IndentedLine"><text:s text:c="3"/>if you would but listen now!@i</text:p>
      <text:p text:style-name="IndentedLine"><text:s text:c="3"/>No strange god shall be among you;@i</text:p>
      <text:p text:style-name="LastLine"><text:s text:c="3"/>to a false god do not bow.@l</text:p>
      <text:p text:style-name="Firstline"><text:soft-page-break/>4.<text:tab/>“I, who brought you up from Egypt,@f</text:p>
      <text:p text:style-name="IndentedLine"><text:s text:c="3"/>your own God, the <text:span text:style-name="T1">#Lord#</text:span>, am I;@i</text:p>
      <text:p text:style-name="IndentedLine"><text:s text:c="3"/>open wide your mouth toward me;@i</text:p>
      <text:p text:style-name="IndentedLine"><text:s text:c="3"/>and your food I will supply.@i</text:p>
      <text:p text:style-name="NonIndentedLine">But my people would not listen –@n</text:p>
      <text:p text:style-name="IndentedLine"><text:s text:c="3"/>would not do what I required.@i</text:p>
      <text:p text:style-name="IndentedLine"><text:s text:c="3"/>So I gave them up to follow@i</text:p>
      <text:p text:style-name="LastLine"><text:s text:c="3"/>what their stubborn hearts desired.@l</text:p>
      <text:p text:style-name="Firstline">5.<text:tab/>“If my people would but heed me,@f</text:p>
      <text:p text:style-name="IndentedLine"><text:s text:c="3"/>Isr<text:span text:style-name="T5">~ael~</text:span> follow my command,@i</text:p>
      <text:p text:style-name="IndentedLine"><text:s text:c="3"/>I would soon subdue their e<text:span text:style-name="T5">~nem~</text:span>ies,@i</text:p>
      <text:p text:style-name="IndentedLine"><text:s text:c="3"/>and against them turn my hand.@i</text:p>
      <text:p text:style-name="NonIndentedLine">Those who hate the <text:span text:style-name="T1">#Lord#</text:span> would cower,@n</text:p>
      <text:p text:style-name="IndentedLine"><text:s text:c="3"/>and their doom would never end.@i</text:p>
      <text:p text:style-name="IndentedLine"><text:s text:c="3"/>But with finest wheat I’d feed you,@i</text:p>
      <text:p text:style-name="LastLine"><text:s text:c="3"/>honey from the rock I’d send.”@l</text:p>
      <text:h text:style-name="Heading_20_1" text:outline-level="1">&amp;Psalm 82 <text:s/>There where the judges gather</text:h>
      <text:p text:style-name="Firstline">1.<text:tab/>There where the judges gather,@f</text:p>
      <text:p text:style-name="IndentedLine"><text:s text:c="3"/>a greater takes his seat;@i</text:p>
      <text:p text:style-name="IndentedLine"><text:s text:c="3"/>“How long,” he asks the judges,@i</text:p>
      <text:p text:style-name="IndentedLine"><text:s text:c="3"/>“will you pronounce deceit?@i</text:p>
      <text:p text:style-name="NonIndentedLine">How long show special favour@n</text:p>
      <text:p text:style-name="IndentedLine"><text:s text:c="3"/>to those of ill repute?@i</text:p>
      <text:p text:style-name="IndentedLine"><text:s text:c="3"/>How long neglect the orphaned,@i</text:p>
      <text:p text:style-name="LastLine"><text:s text:c="3"/>the poor and destitute?@l</text:p>
      <text:p text:style-name="Firstline">2.<text:tab/>“Deal justly with the needy,@f</text:p>
      <text:p text:style-name="IndentedLine"><text:s text:c="3"/>protect the fatherless,@i</text:p>
      <text:p text:style-name="IndentedLine"><text:s text:c="3"/>deliver the afflicted@i</text:p>
      <text:p text:style-name="IndentedLine"><text:s text:c="3"/>from those who would oppress.@i</text:p>
      <text:p text:style-name="NonIndentedLine">But you are wholly blinded,@n</text:p>
      <text:p text:style-name="IndentedLine"><text:s text:c="3"/>you do not understand;@i</text:p>
      <text:p text:style-name="IndentedLine"><text:s text:c="3"/>therefore foundations totter,@i</text:p>
      <text:p text:style-name="LastLine"><text:s text:c="3"/>injustice rocks the land.”@l</text:p>
      <text:p text:style-name="Firstline">3.<text:tab/>God speaks: “I named you rulers,@f</text:p>
      <text:p text:style-name="IndentedLine"><text:s text:c="3"/>sons of the Most High God;@i</text:p>
      <text:p text:style-name="IndentedLine"><text:s text:c="3"/>but you shall die as mortals@i</text:p>
      <text:p text:style-name="IndentedLine"><text:s text:c="3"/>and perish by my rod.”@i</text:p>
      <text:p text:style-name="NonIndentedLine">Arise, O God, in judgment,@n</text:p>
      <text:p text:style-name="IndentedLine"><text:s text:c="3"/>your so<text:span text:style-name="T5">~ver~</text:span>eignty make known;@i</text:p>
      <text:p text:style-name="IndentedLine"><text:s text:c="3"/>for yours are all the nations,@i</text:p>
      <text:p text:style-name="LastLine"><text:s text:c="3"/>the peoples are your own.@l</text:p>
      <text:h text:style-name="Heading_20_1" text:outline-level="1"><text:soft-page-break/>&amp;Psalm 83 <text:s/>O my God, do not keep silent</text:h>
      <text:p text:style-name="Firstline">1.<text:tab/>O my God, do not keep silent;@f</text:p>
      <text:p text:style-name="IndentedLine"><text:s text:c="3"/>be not quiet, be not still.@i</text:p>
      <text:p text:style-name="IndentedLine"><text:s text:c="3"/>See how all your foes are stirring,@i</text:p>
      <text:p text:style-name="IndentedLine"><text:s text:c="3"/>eager to move in and kill.@i</text:p>
      <text:p text:style-name="NonIndentedLine">For they plot against your loved ones,@n</text:p>
      <text:p text:style-name="IndentedLine"><text:s text:c="3"/>make their cunning plans, and say,@i</text:p>
      <text:p text:style-name="IndentedLine"><text:s text:c="3"/>“Come, let us destroy their nation;@i</text:p>
      <text:p text:style-name="LastLine"><text:s text:c="3"/>Isr<text:span text:style-name="T5">~ael~</text:span>’s name we’ll sweep away.”@l</text:p>
      <text:p text:style-name="Firstline">2.<text:tab/>With one mind they plot against you;@f</text:p>
      <text:p text:style-name="IndentedLine"><text:s text:c="3"/>they are allies for the fight –@i</text:p>
      <text:p text:style-name="IndentedLine"><text:s text:c="3"/>tents of Hagar and of Moab,@i</text:p>
      <text:p text:style-name="IndentedLine"><text:s text:c="3"/>Edom and the Ishmaelite,@i</text:p>
      <text:p text:style-name="NonIndentedLine">Gebal, Amalek and Ammon,@n</text:p>
      <text:p text:style-name="IndentedLine"><text:s text:c="3"/>Philistines with men of Tyre.@i</text:p>
      <text:p text:style-name="IndentedLine"><text:s text:c="3"/>Now Assyria has joined them;@i</text:p>
      <text:p text:style-name="LastLine"><text:s text:c="3"/>Lot’s descendants strength acquire.@l</text:p>
      <text:p text:style-name="Firstline">3.<text:tab/>Deal to them as once to Midian;@f</text:p>
      <text:p text:style-name="IndentedLine"><text:s text:c="3"/>Jabin, Sisera once slain@i</text:p>
      <text:p text:style-name="IndentedLine"><text:s text:c="3"/>at the mighty torrent Kishon,@i</text:p>
      <text:p text:style-name="IndentedLine"><text:s text:c="3"/>left like refuse in the rain.@i</text:p>
      <text:p text:style-name="NonIndentedLine">Make their chiefs like Zeeb and Oreb,@n</text:p>
      <text:p text:style-name="IndentedLine"><text:s text:c="3"/>Zeba and Zalmunna too,@i</text:p>
      <text:p text:style-name="IndentedLine"><text:s text:c="3"/>when they said, “We’ll take possession@i</text:p>
      <text:p text:style-name="LastLine"><text:s text:c="3"/>of God’s pasturelands from you.”@l</text:p>
      <text:p text:style-name="Firstline">4.<text:tab/>Like the tumbleweed disperse them,@f</text:p>
      <text:p text:style-name="IndentedLine"><text:s text:c="3"/>like the chaff before the breeze.@i</text:p>
      <text:p text:style-name="IndentedLine"><text:s text:c="3"/>As the flames lay waste the mountains@i</text:p>
      <text:p text:style-name="IndentedLine"><text:s text:c="3"/>or the fire consumes the trees,@i</text:p>
      <text:p text:style-name="NonIndentedLine">so pursue them with your tempest;@n</text:p>
      <text:p text:style-name="IndentedLine"><text:s text:c="3"/>may your storm bring fear and shame.@i</text:p>
      <text:p text:style-name="IndentedLine"><text:s text:c="3"/><text:span text:style-name="T1">#Lord#</text:span>, bring them humiliation,@i</text:p>
      <text:p text:style-name="LastLine"><text:s text:c="3"/>so that they may seek your name.@l</text:p>
      <text:p text:style-name="Firstline">5.<text:tab/>May they be ashamed forever;@f</text:p>
      <text:p text:style-name="IndentedLine"><text:s text:c="3"/>let dismay be on their face.@i</text:p>
      <text:p text:style-name="IndentedLine"><text:s text:c="3"/>May they be destroyed completely;@i</text:p>
      <text:p text:style-name="IndentedLine"><text:s text:c="3"/>let them perish in disgrace.@i</text:p>
      <text:p text:style-name="NonIndentedLine"><text:span text:style-name="T1">#Lord#</text:span>, make known your name among them;@n</text:p>
      <text:p text:style-name="IndentedLine"><text:s text:c="3"/>show that you alone are God –@i</text:p>
      <text:p text:style-name="IndentedLine"><text:s text:c="3"/>that you are the Most High, ruling@i</text:p>
      <text:p text:style-name="LastLine"><text:s text:c="3"/>over all the earth abroad.@l</text:p>
      <text:h text:style-name="Heading_20_1" text:outline-level="1"><text:soft-page-break/>&amp;Psalm 84 <text:s/>O <text:span text:style-name="T1">#Lord#</text:span> of hosts, how lovely</text:h>
      <text:p text:style-name="Firstline">1.<text:tab/>O <text:span text:style-name="T1">#Lord#</text:span> of hosts, how lovely@f</text:p>
      <text:p text:style-name="IndentedLine"><text:s text:c="3"/>thy tabernacles are;@i</text:p>
      <text:p text:style-name="IndentedLine"><text:s text:c="3"/>for them my heart is yearning@i</text:p>
      <text:p text:style-name="IndentedLine"><text:s text:c="3"/>in banishment afar.@i</text:p>
      <text:p text:style-name="NonIndentedLine">My soul is longing, fainting,@n</text:p>
      <text:p text:style-name="IndentedLine"><text:s text:c="3"/>thy sacred courts to see;@i</text:p>
      <text:p text:style-name="IndentedLine"><text:s text:c="3"/>my heart and flesh are crying,@i</text:p>
      <text:p text:style-name="LastLine"><text:s text:c="3"/>O living God, for thee.@l</text:p>
      <text:p text:style-name="Firstline">2.<text:tab/>Beneath thy care the sparrow@f</text:p>
      <text:p text:style-name="IndentedLine"><text:s text:c="3"/>finds place for peaceful rest;@i</text:p>
      <text:p text:style-name="IndentedLine"><text:s text:c="3"/>to keep her young in safety@i</text:p>
      <text:p text:style-name="IndentedLine"><text:s text:c="3"/>the swallow finds a nest;@i</text:p>
      <text:p text:style-name="NonIndentedLine">then, <text:span text:style-name="T1">#Lord#</text:span>, my King Almighty,@n</text:p>
      <text:p text:style-name="IndentedLine"><text:s text:c="3"/>thy love will shelter me;@i</text:p>
      <text:p text:style-name="IndentedLine"><text:s text:c="3"/>beside thy holy altar@i</text:p>
      <text:p text:style-name="LastLine"><text:s text:c="3"/>my dwelling place shall be.@l</text:p>
      <text:p text:style-name="Firstline">3.<text:tab/>Blest they who dwell in Zion,@f</text:p>
      <text:p text:style-name="IndentedLine"><text:s text:c="3"/>whose joy and strength thou art;@i</text:p>
      <text:p text:style-name="IndentedLine"><text:s text:c="3"/>forever they will praise thee,@i</text:p>
      <text:p text:style-name="IndentedLine"><text:s text:c="3"/>thy ways are in their heart.@i</text:p>
      <text:p text:style-name="NonIndentedLine">Though tried, their tears like showers@n</text:p>
      <text:p text:style-name="IndentedLine"><text:s text:c="3"/>shall fill the springs of peace,@i</text:p>
      <text:p text:style-name="IndentedLine"><text:s text:c="3"/>and all the way to Zion@i</text:p>
      <text:p text:style-name="LastLine"><text:s text:c="3"/>their strength shall still increase.@l</text:p>
      <text:p text:style-name="Firstline">4.<text:tab/><text:span text:style-name="T1">Lord</text:span> God of hosts, in mercy@f</text:p>
      <text:p text:style-name="IndentedLine"><text:s text:c="3"/>my supplication hear;@i</text:p>
      <text:p text:style-name="IndentedLine"><text:s text:c="3"/>almighty and all-faithful,@i</text:p>
      <text:p text:style-name="IndentedLine"><text:s text:c="3"/>our fathers’ God, give ear.@i</text:p>
      <text:p text:style-name="NonIndentedLine">Our shield and great defender,@n</text:p>
      <text:p text:style-name="IndentedLine"><text:s text:c="3"/>no longer hide thy face,@i</text:p>
      <text:p text:style-name="IndentedLine"><text:s text:c="3"/>but look upon thy servant,@i</text:p>
      <text:p text:style-name="LastLine"><text:s text:c="3"/>anointed by thy grace.@l</text:p>
      <text:p text:style-name="Firstline">5.<text:tab/>In thy blest courts to worship,@f</text:p>
      <text:p text:style-name="IndentedLine"><text:s text:c="3"/>my God, a single day@i</text:p>
      <text:p text:style-name="IndentedLine"><text:s text:c="3"/>is better than a thousand@i</text:p>
      <text:p text:style-name="IndentedLine"><text:s text:c="3"/>while far from thee I stray.@i</text:p>
      <text:p text:style-name="NonIndentedLine">Though in a lowly station,@n</text:p>
      <text:p text:style-name="IndentedLine"><text:s text:c="3"/>the service of my Lord@i</text:p>
      <text:p text:style-name="IndentedLine"><text:s text:c="3"/>I choose above all pleasures@i</text:p>
      <text:p text:style-name="LastLine"><text:s text:c="3"/>that sinful ways afford.@l</text:p>
      <text:p text:style-name="Firstline"><text:soft-page-break/>6.<text:tab/>A sun and shield forever@f</text:p>
      <text:p text:style-name="IndentedLine"><text:s text:c="3"/>is God, the <text:span text:style-name="T1">#Lord#</text:span> Most High;@i</text:p>
      <text:p text:style-name="IndentedLine"><text:s text:c="3"/>to those who walk uprightly@i</text:p>
      <text:p text:style-name="IndentedLine"><text:s text:c="3"/>no good will he deny.@i</text:p>
      <text:p text:style-name="NonIndentedLine">His saints, his grace receiving,@n</text:p>
      <text:p text:style-name="IndentedLine"><text:s text:c="3"/>shall soon his glory see;@i</text:p>
      <text:p text:style-name="IndentedLine"><text:s text:c="3"/>O <text:span text:style-name="T1">#Lord#</text:span> of hosts, most blessed@i</text:p>
      <text:p text:style-name="LastLine"><text:s text:c="3"/>are they that trust in thee.@l</text:p>
      <text:h text:style-name="Heading_20_1" text:outline-level="1">&amp;Psalm 85 <text:s/>In times past, <text:span text:style-name="T1">#Lord#</text:span></text:h>
      <text:p text:style-name="Firstline">1.<text:tab/>In times past, <text:span text:style-name="T1">#Lord#</text:span>, you showed favour@f</text:p>
      <text:p text:style-name="IndentedLine"><text:s text:c="3"/>to your own beloved land;@i</text:p>
      <text:p text:style-name="IndentedLine"><text:s text:c="3"/>the prosperity of Jacob@i</text:p>
      <text:p text:style-name="IndentedLine"><text:s text:c="3"/>you restored by your strong hand.@i</text:p>
      <text:p text:style-name="NonIndentedLine">You forgave your people's trespass;@n</text:p>
      <text:p text:style-name="IndentedLine"><text:s text:c="3"/>you were pleased their sins to hide.@i</text:p>
      <text:p text:style-name="IndentedLine"><text:s text:c="3"/>You withdrew all your displeasure;@i</text:p>
      <text:p text:style-name="LastLine"><text:s text:c="3"/>from your wrath you turned aside.@l</text:p>
      <text:p text:style-name="Firstline">2.<text:tab/>God our Saviour, now restore us;@f</text:p>
      <text:p text:style-name="IndentedLine"><text:s text:c="3"/>from us turn away your rage.@i</text:p>
      <text:p text:style-name="IndentedLine"><text:s text:c="3"/>Will your anger burn against us?@i</text:p>
      <text:p text:style-name="IndentedLine"><text:s text:c="3"/>Will it last from age to age?@i</text:p>
      <text:p text:style-name="NonIndentedLine">Will you not again revive us,@n</text:p>
      <text:p text:style-name="IndentedLine"><text:s text:c="3"/>that we may rejoice in you?@i</text:p>
      <text:p text:style-name="IndentedLine"><text:s text:c="3"/>Show us, <text:span text:style-name="T1">#Lord#</text:span>, your co<text:span text:style-name="T5">~ven~</text:span>ant mercy;@i</text:p>
      <text:p text:style-name="LastLine"><text:s text:c="3"/>your salvation grant anew.@l</text:p>
      <text:p text:style-name="Firstline">3.<text:tab/>I will hear what God the <text:span text:style-name="T1">#Lord#</text:span> says:@f</text:p>
      <text:p text:style-name="IndentedLine"><text:s text:c="3"/>to his saints he offers peace;@i</text:p>
      <text:p text:style-name="IndentedLine"><text:s text:c="3"/>but his people must not wander@i</text:p>
      <text:p text:style-name="IndentedLine"><text:s text:c="3"/>and return to foolishness.@i</text:p>
      <text:p text:style-name="NonIndentedLine">Surely for all those who fear him@n</text:p>
      <text:p text:style-name="IndentedLine"><text:s text:c="3"/>his salvation is at hand,@i</text:p>
      <text:p text:style-name="IndentedLine"><text:s text:c="3"/>so that once again his glory@i</text:p>
      <text:p text:style-name="LastLine"><text:s text:c="3"/>may be seen within our land.@l</text:p>
      <text:p text:style-name="Firstline">4.<text:tab/>Love and truth have met together;@f</text:p>
      <text:p text:style-name="IndentedLine"><text:s text:c="3"/>righteousness and peace embrace.@i</text:p>
      <text:p text:style-name="IndentedLine"><text:s text:c="3"/>Righteousness looks down from heaven;@i</text:p>
      <text:p text:style-name="IndentedLine"><text:s text:c="3"/>from the earth springs faithfulness.@i</text:p>
      <text:p text:style-name="NonIndentedLine">What is good the <text:span text:style-name="T1">#Lord#</text:span> will give us,@n</text:p>
      <text:p text:style-name="IndentedLine"><text:s text:c="3"/>and our land its fruit will bear.@i</text:p>
      <text:p text:style-name="IndentedLine"><text:s text:c="3"/>Righteousness will go before him@i</text:p>
      <text:p text:style-name="LastLine"><text:s text:c="3"/>and his royal way prepare.@l</text:p>
      <text:h text:style-name="Heading_20_1" text:outline-level="1"><text:soft-page-break/>&amp;Psalm 86 <text:s/>Hear, O <text:span text:style-name="T1">#Lord#</text:span>, and answer me</text:h>
      <text:p text:style-name="Firstline">1.<text:tab/>Hear, O <text:span text:style-name="T1">#Lord#</text:span>, and answer me;@f</text:p>
      <text:p text:style-name="IndentedLine"><text:s text:c="3"/>I am poor, and needy too.@i</text:p>
      <text:p text:style-name="IndentedLine"><text:s text:c="3"/>Guard my life; save me, my God,@i</text:p>
      <text:p text:style-name="IndentedLine"><text:s text:c="3"/>for your servant trusts in you.@i</text:p>
      <text:p text:style-name="NonIndentedLine">Lord, be merciful to me;@n</text:p>
      <text:p text:style-name="IndentedLine"><text:s text:c="3"/>all day long to you I call.@i</text:p>
      <text:p text:style-name="IndentedLine"><text:s text:c="3"/>Give your servant joy, O Lord,@i</text:p>
      <text:p text:style-name="LastLine"><text:s text:c="3"/>for to you I lift my soul.@l</text:p>
      <text:p text:style-name="Firstline">2.<text:tab/>You, O Lord, alone are good;@f</text:p>
      <text:p text:style-name="IndentedLine"><text:s text:c="3"/>you are ready to forgive.@i</text:p>
      <text:p text:style-name="IndentedLine"><text:s text:c="3"/>To all those who call on you,@i</text:p>
      <text:p text:style-name="IndentedLine"><text:s text:c="3"/>you abound in steadfast love.@i</text:p>
      <text:p text:style-name="NonIndentedLine">Hear my earnest prayer, O <text:span text:style-name="T1">#Lord#</text:span>;@n</text:p>
      <text:p text:style-name="IndentedLine"><text:s text:c="3"/>listen to my troubled cry.@i</text:p>
      <text:p text:style-name="IndentedLine"><text:s text:c="3"/>In distress I’ll call on you,@i</text:p>
      <text:p text:style-name="LastLine"><text:s text:c="3"/>for in mercy you’ll reply.@l</text:p>
      <text:p text:style-name="Firstline">3.<text:tab/>Lord, among the many gods@f</text:p>
      <text:p text:style-name="IndentedLine"><text:s text:c="3"/>there is none to rival you;@i</text:p>
      <text:p text:style-name="IndentedLine"><text:s text:c="3"/>deeds that others may perform@i</text:p>
      <text:p text:style-name="IndentedLine"><text:s text:c="3"/>never match what you can do.@i</text:p>
      <text:p text:style-name="NonIndentedLine">Lord, the nations you have made@n</text:p>
      <text:p text:style-name="IndentedLine"><text:s text:c="3"/>will come near and praise your name.@i</text:p>
      <text:p text:style-name="IndentedLine"><text:s text:c="3"/>You alone are God; your deeds@i</text:p>
      <text:p text:style-name="LastLine"><text:s text:c="3"/>bring to you outstanding fame.@l</text:p>
      <text:p text:style-name="Firstline">4.<text:tab/>Teach me, <text:span text:style-name="T1">#Lord#</text:span>, your way, that I@f</text:p>
      <text:p text:style-name="IndentedLine"><text:s text:c="3"/>from your truth may not depart;@i</text:p>
      <text:p text:style-name="IndentedLine"><text:s text:c="3"/>so that I may fear your name,@i</text:p>
      <text:p text:style-name="IndentedLine"><text:s text:c="3"/>give me a devoted heart.@i</text:p>
      <text:p text:style-name="NonIndentedLine">Lord, with all my heart I will@n</text:p>
      <text:p text:style-name="IndentedLine"><text:s text:c="3"/>praise your name unceasingly.@i</text:p>
      <text:p text:style-name="IndentedLine"><text:s text:c="3"/>For your love to me is great;@i</text:p>
      <text:p text:style-name="LastLine"><text:s text:c="3"/>from the grave you rescued me.@l</text:p>
      <text:p text:style-name="Firstline">5.<text:tab/>Proud men are attacking me;@f</text:p>
      <text:p text:style-name="IndentedLine"><text:s text:c="3"/>and the ruthless men of strife,@i</text:p>
      <text:p text:style-name="IndentedLine"><text:s text:c="3"/>who have no regard for God,@i</text:p>
      <text:p text:style-name="IndentedLine"><text:s text:c="3"/>seek to take away my life.@i</text:p>
      <text:p text:style-name="NonIndentedLine">But, Lord, you are merciful,@n</text:p>
      <text:p text:style-name="IndentedLine"><text:s text:c="3"/>God of grace and tenderness,@i</text:p>
      <text:p text:style-name="IndentedLine"><text:s text:c="3"/>slow to anger, rich in love@i</text:p>
      <text:p text:style-name="LastLine"><text:s text:c="3"/>and in co<text:span text:style-name="T5">~ven~</text:span>ant faithfulness.@l</text:p>
      <text:p text:style-name="Firstline"><text:soft-page-break/>6.<text:tab/>Turn your face to-wards me, Lord,@f</text:p>
      <text:p text:style-name="IndentedLine"><text:s text:c="3"/>and to me compassion show.@i</text:p>
      <text:p text:style-name="IndentedLine"><text:s text:c="3"/>Give me strength and save my life;@i</text:p>
      <text:p text:style-name="IndentedLine"><text:s text:c="3"/>on your servant grace bestow.@i</text:p>
      <text:p text:style-name="NonIndentedLine">Grant a sign of favour, <text:span text:style-name="T1">#Lord#</text:span>,@n</text:p>
      <text:p text:style-name="IndentedLine"><text:s text:c="3"/>which my enemies may see;@i</text:p>
      <text:p text:style-name="IndentedLine"><text:s text:c="3"/>then they will be put to shame,@i</text:p>
      <text:p text:style-name="LastLine"><text:s text:c="3"/>for you help and comfort me.@l</text:p>
      <text:h text:style-name="Heading_20_1" text:outline-level="1">&amp;Psalm 86b <text:s/><text:span text:style-name="T1">#Lord#</text:span>, my petition heed</text:h>
      <text:p text:style-name="Firstline">1.<text:tab/><text:span text:style-name="T1">#Lord#</text:span>, my petition heed;@f</text:p>
      <text:p text:style-name="IndentedLine"><text:s text:c="3"/>now help me in my need,@i</text:p>
      <text:p text:style-name="IndentedLine"><text:s text:c="3"/>or else I die.@i</text:p>
      <text:p text:style-name="NonIndentedLine">I am your servant, Lord;@n</text:p>
      <text:p text:style-name="IndentedLine"><text:s text:c="3"/>my trust is in your word.@i</text:p>
      <text:p text:style-name="IndentedLine"><text:s text:c="3"/>Mercy to me accord;@i</text:p>
      <text:p text:style-name="LastLine"><text:s text:c="3"/>to you I cry.@l</text:p>
      <text:p text:style-name="Firstline">2.<text:tab/>Comfort your servant now,@f</text:p>
      <text:p text:style-name="IndentedLine"><text:s text:c="3"/>while at your throne I bow@i</text:p>
      <text:p text:style-name="IndentedLine"><text:s text:c="3"/>and call to you.@i</text:p>
      <text:p text:style-name="NonIndentedLine">Your pard’ning grace is free;@n</text:p>
      <text:p text:style-name="IndentedLine"><text:s text:c="3"/>sinners who raise their plea@i</text:p>
      <text:p text:style-name="IndentedLine"><text:s text:c="3"/>your love and mercy see;@i</text:p>
      <text:p text:style-name="LastLine"><text:s text:c="3"/>they are made new.@l</text:p>
      <text:p text:style-name="Firstline">3.<text:tab/><text:span text:style-name="T1">#Lord#</text:span>, hear me when I pray,@f</text:p>
      <text:p text:style-name="IndentedLine"><text:s text:c="3"/>in every troubled day@i</text:p>
      <text:p text:style-name="IndentedLine"><text:s text:c="3"/>I seek your face.@i</text:p>
      <text:p text:style-name="NonIndentedLine">O Lord, you far outshine@n</text:p>
      <text:p text:style-name="IndentedLine"><text:s text:c="3"/>the gods of our design;@i</text:p>
      <text:p text:style-name="IndentedLine"><text:s text:c="3"/>matchless your deeds divine,@i</text:p>
      <text:p text:style-name="LastLine"><text:s text:c="3"/>O God of grace.@l</text:p>
      <text:p text:style-name="Firstline">4.<text:tab/>By nations you have made,@f</text:p>
      <text:p text:style-name="IndentedLine"><text:s text:c="3"/>your praise will be displayed@i</text:p>
      <text:p text:style-name="IndentedLine"><text:s text:c="3"/>through earth abroad.@i</text:p>
      <text:p text:style-name="NonIndentedLine">Your name be glorified,@n</text:p>
      <text:p text:style-name="IndentedLine"><text:s text:c="3"/>your greatness magnified;@i</text:p>
      <text:p text:style-name="IndentedLine"><text:s text:c="3"/>wondrous your works abide,@i</text:p>
      <text:p text:style-name="LastLine"><text:s text:c="3"/>for you are God!@l</text:p>
      <text:p text:style-name="Firstline">5.<text:tab/>To me your truth impart,@f</text:p>
      <text:p text:style-name="IndentedLine"><text:s text:c="3"/>so that with all my heart@i</text:p>
      <text:p text:style-name="IndentedLine"><text:s text:c="3"/>I fear your name.@i</text:p>
      <text:p text:style-name="NonIndentedLine">I will give thanks to you,@n</text:p>
      <text:p text:style-name="IndentedLine"><text:s text:c="3"/>your praise I will pursue;@i</text:p>
      <text:p text:style-name="IndentedLine"><text:s text:c="3"/>all glory be to you,@i</text:p>
      <text:p text:style-name="LastLine"><text:s text:c="3"/>O Lord my God!@l</text:p>
      <text:p text:style-name="Firstline"><text:soft-page-break/>6.<text:tab/>Great is your love to me;@f</text:p>
      <text:p text:style-name="IndentedLine"><text:s text:c="3"/>from death you set me free@i</text:p>
      <text:p text:style-name="IndentedLine"><text:s text:c="3"/>when foes alarm.@i</text:p>
      <text:p text:style-name="NonIndentedLine">Your grace I surely know;@n</text:p>
      <text:p text:style-name="IndentedLine"><text:s text:c="3"/>your anger, Lord, is slow;@i</text:p>
      <text:p text:style-name="IndentedLine"><text:s text:c="3"/>your lovingkindness show;@i</text:p>
      <text:p text:style-name="LastLine"><text:s text:c="3"/>save me from harm.@l</text:p>
      <text:p text:style-name="Firstline">7.<text:tab/>Show me your mercy true,@f</text:p>
      <text:p text:style-name="IndentedLine"><text:s text:c="3"/>your servant’s strength renew,@i</text:p>
      <text:p text:style-name="IndentedLine"><text:s text:c="3"/>salvation send.@i</text:p>
      <text:p text:style-name="NonIndentedLine">A sign of favour show;@n</text:p>
      <text:p text:style-name="IndentedLine"><text:s text:c="3"/>your comfort, <text:span text:style-name="T1">#Lord#</text:span>, bestow;@i</text:p>
      <text:p text:style-name="IndentedLine"><text:s text:c="3"/>let those who hate me know@i</text:p>
      <text:p text:style-name="LastLine"><text:s text:c="3"/>you are my friend.@l</text:p>
      <text:h text:style-name="Heading_20_1" text:outline-level="1">&amp;Psalm 87 <text:s/>On the holy mountain</text:h>
      <text:p text:style-name="Firstline">1.<text:tab/>On the holy mountain the <text:span text:style-name="T1">#Lord#</text:span> laid his foundation.@f</text:p>
      <text:p text:style-name="IndentedLine"><text:s text:c="3"/>He loves the gates of Zion far above@i</text:p>
      <text:p text:style-name="IndentedLine"><text:s text:c="3"/>all the dwelling places in all of Jacob's nation.@i</text:p>
      <text:p text:style-name="NonIndentedLine">Glo-ri-ous praise is yours, O city of the Lord.@n</text:p>
      <text:p text:style-name="IndentedLine"><text:s text:c="3"/>Tyre and Ethiopia and also Babylon,@i</text:p>
      <text:p text:style-name="LastLine"><text:s text:c="3"/>Rahab and Philistia in Zion born, in Zion born!@l</text:p>
      <text:p text:style-name="Firstline">2.<text:tab/>Zion, blessed Zion, by God Most High established,@f</text:p>
      <text:p text:style-name="IndentedLine"><text:s text:c="3"/>they say this one and that in her were born.@i</text:p>
      <text:p text:style-name="IndentedLine"><text:s text:c="3"/>There will be salvation for every tribe and nation,@i</text:p>
      <text:p text:style-name="NonIndentedLine">for the <text:span text:style-name="T1">#Lord#</text:span> shall count them all his very own.@n</text:p>
      <text:p text:style-name="IndentedLine"><text:s text:c="3"/>Flutes and instruments will lead the throng and they will sing,@i</text:p>
      <text:p text:style-name="LastLine"><text:s text:c="3"/>“All my founts of joyful praise from Zion spring, from Zion spring!”@l</text:p>
      <text:h text:style-name="Heading_20_1" text:outline-level="1">&amp;Psalm 88 <text:s/><text:span text:style-name="T1">#Lord#</text:span>, you are the God who saves me</text:h>
      <text:p text:style-name="Firstline">1.<text:tab/><text:span text:style-name="T1">#Lord#</text:span>, you are the God who saves me;@f</text:p>
      <text:p text:style-name="IndentedLine"><text:s text:c="3"/>I entreat you night and day.@i</text:p>
      <text:p text:style-name="NonIndentedLine">May my pleading come before you;@n</text:p>
      <text:p text:style-name="LastLine"><text:s text:c="3"/>turn your ear to me, I pray.@l</text:p>
      <text:p text:style-name="Firstline">2.<text:tab/>For my soul is full of trouble,@f</text:p>
      <text:p text:style-name="IndentedLine"><text:s text:c="3"/>and my life draws near to death.@i</text:p>
      <text:p text:style-name="NonIndentedLine">Counted with the ones who perish,@n</text:p>
      <text:p text:style-name="LastLine"><text:s text:c="3"/>I have neither strength nor breath.@l</text:p>
      <text:p text:style-name="Firstline">3.<text:tab/>To the grave I am abandoned,@f</text:p>
      <text:p text:style-name="IndentedLine"><text:s text:c="3"/>like the bodies lying there.@i</text:p>
      <text:p text:style-name="NonIndentedLine">You remember them no longer;@n</text:p>
      <text:p text:style-name="LastLine"><text:s text:c="3"/>they are cut off from your care.@l</text:p>
      <text:p text:style-name="Firstline">4.<text:tab/>In the lowest pit you cast me;@f</text:p>
      <text:p text:style-name="IndentedLine"><text:s text:c="3"/>in the darkest depths am I.@i</text:p>
      <text:p text:style-name="NonIndentedLine">For your wrath is heavy on me,@n</text:p>
      <text:p text:style-name="LastLine"><text:s text:c="3"/>and beneath your waves I lie.@l</text:p>
      <text:p text:style-name="Firstline"><text:soft-page-break/>5.<text:tab/>Closest friends you’ve taken from me;@f</text:p>
      <text:p text:style-name="IndentedLine"><text:s text:c="3"/>loathsome to them is my plight.@i</text:p>
      <text:p text:style-name="NonIndentedLine">I am trapped – escape I cannot;@n</text:p>
      <text:p text:style-name="LastLine"><text:s text:c="3"/>misery has dimmed my sight.@l</text:p>
      <text:p text:style-name="Firstline">6.<text:tab/>Daily, <text:span text:style-name="T1">#Lord#</text:span>, I call upon you;@f</text:p>
      <text:p text:style-name="IndentedLine"><text:s text:c="3"/>in your sight my hands I spread.@i</text:p>
      <text:p text:style-name="NonIndentedLine">In the grave do you show wonders?@n</text:p>
      <text:p text:style-name="LastLine"><text:s text:c="3"/>Are you worshipped by the dead?@l</text:p>
      <text:p text:style-name="Firstline">7.<text:tab/>Is your love shown in Destruction –@f</text:p>
      <text:p text:style-name="IndentedLine"><text:s text:c="3"/>in the grave your faithfulness?@i</text:p>
      <text:p text:style-name="NonIndentedLine">Are your wonders known in darkness,@n</text:p>
      <text:p text:style-name="LastLine"><text:s text:c="3"/>or in death your righteousness?@l</text:p>
      <text:p text:style-name="Firstline">8.<text:tab/>But I cry to you for help, <text:span text:style-name="T1">#Lord#</text:span>;@f</text:p>
      <text:p text:style-name="IndentedLine"><text:s text:c="3"/>at the dawn to you I pray.@i</text:p>
      <text:p text:style-name="NonIndentedLine">Why, O <text:span text:style-name="T1">#Lord#</text:span>, do you reject me,@n</text:p>
      <text:p text:style-name="LastLine"><text:s text:c="3"/>and why turn your face away?@l</text:p>
      <text:p text:style-name="Firstline">9.<text:tab/>From my youth I’ve been afflicted;@f</text:p>
      <text:p text:style-name="IndentedLine"><text:s text:c="3"/>death to me is always near.@i</text:p>
      <text:p text:style-name="NonIndentedLine">I have undergone your terrors,@n</text:p>
      <text:p text:style-name="LastLine"><text:s text:c="3"/>and I am in deep despair.@l</text:p>
      <text:p text:style-name="Firstline">10.<text:tab/>Your fierce anger has engulfed me;@f</text:p>
      <text:p text:style-name="IndentedLine"><text:s text:c="3"/>by your terrors I am crushed.@i</text:p>
      <text:p text:style-name="NonIndentedLine">All day long they overwhelm me;@n</text:p>
      <text:p text:style-name="LastLine"><text:s text:c="3"/>over me the flood has rushed.@l</text:p>
      <text:p text:style-name="Firstline">11.<text:tab/>You have taken my companions@f</text:p>
      <text:p text:style-name="IndentedLine"><text:s text:c="3"/>and my loved ones far from me.@i</text:p>
      <text:p text:style-name="NonIndentedLine">Now my closest friend is darkness;@n</text:p>
      <text:p text:style-name="LastLine"><text:s text:c="3"/>not a ray of light I see.@l</text:p>
      <text:h text:style-name="Heading_20_1" text:outline-level="1">&amp;Psalm 89 Part 1 <text:s/>I will extol the <text:span text:style-name="T1">#Lord#</text:span>’s great love</text:h>
      <text:p text:style-name="Firstline">1.<text:tab/>I will extol the <text:span text:style-name="T1">#Lord#</text:span>’s great love forever;@f</text:p>
      <text:p text:style-name="IndentedLine"><text:s text:c="3"/>your faithfulness to all I will proclaim.@i</text:p>
      <text:p text:style-name="NonIndentedLine">I will declare your love stands firm forever;@n</text:p>
      <text:p text:style-name="LastLine"><text:s text:c="3"/>your faithfulness in heaven you maintain.@l</text:p>
      <text:p text:style-name="Firstline">2.<text:tab/>You said, “I made a co<text:span text:style-name="T5">~ven~</text:span>ant with my chosen,@f</text:p>
      <text:p text:style-name="IndentedLine"><text:s text:c="3"/>and to my servant David I have sworn:@i</text:p>
      <text:p text:style-name="NonIndentedLine">‘I will ensure your line will last forever,@n</text:p>
      <text:p text:style-name="LastLine"><text:s text:c="3"/>your throne to generations yet unborn.’ ”@l</text:p>
      <text:p text:style-name="Firstline">3.<text:tab/>O <text:span text:style-name="T1">#Lord#</text:span>, the heavens praise your mighty wonders@f</text:p>
      <text:p text:style-name="IndentedLine"><text:s text:c="3"/>and to your saints your faithfulness declare.@i</text:p>
      <text:p text:style-name="NonIndentedLine">For who is like the <text:span text:style-name="T1">#Lord#</text:span> among the angels,@n</text:p>
      <text:p text:style-name="LastLine"><text:s text:c="3"/>or who in heaven can with him compare?@l</text:p>
      <text:p text:style-name="Firstline"><text:soft-page-break/>4.<text:tab/>For God is feared within his holy council,@f</text:p>
      <text:p text:style-name="IndentedLine"><text:s text:c="3"/>more awesome than the angels all around.@i</text:p>
      <text:p text:style-name="NonIndentedLine">O God, the <text:span text:style-name="T1">#Lord#</text:span> Almighty, who is like you@n</text:p>
      <text:p text:style-name="LastLine"><text:s text:c="3"/>whom such great might and faithfulness surround?@l</text:p>
      <text:p text:style-name="Firstline">5.<text:tab/>O <text:span text:style-name="T1">#Lord#</text:span>, your rule controls the surging ocean;@f</text:p>
      <text:p text:style-name="IndentedLine"><text:s text:c="3"/>you still the raging waves upon the seas.@i</text:p>
      <text:p text:style-name="NonIndentedLine">Rahab you crushed to death with your great power;@n</text:p>
      <text:p text:style-name="LastLine"><text:s text:c="3"/>with your strong arm you rout your enemies.@l</text:p>
      <text:p text:style-name="Firstline">6.<text:tab/>The earth is yours, to you belong the heavens;@f</text:p>
      <text:p text:style-name="IndentedLine"><text:s text:c="3"/>you made the world and everything therein.@i</text:p>
      <text:p text:style-name="NonIndentedLine">By you the north and south were both created;@n</text:p>
      <text:p text:style-name="LastLine"><text:s text:c="3"/>Tabor and Hermon praise your name and sing.@l</text:p>
      <text:p text:style-name="Firstline">7.<text:tab/>Your arm, O<text:span text:style-name="T1"># Lord#</text:span>, is filled with mighty power;@f</text:p>
      <text:p text:style-name="IndentedLine"><text:s text:c="3"/>your hand is strong, exalted high above.@i</text:p>
      <text:p text:style-name="NonIndentedLine">Your throne is built on righteousness and justice;@n</text:p>
      <text:p text:style-name="LastLine"><text:s text:c="3"/>in front of you go faithfulness and love.@l</text:p>
      <text:p text:style-name="Firstline">8.<text:tab/>How blest are those who learn to sing your praises,@f</text:p>
      <text:p text:style-name="IndentedLine"><text:s text:c="3"/>who walk before you in your light, O <text:span text:style-name="T1">#Lord#</text:span>!@i</text:p>
      <text:p text:style-name="NonIndentedLine">All day in your great name they are rejoicing;@n</text:p>
      <text:p text:style-name="LastLine"><text:s text:c="3"/>they praise your righteousness with one accord.@l</text:p>
      <text:p text:style-name="Firstline">9.<text:tab/>For you, <text:span text:style-name="T1">#Lord#</text:span>, are your people’s strength and glory,@f</text:p>
      <text:p text:style-name="IndentedLine"><text:s text:c="3"/>and honour to our sov-er-eign you bring.@i</text:p>
      <text:p text:style-name="NonIndentedLine">Indeed, from God the <text:span text:style-name="T1">#Lord#</text:span> comes our protection;@n</text:p>
      <text:p text:style-name="LastLine"><text:s text:c="3"/>to Isr<text:span text:style-name="T5">~ael~</text:span>’s Holy One belongs our king.@l</text:p>
      <text:h text:style-name="Heading_20_1" text:outline-level="1">&amp;Psalm 89 Part 2 <text:s/>There was a time@l</text:h>
      <text:p text:style-name="Firstline">10.<text:tab/>There was a time you told us in a vision;@f</text:p>
      <text:p text:style-name="IndentedLine"><text:s text:c="3"/>this to your faithful people you made known:@i</text:p>
      <text:p text:style-name="NonIndentedLine">“I have bestowed my strength upon a warrior,@n</text:p>
      <text:p text:style-name="LastLine"><text:s text:c="3"/>a young man whom I raise up to the throne.@l</text:p>
      <text:p text:style-name="Firstline">11.<text:tab/>“I have sought out my faithful servant, David;@f</text:p>
      <text:p text:style-name="IndentedLine"><text:s text:c="3"/>I have anointed him with sacred oil.@i</text:p>
      <text:p text:style-name="NonIndentedLine">My hand will surely strengthen and sustain him;@n</text:p>
      <text:p text:style-name="LastLine"><text:s text:c="3"/>my arm will give him pow-er for his toil.@l</text:p>
      <text:p text:style-name="Firstline">12.<text:tab/>“No enemy will force him to pay tribute;@f</text:p>
      <text:p text:style-name="IndentedLine"><text:s text:c="3"/>no wicked one will ever bring him low.@i</text:p>
      <text:p text:style-name="NonIndentedLine">For I will crush his enemies before him;@n</text:p>
      <text:p text:style-name="LastLine"><text:s text:c="3"/>I will annihilate his every foe.@l</text:p>
      <text:p text:style-name="Firstline">13.<text:tab/>“My faithful love will be with him forever;@f</text:p>
      <text:p text:style-name="IndentedLine"><text:s text:c="3"/>his pow’r will be exalted through my name.@i</text:p>
      <text:p text:style-name="NonIndentedLine">His right hand I will set above the rivers;@n</text:p>
      <text:p text:style-name="LastLine"><text:s text:c="3"/>his rule upon the sea I will proclaim.@l</text:p>
      <text:p text:style-name="Firstline"><text:soft-page-break/>14.<text:tab/>“He will declare to me, ‘You are my Father,@f</text:p>
      <text:p text:style-name="IndentedLine"><text:s text:c="3"/>you are my rock, my saviour and my God.’@i</text:p>
      <text:p text:style-name="NonIndentedLine">As my firstborn I also will appoint him,@n</text:p>
      <text:p text:style-name="LastLine"><text:s text:c="3"/>supreme among all kings on earth abroad.@l</text:p>
      <text:p text:style-name="Firstline">15.<text:tab/>“I will maintain my love to him forever;@f</text:p>
      <text:p text:style-name="IndentedLine"><text:s text:c="3"/>my cov-e-nant with him will never fail.@i</text:p>
      <text:p text:style-name="NonIndentedLine">His line forevermore I will establish;@n</text:p>
      <text:p text:style-name="LastLine"><text:s text:c="3"/>while heaven lasts, his kingdom will prevail.@l</text:p>
      <text:p text:style-name="Firstline">16.<text:tab/>“But if his sons forsake my laws and statutes@f</text:p>
      <text:p text:style-name="IndentedLine"><text:s text:c="3"/>and violate my cov-e-nant command,@i</text:p>
      <text:p text:style-name="NonIndentedLine">I’ll punish with the rod all their transgression,@n</text:p>
      <text:p text:style-name="LastLine"><text:s text:c="3"/>their sin with blows inflicted by my hand.@l</text:p>
      <text:p text:style-name="Firstline">17.<text:tab/>“But I will never take my love from David;@f</text:p>
      <text:p text:style-name="IndentedLine"><text:s text:c="3"/>my faithfulness I never will betray.@i</text:p>
      <text:p text:style-name="NonIndentedLine">Nor will I ever violate my covenant@n</text:p>
      <text:p text:style-name="LastLine"><text:s text:c="3"/>or alter what I said in any way.@l</text:p>
      <text:p text:style-name="Firstline">18.<text:tab/>“Once have I sworn in holiness to David –@f</text:p>
      <text:p text:style-name="IndentedLine"><text:s text:c="3"/>I will not lie to him – I will declare@i</text:p>
      <text:p text:style-name="NonIndentedLine">that David’s line forever will continue,@n</text:p>
      <text:p text:style-name="LastLine"><text:s text:c="3"/>and on his throne he’ll always have an heir.@l</text:p>
      <text:p text:style-name="Firstline">19.<text:tab/>“His throne will ever flourish in my presence;@f</text:p>
      <text:p text:style-name="IndentedLine"><text:s text:c="3"/>it will continue like the sun on high.@i</text:p>
      <text:p text:style-name="NonIndentedLine">I’ll make it certain, like the moon in heaven,@n</text:p>
      <text:p text:style-name="LastLine"><text:s text:c="3"/>which is a faithful witness in the sky.”@l</text:p>
      <text:h text:style-name="Heading_20_1" text:outline-level="1">&amp;Psalm 89 Part 3 <text:s/>But you, O <text:span text:style-name="T1">#Lord#</text:span>, have spurned@l</text:h>
      <text:p text:style-name="Firstline">20.<text:tab/>But you, O <text:span text:style-name="T1">#Lord#</text:span>, have spurned, you have rejected,@f</text:p>
      <text:p text:style-name="IndentedLine"><text:s text:c="3"/>you have been angry with your chosen one.@i</text:p>
      <text:p text:style-name="NonIndentedLine">You have renounced the co<text:span text:style-name="T5">~ven~</text:span>ant with your servant,@n</text:p>
      <text:p text:style-name="LastLine"><text:s text:c="3"/>and in the dust you have defiled his crown.@l</text:p>
      <text:p text:style-name="Firstline">21.<text:tab/>For you have broken all his walls in pieces;@f</text:p>
      <text:p text:style-name="IndentedLine"><text:s text:c="3"/>his strongholds down to ruin you have torn.@i</text:p>
      <text:p text:style-name="NonIndentedLine">All passers-by have plundered his possessions;@n</text:p>
      <text:p text:style-name="LastLine"><text:s text:c="3"/>he is the object of his neighbours’ scorn.@l</text:p>
      <text:p text:style-name="Firstline">22.<text:tab/>The right hand of his foes you have exalted;@f</text:p>
      <text:p text:style-name="IndentedLine"><text:s text:c="3"/>his enemies rejoice with one accord.@i</text:p>
      <text:p text:style-name="NonIndentedLine">You gave him no support in time of battle;@n</text:p>
      <text:p text:style-name="LastLine"><text:s text:c="3"/>instead you blunted and turned back his sword.@l</text:p>
      <text:p text:style-name="Firstline">23.<text:tab/>Now you have put an end to all his splendour,@f</text:p>
      <text:p text:style-name="IndentedLine"><text:s text:c="3"/>and you have cast his throne upon the ground.@i</text:p>
      <text:p text:style-name="NonIndentedLine">You have cut short his days of youthful vigour,@n</text:p>
      <text:p text:style-name="LastLine"><text:s text:c="3"/>and with a cloak of shame he’s wrapped around.@l</text:p>
      <text:p text:style-name="Firstline"><text:soft-page-break/>24.<text:tab/>How long, <text:span text:style-name="T1">#Lord#</text:span>? Will you hide yourself forever?@f</text:p>
      <text:p text:style-name="IndentedLine"><text:s text:c="3"/>How long will your fierce anger on us fall?@i</text:p>
      <text:p text:style-name="NonIndentedLine">Remember that my life is swift and fleeting.@n</text:p>
      <text:p text:style-name="LastLine"><text:s text:c="3"/>For what futility you made us all!@l</text:p>
      <text:p text:style-name="Firstline">25.<text:tab/>For who can live and be secure from dying,@f</text:p>
      <text:p text:style-name="IndentedLine"><text:s text:c="3"/>or who resist the pow-er of the grave?@i</text:p>
      <text:p text:style-name="NonIndentedLine">O Lord, where is your former love for David,@n</text:p>
      <text:p text:style-name="LastLine"><text:s text:c="3"/>whom in your faithfulness you swore to save?@l</text:p>
      <text:p text:style-name="Firstline">26.<text:tab/>Remember, Lord, how they have mocked your servant,@f</text:p>
      <text:p text:style-name="IndentedLine"><text:s text:c="3"/>how in my heart I bear the taunts of men;@i</text:p>
      <text:p text:style-name="NonIndentedLine">your foes have mocked and scorned the <text:span text:style-name="T1">#Lord#</text:span>’s anointed.@n</text:p>
      <text:p text:style-name="LastLine"><text:s text:c="3"/>But ever let the <text:span text:style-name="T1">#Lord#</text:span> be praised! Amen.@l</text:p>
      <text:h text:style-name="Heading_20_1" text:outline-level="1">&amp;Psalm 89b <text:s/>Almighty God, thy lofty throne</text:h>
      <text:p text:style-name="Firstline">1.<text:tab/>Almighty God, thy lofty throne@f</text:p>
      <text:p text:style-name="IndentedLine"><text:s text:c="3"/>has justice for its cornerstone,@i</text:p>
      <text:p text:style-name="NonIndentedLine">and shining bright before thy face@n</text:p>
      <text:p text:style-name="LastLine"><text:s text:c="3"/>are truth and love and boundless grace.@l</text:p>
      <text:p text:style-name="Firstline">2.<text:tab/>With blessing is the nation crowned@f</text:p>
      <text:p text:style-name="IndentedLine"><text:s text:c="3"/>whose people know the joyful sound;@i</text:p>
      <text:p text:style-name="NonIndentedLine">they in the light, O <text:span text:style-name="T1">#Lord#</text:span>, shall live,@n</text:p>
      <text:p text:style-name="LastLine"><text:s text:c="3"/>the light thy face and favour give.@l</text:p>
      <text:p text:style-name="Firstline">3.<text:tab/>Thy name with gladness they confess,@f</text:p>
      <text:p text:style-name="IndentedLine"><text:s text:c="3"/>exalted in thy righteousness;@i</text:p>
      <text:p text:style-name="NonIndentedLine">their fame and might to thee belong,@n</text:p>
      <text:p text:style-name="LastLine"><text:s text:c="3"/>for in thy favour they are strong.@l</text:p>
      <text:p text:style-name="Firstline">4.<text:tab/>All glory unto God we yield,@f</text:p>
      <text:p text:style-name="IndentedLine"><text:s text:c="3"/>Jehovah is our help and shield;@i</text:p>
      <text:p text:style-name="NonIndentedLine">all praise and honour we will bring@n</text:p>
      <text:p text:style-name="LastLine"><text:s text:c="3"/>to Israel’s Holy One, our King.@l</text:p>
      <text:h text:style-name="Heading_20_1" text:outline-level="1">&amp;Psalm 90 <text:s/>Lord, you have been our dwelling place</text:h>
      <text:p text:style-name="Firstline">1.<text:tab/>Lord, you have been our dwelling place@f</text:p>
      <text:p text:style-name="IndentedLine"><text:s text:c="3"/>through all the ages of our race.@i</text:p>
      <text:p text:style-name="NonIndentedLine">Before you gave the mountains birth@n</text:p>
      <text:p text:style-name="IndentedLine"><text:s text:c="3"/>or formed and fashioned all the earth,@i</text:p>
      <text:p text:style-name="NonIndentedLine">from years which no beginning had@n</text:p>
      <text:p text:style-name="LastLine"><text:s text:c="3"/>to years unending, you are God!@l</text:p>
      <text:p text:style-name="Firstline">2.<text:tab/>You turn man back to dust again;@f</text:p>
      <text:p text:style-name="IndentedLine"><text:s text:c="3"/>you say, “Return to dust, O men!”@i</text:p>
      <text:p text:style-name="NonIndentedLine">For in your sight a thousand years@n</text:p>
      <text:p text:style-name="IndentedLine"><text:s text:c="3"/>like yesterday, when past, appears;@i</text:p>
      <text:p text:style-name="NonIndentedLine">a thousand years are in your sight@n</text:p>
      <text:p text:style-name="LastLine"><text:s text:c="3"/>brief as a portion of the night.@l</text:p>
      <text:p text:style-name="Firstline"><text:soft-page-break/>3.<text:tab/>You with a flood have swept men on,@f</text:p>
      <text:p text:style-name="IndentedLine"><text:s text:c="3"/>so like a sleep they’re quickly gone.@i</text:p>
      <text:p text:style-name="NonIndentedLine">They’re like the grass which quickly grows –@n</text:p>
      <text:p text:style-name="IndentedLine"><text:s text:c="3"/>each morning its new growth it shows;@i</text:p>
      <text:p text:style-name="NonIndentedLine">though green beneath the morning sun,@n</text:p>
      <text:p text:style-name="LastLine"><text:s text:c="3"/>it’s withered ere the day is done.@l</text:p>
      <text:p text:style-name="Firstline">4.<text:tab/>For by your anger we’re consumed,@f</text:p>
      <text:p text:style-name="IndentedLine"><text:s text:c="3"/>and by your wrath to terror doomed.@i</text:p>
      <text:p text:style-name="NonIndentedLine">Our sins you set before your sight,@n</text:p>
      <text:p text:style-name="IndentedLine"><text:s text:c="3"/>our secret sins in your clear light.@i</text:p>
      <text:p text:style-name="NonIndentedLine">Beneath your wrath we fade and die;@n</text:p>
      <text:p text:style-name="LastLine"><text:s text:c="3"/>our years are finished with a sigh.@l</text:p>
      <text:p text:style-name="Firstline">5.<text:tab/>For some life’s years are seventy;@f</text:p>
      <text:p text:style-name="IndentedLine"><text:s text:c="3"/>perhaps the strong may eighty see.@i</text:p>
      <text:p text:style-name="NonIndentedLine">Yet is their best but toil and woe;@n</text:p>
      <text:p text:style-name="IndentedLine"><text:s text:c="3"/>all quickly ends; how soon we go!@i</text:p>
      <text:p text:style-name="NonIndentedLine">Who has your anger understood?@n</text:p>
      <text:p text:style-name="LastLine"><text:s text:c="3"/>Who fears your fury as he should?@l</text:p>
      <text:p text:style-name="Firstline">6.<text:tab/>Teach us to count aright our days,@f</text:p>
      <text:p text:style-name="IndentedLine"><text:s text:c="3"/>to set our hearts in wisdom’s ways.@i</text:p>
      <text:p text:style-name="NonIndentedLine">Return, O <text:span text:style-name="T1">#Lord#</text:span>! How long will it be?@n</text:p>
      <text:p text:style-name="IndentedLine"><text:s text:c="3"/>Let us, your servants, mercy see.@i</text:p>
      <text:p text:style-name="NonIndentedLine">Your grace send with the morning rays;@n</text:p>
      <text:p text:style-name="LastLine"><text:s text:c="3"/>we’ll sing for joy through all our days.@l</text:p>
      <text:p text:style-name="Firstline">7.<text:tab/>Give joy that answers all the tears,@f</text:p>
      <text:p text:style-name="IndentedLine"><text:s text:c="3"/>the troubles in those days and years.@i</text:p>
      <text:p text:style-name="NonIndentedLine">Your work to all your children show;@n</text:p>
      <text:p text:style-name="IndentedLine"><text:s text:c="3"/>your glory on their sons bestow.@i</text:p>
      <text:p text:style-name="NonIndentedLine">O Lord our God, let favour rest;@n</text:p>
      <text:p text:style-name="LastLine"><text:s text:c="3"/>our works confirm, our labours bless.@l</text:p>
      <text:h text:style-name="Heading_20_1" text:outline-level="1">&amp;Psalm 91 <text:s/>The one whose dwelling is with God</text:h>
      <text:p text:style-name="Firstline">1.<text:tab/>The one whose dwelling is with God Most High@f</text:p>
      <text:p text:style-name="IndentedLine"><text:s text:c="3"/>in the Almighty’s shadow safe will rest.@i</text:p>
      <text:p text:style-name="NonIndentedLine">“He is my refuge,” I say of the <text:span text:style-name="T1">#Lord#</text:span>,@n</text:p>
      <text:p text:style-name="LastLine"><text:s text:c="3"/>“my fortress and my God; in him I trust.”@l</text:p>
      <text:p text:style-name="Firstline">2.<text:tab/>Surely he saves you from the fowler's snare@f</text:p>
      <text:p text:style-name="IndentedLine"><text:s text:c="3"/>and rescues you from deadly pestilence.@i</text:p>
      <text:p text:style-name="NonIndentedLine">Under his wings a refuge you will find;@n</text:p>
      <text:p text:style-name="LastLine"><text:s text:c="3"/>his faithfulness will be your strong defence.@l</text:p>
      <text:p text:style-name="Firstline">3.<text:tab/>You will not fear the terror of the night,@f</text:p>
      <text:p text:style-name="IndentedLine"><text:s text:c="3"/>or dread the arrow flying in the day,@i</text:p>
      <text:p text:style-name="NonIndentedLine">or pestilence that in the darkness stalks,@n</text:p>
      <text:p text:style-name="LastLine"><text:s text:c="3"/>or plague at noon that carries all away.@l</text:p>
      <text:p text:style-name="Firstline"><text:soft-page-break/>4.<text:tab/>No harm will touch you though a thousand fall,@f</text:p>
      <text:p text:style-name="IndentedLine"><text:s text:c="3"/>or yet ten thousand die at your right hand.@i</text:p>
      <text:p text:style-name="NonIndentedLine">Your eyes will then look on, and you will see@n</text:p>
      <text:p text:style-name="LastLine"><text:s text:c="3"/>the wicked punished as their ways demand.@l</text:p>
      <text:p text:style-name="Firstline">5.<text:tab/>If you make God Most High your dwelling place –@f</text:p>
      <text:p text:style-name="IndentedLine"><text:s text:c="3"/>even the <text:span text:style-name="T1">#Lord#</text:span>, who is my refuge sure –<text:tab/>@i</text:p>
      <text:p text:style-name="NonIndentedLine">no evil then will ever fall on you,@n</text:p>
      <text:p text:style-name="LastLine"><text:s text:c="3"/>nor dire calamity come near your door.@l</text:p>
      <text:p text:style-name="Firstline">6.<text:tab/>For he will charge his angels with your care,@f</text:p>
      <text:p text:style-name="IndentedLine"><text:s text:c="3"/>to guard you in your footsteps every one;@i</text:p>
      <text:p text:style-name="NonIndentedLine">they will uphold and bear you in their hands,@n</text:p>
      <text:p text:style-name="LastLine"><text:s text:c="3"/>lest you should strike your foot against a stone.@l</text:p>
      <text:p text:style-name="Firstline">7.<text:tab/>Upon the mighty lion you will tread;@f</text:p>
      <text:p text:style-name="IndentedLine"><text:s text:c="3"/>the cobra you will overcome and kill.@i</text:p>
      <text:p text:style-name="NonIndentedLine">Your feet will trample down the king of beasts;@n</text:p>
      <text:p text:style-name="LastLine"><text:s text:c="3"/>the serpent will be crushed beneath your heel.@l</text:p>
      <text:p text:style-name="Firstline">8.<text:tab/>“Because he loves me,” says the Sovereign <text:span text:style-name="T1">#Lord#</text:span>,@f</text:p>
      <text:p text:style-name="IndentedLine"><text:s text:c="3"/>“I’ll rescue and deliver him from harm.@i</text:p>
      <text:p text:style-name="NonIndentedLine">Since he acknowledges my holy name,@n</text:p>
      <text:p text:style-name="LastLine"><text:s text:c="3"/>I will protect him with my mighty arm.@l</text:p>
      <text:p text:style-name="Firstline">9.<text:tab/>“He’ll call on me, and I will answer him;@f</text:p>
      <text:p text:style-name="IndentedLine"><text:s text:c="3"/>with him in time of trouble I will be.@i</text:p>
      <text:p text:style-name="NonIndentedLine">I will deliver him and honour him.@n</text:p>
      <text:p text:style-name="LastLine"><text:s text:c="3"/>Long will he live, and my salvation see.”@l</text:p>
      <text:h text:style-name="Heading_20_1" text:outline-level="1">&amp;Psalm 92 <text:s/>How good it is to thank the <text:span text:style-name="T1">#Lord#</text:span></text:h>
      <text:p text:style-name="Firstline">1.<text:tab/>How good it is to thank the <text:span text:style-name="T1">#Lord#</text:span>,@f</text:p>
      <text:p text:style-name="IndentedLine"><text:s text:c="3"/>to praise your name with tuneful chord,@i</text:p>
      <text:p text:style-name="IndentedLine"><text:s text:c="3"/>to show your love with morning light@i</text:p>
      <text:p text:style-name="IndentedLine"><text:s text:c="3"/>and tell your faithfulness each night.@i</text:p>
      <text:p text:style-name="NonIndentedLine">Yes, it is good your praise to sing,@n</text:p>
      <text:p text:style-name="LastLine"><text:s text:c="3"/>and all our sweetest music bring.@l</text:p>
      <text:p text:style-name="Firstline">2.<text:tab/>O <text:span text:style-name="T1">#Lord#</text:span>, my song with joy expands@f</text:p>
      <text:p text:style-name="IndentedLine"><text:s text:c="3"/>before the wonders of your hands.@i</text:p>
      <text:p text:style-name="IndentedLine"><text:s text:c="3"/>How great the works that you have wrought;@i</text:p>
      <text:p text:style-name="IndentedLine"><text:s text:c="3"/>how deep, O <text:span text:style-name="T1">#Lord#</text:span>, your every thought!@i</text:p>
      <text:p text:style-name="NonIndentedLine">A foolish man knows not their worth,@n</text:p>
      <text:p text:style-name="LastLine"><text:s text:c="3"/>nor he whose mind is of the earth.@l</text:p>
      <text:p text:style-name="Firstline">3.<text:tab/>Though as the grass the wicked grow,@f</text:p>
      <text:p text:style-name="IndentedLine"><text:s text:c="3"/>those evildoers do not know@i</text:p>
      <text:p text:style-name="IndentedLine"><text:s text:c="3"/>the endless ruin they will see.@i</text:p>
      <text:p text:style-name="IndentedLine"><text:s text:c="3"/>But <text:span text:style-name="T1">#God#</text:span> will reign eternally.@i</text:p>
      <text:p text:style-name="NonIndentedLine">All foes will fall before his might;@n</text:p>
      <text:p text:style-name="LastLine"><text:s text:c="3"/>the wicked shall be put to flight.@l</text:p>
      <text:p text:style-name="Firstline"><text:soft-page-break/>4.<text:tab/>O <text:span text:style-name="T1">#Lord#</text:span>, you have exalted me@f</text:p>
      <text:p text:style-name="IndentedLine"><text:s text:c="3"/>with royal strength and dignity.@i</text:p>
      <text:p text:style-name="IndentedLine"><text:s text:c="3"/>With your anointing I am blest;@i</text:p>
      <text:p text:style-name="IndentedLine"><text:s text:c="3"/>your grace and favour on me rest.@i</text:p>
      <text:p text:style-name="NonIndentedLine">My eyes have seen the wicked die;@n</text:p>
      <text:p text:style-name="LastLine"><text:s text:c="3"/>my ears have heard their hopeless cry.@l</text:p>
      <text:p text:style-name="Firstline">5.<text:tab/>The righteous all will flourish well@f</text:p>
      <text:p text:style-name="IndentedLine"><text:s text:c="3"/>and in the house of God will dwell.@i</text:p>
      <text:p text:style-name="IndentedLine"><text:s text:c="3"/>They will be planted like a tree,@i</text:p>
      <text:p text:style-name="IndentedLine"><text:s text:c="3"/>will still in old age fruitful be.@i</text:p>
      <text:p text:style-name="NonIndentedLine">The <text:span text:style-name="T1">#Lord#</text:span> our God is upright, just;@n</text:p>
      <text:p text:style-name="LastLine"><text:s text:c="3"/>he is my rock; in him I trust.@l</text:p>
      <text:h text:style-name="Heading_20_1" text:outline-level="1">&amp;Psalm 93 <text:s/>Jehovah sits enthroned</text:h>
      <text:p text:style-name="Firstline">1.<text:tab/>Jehovah sits enthroned@f</text:p>
      <text:p text:style-name="IndentedLine"><text:s text:c="3"/>in majesty most bright,@i</text:p>
      <text:p text:style-name="NonIndentedLine">apparelled in omnipotence,@n</text:p>
      <text:p text:style-name="LastLine"><text:s text:c="3"/>and girded round with might.@l</text:p>
      <text:p text:style-name="Firstline">2.<text:tab/>The world established stands@f</text:p>
      <text:p text:style-name="IndentedLine"><text:s text:c="3"/>on its foundations broad;@i</text:p>
      <text:p text:style-name="NonIndentedLine">his throne is fixed, he reigns supreme,@n</text:p>
      <text:p text:style-name="LastLine"><text:s text:c="3"/>the everlasting <text:span text:style-name="T1">#God#</text:span>.@l</text:p>
      <text:p text:style-name="Firstline">3.<text:tab/>The floods have lifted up@f</text:p>
      <text:p text:style-name="IndentedLine"><text:s text:c="3"/>their voice in majesty,@i</text:p>
      <text:p text:style-name="NonIndentedLine">but mighty is the <text:span text:style-name="T1">#Lord#</text:span> our God@n</text:p>
      <text:p text:style-name="LastLine"><text:s text:c="3"/>above the raging sea.@l</text:p>
      <text:p text:style-name="Firstline">4.<text:tab/>Thy testimonies, <text:span text:style-name="T1">#Lord#</text:span>,@f</text:p>
      <text:p text:style-name="IndentedLine"><text:s text:c="3"/>in faithfulness excel,@i</text:p>
      <text:p text:style-name="NonIndentedLine">and holy must thy servant be@n</text:p>
      <text:p text:style-name="LastLine"><text:s text:c="3"/>who in thy temple dwell.@l</text:p>
      <text:h text:style-name="Heading_20_1" text:outline-level="1">&amp;Psalm 94 <text:s/>Almighty <text:span text:style-name="T1">#Lord#</text:span> God</text:h>
      <text:p text:style-name="Firstline">1.<text:tab/>Almighty <text:span text:style-name="T1">#Lord#</text:span> God, who judges the earth,@f</text:p>
      <text:p text:style-name="IndentedLine"><text:s text:c="3"/>arise, give the proud just what they deserve.@i</text:p>
      <text:p text:style-name="NonIndentedLine">How long will they boast and in arrogance mock,@n</text:p>
      <text:p text:style-name="LastLine"><text:s text:c="3"/>oppressing the people you take as your flock?@l</text:p>
      <text:p text:style-name="Firstline">2.<text:tab/>They say <text:span text:style-name="T1">#God#</text:span> will not observe what they do,@f</text:p>
      <text:p text:style-name="IndentedLine"><text:s text:c="3"/>that he will not see the sins they pursue.@i</text:p>
      <text:p text:style-name="NonIndentedLine">The widows they murder, the fatherless snare;@n</text:p>
      <text:p text:style-name="LastLine"><text:s text:c="3"/>and strangers they kill, thinking God does not care.@l</text:p>
      <text:p text:style-name="Firstline">3.<text:tab/>You fools, our <text:span text:style-name="T1">#God#</text:span> knows how senseless you are!@f</text:p>
      <text:p text:style-name="IndentedLine"><text:s text:c="3"/>For he who made all can see near and far.@i</text:p>
      <text:p text:style-name="NonIndentedLine">Is God who first fashioned your eye and your ear@n</text:p>
      <text:p text:style-name="LastLine"><text:s text:c="3"/>unable to see you, unable to hear?@l</text:p>
      <text:p text:style-name="Firstline"><text:soft-page-break/>4.<text:tab/>The people you teach and discipline, <text:span text:style-name="T1">#Lord#</text:span>,@f</text:p>
      <text:p text:style-name="IndentedLine"><text:s text:c="3"/>are happy and blest to learn from your word.@i</text:p>
      <text:p text:style-name="NonIndentedLine">For you grant relief to all those in despair,@n</text:p>
      <text:p text:style-name="LastLine"><text:s text:c="3"/>allowing them peace till the wicked are snared.@l</text:p>
      <text:p text:style-name="Firstline">5.<text:tab/>O <text:span text:style-name="T1">#Lord#</text:span>, you will not abandon your own@f</text:p>
      <text:p text:style-name="IndentedLine"><text:s text:c="3"/>nor ever forsake them nor leave them alone.@i</text:p>
      <text:p text:style-name="NonIndentedLine">Your justice will dawn for all those who do right,@n</text:p>
      <text:p text:style-name="LastLine"><text:s text:c="3"/>and those who are upright will follow its light.@l</text:p>
      <text:p text:style-name="Firstline">6.<text:tab/>Who helps me to fight sin’s mighty offence?@f</text:p>
      <text:p text:style-name="IndentedLine"><text:s text:c="3"/>Who will be my shield and my sure defence?@i</text:p>
      <text:p text:style-name="NonIndentedLine">Unless <text:span text:style-name="T1">#God#</text:span> had helped me when evil oppressed,@n</text:p>
      <text:p text:style-name="LastLine"><text:s text:c="3"/>I too would have slipped into silence and death.@l</text:p>
      <text:p text:style-name="Firstline">7.<text:tab/>Whenever I fall, I pleadingly cry;@f</text:p>
      <text:p text:style-name="IndentedLine"><text:s text:c="3"/>then your loving hand, <text:span text:style-name="T1">#Lord#</text:span>, holds me up high.@i</text:p>
      <text:p text:style-name="NonIndentedLine">If my heart should doubt and be filled with despair,@n</text:p>
      <text:p text:style-name="LastLine"><text:s text:c="3"/>your comfort brings joy, and I know that you care.@l</text:p>
      <text:p text:style-name="Firstline">8.<text:tab/>Corruption cannot be allied with you;@f</text:p>
      <text:p text:style-name="IndentedLine"><text:s text:c="3"/>injustice cannot be legal or true.@i</text:p>
      <text:p text:style-name="NonIndentedLine">For you, <text:span text:style-name="T1">#Lord#</text:span>, will never conspire with our foes@n</text:p>
      <text:p text:style-name="LastLine"><text:s text:c="3"/>who gather together, increasing our woes.@l</text:p>
      <text:p text:style-name="Firstline">9.<text:tab/>The <text:span text:style-name="T1">#Lord#</text:span> is my rock, invincible, strong;@f</text:p>
      <text:p text:style-name="IndentedLine"><text:s text:c="3"/>he punishes all who perpetrate wrong.@i</text:p>
      <text:p text:style-name="NonIndentedLine">Our <text:span text:style-name="T1">#God#</text:span> will repay them for sins they have sown,@n</text:p>
      <text:p text:style-name="LastLine"><text:s text:c="3"/>but he will have mercy and love for his own.@l</text:p>
      <text:h text:style-name="Heading_20_1" text:outline-level="1">&amp;Psalm 95 <text:s/>Now with joyful exultation</text:h>
      <text:p text:style-name="Firstline">1.<text:tab/>Now with joyful exultation@f</text:p>
      <text:p text:style-name="IndentedLine"><text:s text:c="3"/>let us sing Jehovah’s praise;@i</text:p>
      <text:p text:style-name="IndentedLine"><text:s text:c="3"/>to the rock of our salvation@i</text:p>
      <text:p text:style-name="IndentedLine"><text:s text:c="3"/>loud hosannas let us raise.@i</text:p>
      <text:p text:style-name="NonIndentedLine">Thankful tribute gladly bringing,@n</text:p>
      <text:p text:style-name="IndentedLine"><text:s text:c="3"/>let us come before him now,@i</text:p>
      <text:p text:style-name="IndentedLine"><text:s text:c="3"/>and, with psalms his praises singing,@i</text:p>
      <text:p text:style-name="LastLine"><text:s text:c="3"/>joyful in his presence bow.@l</text:p>
      <text:p text:style-name="Firstline">2.<text:tab/>For how great a God, and glorious,@f</text:p>
      <text:p text:style-name="IndentedLine"><text:s text:c="3"/>is Jehovah whom we sing;@i</text:p>
      <text:p text:style-name="IndentedLine"><text:s text:c="3"/>over idol gods victorious,@i</text:p>
      <text:p text:style-name="IndentedLine"><text:s text:c="3"/>great is he, our God and King.@i</text:p>
      <text:p text:style-name="NonIndentedLine">In his hand are earth’s deep places,@n</text:p>
      <text:p text:style-name="IndentedLine"><text:s text:c="3"/>his the strength of all the hills,@i</text:p>
      <text:p text:style-name="IndentedLine"><text:s text:c="3"/>his the sea whose bounds he traces,@i</text:p>
      <text:p text:style-name="LastLine"><text:s text:c="3"/>his the land his bounty fills.@l</text:p>
      <text:p text:style-name="Firstline"><text:soft-page-break/>3.<text:tab/>To the <text:span text:style-name="T1">#Lord#</text:span>, such might revealing,@f</text:p>
      <text:p text:style-name="IndentedLine"><text:s text:c="3"/>let us come with reverence meet,@i</text:p>
      <text:p text:style-name="IndentedLine"><text:s text:c="3"/>and, before our Maker kneeling,@i</text:p>
      <text:p text:style-name="IndentedLine"><text:s text:c="3"/>let us worship at his feet.@i</text:p>
      <text:p text:style-name="NonIndentedLine">He is our own God and leads us,@n</text:p>
      <text:p text:style-name="IndentedLine"><text:s text:c="3"/>we the people of his care;@i</text:p>
      <text:p text:style-name="IndentedLine"><text:s text:c="3"/>with a shepherd's hand he feeds us@i</text:p>
      <text:p text:style-name="LastLine"><text:s text:c="3"/>as his flock in pastures fair.@l</text:p>
      <text:p text:style-name="Firstline">4.<text:tab/>While he offers peace and pardon@f</text:p>
      <text:p text:style-name="IndentedLine"><text:s text:c="3"/>let us hear his voice today,@i</text:p>
      <text:p text:style-name="IndentedLine"><text:s text:c="3"/>lest, if we our hearts should harden,@i</text:p>
      <text:p text:style-name="IndentedLine"><text:s text:c="3"/>we should perish in the way;@i</text:p>
      <text:p text:style-name="NonIndentedLine">lest to us, so unbelieving,@n</text:p>
      <text:p text:style-name="IndentedLine"><text:s text:c="3"/>he in judgment shall declare:@i</text:p>
      <text:p text:style-name="IndentedLine"><text:s text:c="3"/>“You, so long my spirit grieving,@i</text:p>
      <text:p text:style-name="LastLine"><text:s text:c="3"/>never in my rest can share.”@l</text:p>
      <text:h text:style-name="Heading_20_1" text:outline-level="1">&amp;Psalm 95b <text:s/>Sing to the <text:span text:style-name="T1">#Lord#</text:span>, the rock!</text:h>
      <text:p text:style-name="Firstline">1.<text:tab/>Sing to the <text:span text:style-name="T1">#Lord#</text:span>, the rock of our salvation!@f</text:p>
      <text:p text:style-name="IndentedLine"><text:s text:c="3"/>Sing to the <text:span text:style-name="T1">#Lord#</text:span> a song of joy and praise!@i</text:p>
      <text:p text:style-name="NonIndentedLine">Kneel in his presence, lowly in thanksgiving!@n</text:p>
      <text:p text:style-name="LastLine"><text:s text:c="3"/>The lofty psalm upraise! @l</text:p>
      <text:p text:style-name="Firstline">2.<text:tab/>The land and sea are his, for he has made them,@f</text:p>
      <text:p text:style-name="IndentedLine"><text:s text:c="3"/>the valleys of the earth, its rugged hills;@i</text:p>
      <text:p text:style-name="NonIndentedLine">cornland and vineyards and the olive orchards,@n</text:p>
      <text:p text:style-name="LastLine"><text:s text:c="3"/>all these his mercy fills.@l</text:p>
      <text:p text:style-name="Firstline">3.<text:tab/>And we, his people, sheep of his own pasture,@f</text:p>
      <text:p text:style-name="IndentedLine"><text:s text:c="3"/>lambs of his bosom, whom his hand has fed,@i</text:p>
      <text:p text:style-name="NonIndentedLine">shall we not hearken to our kindly shepherd@n</text:p>
      <text:p text:style-name="LastLine"><text:s text:c="3"/>by whom our feet are led?@l</text:p>
      <text:p text:style-name="Firstline">4.<text:tab/>Oh, harden not your hearts, like those who wandered@f</text:p>
      <text:p text:style-name="IndentedLine"><text:s text:c="3"/>the desert forty years to Jordan’s strand;@i</text:p>
      <text:p text:style-name="NonIndentedLine">humble and comforted, O chosen people,@n</text:p>
      <text:p text:style-name="LastLine"><text:s text:c="3"/>enter the promised land.@l</text:p>
      <text:h text:style-name="Heading_20_1" text:outline-level="1">&amp;Psalm 96 <text:s/>Sing to the <text:span text:style-name="T1">#Lord#</text:span>, sing his praise</text:h>
      <text:p text:style-name="Firstline">1.<text:tab/>Sing to the <text:span text:style-name="T1">#Lord#</text:span>, sing his praise, all you peoples;@f</text:p>
      <text:p text:style-name="IndentedLine"><text:s text:c="3"/>new be your song as new honours you pay.@i</text:p>
      <text:p text:style-name="NonIndentedLine">Sing of his majesty, praise him forever,@n</text:p>
      <text:p text:style-name="LastLine"><text:s text:c="3"/>show his salvation from day to day.@l</text:p>
      <text:p text:style-name="Firstline">2.<text:tab/>Tell of his wondrous works, tell of his glory,@f</text:p>
      <text:p text:style-name="IndentedLine"><text:s text:c="3"/>till through the nations his name is revered.@i</text:p>
      <text:p text:style-name="NonIndentedLine">Praise and exalt him, for he is almighty;@n</text:p>
      <text:p text:style-name="LastLine"><text:s text:c="3"/><text:span text:style-name="T1">#God#</text:span> over all, let the <text:span text:style-name="T1">#Lord#</text:span> be feared.@l</text:p>
      <text:p text:style-name="Firstline"><text:soft-page-break/>3.<text:tab/>Vain are the idols and gods of the nations;@f</text:p>
      <text:p text:style-name="IndentedLine"><text:s text:c="3"/><text:span text:style-name="T1">#God#</text:span> made the heav’ns, and his glory they tell.@i</text:p>
      <text:p text:style-name="NonIndentedLine">Splendour and majesty shine out before him;@n</text:p>
      <text:p text:style-name="LastLine"><text:s text:c="3"/>glory and strength in his temple dwell.@l</text:p>
      <text:p text:style-name="Firstline">4.<text:tab/>Give unto God Most High glory and honour;@f</text:p>
      <text:p text:style-name="IndentedLine"><text:s text:c="3"/>come with your offerings and humbly draw near.@i</text:p>
      <text:p text:style-name="NonIndentedLine">Worship the <text:span text:style-name="T1">#Lord#</text:span> in all beauty and splendour;@n</text:p>
      <text:p text:style-name="LastLine"><text:s text:c="3"/>tremble before him with godly fear.@l</text:p>
      <text:p text:style-name="Firstline">5.<text:tab/>Say to the nations, “The <text:span text:style-name="T1">#Lord#</text:span> reigns forever.”@f</text:p>
      <text:p text:style-name="IndentedLine"><text:s text:c="3"/>Earth is established as he did decree.@i</text:p>
      <text:p text:style-name="NonIndentedLine">Righteous and just is the King of the nations,@n</text:p>
      <text:p text:style-name="LastLine"><text:s text:c="3"/>judging the peoples with equity.@l</text:p>
      <text:p text:style-name="Firstline">6.<text:tab/>Let heav’n and earth be glad; oceans, be joyful;@f</text:p>
      <text:p text:style-name="IndentedLine"><text:s text:c="3"/>forest and field, exultation express.@i</text:p>
      <text:p text:style-name="NonIndentedLine">For God is coming, the Judge of the nations,@n</text:p>
      <text:p text:style-name="LastLine"><text:s text:c="3"/>coming to judge in his righteousness.@l</text:p>
      <text:h text:style-name="Heading_20_1" text:outline-level="1">&amp;Psalm 97 <text:s/>Jehovah reigns, let earth be glad!</text:h>
      <text:p text:style-name="Firstline">1.<text:tab/>Jehovah reigns, let earth be glad!@f</text:p>
      <text:p text:style-name="IndentedLine"><text:s text:c="3"/>Let distant shores express delight!@i</text:p>
      <text:p text:style-name="NonIndentedLine">Clouds and thick darkness cover him;@n</text:p>
      <text:p text:style-name="LastLine"><text:s text:c="3"/>his throne is built on truth and right.@l</text:p>
      <text:p text:style-name="Firstline">2.<text:tab/>Fire goes before him and consumes@f</text:p>
      <text:p text:style-name="IndentedLine"><text:s text:c="3"/>his enemies on every side.@i</text:p>
      <text:p text:style-name="NonIndentedLine">His lightning flashes through the world;@n</text:p>
      <text:p text:style-name="LastLine"><text:s text:c="3"/>at this the earth is terrified.@l</text:p>
      <text:p text:style-name="Firstline">3.<text:tab/>Hills melt like wax before the <text:span text:style-name="T1">#Lord#</text:span>;@f</text:p>
      <text:p text:style-name="IndentedLine"><text:s text:c="3"/>before the Lord of all the earth.@i</text:p>
      <text:p text:style-name="NonIndentedLine">The heav’ns proclaim his righteousness;@n</text:p>
      <text:p text:style-name="LastLine"><text:s text:c="3"/>all peoples see his glorious worth.@l</text:p>
      <text:p text:style-name="Firstline">4.<text:tab/>All those who worship images@f</text:p>
      <text:p text:style-name="IndentedLine"><text:s text:c="3"/>are put to everlasting shame;@i</text:p>
      <text:p text:style-name="NonIndentedLine">their worthless idols are their boast –@n</text:p>
      <text:p text:style-name="LastLine"><text:s text:c="3"/>you gods, bow down before his name!@l</text:p>
      <text:p text:style-name="Firstline">5.<text:tab/>To Zion’s hill and Judah’s towns@f</text:p>
      <text:p text:style-name="IndentedLine"><text:s text:c="3"/>your judgments, <text:span text:style-name="T1">#Lord#</text:span>, great joy supply.@i</text:p>
      <text:p text:style-name="NonIndentedLine">Above the earth and all the gods@n</text:p>
      <text:p text:style-name="LastLine"><text:s text:c="3"/>exalted is the <text:span text:style-name="T1">#Lord#</text:span> Most High.@l</text:p>
      <text:p text:style-name="Firstline">6.<text:tab/>Hate evil, you who love the <text:span text:style-name="T1">#Lord#</text:span>;@f</text:p>
      <text:p text:style-name="IndentedLine"><text:s text:c="3"/>his faithful ones he will defend,@i</text:p>
      <text:p text:style-name="NonIndentedLine">and from the hands of wicked men@n</text:p>
      <text:p text:style-name="LastLine"><text:s text:c="3"/>to them deliv’rance he will send.@l</text:p>
      <text:p text:style-name="Firstline"><text:soft-page-break/>7.<text:tab/>Upon the righteous light will shine,@f</text:p>
      <text:p text:style-name="IndentedLine"><text:s text:c="3"/>and joy on those of upright ways.@i</text:p>
      <text:p text:style-name="NonIndentedLine">You righteous, in the <text:span text:style-name="T1">#Lord#</text:span> rejoice,@n</text:p>
      <text:p text:style-name="LastLine"><text:s text:c="3"/>and to his holy name give praise.@l</text:p>
      <text:h text:style-name="Heading_20_1" text:outline-level="1">&amp;Psalm 98 <text:s/>Sing a new song to Jehovah</text:h>
      <text:p text:style-name="Firstline">1.<text:tab/>Sing a new song to Jehovah@f</text:p>
      <text:p text:style-name="IndentedLine"><text:s text:c="3"/>for the wonders he has wrought.@i</text:p>
      <text:p text:style-name="IndentedLine"><text:s text:c="3"/>His right hand and arm most holy@i</text:p>
      <text:p text:style-name="IndentedLine"><text:s text:c="3"/>triumph to his cause have brought.@i</text:p>
      <text:p text:style-name="NonIndentedLine">In his love and tender mercy@n</text:p>
      <text:p text:style-name="IndentedLine"><text:s text:c="3"/>he has made salvation known;@i</text:p>
      <text:p text:style-name="IndentedLine"><text:s text:c="3"/>in the sight of every nation,@i</text:p>
      <text:p text:style-name="LastLine"><text:s text:c="3"/>he his righteousness has shown.@l</text:p>
      <text:p text:style-name="Firstline">2.<text:tab/>Truth and mercy toward his people@f</text:p>
      <text:p text:style-name="IndentedLine"><text:s text:c="3"/>he has ever kept in mind,@i</text:p>
      <text:p text:style-name="IndentedLine"><text:s text:c="3"/>and his full and free salvation@i</text:p>
      <text:p text:style-name="IndentedLine"><text:s text:c="3"/>he has shown to all mankind.@i</text:p>
      <text:p text:style-name="NonIndentedLine">Sing, O earth, sing to Jehovah,@n</text:p>
      <text:p text:style-name="IndentedLine"><text:s text:c="3"/>praises to Jehovah sing;@i</text:p>
      <text:p text:style-name="IndentedLine"><text:s text:c="3"/>with the swelling notes of music@i</text:p>
      <text:p text:style-name="LastLine"><text:s text:c="3"/>shout before the <text:span text:style-name="T1">#Lord#</text:span>, the King.@l</text:p>
      <text:p text:style-name="Firstline">3.<text:tab/>Seas and all your fullness, thunder;@f</text:p>
      <text:p text:style-name="IndentedLine"><text:s text:c="3"/>all earth’s peoples, now rejoice;@i</text:p>
      <text:p text:style-name="IndentedLine"><text:s text:c="3"/>floods and hills, in praise uniting,@i</text:p>
      <text:p text:style-name="IndentedLine"><text:s text:c="3"/>to the <text:span text:style-name="T1">#Lord#</text:span> lift up your voice.@i</text:p>
      <text:p text:style-name="NonIndentedLine">For behold, Jehovah cometh,@n</text:p>
      <text:p text:style-name="IndentedLine"><text:s text:c="3"/>robed in justice and in might;@i</text:p>
      <text:p text:style-name="IndentedLine"><text:s text:c="3"/>he alone will judge the nations,@i</text:p>
      <text:p text:style-name="LastLine"><text:s text:c="3"/>and his judgment shall be right.@l</text:p>
      <text:h text:style-name="Heading_20_1" text:outline-level="1">&amp;Psalm 98b <text:s/>Unto <text:span text:style-name="T1">#God#</text:span> our Saviour</text:h>
      <text:p text:style-name="Firstline">1.<text:tab/>Unto <text:span text:style-name="T1">#God#</text:span> our Saviour@f</text:p>
      <text:p text:style-name="IndentedLine"><text:s text:c="3"/>sing a joyful song;@i</text:p>
      <text:p text:style-name="IndentedLine"><text:s text:c="3"/>wondrous are his doings,@i</text:p>
      <text:p text:style-name="IndentedLine"><text:s text:c="3"/>for his arm is strong.@i</text:p>
      <text:p text:style-name="NonIndentedLine">He has wrought salvation,@n</text:p>
      <text:p text:style-name="IndentedLine"><text:s text:c="3"/>he has made it known,@i</text:p>
      <text:p text:style-name="IndentedLine"><text:s text:c="3"/>and before the nations@i</text:p>
      <text:p text:style-name="LastLine"><text:s text:c="3"/>is his justice shown.@l</text:p>
      <text:p text:style-name="Firstline">2.<text:tab/>Joyful, all ye people,@f</text:p>
      <text:p text:style-name="IndentedLine"><text:s text:c="3"/>sing before the <text:span text:style-name="T1">#Lord#</text:span>;@i</text:p>
      <text:p text:style-name="IndentedLine"><text:s text:c="3"/>shout and sing his praises@i</text:p>
      <text:p text:style-name="IndentedLine"><text:s text:c="3"/>now in glad accord.@i</text:p>
      <text:p text:style-name="NonIndentedLine">With the harp and trumpet@n</text:p>
      <text:p text:style-name="IndentedLine"><text:s text:c="3"/>joyful praises bring;@i</text:p>
      <text:p text:style-name="IndentedLine"><text:s text:c="3"/>come, rejoice before him,@i</text:p>
      <text:p text:style-name="LastLine"><text:s text:c="3"/>God, the <text:span text:style-name="T1">#Lord#</text:span>, your King.@l</text:p>
      <text:p text:style-name="Firstline"><text:soft-page-break/>3.<text:tab/>Waves of mighty ocean,@f</text:p>
      <text:p text:style-name="IndentedLine"><text:s text:c="3"/>earth with fullness stored,@i</text:p>
      <text:p text:style-name="IndentedLine"><text:s text:c="3"/>floods and fields and mountains,@i</text:p>
      <text:p text:style-name="IndentedLine"><text:s text:c="3"/>sing before the <text:span text:style-name="T1">#Lord#</text:span>;@i</text:p>
      <text:p text:style-name="NonIndentedLine">for he comes with justice,@n</text:p>
      <text:p text:style-name="IndentedLine"><text:s text:c="3"/>evil to redress,@i</text:p>
      <text:p text:style-name="IndentedLine"><text:s text:c="3"/>and to judge the nations@i</text:p>
      <text:p text:style-name="LastLine"><text:s text:c="3"/>in his righteousness.@l</text:p>
      <text:h text:style-name="Heading_20_1" text:outline-level="1">&amp;Psalm 99 <text:s/>Jehovah reigns in majesty</text:h>
      <text:p text:style-name="Firstline">1.<text:tab/>Jehovah reigns in majesty,@f</text:p>
      <text:p text:style-name="IndentedLine"><text:s text:c="3"/>let all the nations quake;@i</text:p>
      <text:p text:style-name="IndentedLine"><text:s text:c="3"/>he dwells between the cherubim,@i</text:p>
      <text:p text:style-name="IndentedLine"><text:s text:c="3"/>let earth’s foundations shake.@i</text:p>
      <text:p text:style-name="NonIndentedLine">Supreme in Zion is the <text:span text:style-name="T1">#Lord#</text:span>,@n</text:p>
      <text:p text:style-name="IndentedLine"><text:s text:c="3"/>exalted gloriously;@i</text:p>
      <text:p text:style-name="IndentedLine"><text:s text:c="3"/>ye nations, praise his name with awe,@i</text:p>
      <text:p text:style-name="LastLine"><text:s text:c="3"/>the Holy One is he.@l</text:p>
      <text:p text:style-name="Firstline">2.<text:tab/>The mighty King loves justice well,@f</text:p>
      <text:p text:style-name="IndentedLine"><text:s text:c="3"/>and equity ordains;@i</text:p>
      <text:p text:style-name="IndentedLine"><text:s text:c="3"/>he rules his people righteously@i</text:p>
      <text:p text:style-name="IndentedLine"><text:s text:c="3"/>and faithfulness maintains.@i</text:p>
      <text:p text:style-name="NonIndentedLine">O magnify the <text:span text:style-name="T1">#Lord#</text:span> our God,@n</text:p>
      <text:p text:style-name="IndentedLine"><text:s text:c="3"/>let him exalted be;@i</text:p>
      <text:p text:style-name="IndentedLine"><text:s text:c="3"/>in worship at his footstool bow,@i</text:p>
      <text:p text:style-name="LastLine"><text:s text:c="3"/>the Holy One is he.@l</text:p>
      <text:p text:style-name="Firstline">3.<text:tab/>When priests and prophets called on God,@f</text:p>
      <text:p text:style-name="IndentedLine"><text:s text:c="3"/>he their petitions heard;@i</text:p>
      <text:p text:style-name="IndentedLine"><text:s text:c="3"/>his cloudy pillar led them on,@i</text:p>
      <text:p text:style-name="IndentedLine"><text:s text:c="3"/>and they obeyed his word.@i</text:p>
      <text:p text:style-name="NonIndentedLine">Though sending judgments for their sins,@n</text:p>
      <text:p text:style-name="IndentedLine"><text:s text:c="3"/>he pardoned graciously;@i</text:p>
      <text:p text:style-name="IndentedLine"><text:s text:c="3"/>exalt the <text:span text:style-name="T1">#Lord#</text:span> and worship him,@i</text:p>
      <text:p text:style-name="LastLine"><text:s text:c="3"/>the Holy One is he.@l</text:p>
      <text:h text:style-name="Heading_20_1" text:outline-level="1">&amp;Psalm 100 <text:s/>Shout to the <text:span text:style-name="T1">#Lord#</text:span> with joy</text:h>
      <text:p text:style-name="Firstline">1.<text:tab/>Shout to the <text:span text:style-name="T1">#Lord#</text:span> with joy,@f</text:p>
      <text:p text:style-name="IndentedLine"><text:s text:c="3"/>all who to earth belong.@i</text:p>
      <text:p text:style-name="IndentedLine"><text:s text:c="3"/>Adore the <text:span text:style-name="T1">#Lord#</text:span> with joyful hearts@i</text:p>
      <text:p text:style-name="IndentedLine"><text:s text:c="3"/>and come to him in song.@i</text:p>
      <text:p text:style-name="NonIndentedLine">Know that the <text:span text:style-name="T1">#Lord#</text:span> is God;@n</text:p>
      <text:p text:style-name="IndentedLine"><text:s text:c="3"/>he made us as his own.@i</text:p>
      <text:p text:style-name="IndentedLine"><text:s text:c="3"/>We are the sheep for whom he cares –@i</text:p>
      <text:p text:style-name="LastLine"><text:s text:c="3"/>his people, his alone.@l</text:p>
      <text:p text:style-name="Firstline"><text:soft-page-break/>2.<text:tab/>Enter his gates with praise,@f</text:p>
      <text:p text:style-name="IndentedLine"><text:s text:c="3"/>his courts with thankfulness.@i</text:p>
      <text:p text:style-name="IndentedLine"><text:s text:c="3"/>Your praises gladly sing to him;@i</text:p>
      <text:p text:style-name="IndentedLine"><text:s text:c="3"/>his name forever bless.@i</text:p>
      <text:p text:style-name="NonIndentedLine">For God the <text:span text:style-name="T1">#Lord#</text:span> is good;@n</text:p>
      <text:p text:style-name="IndentedLine"><text:s text:c="3"/>his love is ever sure.@i</text:p>
      <text:p text:style-name="IndentedLine"><text:s text:c="3"/>His constant truth and faithfulness@i</text:p>
      <text:p text:style-name="LastLine"><text:s text:c="3"/>through every age endure.@l</text:p>
      <text:h text:style-name="Heading_20_1" text:outline-level="1">&amp;Psalm 100b <text:s/>All people that on earth do dwell</text:h>
      <text:p text:style-name="Firstline">1.<text:tab/><text:span text:style-name="T3">*All*</text:span> people that on <text:span text:style-name="T3">*earth do dwell*</text:span>,@f</text:p>
      <text:p text:style-name="IndentedLine"><text:s text:c="3"/><text:span text:style-name="T3">*sing *</text:span>to the <text:span text:style-name="T1">#Lord#</text:span> with <text:span text:style-name="T3">*cheerful voice*</text:span>;@i</text:p>
      <text:p text:style-name="NonIndentedLine"><text:span text:style-name="T3">*him *</text:span>serve with mirth, his <text:span text:style-name="T3">*praise forth tell*</text:span>,@n</text:p>
      <text:p text:style-name="LastLine"><text:s text:c="3"/><text:span text:style-name="T3">*come*</text:span> ye before him <text:span text:style-name="T3">*and rejoice*</text:span>.@l</text:p>
      <text:p text:style-name="Firstline">2.<text:tab/><text:span text:style-name="T3">*Know*</text:span> that the <text:span text:style-name="T1">#Lord#</text:span> is <text:span text:style-name="T3">*God indeed*</text:span>;@f</text:p>
      <text:p text:style-name="IndentedLine"><text:s text:c="3"/><text:span text:style-name="T3">*with*</text:span>out our aid he <text:span text:style-name="T3">*did us make*</text:span>,@i</text:p>
      <text:p text:style-name="NonIndentedLine"><text:span text:style-name="T3">*we*</text:span> are his flock, he <text:span text:style-name="T3">*doth us feed*</text:span>,@n</text:p>
      <text:p text:style-name="LastLine"><text:s text:c="3"/><text:span text:style-name="T3">*and*</text:span> for his sheep he <text:span text:style-name="T3">*doth us take*</text:span>.@l</text:p>
      <text:p text:style-name="Firstline">3.<text:tab/><text:span text:style-name="T3">*O *</text:span>enter then his <text:span text:style-name="T3">*gates with joy*</text:span>,@f</text:p>
      <text:p text:style-name="IndentedLine"><text:s text:c="3"/><text:span text:style-name="T3">*with*</text:span>in his courts his <text:span text:style-name="T3">*praise proclaim*</text:span>;@i</text:p>
      <text:p text:style-name="NonIndentedLine"><text:span text:style-name="T3">*let*</text:span> thankful songs your <text:span text:style-name="T3">*tongues employ*</text:span>,@n</text:p>
      <text:p text:style-name="LastLine"><text:s text:c="3"/><text:span text:style-name="T3">*O*</text:span> bless and magni<text:span text:style-name="T3">*fy*</text:span> <text:span text:style-name="T3">*his name*</text:span>.@l</text:p>
      <text:p text:style-name="Firstline">4.<text:tab/><text:span text:style-name="T3">*Be*</text:span>cause the <text:span text:style-name="T1">#Lord#</text:span> our <text:span text:style-name="T3">*God is good*</text:span>,@f</text:p>
      <text:p text:style-name="IndentedLine"><text:s text:c="3"/><text:span text:style-name="T3">*his *</text:span>mercy is for<text:span text:style-name="T3">*ever*</text:span> <text:span text:style-name="T3">*sure*</text:span>;@i</text:p>
      <text:p text:style-name="NonIndentedLine"><text:span text:style-name="T3">*his*</text:span> truth at all times <text:span text:style-name="T3">*firmly stood*</text:span>@n</text:p>
      <text:p text:style-name="LastLine"><text:s text:c="3"/><text:span text:style-name="T3">*and*</text:span> shall from age to <text:span text:style-name="T3">*age endure*</text:span>.@l</text:p>
      <text:h text:style-name="Heading_20_1" text:outline-level="1">&amp;Psalm 101 <text:s/>I’ll praise your love and justice</text:h>
      <text:p text:style-name="Firstline">1.<text:tab/>I’ll praise your love and justice, <text:span text:style-name="T1">#Lord#</text:span>;@f</text:p>
      <text:p text:style-name="IndentedLine"><text:s text:c="3"/>I’ll praise you cheerfully.@i</text:p>
      <text:p text:style-name="NonIndentedLine">I’ll strive to lead a blameless life –@n</text:p>
      <text:p text:style-name="LastLine"><text:s text:c="3"/>when will you come to me?@l</text:p>
      <text:p text:style-name="Firstline">2.<text:tab/>Within my home the life I lead@f</text:p>
      <text:p text:style-name="IndentedLine"><text:s text:c="3"/>will show a blameless heart.@i</text:p>
      <text:p text:style-name="NonIndentedLine">My eyes will view no worthless thing;@n</text:p>
      <text:p text:style-name="LastLine"><text:s text:c="3"/>from sin I will depart.@l</text:p>
      <text:p text:style-name="Firstline">3.<text:tab/>I hate what faithless people do;@f</text:p>
      <text:p text:style-name="IndentedLine"><text:s text:c="3"/>it shall not cling to me.@i</text:p>
      <text:p text:style-name="NonIndentedLine">All wicked people I’ll avoid;@n</text:p>
      <text:p text:style-name="LastLine"><text:s text:c="3"/>from evil I’ll stay free.@l</text:p>
      <text:p text:style-name="Firstline">4.<text:tab/>I’ll put to silence everyone@f</text:p>
      <text:p text:style-name="IndentedLine"><text:s text:c="3"/>who slanders secretly;@i</text:p>
      <text:p text:style-name="NonIndentedLine">I will not tolerate the proud@n</text:p>
      <text:p text:style-name="LastLine"><text:s text:c="3"/>who act so haughtily.@l</text:p>
      <text:p text:style-name="Firstline"><text:soft-page-break/>5.<text:tab/>My eyes are on the faithful ones,@f</text:p>
      <text:p text:style-name="IndentedLine"><text:s text:c="3"/>that they may dwell with me;@i</text:p>
      <text:p text:style-name="NonIndentedLine">whoever lives a blameless life@n</text:p>
      <text:p text:style-name="LastLine"><text:s text:c="3"/>will serve me constantly.@l</text:p>
      <text:p text:style-name="Firstline">6.<text:tab/>No one who practises deceit@f</text:p>
      <text:p text:style-name="IndentedLine"><text:s text:c="3"/>will dwell within my home;@i</text:p>
      <text:p text:style-name="NonIndentedLine">nor will the one whose words are false@n</text:p>
      <text:p text:style-name="LastLine"><text:s text:c="3"/>before me ever come.@l</text:p>
      <text:p text:style-name="Firstline">7.<text:tab/>Each morning I will silence all@f</text:p>
      <text:p text:style-name="IndentedLine"><text:s text:c="3"/>who wicked deeds have done;@i</text:p>
      <text:p text:style-name="NonIndentedLine">I’ll cleanse the city of the <text:span text:style-name="T1">#Lord#</text:span>@n</text:p>
      <text:p text:style-name="LastLine"><text:s text:c="3"/>of every evil one.@l</text:p>
      <text:h text:style-name="Heading_20_1" text:outline-level="1">&amp;Psalm 102 <text:s/><text:span text:style-name="T1">#Lord#</text:span>, listen to my prayer</text:h>
      <text:p text:style-name="Firstline">1.<text:tab/><text:span text:style-name="T1">#Lord#</text:span>, listen to my prayer,@f</text:p>
      <text:p text:style-name="IndentedLine"><text:s text:c="3"/>and hear my cry for aid.@i</text:p>
      <text:p text:style-name="IndentedLine"><text:s text:c="3"/>Hide not your face from me,@i</text:p>
      <text:p text:style-name="IndentedLine"><text:s text:c="3"/>for I am so afraid.@i</text:p>
      <text:p text:style-name="NonIndentedLine">Incline your ear to me in need;@n</text:p>
      <text:p text:style-name="LastLine"><text:s text:c="3"/>and, when I call, be swift to heed.@l</text:p>
      <text:p text:style-name="Firstline">2.<text:tab/>Like smoke my days are gone;@f</text:p>
      <text:p text:style-name="IndentedLine"><text:s text:c="3"/>my bones are burned away.@i</text:p>
      <text:p text:style-name="IndentedLine"><text:s text:c="3"/>My appetite is lost;@i</text:p>
      <text:p text:style-name="IndentedLine"><text:s text:c="3"/>my heart is parched like hay.@i</text:p>
      <text:p text:style-name="NonIndentedLine">Because of my incessant groans@n</text:p>
      <text:p text:style-name="LastLine"><text:s text:c="3"/>I am no more than skin and bones.@l</text:p>
      <text:p text:style-name="Firstline">3.<text:tab/>I'm like a desert owl,@f</text:p>
      <text:p text:style-name="IndentedLine"><text:s text:c="3"/>an owl midst tumbled stone,@i</text:p>
      <text:p text:style-name="IndentedLine"><text:s text:c="3"/>or bird upon a roof –@i</text:p>
      <text:p text:style-name="IndentedLine"><text:s text:c="3"/>I lie awake, alone.@i</text:p>
      <text:p text:style-name="NonIndentedLine">My foes revile me all day long;@n</text:p>
      <text:p text:style-name="LastLine"><text:s text:c="3"/>my haters mock my name in song.@l</text:p>
      <text:p text:style-name="Firstline">4.<text:tab/>For ashes are my food;@f</text:p>
      <text:p text:style-name="IndentedLine"><text:s text:c="3"/>I weep incessantly@i</text:p>
      <text:p text:style-name="IndentedLine"><text:s text:c="3"/>because in your great wrath@i</text:p>
      <text:p text:style-name="IndentedLine"><text:s text:c="3"/>you have abandoned me.@i</text:p>
      <text:p text:style-name="NonIndentedLine">My days like evening shadows pass;@n</text:p>
      <text:p text:style-name="LastLine"><text:s text:c="3"/>I wither like the sun-dried grass.@l</text:p>
      <text:p text:style-name="Firstline">5.<text:tab/>But you, O <text:span text:style-name="T1">#Lord#</text:span>, are set@f</text:p>
      <text:p text:style-name="IndentedLine"><text:s text:c="3"/>forever on your throne;@i</text:p>
      <text:p text:style-name="IndentedLine"><text:s text:c="3"/>through each succeeding age@i</text:p>
      <text:p text:style-name="IndentedLine"><text:s text:c="3"/>endures your great renown.@i</text:p>
      <text:p text:style-name="NonIndentedLine">You will arise in mighty power;@n</text:p>
      <text:p text:style-name="LastLine"><text:s text:c="3"/>on Zion mercy you will shower.@l</text:p>
      <text:p text:style-name="Firstline"><text:soft-page-break/>6.<text:tab/>The set time now has come@f</text:p>
      <text:p text:style-name="IndentedLine"><text:s text:c="3"/>to bless Jerusalem.@i</text:p>
      <text:p text:style-name="IndentedLine"><text:s text:c="3"/>Her stones your saints hold dear;@i</text:p>
      <text:p text:style-name="IndentedLine"><text:s text:c="3"/>her dust is mourned by them.@i</text:p>
      <text:p text:style-name="NonIndentedLine">Nations will fear your name, O <text:span text:style-name="T1">#Lord#</text:span>;@n</text:p>
      <text:p text:style-name="LastLine"><text:s text:c="3"/>all kings on earth your praise record.@l</text:p>
      <text:p text:style-name="Firstline">7.<text:tab/>For God will yet appear@f</text:p>
      <text:p text:style-name="IndentedLine"><text:s text:c="3"/>in glorious might to reign;@i</text:p>
      <text:p text:style-name="IndentedLine"><text:s text:c="3"/>the <text:span text:style-name="T1">#Lord#</text:span> in grace will build@i</text:p>
      <text:p text:style-name="IndentedLine"><text:s text:c="3"/>Jerusalem again.@i</text:p>
      <text:p text:style-name="NonIndentedLine">The prayers of all the poor he’ll heed;@n</text:p>
      <text:p text:style-name="LastLine"><text:s text:c="3"/>he will not spurn their cry of need.@l</text:p>
      <text:p text:style-name="Firstline">8.<text:tab/>Let this be written down@f</text:p>
      <text:p text:style-name="IndentedLine"><text:s text:c="3"/>to teach a future race,@i</text:p>
      <text:p text:style-name="IndentedLine"><text:s text:c="3"/>so people yet unborn@i</text:p>
      <text:p text:style-name="IndentedLine"><text:s text:c="3"/>may magnify his grace:@i</text:p>
      <text:p text:style-name="NonIndentedLine">that from his holy place above@n</text:p>
      <text:p text:style-name="LastLine"><text:s text:c="3"/>the <text:span text:style-name="T1">#Lord#</text:span> looked down in tender love.@l</text:p>
      <text:p text:style-name="Firstline">9.<text:tab/>From heav’n he viewed the earth,@f</text:p>
      <text:p text:style-name="IndentedLine"><text:s text:c="3"/>observing all mankind,@i</text:p>
      <text:p text:style-name="IndentedLine"><text:s text:c="3"/>to hear the groans of those@i</text:p>
      <text:p text:style-name="IndentedLine"><text:s text:c="3"/>in prison cells confined,@i</text:p>
      <text:p text:style-name="NonIndentedLine">and to deliver from on high@n</text:p>
      <text:p text:style-name="LastLine"><text:s text:c="3"/>a multitude condemned to die.@l</text:p>
      <text:p text:style-name="Firstline">10.<text:tab/>In Zion will be praised@f</text:p>
      <text:p text:style-name="IndentedLine"><text:s text:c="3"/>the <text:span text:style-name="T1">#Lord#</text:span>’s exalted name;@i</text:p>
      <text:p text:style-name="IndentedLine"><text:s text:c="3"/>his praises will be sung@i</text:p>
      <text:p text:style-name="IndentedLine"><text:s text:c="3"/>within Jerusalem,@i</text:p>
      <text:p text:style-name="NonIndentedLine">when peoples and their kingdoms throng@n</text:p>
      <text:p text:style-name="LastLine"><text:s text:c="3"/>to serve the <text:span text:style-name="T1">#Lord#</text:span> with cheerful song.@l</text:p>
      <text:p text:style-name="Firstline">11.<text:tab/>He took my strength away@f</text:p>
      <text:p text:style-name="IndentedLine"><text:s text:c="3"/>by his almighty power;@i</text:p>
      <text:p text:style-name="IndentedLine"><text:s text:c="3"/>he shortened grievously@i</text:p>
      <text:p text:style-name="IndentedLine"><text:s text:c="3"/>my life’s allotted hour.@i</text:p>
      <text:p text:style-name="NonIndentedLine">I said, “O take me not away,@n</text:p>
      <text:p text:style-name="LastLine"><text:s text:c="3"/>my God, at noontide of my day.@l</text:p>
      <text:p text:style-name="Firstline">12.<text:tab/>“Your days and years go on@f</text:p>
      <text:p text:style-name="IndentedLine"><text:s text:c="3"/>through every age of man.@i</text:p>
      <text:p text:style-name="IndentedLine"><text:s text:c="3"/>The earth’s foundation strong@i</text:p>
      <text:p text:style-name="IndentedLine"><text:s text:c="3"/>you laid when time began.@i</text:p>
      <text:p text:style-name="NonIndentedLine">The heavens came at your command,@n</text:p>
      <text:p text:style-name="LastLine"><text:s text:c="3"/>created by your mighty hand.@l</text:p>
      <text:p text:style-name="Firstline"><text:soft-page-break/>13.<text:tab/>“The earth and heav’ns will fail,@f</text:p>
      <text:p text:style-name="IndentedLine"><text:s text:c="3"/>but you alone remain.@i</text:p>
      <text:p text:style-name="IndentedLine"><text:s text:c="3"/>Like garments they will age,@i</text:p>
      <text:p text:style-name="IndentedLine"><text:s text:c="3"/>while you on high will reign.@i</text:p>
      <text:p text:style-name="NonIndentedLine">Like clothing you will change them all;@n</text:p>
      <text:p text:style-name="LastLine"><text:s text:c="3"/>like clothes discarded they will fall.@l</text:p>
      <text:p text:style-name="Firstline">14.<text:tab/>“But you endure always;@f</text:p>
      <text:p text:style-name="IndentedLine"><text:s text:c="3"/>your years will never cease.@i</text:p>
      <text:p text:style-name="IndentedLine"><text:s text:c="3"/>Your servants’ children too@i</text:p>
      <text:p text:style-name="IndentedLine"><text:s text:c="3"/>will know your reign of peace.@i</text:p>
      <text:p text:style-name="NonIndentedLine">Their offspring, their succeeding race,@n</text:p>
      <text:p text:style-name="LastLine"><text:s text:c="3"/>will ever stand before your face.”@l</text:p>
      <text:h text:style-name="Heading_20_1" text:outline-level="1">&amp;Psalm 103 <text:s/>Praise <text:span text:style-name="T1">#God#</text:span>, my soul!</text:h>
      <text:p text:style-name="Firstline">1.<text:tab/>Praise <text:span text:style-name="T1">#God#</text:span>, my soul! With all my heart@f</text:p>
      <text:p text:style-name="IndentedLine"><text:s text:c="3"/>let me exalt his holy name.@i</text:p>
      <text:p text:style-name="IndentedLine"><text:s text:c="3"/>Forget not all his benefits;@i</text:p>
      <text:p text:style-name="IndentedLine"><text:s text:c="3"/>his praise, my soul, in song proclaim.@i</text:p>
      <text:p text:style-name="NonIndentedLine">The <text:span text:style-name="T1">#Lord#</text:span> forgives you all your sins,@n</text:p>
      <text:p text:style-name="IndentedLine"><text:s text:c="3"/>and heals your sickness and distress;@i</text:p>
      <text:p text:style-name="IndentedLine"><text:s text:c="3"/>your life he rescues from the grave,@i</text:p>
      <text:p text:style-name="LastLine"><text:s text:c="3"/>and crowns you in his tenderness.@l</text:p>
      <text:p text:style-name="Firstline">2.<text:tab/>He satisfies your deep desires@f</text:p>
      <text:p text:style-name="IndentedLine"><text:s text:c="3"/>from his unending stores of good,@i</text:p>
      <text:p text:style-name="IndentedLine"><text:s text:c="3"/>so that, just like the eagle’s strength,@i</text:p>
      <text:p text:style-name="IndentedLine"><text:s text:c="3"/>your youthful vigour is renewed.@i</text:p>
      <text:p text:style-name="NonIndentedLine">The <text:span text:style-name="T1">#Lord#</text:span> is known for righteous acts@n</text:p>
      <text:p text:style-name="IndentedLine"><text:s text:c="3"/>and justice to downtrodden ones.@i</text:p>
      <text:p text:style-name="IndentedLine"><text:s text:c="3"/>To Moses he made known his ways,@i</text:p>
      <text:p text:style-name="LastLine"><text:s text:c="3"/>his mighty deeds to Israel's sons.@l</text:p>
      <text:p text:style-name="Firstline">3.<text:tab/>The <text:span text:style-name="T1">#Lord#</text:span> is merciful and kind,@f</text:p>
      <text:p text:style-name="IndentedLine"><text:s text:c="3"/>to anger slow, and full of grace.@i</text:p>
      <text:p text:style-name="IndentedLine"><text:s text:c="3"/>He will not constantly reprove@i</text:p>
      <text:p text:style-name="IndentedLine"><text:s text:c="3"/>or in his anger hide his face.@i</text:p>
      <text:p text:style-name="NonIndentedLine">He does not punish our misdeeds@n</text:p>
      <text:p text:style-name="IndentedLine"><text:s text:c="3"/>or give our sins their just reward.@i</text:p>
      <text:p text:style-name="IndentedLine"><text:s text:c="3"/>How great his love, as high as heaven –@i</text:p>
      <text:p text:style-name="LastLine"><text:s text:c="3"/>towards all those who fear the <text:span text:style-name="T1">#Lord#</text:span>!@l</text:p>
      <text:p text:style-name="Firstline">4.<text:tab/>As far as east is from the west,@f</text:p>
      <text:p text:style-name="IndentedLine"><text:s text:c="3"/>so far his love has borne away@i</text:p>
      <text:p text:style-name="IndentedLine"><text:s text:c="3"/>our many sins and trespasses@i</text:p>
      <text:p text:style-name="IndentedLine"><text:s text:c="3"/>and all the guilt that on us lay.@i</text:p>
      <text:p text:style-name="NonIndentedLine">Just as a father loves his child,@n</text:p>
      <text:p text:style-name="IndentedLine"><text:s text:c="3"/>so <text:span text:style-name="T1">#God#</text:span> loves those who fear his name.@i</text:p>
      <text:p text:style-name="IndentedLine"><text:s text:c="3"/>For he remembers we are dust,@i</text:p>
      <text:p text:style-name="LastLine"><text:s text:c="3"/>and well he knows our feeble frame.@l</text:p>
      <text:p text:style-name="Firstline"><text:soft-page-break/>5.<text:tab/>Each human life is like the grass,@f</text:p>
      <text:p text:style-name="IndentedLine"><text:s text:c="3"/>and like a meadow flower it grows.@i</text:p>
      <text:p text:style-name="IndentedLine"><text:s text:c="3"/>Its place will never be recalled@i</text:p>
      <text:p text:style-name="IndentedLine"><text:s text:c="3"/>once over it the tempest blows.@i</text:p>
      <text:p text:style-name="NonIndentedLine">But everlasting is <text:span text:style-name="T1">#God#</text:span>’s love@n</text:p>
      <text:p text:style-name="IndentedLine"><text:s text:c="3"/>for those who fear him, and their seed –@i</text:p>
      <text:p text:style-name="IndentedLine"><text:s text:c="3"/>for those who keep his covenant,@i</text:p>
      <text:p text:style-name="LastLine"><text:s text:c="3"/>and carefully his precepts heed.@l</text:p>
      <text:p text:style-name="Firstline">6.<text:tab/><text:span text:style-name="T1">#God#</text:span>’s kingly rule is over all;@f</text:p>
      <text:p text:style-name="IndentedLine"><text:s text:c="3"/>in heav-en he has set his throne.@i</text:p>
      <text:p text:style-name="IndentedLine"><text:s text:c="3"/>O you his angels, praise the <text:span text:style-name="T1">#Lord#</text:span>,@i</text:p>
      <text:p text:style-name="IndentedLine"><text:s text:c="3"/>strong ones by whom his will is done.@i</text:p>
      <text:p text:style-name="NonIndentedLine">O praise the <text:span text:style-name="T1">#Lord#</text:span>, you hea<text:span text:style-name="T5">~ven~</text:span>ly hosts,@n</text:p>
      <text:p text:style-name="IndentedLine"><text:s text:c="3"/>his servants who perform his word.@i</text:p>
      <text:p text:style-name="IndentedLine"><text:s text:c="3"/>Praise <text:span text:style-name="T1">#God#</text:span>, his works throughout his realm,@i</text:p>
      <text:p text:style-name="LastLine"><text:s text:c="3"/>and you, my soul, O praise the <text:span text:style-name="T1">#Lord#</text:span>!@l</text:p>
      <text:h text:style-name="Heading_20_1" text:outline-level="1">&amp;Psalm 103b <text:s/>O come my soul, bless thou the <text:span text:style-name="T1">#Lord#</text:span></text:h>
      <text:p text:style-name="Firstline">1.<text:tab/>O come, my soul, bless thou the <text:span text:style-name="T1">#Lord#</text:span> thy Maker,@f</text:p>
      <text:p text:style-name="IndentedLine"><text:s text:c="3"/>and all within me, bless his holy name;@i</text:p>
      <text:p text:style-name="NonIndentedLine">bless thou the <text:span text:style-name="T1">#Lord#</text:span>, forget not all his mercies,@n</text:p>
      <text:p text:style-name="LastBeforeRefrain"><text:s text:c="3"/>his pardoning grace and saving love proclaim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2.<text:tab/>Good is the <text:span text:style-name="T1">#Lord#</text:span> and full of kind compassion,@f</text:p>
      <text:p text:style-name="IndentedLine"><text:s text:c="3"/>most slow to anger, plenteous in love;@i</text:p>
      <text:p text:style-name="NonIndentedLine">rich is his grace to all that humbly seek him,@n</text:p>
      <text:p text:style-name="LastBeforeRefrain"><text:s text:c="3"/>boundless and endless as the heavens abov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3.<text:tab/>His love is like a father’s to his children,@f</text:p>
      <text:p text:style-name="IndentedLine"><text:s text:c="3"/>tender and kind to all who fear his name;@i</text:p>
      <text:p text:style-name="NonIndentedLine">for well he knows our weakness and our frailty,@n</text:p>
      <text:p text:style-name="LastBeforeRefrain"><text:s text:c="3"/>he knows that we are dust, he knows our fram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4.<text:tab/>We fade and die like flowers that grow in beauty,@f</text:p>
      <text:p text:style-name="IndentedLine"><text:s text:c="3"/>like tender grass that soon will disappear;@i</text:p>
      <text:p text:style-name="NonIndentedLine">but evermore the love of <text:span text:style-name="T1">#God#</text:span> is changeless,@n</text:p>
      <text:p text:style-name="LastBeforeRefrain"><text:s text:c="3"/>still shown to those who look to him in fear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<text:soft-page-break/>5.<text:tab/>High in the heav’ns his throne is fixed forever,@f</text:p>
      <text:p text:style-name="IndentedLine"><text:s text:c="3"/>his kingdom rules o’er all from pole to pole.@i</text:p>
      <text:p text:style-name="NonIndentedLine">Bless ye the <text:span text:style-name="T1">#Lord#</text:span> through all his wide dominion;@n</text:p>
      <text:p text:style-name="LastBeforeRefrain"><text:s text:c="3"/>bless his most holy name, O thou my soul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h text:style-name="Heading_20_1" text:outline-level="1">&amp;Psalm 104 <text:s/>My soul, bless the <text:span text:style-name="T1">#Lord#</text:span>!</text:h>
      <text:p text:style-name="Firstline">1.<text:tab/>My soul, bless the <text:span text:style-name="T1">#Lord#</text:span>! The <text:span text:style-name="T1">#Lord#</text:span> is most great,@f</text:p>
      <text:p text:style-name="IndentedLine"><text:s text:c="3"/>with glory arrayed, majestic his state.@i</text:p>
      <text:p text:style-name="NonIndentedLine">The light is his garment, the skies are his shade,@n</text:p>
      <text:p text:style-name="LastLine"><text:s text:c="3"/>and over the waters his courts he has laid.@l</text:p>
      <text:p text:style-name="Firstline">2.<text:tab/>He rides on the clouds and wings of the storm;@f</text:p>
      <text:p text:style-name="IndentedLine"><text:s text:c="3"/>the lightning and wind his mission perform.@i</text:p>
      <text:p text:style-name="NonIndentedLine">Foundations of earth he forever has stayed;@n</text:p>
      <text:p text:style-name="LastLine"><text:s text:c="3"/>to cover it, oceans like garments were laid.@l</text:p>
      <text:p text:style-name="Firstline">3.<text:tab/>On mountains and plains the dark waters lay.@f</text:p>
      <text:p text:style-name="IndentedLine"><text:s text:c="3"/>They heard his rebuke and melted away.@i</text:p>
      <text:p text:style-name="NonIndentedLine">He lifted the mountains, to valleys gave birth,@n</text:p>
      <text:p text:style-name="LastLine"><text:s text:c="3"/>set bound’ries for seas that once covered the earth.@l</text:p>
      <text:p text:style-name="Firstline">4.<text:tab/>God causes the springs of water to flow@f</text:p>
      <text:p text:style-name="IndentedLine"><text:s text:c="3"/>in streams from the hills to valleys below.@i</text:p>
      <text:p text:style-name="NonIndentedLine">Beside them with singing the birds greet the day,@n</text:p>
      <text:p text:style-name="LastLine"><text:s text:c="3"/>and there the beasts gather their thirst to allay.@l</text:p>
      <text:p text:style-name="Firstline">5.<text:tab/>Down mountains and hills your showers are sent.@f</text:p>
      <text:p text:style-name="IndentedLine"><text:s text:c="3"/>With fruit of your work the earth is content.@i</text:p>
      <text:p text:style-name="NonIndentedLine">You give grass for cattle and food for our toil,@n</text:p>
      <text:p text:style-name="LastLine"><text:s text:c="3"/>enriching our labours with bread, wine, and oil.@l</text:p>
      <text:p text:style-name="Firstline">6.<text:tab/>The trees which the <text:span text:style-name="T1">#Lord#</text:span> has planted are fed,@f</text:p>
      <text:p text:style-name="IndentedLine"><text:s text:c="3"/>and over the earth their branches are spread;@i</text:p>
      <text:p text:style-name="NonIndentedLine">they keep in their shelter the birds of the air.@n</text:p>
      <text:p text:style-name="LastLine"><text:s text:c="3"/>The life of each creature the <text:span text:style-name="T1">#Lord#</text:span> makes his care.@l</text:p>
      <text:p text:style-name="Firstline">7.<text:tab/>The seasons are fixed by wisdom divine.@f</text:p>
      <text:p text:style-name="IndentedLine"><text:s text:c="3"/>The slow-changing moon shows forth God’s design.@i</text:p>
      <text:p text:style-name="NonIndentedLine">The sun in its circuit its Maker obeys@n</text:p>
      <text:p text:style-name="LastLine"><text:s text:c="3"/>and, running its journey, hastes not nor delays.@l</text:p>
      <text:p text:style-name="Firstline">8.<text:tab/>The <text:span text:style-name="T1">#Lord#</text:span> makes the night, when, leaving their lair,@f</text:p>
      <text:p text:style-name="IndentedLine"><text:s text:c="3"/>the lions go forth, God’s bounty to share.@i</text:p>
      <text:p text:style-name="NonIndentedLine">The <text:span text:style-name="T1">#Lord#</text:span> makes the morning, when beasts steal away@n</text:p>
      <text:p text:style-name="LastLine"><text:s text:c="3"/>and man is beginning his work of the day.@l</text:p>
      <text:p text:style-name="Firstline">9.<text:tab/>How many and wise the works of the <text:span text:style-name="T1">#Lord#</text:span>!@f</text:p>
      <text:p text:style-name="IndentedLine"><text:s text:c="3"/>The earth with its wealth of creatures is stored.@i</text:p>
      <text:p text:style-name="NonIndentedLine">The sea bears in safety the ships to and fro;@n</text:p>
      <text:p text:style-name="LastLine"><text:s text:c="3"/>Leviathan plays in the waters below.@l</text:p>
      <text:p text:style-name="Firstline"><text:soft-page-break/>10.<text:tab/>Your creatures all look to you for their food;@f</text:p>
      <text:p text:style-name="IndentedLine"><text:s text:c="3"/>your hand opens wide, they gather the good.@i</text:p>
      <text:p text:style-name="NonIndentedLine">When you hide your face, <text:span text:style-name="T1">#Lord#</text:span>, in anguish they yearn;@n</text:p>
      <text:p text:style-name="LastLine"><text:s text:c="3"/>when you stop their breath, then to dust they return.@l</text:p>
      <text:p text:style-name="Firstline">11.<text:tab/>Your Spirit, O <text:span text:style-name="T1">#Lord#</text:span>, makes life to abound,@f</text:p>
      <text:p text:style-name="IndentedLine"><text:s text:c="3"/>the earth is renewed, and fruitful the ground.@i</text:p>
      <text:p text:style-name="NonIndentedLine">To <text:span text:style-name="T1">#God#</text:span> ascribe glory and wisdom and might;@n</text:p>
      <text:p text:style-name="LastLine"><text:s text:c="3"/>let <text:span text:style-name="T1">#God#</text:span> in his creatures forever delight.@l</text:p>
      <text:p text:style-name="Firstline">12.<text:tab/>Before the <text:span text:style-name="T1">#Lord#</text:span>’s might earth trembles and quakes,@f</text:p>
      <text:p text:style-name="IndentedLine"><text:s text:c="3"/>the mountains are rent, and smoke from them breaks.@i</text:p>
      <text:p text:style-name="Standard"><text:s/>The <text:span text:style-name="T1">#Lord#</text:span> I will worship through all of my days,</text:p>
      <text:p text:style-name="LastLine"><text:s text:c="3"/>yes, while I have being, my God I will praise.@l</text:p>
      <text:p text:style-name="Firstline">13.<text:tab/>Rejoicing in <text:span text:style-name="T1">#God#</text:span>, my thought shall be sweet.@f</text:p>
      <text:p text:style-name="IndentedLine"><text:s text:c="3"/>May sinners depart in ruin complete.@i</text:p>
      <text:p text:style-name="NonIndentedLine">My soul, bless Jehovah – his name be adored.@n</text:p>
      <text:p text:style-name="LastLine"><text:s text:c="3"/>Come, praise him, all people, and worship the <text:span text:style-name="T1">#Lord#</text:span>.@l</text:p>
      <text:h text:style-name="Heading_20_1" text:outline-level="1">&amp;Psalm 105 <text:s/>Give thanks to the <text:span text:style-name="T1">#Lord#</text:span> God</text:h>
      <text:p text:style-name="Firstline">1.<text:tab/>Give thanks to the <text:span text:style-name="T1">#Lord#</text:span> God and call on his name;@f</text:p>
      <text:p text:style-name="IndentedLine"><text:s text:c="3"/>his wonderful deeds to the nations proclaim.@i</text:p>
      <text:p text:style-name="IndentedLine"><text:s text:c="3"/>Sing praises to him, and his exploits record;@i</text:p>
      <text:p text:style-name="IndentedLine"><text:s text:c="3"/>let all those who seek him rejoice in the <text:span text:style-name="T1">#Lord#</text:span>.@i</text:p>
      <text:p text:style-name="NonIndentedLine">You chosen ones, look to the <text:span text:style-name="T1">#Lord#</text:span> and his might;@n</text:p>
      <text:p text:style-name="IndentedLine"><text:s text:c="3"/>seek ever his face, and his wonders recite,@i</text:p>
      <text:p text:style-name="IndentedLine"><text:s text:c="3"/>his miracles too, and his judgment divine –@i</text:p>
      <text:p text:style-name="LastLine"><text:s text:c="3"/>you children of Abraham, Jacob’s own line.@l</text:p>
      <text:p text:style-name="Firstline">2.<text:tab/>The <text:span text:style-name="T1">#Lord#</text:span> is our God, and he rules all the earth.@f</text:p>
      <text:p text:style-name="IndentedLine"><text:s text:c="3"/>Remem<text:span text:style-name="T5">~ber~</text:span>ing his co<text:span text:style-name="T5">~ven~</text:span>ant – the word he set forth –@i</text:p>
      <text:p text:style-name="IndentedLine"><text:s text:c="3"/>he vowed, for the ages to come, to make good@i</text:p>
      <text:p text:style-name="IndentedLine"><text:s text:c="3"/>his promise to Abr<text:span text:style-name="T5">~aha~</text:span>m, to Isaac renewed.@i</text:p>
      <text:p text:style-name="NonIndentedLine">To Jacob his so<text:span text:style-name="T5">~ver~</text:span>eign decree was made sure;@n</text:p>
      <text:p text:style-name="IndentedLine"><text:s text:c="3"/>with Isr<text:span text:style-name="T5">~ael~</text:span> his co<text:span text:style-name="T5">~ven~</text:span>ant would always endure:@i</text:p>
      <text:p text:style-name="IndentedLine"><text:s text:c="3"/>“To you I will give, as your portion to stand,@i</text:p>
      <text:p text:style-name="LastLine"><text:s text:c="3"/>the country of Canaan, the beautiful land.”@l</text:p>
      <text:p text:style-name="Firstline">3.<text:tab/>When they were no more than a wandering few,@f</text:p>
      <text:p text:style-name="IndentedLine"><text:s text:c="3"/>in number restricted and foreigners too,@i</text:p>
      <text:p text:style-name="IndentedLine"><text:s text:c="3"/>from nation to nation they travelled around;@i</text:p>
      <text:p text:style-name="IndentedLine"><text:s text:c="3"/>wherever they wandered, no rest could be found.@i</text:p>
      <text:p text:style-name="NonIndentedLine">He would not permit Isr<text:span text:style-name="T5">~ael~</text:span> to be oppressed;@n</text:p>
      <text:p text:style-name="IndentedLine"><text:s text:c="3"/>for his people’s sake mighty kings he addressed:@i</text:p>
      <text:p text:style-name="IndentedLine"><text:s text:c="3"/>“Touch not my anointed – to me they belong;@i</text:p>
      <text:p text:style-name="LastLine"><text:s text:c="3"/>respect my own prophets and do them no wrong.”@l</text:p>
      <text:p text:style-name="Firstline"><text:soft-page-break/>4.<text:tab/>The <text:span text:style-name="T1">#Lord#</text:span> called down famine upon the whole land;@f</text:p>
      <text:p text:style-name="IndentedLine"><text:s text:c="3"/>their food was destroyed at his so<text:span text:style-name="T5">~ver~</text:span>eign command.@i</text:p>
      <text:p text:style-name="IndentedLine"><text:s text:c="3"/>But he sent beforehand, his people to save,@i</text:p>
      <text:p text:style-name="IndentedLine"><text:s text:c="3"/>his chosen one, Joseph, sold off as a slave.@i</text:p>
      <text:p text:style-name="NonIndentedLine">His feet within shackles of bronze were confined,@n</text:p>
      <text:p text:style-name="IndentedLine"><text:s text:c="3"/>his neck put in irons; for freedom he pined.@i</text:p>
      <text:p text:style-name="IndentedLine"><text:s text:c="3"/>The word of the <text:span text:style-name="T1">#Lord#</text:span> was a test to be passed@i</text:p>
      <text:p text:style-name="LastLine"><text:s text:c="3"/>till what he foretold was accomplished at last.@l</text:p>
      <text:p text:style-name="Firstline">5.<text:tab/>The king sent an order to let him go free;@f</text:p>
      <text:p text:style-name="IndentedLine"><text:s text:c="3"/>the ruler of nations gave him liberty.@i</text:p>
      <text:p text:style-name="IndentedLine"><text:s text:c="3"/>He put him in charge of his house and his lands;@i</text:p>
      <text:p text:style-name="IndentedLine"><text:s text:c="3"/>his princes and elders obeyed his commands.@i</text:p>
      <text:p text:style-name="NonIndentedLine">Then Isr<text:span text:style-name="T5">~ael~</text:span> came down into Egypt to stay,@n</text:p>
      <text:p text:style-name="IndentedLine"><text:s text:c="3"/>in Ham’s land to sojourn for many a day.@i</text:p>
      <text:p text:style-name="IndentedLine"><text:s text:c="3"/>The <text:span text:style-name="T1">#Lord#</text:span> caused his people to prosper and grow,@i</text:p>
      <text:p text:style-name="LastLine"><text:s text:c="3"/>and so they were seen as a threat to their foe.@l</text:p>
      <text:p text:style-name="Firstline">6.<text:tab/>He turned the Egyptians against Israèl,@f</text:p>
      <text:p text:style-name="IndentedLine"><text:s text:c="3"/>and caused them to plot his own servants to kill.@i</text:p>
      <text:p text:style-name="IndentedLine"><text:s text:c="3"/>Then Moses and Aaron, his chosen, he sent;@i</text:p>
      <text:p text:style-name="IndentedLine"><text:s text:c="3"/>performing his wonders, to Egypt they went.@i</text:p>
      <text:p text:style-name="NonIndentedLine">Because the Egyptians despised his command,@n</text:p>
      <text:p text:style-name="IndentedLine"><text:s text:c="3"/>he sent utter darkness to cover the land.@i</text:p>
      <text:p text:style-name="IndentedLine"><text:s text:c="3"/>Their waters and rivers he turned into blood;@i</text:p>
      <text:p text:style-name="LastLine"><text:s text:c="3"/>the fish of the Nile were destroyed by the <text:span text:style-name="T1">#Lord#</text:span>.@l</text:p>
      <text:p text:style-name="Firstline">7.<text:tab/>Their land teemed with frogs which invaded their rooms;@f</text:p>
      <text:p text:style-name="IndentedLine"><text:s text:c="3"/>his word brought the gnats; swarms of flies filled their homes.@i</text:p>
      <text:p text:style-name="IndentedLine"><text:s text:c="3"/>The rain became hail, and the lightning bolts flashed;@i</text:p>
      <text:p text:style-name="IndentedLine"><text:s text:c="3"/>he struck down their vines, and their fig trees were smashed.@i</text:p>
      <text:p text:style-name="NonIndentedLine">He spoke and the locusts and grasshoppers came;@n</text:p>
      <text:p text:style-name="IndentedLine"><text:s text:c="3"/>and every green thing was consumed as by flame.@i</text:p>
      <text:p text:style-name="IndentedLine"><text:s text:c="3"/>And then he took vengeance on all the firstborn –@i</text:p>
      <text:p text:style-name="LastLine"><text:s text:c="3"/>the firstfruits of manhood of Egypt were gone.@l</text:p>
      <text:p text:style-name="Firstline">8.<text:tab/>He brought Isr<text:span text:style-name="T5">~ael~</text:span> out bearing silver and gold;@f</text:p>
      <text:p text:style-name="IndentedLine"><text:s text:c="3"/>their tribes all marched forwards both steadfast and bold.@i</text:p>
      <text:p text:style-name="IndentedLine"><text:s text:c="3"/>Then Egypt was joyful to see them depart,@i</text:p>
      <text:p text:style-name="IndentedLine"><text:s text:c="3"/>for terror of them had laid hold of their heart.@i</text:p>
      <text:p text:style-name="NonIndentedLine">He spread out a cloud to protect them from sight,@n</text:p>
      <text:p text:style-name="IndentedLine"><text:s text:c="3"/>and fire to illumine the hours of the night.@i</text:p>
      <text:p text:style-name="IndentedLine"><text:s text:c="3"/>They asked, and with quails were abundantly fed;@i</text:p>
      <text:p text:style-name="LastLine"><text:s text:c="3"/>he filled them with manna, the heavenly bread.@l</text:p>
      <text:p text:style-name="Firstline">9.<text:tab/>He opened the rock to give waters to them,@f</text:p>
      <text:p text:style-name="IndentedLine"><text:s text:c="3"/>and there in the desert it flowed like a stream –@i</text:p>
      <text:p text:style-name="IndentedLine"><text:s text:c="3"/>because he remembered the promise he swore@i</text:p>
      <text:p text:style-name="IndentedLine"><text:s text:c="3"/>to Abr<text:span text:style-name="T5">~aha~</text:span>m his servant, long ages before.@i</text:p>
      <text:p text:style-name="NonIndentedLine">He brought out his chosen ones, shouting with joy;@n</text:p>
      <text:p text:style-name="IndentedLine"><text:s text:c="3"/>he granted to them without toil to enjoy@i</text:p>
      <text:p text:style-name="IndentedLine"><text:s text:c="3"/>the lands of the nations – that they might regard@i</text:p>
      <text:p text:style-name="LastLine"><text:s text:c="3"/>his law and his precepts. All praise to the <text:span text:style-name="T1">#Lord#</text:span>!@l</text:p>
      <text:h text:style-name="Heading_20_1" text:outline-level="1"><text:soft-page-break/>&amp;Psalm 105b <text:s/>Unto the <text:span text:style-name="T1">#Lord#</text:span> lift thankful voices</text:h>
      <text:p text:style-name="Firstline">1.<text:tab/><text:span text:style-name="T3">*Un*</text:span>to the <text:span text:style-name="T1">#</text:span><text:span text:style-name="T2">*Lord*</text:span><text:span text:style-name="T1">#</text:span> <text:span text:style-name="T3">*lift*</text:span> thankful <text:span text:style-name="T3">*voices*</text:span>,@f</text:p>
      <text:p text:style-name="IndentedLine"><text:s text:c="3"/><text:span text:style-name="T3">*come*</text:span>, worship <text:span text:style-name="T3">*while your*</text:span> soul re <text:span text:style-name="T3">*joices*</text:span>;@i</text:p>
      <text:p text:style-name="NonIndentedLine"><text:span text:style-name="T3">*make*</text:span> known his do<text:span text:style-name="T3">*ings*</text:span> <text:span text:style-name="T3">*far *</text:span>and <text:span text:style-name="T3">*near*</text:span>@n</text:p>
      <text:p text:style-name="IndentedLine"><text:s text:c="3"/><text:span text:style-name="T3">*that *</text:span>peoples all <text:span text:style-name="T3">*his name*</text:span> may <text:span text:style-name="T3">*fear*</text:span>.@i</text:p>
      <text:p text:style-name="NonIndentedLine"><text:span text:style-name="T3">*Tell*</text:span> of his wonders <text:span text:style-name="T3">*day by day*</text:span>,@n</text:p>
      <text:p text:style-name="LastLine"><text:s text:c="3"/><text:span text:style-name="T3">*and*</text:span> to his deeds at<text:span text:style-name="T3">*tention*</text:span> <text:span text:style-name="T3">*pay*</text:span>.@l</text:p>
      <text:p text:style-name="Firstline">2.<text:tab/><text:span text:style-name="T3">*In*</text:span> joyful <text:span text:style-name="T3">*song your*</text:span> hearts u<text:span text:style-name="T3">*niting*</text:span>,@f</text:p>
      <text:p text:style-name="IndentedLine"><text:s text:c="3"/><text:span text:style-name="T3">*his*</text:span> works most <text:span text:style-name="T3">*marvel*</text:span>lous re<text:span text:style-name="T3">*citing*</text:span>,@i</text:p>
      <text:p text:style-name="NonIndentedLine"><text:span text:style-name="T3">*now*</text:span> glory in <text:span text:style-name="T3">*his ho*</text:span>ly <text:span text:style-name="T3">*name*</text:span>;@n</text:p>
      <text:p text:style-name="IndentedLine"><text:s text:c="3"/><text:span text:style-name="T3">*let*</text:span> those that seek <text:span text:style-name="T3">*him spread*</text:span> his <text:span text:style-name="T3">*fame*</text:span>,@i</text:p>
      <text:p text:style-name="NonIndentedLine"><text:span text:style-name="T3">*in*</text:span>cline their hearts to <text:span text:style-name="T3">*sing his praise*</text:span>,@n</text:p>
      <text:p text:style-name="LastLine"><text:s text:c="3"/><text:span text:style-name="T3">*and*</text:span> unto him their <text:span text:style-name="T3">*anthems raise*</text:span>.@l</text:p>
      <text:p text:style-name="Firstline">3.<text:tab/><text:span text:style-name="T3">*Seek*</text:span> ye Je<text:span text:style-name="T4">*ho</text:span><text:span text:style-name="T3">vah*</text:span><text:span text:style-name="T8"> and </text:span>his <text:span text:style-name="T3">*power*</text:span>,@f</text:p>
      <text:p text:style-name="IndentedLine"><text:s text:c="3"/><text:span text:style-name="T3">*seek*</text:span> ye his <text:span text:style-name="T3">*presence *</text:span>every <text:span text:style-name="T3">*hour*</text:span>.@i</text:p>
      <text:p text:style-name="NonIndentedLine"><text:span text:style-name="T3">*His*</text:span> works, so mar<text:span text:style-name="T3">*vellous *</text:span>and <text:span text:style-name="T3">*great*</text:span>,@n</text:p>
      <text:p text:style-name="IndentedLine"><text:s text:c="3"/><text:span text:style-name="T3">*re*</text:span>member still <text:span text:style-name="T3">*and*</text:span> <text:span text:style-name="T3">*med-*</text:span>i-<text:span text:style-name="T3">*tate*</text:span>@i</text:p>
      <text:p text:style-name="NonIndentedLine"><text:span text:style-name="T3">*up*</text:span>on the wonders <text:span text:style-name="T3">*of his hands*</text:span>,@n</text:p>
      <text:p text:style-name="LastLine"><text:s text:c="3"/><text:span text:style-name="T3">*the*</text:span> judgments which his <text:span text:style-name="T3">*mouth commands*</text:span>.@l</text:p>
      <text:p text:style-name="Firstline">4.<text:tab/><text:span text:style-name="T3">*Ye *</text:span>seed from <text:span text:style-name="T3">*Abra*</text:span>ham de<text:span text:style-name="T3">*scended*,</text:span>@f</text:p>
      <text:p text:style-name="IndentedLine"><text:s text:c="3"/><text:span text:style-name="T3">*to *</text:span>whom his <text:span text:style-name="T3">*favours*</text:span> were ex<text:span text:style-name="T3">*tended*</text:span>,@i</text:p>
      <text:p text:style-name="NonIndentedLine"><text:span text:style-name="T3">*and *</text:span>Jacob’s chil<text:span text:style-name="T3">*dren*</text:span>, <text:span text:style-name="T3">*whom *</text:span>the <text:span text:style-name="T1">#</text:span><text:span text:style-name="T2">*Lord*</text:span><text:span text:style-name="T1">#</text:span>@n</text:p>
      <text:p text:style-name="IndentedLine"><text:s text:c="3"/><text:span text:style-name="T3">*has*</text:span> chosen, heark<text:span text:style-name="T3">*en to *</text:span>his <text:span text:style-name="T3">*word*</text:span>.@i</text:p>
      <text:p text:style-name="NonIndentedLine"><text:span text:style-name="T3">*He*</text:span> is the <text:span text:style-name="T1">#Lord#</text:span>, our <text:span text:style-name="T3">*judge divine*</text:span>;@n</text:p>
      <text:p text:style-name="LastLine"><text:s text:c="3"/><text:span text:style-name="T3">*in*</text:span> all the earth his <text:span text:style-name="T3">*glories shine*</text:span>,@l</text:p>
      <text:p text:style-name="Firstline">5.<text:tab/><text:span text:style-name="T3">*Je*</text:span>hovah’s <text:span text:style-name="T3">*truth will*</text:span> stand for<text:span text:style-name="T3">*ever*</text:span>,@f</text:p>
      <text:p text:style-name="IndentedLine"><text:s text:c="3"/><text:span text:style-name="T3">*his*</text:span> co<text:span text:style-name="T5">~ven~</text:span>ant-<text:span text:style-name="T3">*bonds he*</text:span> will not <text:span text:style-name="T3">*sever*</text:span>;@i</text:p>
      <text:p text:style-name="NonIndentedLine"><text:span text:style-name="T3">*the*</text:span> word of grace <text:span text:style-name="T3">*which he*</text:span> com<text:span text:style-name="T3">*mands*</text:span>@n</text:p>
      <text:p text:style-name="IndentedLine"><text:s text:c="3"/><text:span text:style-name="T3">*to*</text:span> thousand gen<text:span text:style-name="T3">*era*</text:span>tions <text:span text:style-name="T3">*stands*</text:span>;@i</text:p>
      <text:p text:style-name="NonIndentedLine"><text:span text:style-name="T3">*th*</text:span>e co<text:span text:style-name="T5">~ven~</text:span>ant made in <text:span text:style-name="T3">*days of old*</text:span>@n</text:p>
      <text:p text:style-name="LastLine"><text:s text:c="3"/><text:span text:style-name="T3">*with*</text:span> Abraham he <text:span text:style-name="T3">*doth uphold*</text:span>.@l</text:p>
      <text:p text:style-name="Firstline">6.<text:tab/><text:span text:style-name="T3">*The *</text:span><text:span text:style-name="T1">#Lord#</text:span> his <text:span text:style-name="T3">*co*</text:span><text:span text:style-name="T5">~*ven*~</text:span><text:span text:style-name="T3">*ant*</text:span> people <text:span text:style-name="T3">*planted*</text:span>@f</text:p>
      <text:p text:style-name="IndentedLine"><text:s text:c="3"/><text:span text:style-name="T3">*in*</text:span> lands of <text:span text:style-name="T3">*nations*</text:span> which he <text:span text:style-name="T3">*granted*</text:span>,@i</text:p>
      <text:p text:style-name="NonIndentedLine"><text:span text:style-name="T3">*that *</text:span>they his stat<text:span text:style-name="T3">*utes might*</text:span> ob<text:span text:style-name="T3">*serve*</text:span>,@n</text:p>
      <text:p text:style-name="IndentedLine"><text:s text:c="3"/><text:span text:style-name="T3">*nor*</text:span> from his laws <text:span text:style-name="T3">*might*</text:span> <text:span text:style-name="T3">*ev*</text:span>er <text:span text:style-name="T3">*swerve*</text:span>.@i</text:p>
      <text:p text:style-name="NonIndentedLine"><text:span text:style-name="T3">*Let *</text:span>songs of praise to <text:span text:style-name="T3">*him ascend*</text:span>,@n</text:p>
      <text:p text:style-name="LastLine"><text:s text:c="3"/><text:span text:style-name="T3">*and*</text:span> hallelujahs <text:span text:style-name="T3">*without end*</text:span>.@l</text:p>
      <text:h text:style-name="Heading_20_1" text:outline-level="1">&amp;Psalm 106 <text:s/>Praise the <text:span text:style-name="T1">#Lord#</text:span>! Extol his goodness!</text:h>
      <text:p text:style-name="Firstline">1.<text:tab/>Praise the <text:span text:style-name="T1">#Lord#</text:span>! Extol his goodness!@f</text:p>
      <text:p text:style-name="IndentedLine"><text:s text:c="3"/>for his love endures always.@i</text:p>
      <text:p text:style-name="NonIndentedLine">Who can tell his mighty actions,@n</text:p>
      <text:p text:style-name="IndentedLine"><text:s text:c="3"/>or in full declare his praise?@i</text:p>
      <text:p text:style-name="NonIndentedLine">Blest are those whose way is right,@n</text:p>
      <text:p text:style-name="LastLine"><text:s text:c="3"/>acting justly in his sight.@l</text:p>
      <text:p text:style-name="Firstline"><text:soft-page-break/>2.<text:tab/>When you show your people favour,@f</text:p>
      <text:p text:style-name="IndentedLine"><text:s text:c="3"/>then, O <text:span text:style-name="T1">#Lord#</text:span>, remember me.@i</text:p>
      <text:p text:style-name="NonIndentedLine">Help me when you come to save them;@n</text:p>
      <text:p text:style-name="IndentedLine"><text:s text:c="3"/>let me know prosperity –@i</text:p>
      <text:p text:style-name="NonIndentedLine">joyful with your chosen race,@n</text:p>
      <text:p text:style-name="LastLine"><text:s text:c="3"/>joining them in giving praise.@l</text:p>
      <text:p text:style-name="Firstline">3.<text:tab/>We have sinned, just like our fathers;@f</text:p>
      <text:p text:style-name="IndentedLine"><text:s text:c="3"/>we have done what was not right.@i</text:p>
      <text:p text:style-name="NonIndentedLine">When our fathers were in Egypt,@n</text:p>
      <text:p text:style-name="IndentedLine"><text:s text:c="3"/>they despised your deeds of might.@i</text:p>
      <text:p text:style-name="NonIndentedLine">All your mercies, they ignored –@n</text:p>
      <text:p text:style-name="LastLine"><text:s text:c="3"/>at the Red Sea spurned the <text:span text:style-name="T1">#Lord.#</text:span>@l</text:p>
      <text:p text:style-name="Firstline">4.<text:tab/>Yet for his name’s sake he saved them@f</text:p>
      <text:p text:style-name="IndentedLine"><text:s text:c="3"/>and revealed his mighty hand.@i</text:p>
      <text:p text:style-name="NonIndentedLine">By his word the Sea he parted,@n</text:p>
      <text:p text:style-name="IndentedLine"><text:s text:c="3"/>led them through as on dry land –@i</text:p>
      <text:p text:style-name="NonIndentedLine">from the hand of foes set free,@n</text:p>
      <text:p text:style-name="LastLine"><text:s text:c="3"/>rescued from the enemy.@l</text:p>
      <text:p text:style-name="Firstline">5.<text:tab/>Then their adversaries foundered;@f</text:p>
      <text:p text:style-name="IndentedLine"><text:s text:c="3"/>not a single one survived.@i</text:p>
      <text:p text:style-name="NonIndentedLine">So the people sang his praises,@n</text:p>
      <text:p text:style-name="IndentedLine"><text:s text:c="3"/>and his promises believed;@i</text:p>
      <text:p text:style-name="NonIndentedLine">but his works they soon forgot,@n</text:p>
      <text:p text:style-name="LastLine"><text:s text:c="3"/>and his counsel set at nought.@l</text:p>
      <text:p text:style-name="Firstline">6.<text:tab/>In the desert they surrendered@f</text:p>
      <text:p text:style-name="IndentedLine"><text:s text:c="3"/>to their unremitting greed;@i</text:p>
      <text:p text:style-name="NonIndentedLine">in the wasteland they provoked him,@n</text:p>
      <text:p text:style-name="IndentedLine"><text:s text:c="3"/>craving meat they did not need.@i</text:p>
      <text:p text:style-name="NonIndentedLine">So he gave them what they sought,@n</text:p>
      <text:p text:style-name="LastLine"><text:s text:c="3"/>but on them disease he brought.@l</text:p>
      <text:p text:style-name="Firstline">7.<text:tab/>In the camp they envied Moses,@f</text:p>
      <text:p text:style-name="IndentedLine"><text:s text:c="3"/>Aaron too – <text:span text:style-name="T1">#God#</text:span>’s priest was he.@i</text:p>
      <text:p text:style-name="NonIndentedLine">Earth was split and swallowed Dathan@n</text:p>
      <text:p text:style-name="IndentedLine"><text:s text:c="3"/>and Abiram’s company;@i</text:p>
      <text:p text:style-name="NonIndentedLine">there they fell, consumed by flame –@n</text:p>
      <text:p text:style-name="LastLine"><text:s text:c="3"/>those who had abused God’s name.@l</text:p>
      <text:p text:style-name="Firstline">8.<text:tab/>Then they made a calf at Horeb –@f</text:p>
      <text:p text:style-name="IndentedLine"><text:s text:c="3"/>served an idol cast in clay;@i</text:p>
      <text:p text:style-name="NonIndentedLine">they exchanged their highest glory@n</text:p>
      <text:p text:style-name="IndentedLine"><text:s text:c="3"/>for a bull that feeds on hay.@i</text:p>
      <text:p text:style-name="NonIndentedLine">God their saviour they forgot,@n</text:p>
      <text:p text:style-name="LastLine"><text:s text:c="3"/>who for them great things had wrought.@l</text:p>
      <text:p text:style-name="Firstline"><text:soft-page-break/>9.<text:tab/>They forgot his deeds in Egypt,@f</text:p>
      <text:p text:style-name="IndentedLine"><text:s text:c="3"/>marvels in the land of Ham.@i</text:p>
      <text:p text:style-name="NonIndentedLine">So he said he would destroy them –@n</text:p>
      <text:p text:style-name="IndentedLine"><text:s text:c="3"/>had not Moses, his own man,@i</text:p>
      <text:p text:style-name="NonIndentedLine">stood before God in the path,@n</text:p>
      <text:p text:style-name="LastLine"><text:s text:c="3"/>shielding them from righteous wrath.@l</text:p>
      <text:p text:style-name="Firstline">10.<text:tab/>Then they scorned the land of plenty;@f</text:p>
      <text:p text:style-name="IndentedLine"><text:s text:c="3"/>they did not believe his word.@i</text:p>
      <text:p text:style-name="NonIndentedLine">In their tents they grumbled at him,@n</text:p>
      <text:p text:style-name="IndentedLine"><text:s text:c="3"/>and did not obey the <text:span text:style-name="T1">#Lord#</text:span>.@i</text:p>
      <text:p text:style-name="NonIndentedLine">So he vowed, with upraised hand,@n</text:p>
      <text:p text:style-name="LastLine"><text:s text:c="3"/>they would fall in desert sand.@l</text:p>
      <text:p text:style-name="Firstline">11.<text:tab/>Their descendants he would punish –@f</text:p>
      <text:p text:style-name="IndentedLine"><text:s text:c="3"/>scatter over lands abroad.@i</text:p>
      <text:p text:style-name="NonIndentedLine">Yet they yoked themselves to Baal,@n</text:p>
      <text:p text:style-name="IndentedLine"><text:s text:c="3"/>worshipping a lifeless god.@i</text:p>
      <text:p text:style-name="NonIndentedLine">Their transgressions God abhorred;@n</text:p>
      <text:p text:style-name="LastLine"><text:s text:c="3"/>so a plague came from the <text:span text:style-name="T1">#Lord#</text:span>.@l</text:p>
      <text:p text:style-name="Firstline">12.<text:tab/>But when Phinehas took action@f</text:p>
      <text:p text:style-name="IndentedLine"><text:s text:c="3"/>and ungodliness defied,@i</text:p>
      <text:p text:style-name="NonIndentedLine">then the deadly plague was halted,@n</text:p>
      <text:p text:style-name="IndentedLine"><text:s text:c="3"/>and his deed was ratified@i</text:p>
      <text:p text:style-name="NonIndentedLine">by the <text:span text:style-name="T1">#Lord#</text:span> as rightly done,@n</text:p>
      <text:p text:style-name="LastLine"><text:s text:c="3"/>for the ages yet to come.@l</text:p>
      <text:p text:style-name="Firstline">13.<text:tab/>Then at Meribah’s still waters@f</text:p>
      <text:p text:style-name="IndentedLine"><text:s text:c="3"/>they provoked the <text:span text:style-name="T1">#Lord#</text:span> again.@i</text:p>
      <text:p text:style-name="NonIndentedLine">They rebelled against God’s Spirit,@n</text:p>
      <text:p text:style-name="IndentedLine"><text:s text:c="3"/>causing Moses bitter pain –@i</text:p>
      <text:p text:style-name="NonIndentedLine">for he spoke, possessed by grief,@n</text:p>
      <text:p text:style-name="LastLine"><text:s text:c="3"/>rashly and in unbelief.@l</text:p>
      <text:p text:style-name="Firstline">14.<text:tab/>They did not destroy the peoples@f</text:p>
      <text:p text:style-name="IndentedLine"><text:s text:c="3"/>in accord with <text:span text:style-name="T1">#God#</text:span>’s command,@i</text:p>
      <text:p text:style-name="NonIndentedLine">but they mixed with them, and followed@n</text:p>
      <text:p text:style-name="IndentedLine"><text:s text:c="3"/>all the customs of the land,@i</text:p>
      <text:p text:style-name="NonIndentedLine">worshipping the idols there,@n</text:p>
      <text:p text:style-name="LastLine"><text:s text:c="3"/>which to them became a snare.@l</text:p>
      <text:p text:style-name="Firstline">15.<text:tab/>Sons they sacrificed and daughters@f</text:p>
      <text:p text:style-name="IndentedLine"><text:s text:c="3"/>to a Canaanitish god;@i</text:p>
      <text:p text:style-name="NonIndentedLine">thus the land was desecrated@n</text:p>
      <text:p text:style-name="IndentedLine"><text:s text:c="3"/>by the stain of guiltless blood.@i</text:p>
      <text:p text:style-name="Standard"><text:s/>By their acts they were defiled –</text:p>
      <text:p text:style-name="LastLine"><text:s text:c="3"/>into filthiness beguiled.@l</text:p>
      <text:p text:style-name="Firstline"><text:soft-page-break/>16.<text:tab/>So the <text:span text:style-name="T1">#Lord#</text:span> was angry with them,@f</text:p>
      <text:p text:style-name="IndentedLine"><text:s text:c="3"/>and his people he abhorred –@i</text:p>
      <text:p text:style-name="NonIndentedLine">gave them over to the nations,@n</text:p>
      <text:p text:style-name="IndentedLine"><text:s text:c="3"/>and their foe became their lord.@i</text:p>
      <text:p text:style-name="NonIndentedLine">Subject to their enemy,@n</text:p>
      <text:p text:style-name="LastLine"><text:s text:c="3"/>they were treated cruelly.@l</text:p>
      <text:p text:style-name="Firstline">17.<text:tab/>Many times he showed his power@f</text:p>
      <text:p text:style-name="IndentedLine"><text:s text:c="3"/>by delivering his own,@i</text:p>
      <text:p text:style-name="NonIndentedLine">but they set their heart on sinning@n</text:p>
      <text:p text:style-name="IndentedLine"><text:s text:c="3"/>and rebelled against his throne.@i</text:p>
      <text:p text:style-name="NonIndentedLine">In their sin they chose to stay,@n</text:p>
      <text:p text:style-name="LastLine"><text:s text:c="3"/>and they wasted quite away.@l</text:p>
      <text:p text:style-name="Firstline">18.<text:tab/>But when they appealed for mercy,@f</text:p>
      <text:p text:style-name="IndentedLine"><text:s text:c="3"/>he took note in heav’n above;@i</text:p>
      <text:p text:style-name="NonIndentedLine">he recalled his co<text:span text:style-name="T5">~ven~</text:span>ant with them@n</text:p>
      <text:p text:style-name="IndentedLine"><text:s text:c="3"/>and relented in his love.@i</text:p>
      <text:p text:style-name="NonIndentedLine">So he made their captors all@n</text:p>
      <text:p text:style-name="LastLine"><text:s text:c="3"/>pity those they held in thrall.@l</text:p>
      <text:p text:style-name="Firstline">19.<text:tab/>Gather us, <text:span text:style-name="T1">#Lord#</text:span>, from the nations;@f</text:p>
      <text:p text:style-name="IndentedLine"><text:s text:c="3"/>save us, and your name we’ll praise.@i</text:p>
      <text:p text:style-name="NonIndentedLine">Blessèd be the God of Israel;@n</text:p>
      <text:p text:style-name="IndentedLine"><text:s text:c="3"/>may his glory last always.@i</text:p>
      <text:p text:style-name="NonIndentedLine">Let the <text:span text:style-name="T1">#Lord#</text:span> be praised again!@n</text:p>
      <text:p text:style-name="LastLine"><text:s text:c="3"/>Let the people say, “Amen!”@l</text:p>
      <text:h text:style-name="Heading_20_1" text:outline-level="1">&amp;Psalm 107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always.@i</text:p>
      <text:p text:style-name="IndentedLine"><text:s text:c="3"/>Let those whom <text:span text:style-name="T1">#God#</text:span> redeemed say this,@i</text:p>
      <text:p text:style-name="IndentedLine"><text:s text:c="3"/>those rescued by his grace.@i</text:p>
      <text:p text:style-name="NonIndentedLine">He saved them from their enemies@n</text:p>
      <text:p text:style-name="IndentedLine"><text:s text:c="3"/>and brought them from the lands,@i</text:p>
      <text:p text:style-name="IndentedLine"><text:s text:c="3"/>from east and west, from north and south,@i</text:p>
      <text:p text:style-name="LastLine"><text:s text:c="3"/>safe from oppressing hands.@l</text:p>
      <text:p text:style-name="Firstline">2.<text:tab/>Some wandered in the desert wastes,@f</text:p>
      <text:p text:style-name="IndentedLine"><text:s text:c="3"/>not finding any way@i</text:p>
      <text:p text:style-name="IndentedLine"><text:s text:c="3"/>to reach a city where they might@i</text:p>
      <text:p text:style-name="IndentedLine"><text:s text:c="3"/>obtain a place to stay.@i</text:p>
      <text:p text:style-name="NonIndentedLine">Their life and strength were ebbing fast@n</text:p>
      <text:p text:style-name="IndentedLine"><text:s text:c="3"/>in thirst and emptiness.@i</text:p>
      <text:p text:style-name="IndentedLine"><text:s text:c="3"/>Then in despair they sought the <text:span text:style-name="T1">#Lord#</text:span>,@i</text:p>
      <text:p text:style-name="LastLine"><text:s text:c="3"/>who saved them from distress.@l</text:p>
      <text:p text:style-name="Firstline"><text:soft-page-break/>3.<text:tab/>Straight was the path he led them on,@f</text:p>
      <text:p text:style-name="IndentedLine"><text:s text:c="3"/>a city to attain.@i</text:p>
      <text:p text:style-name="IndentedLine"><text:s text:c="3"/>So for the <text:span text:style-name="T1">#Lord#</text:span>’s unfailing love@i</text:p>
      <text:p text:style-name="IndentedLine"><text:s text:c="3"/>let them give thanks again,@i</text:p>
      <text:p text:style-name="NonIndentedLine">and for the awesome deeds of power@n</text:p>
      <text:p text:style-name="IndentedLine"><text:s text:c="3"/>which he for men achieves –@i</text:p>
      <text:p text:style-name="IndentedLine"><text:s text:c="3"/>for hungry souls he fills with good;@i</text:p>
      <text:p text:style-name="LastLine"><text:s text:c="3"/>the thirsty he relieves.@l</text:p>
      <text:p text:style-name="Firstline">4.<text:tab/>Some sat in darkness and in gloom,@f</text:p>
      <text:p text:style-name="IndentedLine"><text:s text:c="3"/>in chains of iron held;@i</text:p>
      <text:p text:style-name="IndentedLine"><text:s text:c="3"/>they scorned the ways of God Most High,@i</text:p>
      <text:p text:style-name="IndentedLine"><text:s text:c="3"/>against his words rebelled.@i</text:p>
      <text:p text:style-name="NonIndentedLine">And so he made them labour hard@n</text:p>
      <text:p text:style-name="IndentedLine"><text:s text:c="3"/>in bitterness and shame.@i</text:p>
      <text:p text:style-name="IndentedLine"><text:s text:c="3"/>They stumbled, and they could not rise;@i</text:p>
      <text:p text:style-name="LastLine"><text:s text:c="3"/>to help them no one came.@l</text:p>
      <text:p text:style-name="Firstline">5.<text:tab/>Then to the <text:span text:style-name="T1">#Lord#</text:span> they cried for help;@f</text:p>
      <text:p text:style-name="IndentedLine"><text:s text:c="3"/>he saved them from their doom.@i</text:p>
      <text:p text:style-name="IndentedLine"><text:s text:c="3"/>He broke away their cruel chains@i</text:p>
      <text:p text:style-name="IndentedLine"><text:s text:c="3"/>and brought them out of gloom.@i</text:p>
      <text:p text:style-name="NonIndentedLine">So let them thank him for his love,@n</text:p>
      <text:p text:style-name="IndentedLine"><text:s text:c="3"/>the deeds which he achieves –@i</text:p>
      <text:p text:style-name="IndentedLine"><text:s text:c="3"/>because he breaks down gates of bronze@i</text:p>
      <text:p text:style-name="LastLine"><text:s text:c="3"/>and iron bars he cleaves.@l</text:p>
      <text:p text:style-name="Firstline">6.<text:tab/>Some erred through their rebellious ways@f</text:p>
      <text:p text:style-name="IndentedLine"><text:s text:c="3"/>and for their sins paid dear.@i</text:p>
      <text:p text:style-name="IndentedLine"><text:s text:c="3"/>All kinds of food revolted them;@i</text:p>
      <text:p text:style-name="IndentedLine"><text:s text:c="3"/>the gates of death drew near.@i</text:p>
      <text:p text:style-name="NonIndentedLine">Then in despair they sought the <text:span text:style-name="T1">#Lord#</text:span>;@n</text:p>
      <text:p text:style-name="IndentedLine"><text:s text:c="3"/>he saved them from their doom.@i</text:p>
      <text:p text:style-name="IndentedLine"><text:s text:c="3"/>His word went forth with healing power@i</text:p>
      <text:p text:style-name="LastLine"><text:s text:c="3"/>and kept them from the tomb.@l</text:p>
      <text:p text:style-name="Firstline">7.<text:tab/>So for the <text:span text:style-name="T1">#Lord#</text:span>’s unfailing love@f</text:p>
      <text:p text:style-name="IndentedLine"><text:s text:c="3"/>let them give thanks again,@i</text:p>
      <text:p text:style-name="IndentedLine"><text:s text:c="3"/>and for the awesome deeds of power@i</text:p>
      <text:p text:style-name="IndentedLine"><text:s text:c="3"/>which he achieves for men.@i</text:p>
      <text:p text:style-name="NonIndentedLine">Let them prepare a sacrifice@n</text:p>
      <text:p text:style-name="IndentedLine"><text:s text:c="3"/>and bring an offering;@i</text:p>
      <text:p text:style-name="IndentedLine"><text:s text:c="3"/>in praise of all his mighty acts@i</text:p>
      <text:p text:style-name="LastLine"><text:s text:c="3"/>let them rejoice and sing.@l</text:p>
      <text:p text:style-name="Firstline">8.<text:tab/>Yet others traded on the sea;@f</text:p>
      <text:p text:style-name="IndentedLine"><text:s text:c="3"/>they sailed the ocean’s length.@i</text:p>
      <text:p text:style-name="IndentedLine"><text:s text:c="3"/>They saw the wonders of the <text:span text:style-name="T1">#Lord#</text:span>,@i</text:p>
      <text:p text:style-name="IndentedLine"><text:s text:c="3"/>and on the deep his strength.@i</text:p>
      <text:p text:style-name="NonIndentedLine">For when he spoke, a tempest rose;@n</text:p>
      <text:p text:style-name="IndentedLine"><text:s text:c="3"/>the sea grew wild and rough.@i</text:p>
      <text:p text:style-name="IndentedLine"><text:s text:c="3"/>They mounted up to heav’n and then@i</text:p>
      <text:p text:style-name="LastLine"><text:s text:c="3"/>went down into the trough.@l</text:p>
      <text:p text:style-name="Firstline"><text:soft-page-break/>9.<text:tab/>At this their courage fled away,@f</text:p>
      <text:p text:style-name="IndentedLine"><text:s text:c="3"/>for danger was in view.@i</text:p>
      <text:p text:style-name="IndentedLine"><text:s text:c="3"/>They reeled and staggered as with drink;@i</text:p>
      <text:p text:style-name="IndentedLine"><text:s text:c="3"/>they knew not what to do.@i</text:p>
      <text:p text:style-name="NonIndentedLine">Then in despair they sought the <text:span text:style-name="T1">#Lord#</text:span>,@n</text:p>
      <text:p text:style-name="IndentedLine"><text:s text:c="3"/>who saved them from distress.@i</text:p>
      <text:p text:style-name="IndentedLine"><text:s text:c="3"/>He stilled the storm, so that the waves@i</text:p>
      <text:p text:style-name="LastLine"><text:s text:c="3"/>were hushed in quietness.@l</text:p>
      <text:p text:style-name="Firstline">10.<text:tab/>Their joy was great when it grew calm;@f</text:p>
      <text:p text:style-name="IndentedLine"><text:s text:c="3"/>they anchored safe again.@i</text:p>
      <text:p text:style-name="IndentedLine"><text:s text:c="3"/>Then let them thank him for his love,@i</text:p>
      <text:p text:style-name="IndentedLine"><text:s text:c="3"/>his awesome deeds for men.@i</text:p>
      <text:p text:style-name="NonIndentedLine">So in the elders’ council may@n</text:p>
      <text:p text:style-name="IndentedLine"><text:s text:c="3"/>they ever praise the <text:span text:style-name="T1">#Lord#</text:span>;@i</text:p>
      <text:p text:style-name="IndentedLine"><text:s text:c="3"/>and in the people’s gathering@i</text:p>
      <text:p text:style-name="LastLine"><text:s text:c="3"/>let them exalt their <text:span text:style-name="T1">#God#</text:span>.@l</text:p>
      <text:p text:style-name="Firstline">11.<text:tab/>He changed the streams to wilderness,@f</text:p>
      <text:p text:style-name="IndentedLine"><text:s text:c="3"/>fresh springs to desert bare,@i</text:p>
      <text:p text:style-name="IndentedLine"><text:s text:c="3"/>and fruitful land to barren waste,@i</text:p>
      <text:p text:style-name="IndentedLine"><text:s text:c="3"/>for sins of dwellers there.@i</text:p>
      <text:p text:style-name="NonIndentedLine">He changed parched ground to flowing streams;@n</text:p>
      <text:p text:style-name="IndentedLine"><text:s text:c="3"/>the hungry there he led@i</text:p>
      <text:p text:style-name="IndentedLine"><text:s text:c="3"/>to found a city safe and strong,@i</text:p>
      <text:p text:style-name="LastLine"><text:s text:c="3"/>which they inhabited.@l</text:p>
      <text:p text:style-name="Firstline">12.<text:tab/>They reaped a fruitful harvest from@f</text:p>
      <text:p text:style-name="IndentedLine"><text:s text:c="3"/>the vineyard and the field.@i</text:p>
      <text:p text:style-name="IndentedLine"><text:s text:c="3"/>He blessed and made them multiply;@i</text:p>
      <text:p text:style-name="IndentedLine"><text:s text:c="3"/>their herds maintained their yield.@i</text:p>
      <text:p text:style-name="NonIndentedLine">They faced decline, their fortunes fell,@n</text:p>
      <text:p text:style-name="IndentedLine"><text:s text:c="3"/>they suffered great distress.@i</text:p>
      <text:p text:style-name="IndentedLine"><text:s text:c="3"/>Brought low by him who scorns the proud,@i</text:p>
      <text:p text:style-name="LastLine"><text:s text:c="3"/>they roamed the wilderness.@l</text:p>
      <text:p text:style-name="Firstline">13.<text:tab/>But he did not abandon them;@f</text:p>
      <text:p text:style-name="IndentedLine"><text:s text:c="3"/>he brought the needy folk@i</text:p>
      <text:p text:style-name="IndentedLine"><text:s text:c="3"/>from their affliction and increased@i</text:p>
      <text:p text:style-name="IndentedLine"><text:s text:c="3"/>their fa<text:span text:style-name="T5">~mil~</text:span>ies like a flock.@i</text:p>
      <text:p text:style-name="NonIndentedLine">The upright see this and are glad;@n</text:p>
      <text:p text:style-name="IndentedLine"><text:s text:c="3"/>the wicked hold their peace.@i</text:p>
      <text:p text:style-name="IndentedLine"><text:s text:c="3"/>Let all the wise take note and learn@i</text:p>
      <text:p text:style-name="LastLine"><text:s text:c="3"/>the <text:span text:style-name="T1">#Lord#</text:span>’s love does not cease.@l</text:p>
      <text:h text:style-name="Heading_20_1" text:outline-level="1">&amp;Psalm 108 <text:s/>O <text:span text:style-name="T1">#Lord#</text:span> God, my heart is steadfast</text:h>
      <text:p text:style-name="Firstline">1.<text:tab/>O <text:span text:style-name="T1">#Lord#</text:span> God, my heart is steadfast,@f</text:p>
      <text:p text:style-name="IndentedLine"><text:s text:c="3"/>and with all my soul I’ll sing.@i</text:p>
      <text:p text:style-name="NonIndentedLine">Harp and lyre I will awaken,@n</text:p>
      <text:p text:style-name="LastLine"><text:s text:c="3"/>and my song the dawn will bring.@l</text:p>
      <text:p text:style-name="Firstline"><text:soft-page-break/>2.<text:tab/><text:span text:style-name="T1">#Lord#</text:span> my God, among the nations@f</text:p>
      <text:p text:style-name="IndentedLine"><text:s text:c="3"/>I will ever give you praise;@i</text:p>
      <text:p text:style-name="NonIndentedLine">in the midst of all the peoples@n</text:p>
      <text:p text:style-name="LastLine"><text:s text:c="3"/>I will sing of you always.@l</text:p>
      <text:p text:style-name="Firstline">3.<text:tab/>For your steadfast love is boundless,@f</text:p>
      <text:p text:style-name="IndentedLine"><text:s text:c="3"/>greater than the heavens high;@i</text:p>
      <text:p text:style-name="NonIndentedLine">and your faithfulness towards us@n</text:p>
      <text:p text:style-name="LastLine"><text:s text:c="3"/>reaches even to the sky.@l</text:p>
      <text:p text:style-name="Firstline">4.<text:tab/>Far above the highest heavens@f</text:p>
      <text:p text:style-name="IndentedLine"><text:s text:c="3"/>be exalted, O my God;@i</text:p>
      <text:p text:style-name="NonIndentedLine">and through all the earth around us@n</text:p>
      <text:p text:style-name="LastLine"><text:s text:c="3"/>let your glory spread abroad.@l</text:p>
      <text:p text:style-name="Firstline">5.<text:tab/>With your right hand save and help us;@f</text:p>
      <text:p text:style-name="IndentedLine"><text:s text:c="3"/>rescue all those whom you love.@i</text:p>
      <text:p text:style-name="NonIndentedLine">God has spoken from his temple,@n</text:p>
      <text:p text:style-name="LastLine"><text:s text:c="3"/>from his holy place above:@l</text:p>
      <text:p text:style-name="Firstline">6.<text:tab/>“I will distribute in triumph@f</text:p>
      <text:p text:style-name="IndentedLine"><text:s text:c="3"/>every part of Shechem’s land,@i</text:p>
      <text:p text:style-name="NonIndentedLine">and the whole of Succoth valley@n</text:p>
      <text:p text:style-name="LastLine"><text:s text:c="3"/>I will measure with my hand.@l</text:p>
      <text:p text:style-name="Firstline">7.<text:tab/>“Mine is Gil<text:span text:style-name="T5">~ead~</text:span>, mine Manasseh,@f</text:p>
      <text:p text:style-name="IndentedLine"><text:s text:c="3"/>Ephr<text:span text:style-name="T5">~aim~</text:span> is my helmet true;@i</text:p>
      <text:p text:style-name="NonIndentedLine">Judah I will make my sceptre@n</text:p>
      <text:p text:style-name="LastLine"><text:s text:c="3"/>and on Edom toss my shoe.@l</text:p>
      <text:p text:style-name="Firstline">8.<text:tab/>“Moab will become my servant,@f</text:p>
      <text:p text:style-name="IndentedLine"><text:s text:c="3"/>and upon Philis<text:span text:style-name="T5">~tia~</text:span>’s shore@i</text:p>
      <text:p text:style-name="NonIndentedLine">I will shout aloud in triumph;@n</text:p>
      <text:p text:style-name="LastLine"><text:s text:c="3"/>I am Lord and conqueror.”@l</text:p>
      <text:p text:style-name="Firstline">9.<text:tab/>Who will bring me to the city@f</text:p>
      <text:p text:style-name="IndentedLine"><text:s text:c="3"/>that is strongly fortified,@i</text:p>
      <text:p text:style-name="NonIndentedLine">and to reach the land of Edom@n</text:p>
      <text:p text:style-name="LastLine"><text:s text:c="3"/>who will be my help and guide?@l</text:p>
      <text:p text:style-name="Firstline">10.<text:tab/>Have you not, O God, rejected,@f</text:p>
      <text:p text:style-name="IndentedLine"><text:s text:c="3"/>turned us over to our foe?@i</text:p>
      <text:p text:style-name="NonIndentedLine">When our armies go to battle,@n</text:p>
      <text:p text:style-name="LastLine"><text:s text:c="3"/>with them you no longer go.@l</text:p>
      <text:p text:style-name="Firstline">11.<text:tab/>Since all human help is worthless,@f</text:p>
      <text:p text:style-name="IndentedLine"><text:s text:c="3"/>God will give us victory;@i</text:p>
      <text:p text:style-name="NonIndentedLine">He it is who will defend us@n</text:p>
      <text:p text:style-name="LastLine"><text:s text:c="3"/>and tread down our enemy.@l</text:p>
      <text:h text:style-name="Heading_20_1" text:outline-level="1"><text:soft-page-break/>&amp;Psalm 109 <text:s/>O my God, whose name I worship</text:h>
      <text:p text:style-name="Firstline">1.<text:tab/>O my God, whose name I worship, be not silent, <text:span text:style-name="T1">#Lord#</text:span>, I pray;@f</text:p>
      <text:p text:style-name="IndentedLine"><text:s text:c="3"/>for the wicked and deceitful speak against me every day.@i</text:p>
      <text:p text:style-name="NonIndentedLine">They have uttered lies against me; with malicious tongues they fight.@n</text:p>
      <text:p text:style-name="LastLine"><text:s text:c="3"/>Without cause they rush upon me, closing in with words of spite.@l</text:p>
      <text:p text:style-name="Firstline">2.<text:tab/>In return for love they blame me, though for them I daily pray.@f</text:p>
      <text:p text:style-name="IndentedLine"><text:s text:c="3"/>They reward my good with evil, for my friendship hate repay.@i</text:p>
      <text:p text:style-name="NonIndentedLine">Set an evil man against him at his right hand to denounce.@n</text:p>
      <text:p text:style-name="LastLine"><text:s text:c="3"/>May his very prayers condemn him; let the court his guilt pronounce.@l</text:p>
      <text:p text:style-name="Firstline">3.<text:tab/>May his rule pass to another; short and wretched be his life.@f</text:p>
      <text:p text:style-name="IndentedLine"><text:s text:c="3"/>Fatherless shall be his children, make a widow of his wife.@i</text:p>
      <text:p text:style-name="NonIndentedLine">May his children beg and wander, driven from their ruined gate.@n</text:p>
      <text:p text:style-name="LastLine"><text:s text:c="3"/>May his goods be seized and taken – strangers plunder his estate.@l</text:p>
      <text:p text:style-name="Firstline">4.<text:tab/>May no one take pity on him or his orphans in their plight.@f</text:p>
      <text:p text:style-name="IndentedLine"><text:s text:c="3"/>May his fa<text:span text:style-name="T5">~mil~</text:span>y line be ended, and their names be lost to sight.@i</text:p>
      <text:p text:style-name="NonIndentedLine">May the <text:span text:style-name="T1">#Lord#</text:span> remember ever all his parents’ sin and shame.@n</text:p>
      <text:p text:style-name="LastLine"><text:s text:c="3"/>May their sin be held against them, and forgotten be their name.@l</text:p>
      <text:p text:style-name="Firstline">5.<text:tab/>For he never thought of helping those in trouble or distress;@f</text:p>
      <text:p text:style-name="IndentedLine"><text:s text:c="3"/>but to death the poor he hounded, and the weak and comfortless.@i</text:p>
      <text:p text:style-name="NonIndentedLine">He was always cursing others – may his curse on him rebound;@n</text:p>
      <text:p text:style-name="LastLine"><text:s text:c="3"/>he took no delight in blessing – far from him may it be found.@l</text:p>
      <text:p text:style-name="Firstline">6.<text:tab/>He wore cursing as his garment – to his bones it soaked like oil;@f</text:p>
      <text:p text:style-name="IndentedLine"><text:s text:c="3"/>it poured down his throat like water. May his curses round him coil.@i</text:p>
      <text:p text:style-name="NonIndentedLine">May they cling to him forever, wrapped around him like a cloak.@n</text:p>
      <text:p text:style-name="LastLine"><text:s text:c="3"/>May this be the <text:span text:style-name="T1">#Lord#</text:span>’s repayment to those false, accusing folk.@l</text:p>
      <text:p text:style-name="Firstline">7.<text:tab/>But, O So<text:span text:style-name="T5">~ver~</text:span>eign <text:span text:style-name="T1">#Lord#</text:span>, in mercy deal with me for your name’s sake;@f</text:p>
      <text:p text:style-name="IndentedLine"><text:s text:c="3"/>save me in your love and goodness, and my life from danger take.@i</text:p>
      <text:p text:style-name="NonIndentedLine">For I am both poor and needy; crushed within me is my heart.@n</text:p>
      <text:p text:style-name="LastLine"><text:s text:c="3"/>I am feeble, like an insect; like a shadow I depart.@l</text:p>
      <text:p text:style-name="Firstline">8.<text:tab/>See, my knees give way from fasting; and my frame is thin and gaunt.@f</text:p>
      <text:p text:style-name="IndentedLine"><text:s text:c="3"/>My accusers, when they see me, shake their heads at me and taunt.@i</text:p>
      <text:p text:style-name="NonIndentedLine"><text:span text:style-name="T1">#Lord#</text:span> my God, draw near and help me; save me in your steadfast love.@n</text:p>
      <text:p text:style-name="LastLine"><text:s text:c="3"/>Let them know your hand has done it, that my help comes from above.@l</text:p>
      <text:p text:style-name="Firstline">9.<text:tab/>They may curse, but you will bless me, and your servant will give praise.@f</text:p>
      <text:p text:style-name="IndentedLine"><text:s text:c="3"/>Clothed with shame be my accusers, my attackers with disgrace.@i</text:p>
      <text:p text:style-name="NonIndentedLine">I will loudly sing <text:span text:style-name="T1">#God#</text:span>’s praises and extol him in the throng;@n</text:p>
      <text:p text:style-name="LastLine"><text:s text:c="3"/>for he helps and saves the needy from all those who do them wrong.@l</text:p>
      <text:h text:style-name="Heading_20_1" text:outline-level="1"><text:soft-page-break/>&amp;Psalm 110 <text:s/>The <text:span text:style-name="T1">#Lord#</text:span> unto my Lord has said</text:h>
      <text:p text:style-name="Firstline">1.<text:tab/>The <text:span text:style-name="T1">#Lord#</text:span> unto my Lord has said,@f</text:p>
      <text:p text:style-name="IndentedLine"><text:s text:c="3"/>“Sit here at my right hand@i</text:p>
      <text:p text:style-name="IndentedLine"><text:s text:c="3"/>until I make your enemies@i</text:p>
      <text:p text:style-name="IndentedLine"><text:s text:c="3"/>submit to your command.”@i</text:p>
      <text:p text:style-name="NonIndentedLine">A sceptre prospered by the <text:span text:style-name="T1">#Lord#</text:span>@n</text:p>
      <text:p text:style-name="IndentedLine"><text:s text:c="3"/>your mighty hand shall wield;@i</text:p>
      <text:p text:style-name="IndentedLine"><text:s text:c="3"/>from Zion you shall rule the world,@i</text:p>
      <text:p text:style-name="LastLine"><text:s text:c="3"/>and all your foes shall yield.@l</text:p>
      <text:p text:style-name="Firstline">2.<text:tab/>Your people will be gladly yours@f</text:p>
      <text:p text:style-name="IndentedLine"><text:s text:c="3"/>when you arise in might,@i</text:p>
      <text:p text:style-name="IndentedLine"><text:s text:c="3"/>like dawning day, like hopeful youth,@i</text:p>
      <text:p text:style-name="IndentedLine"><text:s text:c="3"/>with holy beauty bright.@i</text:p>
      <text:p text:style-name="NonIndentedLine">The priesthood of Melchizedek@n</text:p>
      <text:p text:style-name="IndentedLine"><text:s text:c="3"/>the <text:span text:style-name="T1">#Lord#</text:span> has given you;@i</text:p>
      <text:p text:style-name="IndentedLine"><text:s text:c="3"/>it shall remain forevermore;@i</text:p>
      <text:p text:style-name="LastLine"><text:s text:c="3"/>God’s word is always true.@l</text:p>
      <text:p text:style-name="Firstline">3.<text:tab/>You shall subdue the kings of earth,@f</text:p>
      <text:p text:style-name="IndentedLine"><text:s text:c="3"/>with God at your right hand;@i</text:p>
      <text:p text:style-name="IndentedLine"><text:s text:c="3"/>the nations you shall rule in might@i</text:p>
      <text:p text:style-name="IndentedLine"><text:s text:c="3"/>and judge in every land.@i</text:p>
      <text:p text:style-name="NonIndentedLine">The Lord, refreshed by living streams,@n</text:p>
      <text:p text:style-name="IndentedLine"><text:s text:c="3"/>shall neither faint nor fall,@i</text:p>
      <text:p text:style-name="IndentedLine"><text:s text:c="3"/>and he shall be the glorious head,@i</text:p>
      <text:p text:style-name="LastLine"><text:s text:c="3"/>exalted over all.@l</text:p>
      <text:h text:style-name="Heading_20_1" text:outline-level="1">&amp;Psalm 111 <text:s/>O give the <text:span text:style-name="T1">#Lord#</text:span> wholehearted praise</text:h>
      <text:p text:style-name="Firstline">1.<text:tab/>O give the <text:span text:style-name="T1">#Lord#</text:span> wholehearted praise.@f</text:p>
      <text:p text:style-name="IndentedLine"><text:s text:c="3"/>To him thanksgiving I will bring;@i</text:p>
      <text:p text:style-name="NonIndentedLine">with all his people I will raise@n</text:p>
      <text:p text:style-name="LastLine"><text:s text:c="3"/>my voice and of his glory sing.@l</text:p>
      <text:p text:style-name="Firstline">2.<text:tab/>His saints delight to search and trace@f</text:p>
      <text:p text:style-name="IndentedLine"><text:s text:c="3"/>his mighty works and wondrous ways.@i</text:p>
      <text:p text:style-name="NonIndentedLine">Majestic glory, boundless grace,@n</text:p>
      <text:p text:style-name="LastLine"><text:s text:c="3"/>and righteousness his work displays.@l</text:p>
      <text:p text:style-name="Firstline">3.<text:tab/>God’s wondrous deeds of faithfulness@f</text:p>
      <text:p text:style-name="IndentedLine"><text:s text:c="3"/>his people ever keep in mind.@i</text:p>
      <text:p text:style-name="NonIndentedLine">His works of love and graciousness@n</text:p>
      <text:p text:style-name="LastLine"><text:s text:c="3"/>reveal that God the <text:span text:style-name="T1">#Lord#</text:span> is kind.@l</text:p>
      <text:p text:style-name="Firstline">4.<text:tab/><text:span text:style-name="T1">#God#</text:span>’s promise shall forever stand;@f</text:p>
      <text:p text:style-name="IndentedLine"><text:s text:c="3"/>he cares for those who trust his word.@i</text:p>
      <text:p text:style-name="NonIndentedLine">Upon his saints his mighty hand@n</text:p>
      <text:p text:style-name="LastLine"><text:s text:c="3"/>the wealth of nations has conferred.@l</text:p>
      <text:p text:style-name="Firstline"><text:soft-page-break/>5.<text:tab/>His works are true and just indeed;@f</text:p>
      <text:p text:style-name="IndentedLine"><text:s text:c="3"/>his precepts are forever sure.@i</text:p>
      <text:p text:style-name="NonIndentedLine">In truth and righteousness decreed,@n</text:p>
      <text:p text:style-name="LastLine"><text:s text:c="3"/>they shall forevermore endure.@l</text:p>
      <text:p text:style-name="Firstline">6.<text:tab/>From him his saints’ redemption came;@f</text:p>
      <text:p text:style-name="IndentedLine"><text:s text:c="3"/>his co<text:span text:style-name="T5">~ven~</text:span>ant sure no change can know;@i</text:p>
      <text:p text:style-name="NonIndentedLine">let all revere his holy name@n</text:p>
      <text:p text:style-name="LastLine"><text:s text:c="3"/>in heav’n above and earth below.@l</text:p>
      <text:p text:style-name="Firstline">7.<text:tab/>In rev’rence and in godly fear@f</text:p>
      <text:p text:style-name="IndentedLine"><text:s text:c="3"/>man finds the gate to wisdom’s ways;@i</text:p>
      <text:p text:style-name="NonIndentedLine">the wise his holy name revere.@n</text:p>
      <text:p text:style-name="LastLine"><text:s text:c="3"/>Through endless ages sound his praise.@l</text:p>
      <text:h text:style-name="Heading_20_1" text:outline-level="1">&amp;Psalm 112 <text:s/>How blest the man</text:h>
      <text:p text:style-name="Firstline">1.<text:tab/>How blest the man who fears the <text:span text:style-name="T1">#Lord#</text:span>@f</text:p>
      <text:p text:style-name="IndentedLine"><text:s text:c="3"/>and greatly loves God's holy will;@i</text:p>
      <text:p text:style-name="NonIndentedLine">his children share his great reward,@n</text:p>
      <text:p text:style-name="LastLine"><text:s text:c="3"/>and blessings all their days shall fill.@l</text:p>
      <text:p text:style-name="Firstline">2.<text:tab/>Abounding wealth shall bless his home,@f</text:p>
      <text:p text:style-name="IndentedLine"><text:s text:c="3"/>his righteousness shall still endure,@i</text:p>
      <text:p text:style-name="NonIndentedLine">to him shall light arise in gloom,@n</text:p>
      <text:p text:style-name="LastLine"><text:s text:c="3"/>for he is merciful and pure.@l</text:p>
      <text:p text:style-name="Firstline">3.<text:tab/>The man whose hand the weak befriends@f</text:p>
      <text:p text:style-name="IndentedLine"><text:s text:c="3"/>in judgment shall his cause maintain.@i</text:p>
      <text:p text:style-name="NonIndentedLine">A peace unmoved his life attends,@n</text:p>
      <text:p text:style-name="LastLine"><text:s text:c="3"/>and long his memory shall remain.@l</text:p>
      <text:p text:style-name="Firstline">4.<text:tab/>Of evil tidings not afraid,@f</text:p>
      <text:p text:style-name="IndentedLine"><text:s text:c="3"/>his trust is in the <text:span text:style-name="T1">#Lord#</text:span> alone.@i</text:p>
      <text:p text:style-name="NonIndentedLine">His heart is steadfast, undismayed,@n</text:p>
      <text:p text:style-name="LastLine"><text:s text:c="3"/>for he shall see his foes o’erthrown,@l</text:p>
      <text:p text:style-name="Firstline">5.<text:tab/>With kind remembrance of the poor,@f</text:p>
      <text:p text:style-name="IndentedLine"><text:s text:c="3"/>for their distress his gifts provide.@i</text:p>
      <text:p text:style-name="NonIndentedLine">His righteousness shall thus endure;@n</text:p>
      <text:p text:style-name="LastLine"><text:s text:c="3"/>his name in honour shall abide.@l</text:p>
      <text:p text:style-name="Firstline">6.<text:tab/>To shame the wicked shall be brought,@f</text:p>
      <text:p text:style-name="IndentedLine"><text:s text:c="3"/>while righteous men shall favour gain.@i</text:p>
      <text:p text:style-name="NonIndentedLine">Unrighteous hopes shall come to naught;@n</text:p>
      <text:p text:style-name="LastLine"><text:s text:c="3"/>its due reward shall sin obtain.@l</text:p>
      <text:h text:style-name="Heading_20_1" text:outline-level="1"><text:soft-page-break/>&amp;Psalm 113 <text:s/>O praise, you servants of the <text:span text:style-name="T1">#Lord#</text:span></text:h>
      <text:p text:style-name="Firstline">1.<text:tab/>O praise, you servants of the <text:span text:style-name="T1">#Lord#</text:span>;@f</text:p>
      <text:p text:style-name="IndentedLine"><text:s text:c="3"/>sing praises to his holy name.@i</text:p>
      <text:p text:style-name="IndentedLine"><text:s text:c="3"/>O blessed be the name of <text:span text:style-name="T1">#God#</text:span>;@i</text:p>
      <text:p text:style-name="IndentedLine"><text:s text:c="3"/>his praise forever more proclaim.@i</text:p>
      <text:p text:style-name="NonIndentedLine">From east to west the praise of <text:span text:style-name="T1">#God#</text:span>@n</text:p>
      <text:p text:style-name="LastLine"><text:s text:c="3"/>each day is to be spread abroad.@l</text:p>
      <text:p text:style-name="Firstline">2.<text:tab/>The <text:span text:style-name="T1">#Lord#</text:span> is high above the earth,@f</text:p>
      <text:p text:style-name="IndentedLine"><text:s text:c="3"/>his glory far above the sky.@i</text:p>
      <text:p text:style-name="IndentedLine"><text:s text:c="3"/>Who else is like the <text:span text:style-name="T1">#Lord#</text:span> our God,@i</text:p>
      <text:p text:style-name="IndentedLine"><text:s text:c="3"/>the one who sits enthroned on high?@i</text:p>
      <text:p text:style-name="NonIndentedLine">He is the one who stoops down low@n</text:p>
      <text:p text:style-name="LastLine"><text:s text:c="3"/>to look on heaven and earth below.@l</text:p>
      <text:p text:style-name="Firstline">3.<text:tab/>He raises outcasts from the dust,@f</text:p>
      <text:p text:style-name="IndentedLine"><text:s text:c="3"/>and from the ash heap lifts the poor;@i</text:p>
      <text:p text:style-name="IndentedLine"><text:s text:c="3"/>exalting them to dignity,@i</text:p>
      <text:p text:style-name="IndentedLine"><text:s text:c="3"/>with noblemen to sit secure.@i</text:p>
      <text:p text:style-name="NonIndentedLine">The childless woman he’ll reward@n</text:p>
      <text:p text:style-name="LastLine"><text:s text:c="3"/>with home and children. <text:s/>Praise the <text:span text:style-name="T1">#Lord#</text:span>!@l</text:p>
      <text:h text:style-name="Heading_20_1" text:outline-level="1">&amp;Psalm 114 <text:s/>When Israel out of Egypt came</text:h>
      <text:p text:style-name="Firstline">1.<text:tab/>When Isr<text:span text:style-name="T5">~ael~</text:span> out of Egypt came,@f</text:p>
      <text:p text:style-name="IndentedLine"><text:s text:c="3"/>from people of a foreign name,@i</text:p>
      <text:p text:style-name="NonIndentedLine">then Judah was God's holy home;@n</text:p>
      <text:p text:style-name="LastLine"><text:s text:c="3"/>in Israèl he set his throne.@l</text:p>
      <text:p text:style-name="Firstline">2.<text:tab/>The sea beheld and fled away;@f</text:p>
      <text:p text:style-name="IndentedLine"><text:s text:c="3"/>the Jordan’s waters stood at bay.@i</text:p>
      <text:p text:style-name="NonIndentedLine">The lofty mountains skipped like rams,@n</text:p>
      <text:p text:style-name="LastLine"><text:s text:c="3"/>and all the hills like little lambs.@l</text:p>
      <text:p text:style-name="Firstline">3.<text:tab/>O sea, why was it that you fled?@f</text:p>
      <text:p text:style-name="IndentedLine"><text:s text:c="3"/>O Jordan, that you backward sped?@i</text:p>
      <text:p text:style-name="NonIndentedLine">you mountains, that you skipped like rams,@n</text:p>
      <text:p text:style-name="LastLine"><text:s text:c="3"/>and all you hills, like little lambs.@l</text:p>
      <text:p text:style-name="Firstline">4.<text:tab/>O tremble, earth, before the Lord,@f</text:p>
      <text:p text:style-name="IndentedLine"><text:s text:c="3"/>before the face of Jacob’s God,@i</text:p>
      <text:p text:style-name="NonIndentedLine">who turned the rock into a pool;@n</text:p>
      <text:p text:style-name="LastLine"><text:s text:c="3"/>from flint there flowed the waters cool.@l</text:p>
      <text:h text:style-name="Heading_20_1" text:outline-level="1">&amp;Psalm 115 <text:s/>Not unto us, O <text:span text:style-name="T1">#Lord#</text:span> of heaven</text:h>
      <text:p text:style-name="Firstline">1.<text:tab/>Not unto us, O <text:span text:style-name="T1">#Lord#</text:span> of heaven,@f</text:p>
      <text:p text:style-name="IndentedLine"><text:s text:c="3"/>but unto you be glory given;@i</text:p>
      <text:p text:style-name="IndentedLine"><text:s text:c="3"/>in love and truth you do fulfil@i</text:p>
      <text:p text:style-name="IndentedLine"><text:s text:c="3"/>the counsels of your sovereign will.@i</text:p>
      <text:p text:style-name="NonIndentedLine">Though nations fail your power to own,@n</text:p>
      <text:p text:style-name="LastLine"><text:s text:c="3"/>you are the King – you reign alone.@l</text:p>
      <text:p text:style-name="Firstline"><text:soft-page-break/>2.<text:tab/>The idol gods of heathen lands@f</text:p>
      <text:p text:style-name="IndentedLine"><text:s text:c="3"/>are but the work of human hands:@i</text:p>
      <text:p text:style-name="IndentedLine"><text:s text:c="3"/>they cannot see, they cannot speak,@i</text:p>
      <text:p text:style-name="IndentedLine"><text:s text:c="3"/>their ears are deaf, their hands are weak.@i</text:p>
      <text:p text:style-name="NonIndentedLine">Like them shall be all those who hold@n</text:p>
      <text:p text:style-name="LastLine"><text:s text:c="3"/>to gods of silver and of gold.@l</text:p>
      <text:p text:style-name="Firstline">3.<text:tab/>O Isr<text:span text:style-name="T5">~ael~</text:span>, trust in God alone,@f</text:p>
      <text:p text:style-name="IndentedLine"><text:s text:c="3"/>the <text:span text:style-name="T1">#Lord#</text:span>, whose grace and power are known;@i</text:p>
      <text:p text:style-name="IndentedLine"><text:s text:c="3"/>to him your full allegiance yield,@i</text:p>
      <text:p text:style-name="IndentedLine"><text:s text:c="3"/>and he will be your help and shield.@i</text:p>
      <text:p text:style-name="NonIndentedLine">All those who fear him <text:span text:style-name="T1">#God#</text:span> will bless;@n</text:p>
      <text:p text:style-name="LastLine"><text:s text:c="3"/>his saints have proved his faithfulness.@l</text:p>
      <text:p text:style-name="Firstline">4.<text:tab/>All you that fear him and adore,@f</text:p>
      <text:p text:style-name="IndentedLine"><text:s text:c="3"/>the <text:span text:style-name="T1">#Lord#</text:span> increase you more and more;@i</text:p>
      <text:p text:style-name="IndentedLine"><text:s text:c="3"/>both great and small who <text:span text:style-name="T1">#God#</text:span> confess,@i</text:p>
      <text:p text:style-name="IndentedLine"><text:s text:c="3"/>you and your children he will bless.@i</text:p>
      <text:p text:style-name="NonIndentedLine">You all are blest by him who made@n</text:p>
      <text:p text:style-name="LastLine"><text:s text:c="3"/>the heav’ns and earth’s foundations laid.@l</text:p>
      <text:p text:style-name="Firstline">5.<text:tab/>The heav’ns are <text:span text:style-name="T1">#God#</text:span>’s since time began,@f</text:p>
      <text:p text:style-name="IndentedLine"><text:s text:c="3"/>but he has given the earth to man.@i</text:p>
      <text:p text:style-name="IndentedLine"><text:s text:c="3"/>The dead praise not the living <text:span text:style-name="T1">#God#</text:span>,@i</text:p>
      <text:p text:style-name="IndentedLine"><text:s text:c="3"/>but we will sound his praise abroad.@i</text:p>
      <text:p text:style-name="NonIndentedLine">Yes, we will ever bless his name;@n</text:p>
      <text:p text:style-name="LastLine"><text:s text:c="3"/>O praise the <text:span text:style-name="T1">#Lord#</text:span>, his praise proclaim.@l</text:p>
      <text:h text:style-name="Heading_20_1" text:outline-level="1">&amp;Psalm 116 <text:s/>I love the <text:span text:style-name="T1">#Lord#</text:span></text:h>
      <text:p text:style-name="Firstline">1.<text:tab/>I love the <text:span text:style-name="T1">#Lord#</text:span> because he heard my voice;@f</text:p>
      <text:p text:style-name="IndentedLine"><text:s text:c="3"/>he listened when I cried to him for aid.@i</text:p>
      <text:p text:style-name="NonIndentedLine">I’ll call on him as long as I shall live,@n</text:p>
      <text:p text:style-name="LastLine"><text:s text:c="3"/>because he turned to hear me when I prayed.@l</text:p>
      <text:p text:style-name="Firstline">2.<text:tab/>The cords of death gripped and entangled me,@f</text:p>
      <text:p text:style-name="IndentedLine"><text:s text:c="3"/>upon me came the anguish of the grave;@i</text:p>
      <text:p text:style-name="NonIndentedLine">with grief and trouble I was overcome.@n</text:p>
      <text:p text:style-name="LastLine"><text:s text:c="3"/>Then on the name of <text:span text:style-name="T1">#God#</text:span> I called: “<text:span text:style-name="T1">#Lord#</text:span>, save!”@l</text:p>
      <text:p text:style-name="Firstline">3.<text:tab/>The <text:span text:style-name="T1">#Lord#</text:span> our God is kind and full of grace;@f</text:p>
      <text:p text:style-name="IndentedLine"><text:s text:c="3"/>both righteous and compassionate is he.@i</text:p>
      <text:p text:style-name="NonIndentedLine">The <text:span text:style-name="T1">#Lord#</text:span> protects all those of childlike faith;@n</text:p>
      <text:p text:style-name="LastLine"><text:s text:c="3"/>when I was in great need, he rescued me.@l</text:p>
      <text:p text:style-name="Firstline">4.<text:tab/>Rest, O my soul; <text:span text:style-name="T1">#God#</text:span> has been good to you –@f</text:p>
      <text:p text:style-name="IndentedLine"><text:s text:c="3"/>for you, O <text:span text:style-name="T1">#Lord#</text:span>, have saved my soul from death,@i</text:p>
      <text:p text:style-name="NonIndentedLine">my feet from stumbling and my eyes from tears,@n</text:p>
      <text:p text:style-name="LastLine"><text:s text:c="3"/>that I may live for you while I have breath.@l</text:p>
      <text:p text:style-name="Firstline">5.<text:tab/>I trusted in the <text:span text:style-name="T1">#Lord#</text:span>, and then I spoke;@f</text:p>
      <text:p text:style-name="IndentedLine"><text:s text:c="3"/>I said in anguish: “I am sorely tried.”@i</text:p>
      <text:p text:style-name="NonIndentedLine">And in the very depths of my dismay,@n</text:p>
      <text:p text:style-name="LastLine"><text:s text:c="3"/>“All men are liars – every one!” I cried.@l</text:p>
      <text:p text:style-name="Firstline"><text:soft-page-break/>6.<text:tab/>How can I thank the <text:span text:style-name="T1">#Lord#</text:span> for all he’s done?@f</text:p>
      <text:p text:style-name="IndentedLine"><text:s text:c="3"/>With gratitude salvation’s cup I’ll raise;@i</text:p>
      <text:p text:style-name="NonIndentedLine">I’ll call upon his name, and will fulfil@n</text:p>
      <text:p text:style-name="LastLine"><text:s text:c="3"/>my vows to him before his people’s face.@l</text:p>
      <text:p text:style-name="Firstline">7.<text:tab/>The <text:span text:style-name="T1">#Lord#</text:span> holds dear the death of all his saints.@f</text:p>
      <text:p text:style-name="IndentedLine"><text:s text:c="3"/>Hear me, O <text:span text:style-name="T1">#Lord#</text:span>! I am your servant true;@i</text:p>
      <text:p text:style-name="NonIndentedLine">I am your servant and your handmaid’s son,@n</text:p>
      <text:p text:style-name="LastLine"><text:s text:c="3"/>and from my chains I have been freed by you.@l</text:p>
      <text:p text:style-name="Firstline">8.<text:tab/>Thank of<text:span text:style-name="T5">~fer~</text:span>ings I will sacrifice to you@f</text:p>
      <text:p text:style-name="IndentedLine"><text:s text:c="3"/>and call upon the name of God the <text:span text:style-name="T1">#Lord#</text:span>.@i</text:p>
      <text:p text:style-name="NonIndentedLine">When all his people in assembly meet,@n</text:p>
      <text:p text:style-name="LastLine"><text:s text:c="3"/>with joy I will fulfil my solemn word.@l</text:p>
      <text:p text:style-name="Firstline">9.<text:tab/>Before his people I will keep my vows,@f</text:p>
      <text:p text:style-name="IndentedLine"><text:s text:c="3"/>within the courts of <text:span text:style-name="T1">#God#</text:span>’s own holy place,@i</text:p>
      <text:p text:style-name="NonIndentedLine">within the city of Jerusalem.@n</text:p>
      <text:p text:style-name="LastLine"><text:s text:c="3"/>Unto the <text:span text:style-name="T1">#Lord#</text:span> alone be all the praise!@l</text:p>
      <text:h text:style-name="Heading_20_1" text:outline-level="1">&amp;Psalm 116b <text:s/>I love the <text:span text:style-name="T1">#Lord#</text:span>, the fount of life</text:h>
      <text:p text:style-name="Firstline">1.<text:tab/><text:span text:style-name="T3">*I *</text:span>love the <text:span text:style-name="T1">#</text:span><text:span text:style-name="T2">*Lord*</text:span><text:span text:style-name="T1">#</text:span>, <text:span text:style-name="T3">*the*</text:span> fount of life and <text:span text:style-name="T3">*grace*</text:span>;@f</text:p>
      <text:p text:style-name="IndentedLine"><text:s text:c="3"/><text:span text:style-name="T3">*he*</text:span> hears my <text:span text:style-name="T3">*voice*</text:span>, <text:span text:style-name="T3">*my*</text:span> cry and suppli<text:span text:style-name="T3">*cation*</text:span>,@i</text:p>
      <text:p text:style-name="NonIndentedLine"><text:span text:style-name="T3">*in*</text:span>clines his <text:span text:style-name="T3">*ear*</text:span>, <text:span text:style-name="T3">*gives*</text:span> strength and conso<text:span text:style-name="T3">*lation*</text:span>;@n</text:p>
      <text:p text:style-name="LastLine"><text:s text:c="3"/><text:span text:style-name="T3">*in*</text:span> life, in <text:span text:style-name="T3">*death*</text:span>, <text:span text:style-name="T3">*my*</text:span> heart will seek his <text:span text:style-name="T3">*face*</text:span>.@l</text:p>
      <text:p text:style-name="Firstline">2.<text:tab/><text:span text:style-name="T3">*The *</text:span>cords of <text:span text:style-name="T3">*death held*</text:span> me in deep de<text:span text:style-name="T3">*spair*</text:span>;@f</text:p>
      <text:p text:style-name="IndentedLine"><text:s text:c="3"/><text:span text:style-name="T3">*the*</text:span> pangs of <text:span text:style-name="T3">*hell*</text:span>, <text:span text:style-name="T3">*like*</text:span> waves by tempest <text:span text:style-name="T3">*driven*</text:span>,@i</text:p>
      <text:p text:style-name="NonIndentedLine"><text:span text:style-name="T3">*rolled*</text:span> o’er my <text:span text:style-name="T3">*soul*</text:span>; <text:span text:style-name="T3">*by*</text:span> grief and sorrow <text:span text:style-name="T3">*riven*</text:span>,@n</text:p>
      <text:p text:style-name="LastLine"><text:s text:c="3"/><text:span text:style-name="T3">*I*</text:span> turned in <text:span text:style-name="T3">*my dis*</text:span>tress to <text:span text:style-name="T1">#God#</text:span> in <text:span text:style-name="T3">*prayer*</text:span>.@l</text:p>
      <text:p text:style-name="Firstline">3.<text:tab/><text:span text:style-name="T3">*I *</text:span>cried, “De<text:span text:style-name="T3">*liver*</text:span> thou my soul, O <text:span text:style-name="T1">#</text:span><text:span text:style-name="T2">*Lord*</text:span><text:span text:style-name="T1">#</text:span>!”@f</text:p>
      <text:p text:style-name="IndentedLine"><text:s text:c="3"/><text:span text:style-name="T3">*Je*</text:span>hovah <text:span text:style-name="T3">*heard*</text:span>; <text:span text:style-name="T3">*I*</text:span> pledge him my de<text:span text:style-name="T3">*votion*</text:span>.@i</text:p>
      <text:p text:style-name="NonIndentedLine"><text:span text:style-name="T3">*The *</text:span><text:span text:style-name="T1">#Lord#</text:span> is <text:span text:style-name="T3">*just*</text:span>, <text:span text:style-name="T3">*his*</text:span> grace wide as the <text:span text:style-name="T3">*ocean*</text:span>;@n</text:p>
      <text:p text:style-name="LastLine"><text:s text:c="3"/><text:span text:style-name="T3">*in*</text:span> boundless <text:span text:style-name="T3">*mercy *</text:span>he fulfils his <text:span text:style-name="T3">*word*</text:span>.@l</text:p>
      <text:p text:style-name="Firstline">4.<text:tab/><text:span text:style-name="T3">*The*</text:span> <text:span text:style-name="T1">#Lord#</text:span> pre<text:span text:style-name="T3">*serves*</text:span> <text:span text:style-name="T3">*the*</text:span> meek most tender<text:span text:style-name="T3">*ly*</text:span>;@f</text:p>
      <text:p text:style-name="IndentedLine"><text:s text:c="3"/><text:span text:style-name="T3">*brought *</text:span>nigh to <text:span text:style-name="T3">*death*</text:span>, <text:span text:style-name="T3">*in*</text:span> him I found sal<text:span text:style-name="T3">*vation*</text:span>.@i</text:p>
      <text:p text:style-name="NonIndentedLine"><text:span text:style-name="T3">*Come*</text:span>, thou my <text:span text:style-name="T3">*soul*</text:span>, <text:span text:style-name="T3">*re*</text:span>lieved from agi<text:span text:style-name="T3">*tation*</text:span>,@n</text:p>
      <text:p text:style-name="LastLine"><text:s text:c="3"/><text:span text:style-name="T3">*turn*</text:span> to thy <text:span text:style-name="T3">*rest*</text:span>; <text:span text:style-name="T3">*the*</text:span> <text:span text:style-name="T1">#Lord#</text:span> has favoured <text:span text:style-name="T3">*thee*</text:span>.@l</text:p>
      <text:p text:style-name="Firstline">5.<text:tab/><text:span text:style-name="T3">*Thou*</text:span>, O Je<text:span text:style-name="T3">*hovah*</text:span>, in thy sovereign <text:span text:style-name="T3">*grace*</text:span>,@f</text:p>
      <text:p text:style-name="IndentedLine"><text:s text:c="3"/><text:span text:style-name="T3">*hast*</text:span> saved my <text:span text:style-name="T3">*soul from*</text:span> death and woe ap<text:span text:style-name="T3">*palling*</text:span>,@i</text:p>
      <text:p text:style-name="NonIndentedLine"><text:span text:style-name="T3">*dried*</text:span> all my <text:span text:style-name="T3">*tears*</text:span>, <text:span text:style-name="T3">*se*</text:span>cured my feet from <text:span text:style-name="T3">*falling*</text:span>.@n</text:p>
      <text:p text:style-name="LastLine"><text:s text:c="3"/><text:span text:style-name="T3">*Lo*</text:span>, I shall <text:span text:style-name="T3">*live and*</text:span> walk before thy <text:span text:style-name="T3">*face*</text:span>.@l</text:p>
      <text:p text:style-name="Firstline">6.<text:tab/><text:span text:style-name="T3">*I*</text:span> have be<text:span text:style-name="T3">*lieved*</text:span>, <text:span text:style-name="T3">*and *</text:span>therefore did I <text:span text:style-name="T3">*speak*</text:span>@f</text:p>
      <text:p text:style-name="IndentedLine"><text:s text:c="3"/><text:span text:style-name="T3">*when*</text:span> I was <text:span text:style-name="T3">*made to*</text:span> suffer tribu<text:span text:style-name="T3">*lation*</text:span>;@i</text:p>
      <text:p text:style-name="NonIndentedLine"><text:span text:style-name="T3">*I *</text:span>said in <text:span text:style-name="T3">*haste and*</text:span> bitter desper<text:span text:style-name="T3">*ation*</text:span>:@n</text:p>
      <text:p text:style-name="LastLine"><text:s text:c="3"/>“<text:span text:style-name="T3">*All *</text:span>men are <text:span text:style-name="T3">*false*</text:span>, <text:span text:style-name="T3">*’tis *</text:span>nought but lies they <text:span text:style-name="T3">*speak*</text:span>.”@l</text:p>
      <text:p text:style-name="Firstline"><text:soft-page-break/>7.<text:tab/><text:span text:style-name="T3">*What*</text:span> shall I <text:span text:style-name="T3">*render*</text:span> to Jehovah <text:span text:style-name="T3">*now*</text:span>@f</text:p>
      <text:p text:style-name="IndentedLine"><text:s text:c="3"/><text:span text:style-name="T3">*for*</text:span> all the <text:span text:style-name="T3">*riches*</text:span> of his conso<text:span text:style-name="T3">*lation*</text:span>?@i</text:p>
      <text:p text:style-name="NonIndentedLine"><text:span text:style-name="T3">*With*</text:span> joy I’ll <text:span text:style-name="T3">*take the*</text:span> cup of his sal<text:span text:style-name="T3">*vation*</text:span>@n</text:p>
      <text:p text:style-name="LastLine"><text:s text:c="3"/><text:span text:style-name="T3">*and*</text:span> call up<text:span text:style-name="T3">*on*</text:span> <text:span text:style-name="T3">*his*</text:span> name with thankful <text:span text:style-name="T3">*vow*</text:span>.@l</text:p>
      <text:p text:style-name="Firstline">8.<text:tab/><text:span text:style-name="T3">*Be*</text:span>fore his <text:span text:style-name="T3">*saints I’ll*</text:span> pay my vows to <text:span text:style-name="T1">#</text:span><text:span text:style-name="T2">*God*</text:span><text:span text:style-name="T1">#</text:span>;@f</text:p>
      <text:p text:style-name="IndentedLine"><text:s text:c="3"/><text:span text:style-name="T3">*e’en*</text:span> in death’s <text:span text:style-name="T3">*vale he*</text:span> keepeth me from <text:span text:style-name="T3">*evil*</text:span>;@i</text:p>
      <text:p text:style-name="NonIndentedLine"><text:span text:style-name="T3">*how*</text:span> dear to <text:span text:style-name="T1">#</text:span><text:span text:style-name="T2">*God*</text:span><text:span text:style-name="T1">#</text:span> <text:span text:style-name="T3">*the*</text:span> dying of his <text:span text:style-name="T3">*people*</text:span>!@n</text:p>
      <text:p text:style-name="LastLine"><text:s text:c="3"/><text:span text:style-name="T3">*Praise*</text:span> him, ye <text:span text:style-name="T3">*saints*</text:span>, <text:span text:style-name="T3">*and*</text:span> sound his name a<text:span text:style-name="T3">*broad*</text:span>.@l</text:p>
      <text:p text:style-name="Firstline">9.<text:tab/><text:span text:style-name="T3">*I*</text:span> am, O <text:span text:style-name="T1">#</text:span><text:span text:style-name="T2">*Lord*</text:span><text:span text:style-name="T1">#</text:span>, <text:span text:style-name="T3">*thy*</text:span> servant, bound yet <text:span text:style-name="T3">*free*</text:span>,@f</text:p>
      <text:p text:style-name="IndentedLine"><text:s text:c="3"/><text:span text:style-name="T3">*thy*</text:span> handmaid’s <text:span text:style-name="T3">*son*</text:span>, <text:span text:style-name="T3">*whose*</text:span> shackles thou hast <text:span text:style-name="T3">*broken*</text:span>;@i</text:p>
      <text:p text:style-name="NonIndentedLine"><text:span text:style-name="T3">*re*</text:span>deemed by <text:span text:style-name="T3">*grace I’ll*</text:span> render as a <text:span text:style-name="T3">*token*</text:span>@n</text:p>
      <text:p text:style-name="LastLine"><text:s text:c="3"/><text:span text:style-name="T3">*of*</text:span> grati<text:span text:style-name="T3">*tude my *</text:span>constant praise to <text:span text:style-name="T3">*thee*</text:span>.@l</text:p>
      <text:p text:style-name="Firstline">10.<text:tab/><text:span text:style-name="T3">*Je*</text:span>rusa<text:span text:style-name="T3">*lem*</text:span>! <text:span text:style-name="T3">*With*</text:span>in thy courts I’ll <text:span text:style-name="T3">*praise*</text:span>@f</text:p>
      <text:p text:style-name="IndentedLine"><text:s text:c="3"/><text:span text:style-name="T3">*Je*</text:span>hovah’s <text:span text:style-name="T3">*name*</text:span>, <text:span text:style-name="T3">*and*</text:span> with a spirit <text:span text:style-name="T3">*lowly*</text:span>@i</text:p>
      <text:p text:style-name="NonIndentedLine"><text:span text:style-name="T3">*pay*</text:span> all my <text:span text:style-name="T3">*vows*</text:span>. <text:span text:style-name="T3">*O *</text:span>Zion, fair and <text:span text:style-name="T3">*holy*</text:span>,@n</text:p>
      <text:p text:style-name="LastLine"><text:s text:c="3"/><text:span text:style-name="T3">*come*</text:span> join with <text:span text:style-name="T3">*me and*</text:span> bless him all thy <text:span text:style-name="T3">*days*</text:span>!@l</text:p>
      <text:h text:style-name="Heading_20_1" text:outline-level="1">&amp;Psalm 117 <text:s/>Praise Jehovah, all ye nations<text:tab/></text:h>
      <text:p text:style-name="Firstline">1.<text:tab/>Praise Jehovah, all ye nations;@f</text:p>
      <text:p text:style-name="IndentedLine"><text:s text:c="3"/>all ye people, praise proclaim.@i</text:p>
      <text:p text:style-name="IndentedLine"><text:s text:c="3"/>For his grace and lovingkindness@i</text:p>
      <text:p text:style-name="IndentedLine"><text:s text:c="3"/>O sing praises to his name.@i</text:p>
      <text:p text:style-name="NonIndentedLine">For the greatness of his mercy@n</text:p>
      <text:p text:style-name="IndentedLine"><text:s text:c="3"/>constant praise to him accord.@i</text:p>
      <text:p text:style-name="IndentedLine"><text:s text:c="3"/>Evermore his truth endureth;@i</text:p>
      <text:p text:style-name="LastLine"><text:s text:c="3"/>hallelujah, praise the <text:span text:style-name="T1">#Lord#</text:span>!@l</text:p>
      <text:h text:style-name="Heading_20_1" text:outline-level="1">&amp;Psalm 118 Part 1 <text:s/>O thank the <text:span text:style-name="T1">#Lord#</text:span></text:h>
      <text:p text:style-name="Firstline">1.<text:tab/>O thank the <text:span text:style-name="T1">#Lord#</text:span>, for he is good;@f</text:p>
      <text:p text:style-name="IndentedLine"><text:s text:c="3"/>his steadfast love endures always.@i</text:p>
      <text:p text:style-name="NonIndentedLine">Now let the house of Isr<text:span text:style-name="T5">~ael~</text:span> say,@n</text:p>
      <text:p text:style-name="LastLine"><text:s text:c="3"/>“His love will last for endless days.”@l</text:p>
      <text:p text:style-name="Firstline">2.<text:tab/>And let the house of Aaron say,@f</text:p>
      <text:p text:style-name="IndentedLine"><text:s text:c="3"/>“His love forever will endure.”@i</text:p>
      <text:p text:style-name="NonIndentedLine">Let those who fear the <text:span text:style-name="T1">#Lord#</text:span> declare,@n</text:p>
      <text:p text:style-name="LastLine"><text:s text:c="3"/>“His love will stand forever sure.”@l</text:p>
      <text:p text:style-name="Firstline">3.<text:tab/>I cried in anguish to the <text:span text:style-name="T1">#Lord#</text:span>;@f</text:p>
      <text:p text:style-name="IndentedLine"><text:s text:c="3"/>he answered me and set me free.@i</text:p>
      <text:p text:style-name="NonIndentedLine">The <text:span text:style-name="T1">#Lord#</text:span> is with me; I’ll not fear.@n</text:p>
      <text:p text:style-name="LastLine"><text:s text:c="3"/>What harm can people do to me?@l</text:p>
      <text:p text:style-name="Firstline">4.<text:tab/>The <text:span text:style-name="T1">#Lord#</text:span> is with me constantly;@f</text:p>
      <text:p text:style-name="IndentedLine"><text:s text:c="3"/>he is the one who gives me aid.@i</text:p>
      <text:p text:style-name="NonIndentedLine">I’ll look in triumph on my foes;@n</text:p>
      <text:p text:style-name="LastLine"><text:s text:c="3"/>I will not need to be afraid.@l</text:p>
      <text:p text:style-name="Firstline"><text:soft-page-break/>5.<text:tab/>It’s better far to trust the <text:span text:style-name="T1">#Lord#</text:span>@f</text:p>
      <text:p text:style-name="IndentedLine"><text:s text:c="3"/>than look for help to man’s defence,@i</text:p>
      <text:p text:style-name="NonIndentedLine">It’s better far to trust the <text:span text:style-name="T1">#Lord#</text:span>@n</text:p>
      <text:p text:style-name="LastLine"><text:s text:c="3"/>than in a prince have confidence.@l</text:p>
      <text:p text:style-name="Firstline">6.<text:tab/>The nations all surrounded me;@f</text:p>
      <text:p text:style-name="IndentedLine"><text:s text:c="3"/>in <text:span text:style-name="T1">#God#</text:span>’s great name I made them fall.@i</text:p>
      <text:p text:style-name="NonIndentedLine">They hemmed me in on every side;@n</text:p>
      <text:p text:style-name="LastLine"><text:s text:c="3"/>in <text:span text:style-name="T1">#God#</text:span>’s great name I slew them all.@l</text:p>
      <text:p text:style-name="Firstline">7.<text:tab/>They chased me like a swarm of bees;@f</text:p>
      <text:p text:style-name="IndentedLine"><text:s text:c="3"/>but like a heap of thorns aflame@i</text:p>
      <text:p text:style-name="NonIndentedLine">they very quickly met their end.@n</text:p>
      <text:p text:style-name="LastLine"><text:s text:c="3"/>I slew them in the <text:span text:style-name="T1">#Lord#</text:span>’s great name.@l</text:p>
      <text:p text:style-name="Firstline">8.<text:tab/>I was pushed back and nearly fell;@f</text:p>
      <text:p text:style-name="IndentedLine"><text:s text:c="3"/>the <text:span text:style-name="T1">#Lord#</text:span> himself gave help to me.@i</text:p>
      <text:p text:style-name="NonIndentedLine">He is my song and source of strength;@n</text:p>
      <text:p text:style-name="LastLine"><text:s text:c="3"/>the <text:span text:style-name="T1">#Lord#</text:span> gave me the victory.@l</text:p>
      <text:h text:style-name="Heading_20_1" text:outline-level="1">&amp;Psalm 118 Part 2 <text:s/>Triumphant shouts of joy@l</text:h>
      <text:p text:style-name="Firstline">9.<text:tab/>Triumphant shouts of joy resound@f</text:p>
      <text:p text:style-name="IndentedLine"><text:s text:c="3"/>in places where the righteous dwell.@i</text:p>
      <text:p text:style-name="NonIndentedLine">The <text:span text:style-name="T1">#Lord’#</text:span>s right hand is lifted high;@n</text:p>
      <text:p text:style-name="LastLine"><text:s text:c="3"/>his mighty hand does all things well.@l</text:p>
      <text:p text:style-name="Firstline">10.<text:tab/>I shall not die, but I shall live;@f</text:p>
      <text:p text:style-name="IndentedLine"><text:s text:c="3"/>the <text:span text:style-name="T1">#Lord’#</text:span>s great works I will proclaim.@i</text:p>
      <text:p text:style-name="NonIndentedLine">The <text:span text:style-name="T1">#Lord#</text:span> severely chastened me,@n</text:p>
      <text:p text:style-name="LastLine"><text:s text:c="3"/>but rescued me from death’s domain.@l</text:p>
      <text:p text:style-name="Firstline">11.<text:tab/>Throw wide the gates of righteousness;@f</text:p>
      <text:p text:style-name="IndentedLine"><text:s text:c="3"/>I’ll enter and give thanks to <text:span text:style-name="T1">#God#</text:span>.@i</text:p>
      <text:p text:style-name="NonIndentedLine">This is the gate of <text:span text:style-name="T1">#God#</text:span>, through which@n</text:p>
      <text:p text:style-name="LastLine"><text:s text:c="3"/>the righteous come before the <text:span text:style-name="T1">#Lord#</text:span>.@l</text:p>
      <text:p text:style-name="Firstline">12.<text:tab/>You answered me, I will give thanks;@f</text:p>
      <text:p text:style-name="IndentedLine"><text:s text:c="3"/>salvation comes from you alone.@i</text:p>
      <text:p text:style-name="NonIndentedLine">The stone the builders had refused@n</text:p>
      <text:p text:style-name="LastLine"><text:s text:c="3"/>has now become the cornerstone.@l</text:p>
      <text:p text:style-name="Firstline">13.<text:tab/>The <text:span text:style-name="T1">#Lord#</text:span> himself has done all this;@f</text:p>
      <text:p text:style-name="IndentedLine"><text:s text:c="3"/>it is a marvel in our sight.@i</text:p>
      <text:p text:style-name="NonIndentedLine">This is the day the <text:span text:style-name="T1">#Lord#</text:span> has made;@n</text:p>
      <text:p text:style-name="LastLine"><text:s text:c="3"/>in it let us take great delight!@l</text:p>
      <text:p text:style-name="Firstline">14.<text:tab/>Save us, O <text:span text:style-name="T1">#Lord#</text:span>, we humbly pray;@f</text:p>
      <text:p text:style-name="IndentedLine"><text:s text:c="3"/>O <text:span text:style-name="T1">#Lord#</text:span>, we pray, grant us success.@i</text:p>
      <text:p text:style-name="NonIndentedLine">He’s blest who comes in <text:span text:style-name="T1">#God#</text:span>’s great name;@n</text:p>
      <text:p text:style-name="LastLine"><text:s text:c="3"/>you from the <text:span text:style-name="T1">#Lord#</text:span>’s house we will bless.@l</text:p>
      <text:p text:style-name="Firstline"><text:soft-page-break/>15.<text:tab/>The <text:span text:style-name="T1">#Lord#</text:span> is God, and he has made@f</text:p>
      <text:p text:style-name="IndentedLine"><text:s text:c="3"/>his glorious light upon us fall.@i</text:p>
      <text:p text:style-name="NonIndentedLine">Let us approach the altar’s horns@n</text:p>
      <text:p text:style-name="LastLine"><text:s text:c="3"/>and celebrate the festival.@l</text:p>
      <text:p text:style-name="Firstline">16.<text:tab/>You are my God, I’ll give you thanks;@f</text:p>
      <text:p text:style-name="IndentedLine"><text:s text:c="3"/>you are my God, I’ll give you praise.@i</text:p>
      <text:p text:style-name="NonIndentedLine">O thank the <text:span text:style-name="T1">#Lord#</text:span>, for he is good;@n</text:p>
      <text:p text:style-name="LastLine"><text:s text:c="3"/>his steadfast love endures always.@l</text:p>
      <text:h text:style-name="Heading_20_1" text:outline-level="1">&amp;Psalm 118b <text:s/>Give thanks to God</text:h>
      <text:p text:style-name="Firstline">1.<text:tab/><text:span text:style-name="T3">*Give*</text:span> thanks to <text:span text:style-name="T1">#God#</text:span> for all his <text:span text:style-name="T3">*goodness*</text:span>:@f</text:p>
      <text:p text:style-name="IndentedLine"><text:s text:c="3"/>“<text:span text:style-name="T3">*His*</text:span> love forever <text:span text:style-name="T3">*is the same*</text:span>.”@i</text:p>
      <text:p text:style-name="IndentedLine"><text:s text:c="3"/><text:span text:style-name="T3">*Give*</text:span> thanks to <text:span text:style-name="T1">#God#</text:span>, O holy <text:span text:style-name="T3">*nation*</text:span>:@i</text:p>
      <text:p text:style-name="IndentedLine"><text:s text:c="3"/>“<text:span text:style-name="T3">*His *</text:span>love forever is the <text:span text:style-name="T3">*same*</text:span>.”@i</text:p>
      <text:p text:style-name="NonIndentedLine"><text:span text:style-name="T3">*Give*</text:span> thanks to <text:span text:style-name="T1">#</text:span><text:span text:style-name="T2">*God*</text:span><text:span text:style-name="T1">#</text:span>, <text:span text:style-name="T3">*O*</text:span> holy <text:span text:style-name="T3">*priesthood*</text:span>:@n</text:p>
      <text:p text:style-name="IndentedLine"><text:s text:c="3"/>“<text:span text:style-name="T3">*His *</text:span>love forever <text:span text:style-name="T3">*is the same*</text:span>.”@i</text:p>
      <text:p text:style-name="IndentedLine"><text:s text:c="3"/><text:span text:style-name="T3">*Give*</text:span> thanks to <text:span text:style-name="T1">#God#</text:span>, all those who <text:span text:style-name="T3">*fear him*</text:span>:@i</text:p>
      <text:p text:style-name="LastLine"><text:s text:c="3"/>“<text:span text:style-name="T3">*His*</text:span> love forever is the <text:span text:style-name="T3">*same*</text:span>.”@l</text:p>
      <text:p text:style-name="Firstline">2.<text:tab/><text:span text:style-name="T3">*Brought*</text:span> low, I cried to <text:span text:style-name="T1">#God#</text:span>; he <text:span text:style-name="T3">*heard me*</text:span>.@f</text:p>
      <text:p text:style-name="IndentedLine"><text:s text:c="3"/><text:span text:style-name="T3">*He*</text:span> answered me and <text:span text:style-name="T3">*set me free*</text:span>.@i</text:p>
      <text:p text:style-name="IndentedLine"><text:s text:c="3"/><text:span text:style-name="T3">*The *</text:span><text:span text:style-name="T1">#Lord#</text:span> with me, no one can <text:span text:style-name="T3">*hurt me*</text:span>.@i</text:p>
      <text:p text:style-name="IndentedLine"><text:s text:c="3"/><text:span text:style-name="T3">*He*</text:span> is my strength, my victo<text:span text:style-name="T3">*ry*</text:span>.@i</text:p>
      <text:p text:style-name="NonIndentedLine"><text:span text:style-name="T3">*Put *</text:span>not your <text:span text:style-name="T3">*confi*</text:span>dence in <text:span text:style-name="T3">*princes*</text:span>.@n</text:p>
      <text:p text:style-name="IndentedLine"><text:s text:c="3"/><text:span text:style-name="T3">*When*</text:span> enemies a-<text:span text:style-name="T3">*gainst*</text:span> <text:span text:style-name="T3">*me came*</text:span>,@i</text:p>
      <text:p text:style-name="IndentedLine"><text:s text:c="3"/><text:span text:style-name="T1">#</text:span><text:span text:style-name="T2">*God*</text:span><text:span text:style-name="T1">#</text:span><text:span text:style-name="T3">*’s*</text:span> strength provided my sal<text:span text:style-name="T3">*vation*</text:span>:@i</text:p>
      <text:p text:style-name="LastLine"><text:s text:c="3"/>“<text:span text:style-name="T3">*His*</text:span> love forever is the <text:span text:style-name="T3">*same*</text:span>.”@l</text:p>
      <text:p text:style-name="Firstline">3.<text:tab/><text:span text:style-name="T3">*Hark*</text:span>! <text:s/>righteous and victorious <text:span text:style-name="T3">*singing*</text:span>:@f</text:p>
      <text:p text:style-name="IndentedLine"><text:s text:c="3"/>“<text:span text:style-name="T3">*The*</text:span> <text:span text:style-name="T1">#Lord#</text:span>’s right hand does <text:span text:style-name="T3">*valiantly*</text:span>.”@i</text:p>
      <text:p text:style-name="IndentedLine"><text:s text:c="3"/><text:span text:style-name="T3">*For*</text:span> life restored my praises <text:span text:style-name="T3">*bringing*</text:span>:@i</text:p>
      <text:p text:style-name="IndentedLine"><text:s text:c="3"/>“<text:span text:style-name="T3">*The *</text:span><text:span text:style-name="T1">#Lord#</text:span>’s right hand does valiant<text:span text:style-name="T3">*ly*</text:span>.”@i</text:p>
      <text:p text:style-name="NonIndentedLine"><text:span text:style-name="T3">*When*</text:span> gates of <text:span text:style-name="T3">*righteous*</text:span>ness stand <text:span text:style-name="T3">*open*</text:span>,@n</text:p>
      <text:p text:style-name="IndentedLine"><text:s text:c="3"/><text:span text:style-name="T3">*I *</text:span>enter and I <text:span text:style-name="T3">*praise *</text:span><text:span text:style-name="T1">#</text:span><text:span text:style-name="T2">*God*</text:span><text:span text:style-name="T1">#</text:span><text:span text:style-name="T3">*’s name*</text:span>.@i</text:p>
      <text:p text:style-name="IndentedLine"><text:s text:c="3"/><text:span text:style-name="T3">*This*</text:span> is <text:span text:style-name="T1">#God#</text:span>’s gate; the righteous <text:span text:style-name="T3">*enter*</text:span>.@i</text:p>
      <text:p text:style-name="LastLine"><text:s text:c="3"/>“<text:span text:style-name="T3">*His*</text:span> love forever is the <text:span text:style-name="T3">*same*</text:span>.”@l</text:p>
      <text:p text:style-name="Firstline">4.<text:tab/><text:span text:style-name="T3">*The*</text:span> stone the builders had re<text:span text:style-name="T3">*jected*</text:span>@f</text:p>
      <text:p text:style-name="IndentedLine"><text:s text:c="3"/><text:span text:style-name="T3">*is*</text:span> now the foremost <text:span text:style-name="T3">*cornerstone*</text:span>.@i</text:p>
      <text:p text:style-name="IndentedLine"><text:s text:c="3"/><text:span text:style-name="T3">*The *</text:span><text:span text:style-name="T1">#Lord#</text:span> has done it, we have <text:span text:style-name="T3">*seen it*</text:span> –@i</text:p>
      <text:p text:style-name="IndentedLine"><text:s text:c="3"/><text:span text:style-name="T3">*his*</text:span> ways confound what we had <text:span text:style-name="T3">*known*</text:span>.@i</text:p>
      <text:p text:style-name="NonIndentedLine"><text:span text:style-name="T3">*This*</text:span> is the <text:span text:style-name="T3">*day of*</text:span> days: <text:span text:style-name="T1">#God#</text:span> <text:span text:style-name="T3">*made it*</text:span>!@n</text:p>
      <text:p text:style-name="IndentedLine"><text:s text:c="3"/><text:span text:style-name="T3">*And*</text:span> we are glad, we <text:span text:style-name="T3">*praise his name*</text:span>:@i</text:p>
      <text:p text:style-name="IndentedLine"><text:s text:c="3"/>“<text:span text:style-name="T3">*Save*</text:span> us and let us know your <text:span text:style-name="T3">*blessing*</text:span>.@i</text:p>
      <text:p text:style-name="LastLine"><text:s text:c="3"/><text:span text:style-name="T3">*Your *</text:span>love forever is the <text:span text:style-name="T3">*same*</text:span>.”@l</text:p>
      <text:p text:style-name="Firstline"><text:soft-page-break/>5.<text:tab/><text:span text:style-name="T3">*Our*</text:span> voices join in glad con<text:span text:style-name="T3">*fession*</text:span>:@f</text:p>
      <text:p text:style-name="IndentedLine"><text:s text:c="3"/>“<text:span text:style-name="T1">#</text:span><text:span text:style-name="T2">*God*</text:span><text:span text:style-name="T1">#</text:span><text:span text:style-name="T3">*’s*</text:span> love forever <text:span text:style-name="T3">*is the same*</text:span>.”@i</text:p>
      <text:p text:style-name="IndentedLine"><text:s text:c="3"/><text:span text:style-name="T3">*Most*</text:span> blest is he in our pro<text:span text:style-name="T3">*cession*</text:span>@i</text:p>
      <text:p text:style-name="IndentedLine"><text:s text:c="3"/><text:span text:style-name="T3">*who*</text:span> comes triumphant in <text:span text:style-name="T1">#God#</text:span>’s <text:span text:style-name="T3">*name*</text:span>.@i</text:p>
      <text:p text:style-name="NonIndentedLine"><text:span text:style-name="T3">*Let*</text:span> branches <text:span text:style-name="T3">*mark the*</text:span> way be<text:span text:style-name="T3">*fore*</text:span> <text:span text:style-name="T3">*him*</text:span>,@n</text:p>
      <text:p text:style-name="IndentedLine"><text:s text:c="3"/><text:span text:style-name="T3">*and*</text:span> at the altar <text:span text:style-name="T3">*hail his fame*</text:span>.@i</text:p>
      <text:p text:style-name="IndentedLine"><text:s text:c="3"/>“<text:span text:style-name="T3">*You*</text:span> are my God and I will <text:span text:style-name="T3">*praise you*</text:span>:@i</text:p>
      <text:p text:style-name="LastLine"><text:s text:c="3"/><text:span text:style-name="T3">*Your*</text:span> love forever is the <text:span text:style-name="T3">*same*</text:span>!”@l</text:p>
      <text:h text:style-name="Heading_20_1" text:outline-level="1">&amp;Psalm 119:1-8 <text:s/>Blessed are those</text:h>
      <text:p text:style-name="Firstline">1.<text:tab/>Blessed are those of blameless ways,@f</text:p>
      <text:p text:style-name="IndentedLine"><text:s text:c="3"/>who live according to God’s word.@i</text:p>
      <text:p text:style-name="NonIndentedLine">Blessed are those who keep his laws,@n</text:p>
      <text:p text:style-name="LastLine"><text:s text:c="3"/>who with their whole heart seek the <text:span text:style-name="T1">#Lord#</text:span>.@l</text:p>
      <text:p text:style-name="Firstline">2.<text:tab/>They keep themselves from doing wrong@f</text:p>
      <text:p text:style-name="IndentedLine"><text:s text:c="3"/>by walking in his perfect ways.@i</text:p>
      <text:p text:style-name="NonIndentedLine">You have established laws for us@n</text:p>
      <text:p text:style-name="LastLine"><text:s text:c="3"/>that are to be obeyed always.@l</text:p>
      <text:p text:style-name="Firstline">3.<text:tab/>O that my ways were steadfast, <text:span text:style-name="T1">#Lord#</text:span>,@f</text:p>
      <text:p text:style-name="IndentedLine"><text:s text:c="3"/>in making your decrees my aim!@i</text:p>
      <text:p text:style-name="NonIndentedLine">So, when I think on your commands,@n</text:p>
      <text:p text:style-name="LastLine"><text:s text:c="3"/>I would not feel disgrace or shame.@l</text:p>
      <text:p text:style-name="Firstline">4.<text:tab/>I’ll praise you with an upright heart,@f</text:p>
      <text:p text:style-name="IndentedLine"><text:s text:c="3"/>as your just laws are learned by me.@i</text:p>
      <text:p text:style-name="NonIndentedLine">All your decrees I will obey;@n</text:p>
      <text:p text:style-name="LastLine"><text:s text:c="3"/>do not forsake me utterly.@l</text:p>
      <text:h text:style-name="Heading_20_1" text:outline-level="1">&amp;Psalm 119:9–16 <text:s/>How can the young keep their life pure?</text:h>
      <text:p text:style-name="Firstline">1.<text:tab/>How can the young keep their life pure?@f</text:p>
      <text:p text:style-name="IndentedLine"><text:s text:c="3"/>By doing what your word demands!@i</text:p>
      <text:p text:style-name="IndentedLine"><text:s text:c="3"/>I seek you with my heart and soul;@i</text:p>
      <text:p text:style-name="IndentedLine"><text:s text:c="3"/>let me not stray from your commands.@i</text:p>
      <text:p text:style-name="NonIndentedLine">Your word I’ve hidden in my heart@n</text:p>
      <text:p text:style-name="IndentedLine"><text:s text:c="3"/>to keep me from offending you.@i</text:p>
      <text:p text:style-name="IndentedLine"><text:s text:c="3"/>Praise be to you, O <text:span text:style-name="T1">#Lord#</text:span> my God;@i</text:p>
      <text:p text:style-name="LastLine"><text:s text:c="3"/>teach me your statutes firm and true.@l</text:p>
      <text:p text:style-name="Firstline">2.<text:tab/>Each law proceeding from your mouth@f</text:p>
      <text:p text:style-name="IndentedLine"><text:s text:c="3"/>I gladly with my lips have told.@i</text:p>
      <text:p text:style-name="IndentedLine"><text:s text:c="3"/>I love to follow your commands,@i</text:p>
      <text:p text:style-name="IndentedLine"><text:s text:c="3"/>as others love to count their gold.@i</text:p>
      <text:p text:style-name="NonIndentedLine">I meditate upon your ways@n</text:p>
      <text:p text:style-name="IndentedLine"><text:s text:c="3"/>and on your precepts I reflect.@i</text:p>
      <text:p text:style-name="IndentedLine"><text:s text:c="3"/>I take delight in your decrees;@i</text:p>
      <text:p text:style-name="LastLine"><text:s text:c="3"/>your word I never will neglect.@l</text:p>
      <text:h text:style-name="Heading_20_1" text:outline-level="1"><text:soft-page-break/>&amp;Psalm 119:17–24 <text:s/>Do good to me</text:h>
      <text:p text:style-name="Firstline">1.<text:tab/>Do good to me and I will live;@f</text:p>
      <text:p text:style-name="IndentedLine"><text:s text:c="3"/>your servant will obey your word.@i</text:p>
      <text:p text:style-name="NonIndentedLine">Open my eyes that I may see@n</text:p>
      <text:p text:style-name="LastLine"><text:s text:c="3"/>great wonders in your law, O <text:span text:style-name="T1">#Lord#</text:span>.@l</text:p>
      <text:p text:style-name="Firstline">2.<text:tab/>I am a stranger on the earth;@f</text:p>
      <text:p text:style-name="IndentedLine"><text:s text:c="3"/>do not hide your commands from me.@i</text:p>
      <text:p text:style-name="NonIndentedLine">Consumed with longing is my soul,@n</text:p>
      <text:p text:style-name="LastLine"><text:s text:c="3"/>because your laws I yearn to see.@l</text:p>
      <text:p text:style-name="Firstline">3.<text:tab/>You have rebuked the insolent;@f</text:p>
      <text:p text:style-name="IndentedLine"><text:s text:c="3"/>they’re cursed who from your precepts stray.@i</text:p>
      <text:p text:style-name="NonIndentedLine">Remove from me contempt and scorn,@n</text:p>
      <text:p text:style-name="LastLine"><text:s text:c="3"/>for all your statutes I obey.@l</text:p>
      <text:p text:style-name="Firstline">4.<text:tab/>Though rulers plot to harm my name,@f</text:p>
      <text:p text:style-name="IndentedLine"><text:s text:c="3"/>I’ll meditate on your decree.@i</text:p>
      <text:p text:style-name="NonIndentedLine">Your statutes are my great delight,@n</text:p>
      <text:p text:style-name="LastLine"><text:s text:c="3"/>for they are counsellors to me.@l</text:p>
      <text:h text:style-name="Heading_20_1" text:outline-level="1">&amp;Psalm 119:25–32 <text:s/>My soul is laid low</text:h>
      <text:p text:style-name="Firstline">1.<text:tab/>My soul is laid low in the dust;@f</text:p>
      <text:p text:style-name="IndentedLine"><text:s text:c="3"/>give life according to your word.@i</text:p>
      <text:p text:style-name="NonIndentedLine">I showed my ways, you answered me;@n</text:p>
      <text:p text:style-name="LastLine"><text:s text:c="3"/>teach me your just decrees, O <text:span text:style-name="T1">#Lord#</text:span>.@l</text:p>
      <text:p text:style-name="Firstline">2.<text:tab/>Instruct me in your precepts’ way;@f</text:p>
      <text:p text:style-name="IndentedLine"><text:s text:c="3"/>I’ll think upon your works at length.@i</text:p>
      <text:p text:style-name="NonIndentedLine">My soul with sorrow is worn out;@n</text:p>
      <text:p text:style-name="LastLine"><text:s text:c="3"/>according to your word give strength.@l</text:p>
      <text:p text:style-name="Firstline">3.<text:tab/>Be gracious to me through your law;@f</text:p>
      <text:p text:style-name="IndentedLine"><text:s text:c="3"/>from lying ways keep me apart.@i</text:p>
      <text:p text:style-name="NonIndentedLine">I chose to take the way of truth;@n</text:p>
      <text:p text:style-name="LastLine"><text:s text:c="3"/>I keep your laws with all my heart.@l</text:p>
      <text:p text:style-name="Firstline">4.<text:tab/>I cling to your decrees, O <text:span text:style-name="T1">#Lord#</text:span>;@f</text:p>
      <text:p text:style-name="IndentedLine"><text:s text:c="3"/>do not let shame take hold of me.@i</text:p>
      <text:p text:style-name="NonIndentedLine">I run the way of your commands@n</text:p>
      <text:p text:style-name="LastLine"><text:s text:c="3"/>because my heart you have set free.@l</text:p>
      <text:h text:style-name="Heading_20_1" text:outline-level="1">&amp;Psalm 119:25–32 b<text:tab/>Here I lie, my soul clings to the dust</text:h>
      <text:p text:style-name="Firstline">1.<text:tab/>Here I lie, my soul clings to the dust.@f</text:p>
      <text:p text:style-name="IndentedLine"><text:s text:c="3"/><text:span text:style-name="T1">#Lord#</text:span>, revive me; I your promise trust.@i</text:p>
      <text:p text:style-name="NonIndentedLine">All my sins I have to you confessed,@n</text:p>
      <text:p text:style-name="IndentedLine"><text:s text:c="3"/>and you heard when I was in distress.@i</text:p>
      <text:p text:style-name="LastLine"><text:s text:c="3"/>Teach me your ways.@l</text:p>
      <text:p text:style-name="Firstline"><text:soft-page-break/>2.<text:tab/>Help me, <text:span text:style-name="T1">#Lord#</text:span>, to understand your laws.@f</text:p>
      <text:p text:style-name="IndentedLine"><text:s text:c="3"/>I will meditate on them with awe.@i</text:p>
      <text:p text:style-name="NonIndentedLine">Overcome by sorrow: strengthen me;@n</text:p>
      <text:p text:style-name="IndentedLine"><text:s text:c="3"/>keep me from the way of misery.@i</text:p>
      <text:p text:style-name="LastLine"><text:s text:c="3"/>Teach me your ways.@l</text:p>
      <text:p text:style-name="Firstline">3.<text:tab/>I have chosen by your word to live,@f</text:p>
      <text:p text:style-name="IndentedLine"><text:s text:c="3"/>and attention to your judgments give.@i</text:p>
      <text:p text:style-name="NonIndentedLine">Your instructions I have followed, <text:span text:style-name="T1">#Lord#</text:span>.@n</text:p>
      <text:p text:style-name="IndentedLine"><text:s text:c="3"/>Let not shame upon my head be poured.@i</text:p>
      <text:p text:style-name="LastLine"><text:s text:c="3"/>Help me obey.@l</text:p>
      <text:h text:style-name="Heading_20_1" text:outline-level="1">&amp;Psalm 119:33–40 <text:s/>Teach me, O <text:span text:style-name="T1">#Lord#</text:span></text:h>
      <text:p text:style-name="Firstline">1.<text:tab/>Teach me, O <text:span text:style-name="T1">#Lord#</text:span>, your way of truth,@f</text:p>
      <text:p text:style-name="IndentedLine"><text:s text:c="3"/>and from it I will not depart.@i</text:p>
      <text:p text:style-name="NonIndentedLine">That I may steadfastly obey,@n</text:p>
      <text:p text:style-name="LastLine"><text:s text:c="3"/>give me an understanding heart.@l</text:p>
      <text:p text:style-name="Firstline">2.<text:tab/>In your commandments make me walk,@f</text:p>
      <text:p text:style-name="IndentedLine"><text:s text:c="3"/>for in your law my joy shall be.@i</text:p>
      <text:p text:style-name="NonIndentedLine">Give me a heart that loves your will,@n</text:p>
      <text:p text:style-name="LastLine"><text:s text:c="3"/>from discontent and envy free.@l</text:p>
      <text:p text:style-name="Firstline">3.<text:tab/>O turn my eyes from worthless things,@f</text:p>
      <text:p text:style-name="IndentedLine"><text:s text:c="3"/>and cause me in your ways to tread.@i</text:p>
      <text:p text:style-name="NonIndentedLine">Fulfil your promises to me,@n</text:p>
      <text:p text:style-name="LastLine"><text:s text:c="3"/>that I to godly fear be led.@l</text:p>
      <text:p text:style-name="Firstline">4.<text:tab/><text:span text:style-name="T1">#Lord#</text:span>, turn away reproach and fear;@f</text:p>
      <text:p text:style-name="IndentedLine"><text:s text:c="3"/>your righteous judgments I confess.@i</text:p>
      <text:p text:style-name="NonIndentedLine">To know your precepts I desire!@n</text:p>
      <text:p text:style-name="LastLine"><text:s text:c="3"/>Revive me in your righteousness.@l</text:p>
      <text:h text:style-name="Heading_20_1" text:outline-level="1">&amp;Psalm 119:41–48 <text:s/>May your unfailing love come to me<text:tab/></text:h>
      <text:p text:style-name="Firstline">1.<text:tab/>May your unfailing love come to me,@f</text:p>
      <text:p text:style-name="IndentedLine"><text:s text:c="3"/>your salvation as promised, O <text:span text:style-name="T1">#Lord#</text:span>.@i</text:p>
      <text:p text:style-name="NonIndentedLine">Then I’ll answer the taunts of my foe,@n</text:p>
      <text:p text:style-name="LastLine"><text:s text:c="3"/>for I steadfastly trust in your word.@l</text:p>
      <text:p text:style-name="Firstline">2.<text:tab/>Do not snatch your true word from my mouth;@f</text:p>
      <text:p text:style-name="IndentedLine"><text:s text:c="3"/>all my hope has been set on your ways.@i</text:p>
      <text:p text:style-name="NonIndentedLine">I will always obey your commands@n</text:p>
      <text:p text:style-name="LastLine"><text:s text:c="3"/>without fail to the end of my days.@l</text:p>
      <text:p text:style-name="Firstline">3.<text:tab/>I will walk in the freedom you give,@f</text:p>
      <text:p text:style-name="IndentedLine"><text:s text:c="3"/>for your precepts I’ve earnestly sought.@i</text:p>
      <text:p text:style-name="NonIndentedLine">I will speak of your statutes to kings,@n</text:p>
      <text:p text:style-name="LastLine"><text:s text:c="3"/>and to shame I will never be brought.@l</text:p>
      <text:p text:style-name="Firstline"><text:soft-page-break/>4.<text:tab/>I take pleasure in all your commands,@f</text:p>
      <text:p text:style-name="IndentedLine"><text:s text:c="3"/>and I love them – they’re precious to me.@i</text:p>
      <text:p text:style-name="NonIndentedLine">I will reach out my hands to your laws,@n</text:p>
      <text:p text:style-name="LastLine"><text:s text:c="3"/>and will meditate on your decrees.@l</text:p>
      <text:h text:style-name="Heading_20_1" text:outline-level="1">&amp;Psalm 119:49–56 <text:s/><text:span text:style-name="T1">#Lord#</text:span>, your word to me remember</text:h>
      <text:p text:style-name="Firstline">1.<text:tab/><text:span text:style-name="T1">#Lord#</text:span>, your word to me remember@f</text:p>
      <text:p text:style-name="IndentedLine"><text:s text:c="3"/>for the hope your promise gives.@i</text:p>
      <text:p text:style-name="NonIndentedLine">In affliction I find comfort:@n</text:p>
      <text:p text:style-name="LastLine"><text:s text:c="3"/>through your word my soul still lives.@l</text:p>
      <text:p text:style-name="Firstline">2.<text:tab/>While the arrogant deride me,@f</text:p>
      <text:p text:style-name="IndentedLine"><text:s text:c="3"/>still to your command I hold.@i</text:p>
      <text:p text:style-name="NonIndentedLine">Thinking on your former judgments@n</text:p>
      <text:p text:style-name="LastLine"><text:s text:c="3"/>lifts my spirit, makes me bold.@l</text:p>
      <text:p text:style-name="Firstline">3.<text:tab/>Wicked men, your law forsaking,@f</text:p>
      <text:p text:style-name="IndentedLine"><text:s text:c="3"/>stir my indignation strong;@i</text:p>
      <text:p text:style-name="NonIndentedLine">for in all my pilgrim journey@n</text:p>
      <text:p text:style-name="LastLine"><text:s text:c="3"/>your commandments are my song.@l</text:p>
      <text:p text:style-name="Firstline">4.<text:tab/>You have been my meditation,@f</text:p>
      <text:p text:style-name="IndentedLine"><text:s text:c="3"/>and your law has been my guide;@i</text:p>
      <text:p text:style-name="NonIndentedLine">I have kept your righteous precepts@n</text:p>
      <text:p text:style-name="LastLine"><text:s text:c="3"/>and have found them true and tried.@l</text:p>
      <text:h text:style-name="Heading_20_1" text:outline-level="1">&amp;Psalm 119:57–64 <text:s/>Thou art my portion, <text:span text:style-name="T1">#Lord#</text:span></text:h>
      <text:p text:style-name="Firstline">1.<text:tab/>Thou art my portion, <text:span text:style-name="T1">#Lord#</text:span>;@f</text:p>
      <text:p text:style-name="IndentedLine"><text:s text:c="3"/>thy words I ever heed.@i</text:p>
      <text:p text:style-name="NonIndentedLine">With all my heart thy grace I seek,@n</text:p>
      <text:p text:style-name="LastLine"><text:s text:c="3"/>thy promises I plead.@l</text:p>
      <text:p text:style-name="Firstline">2.<text:tab/>I thought upon my ways,@f</text:p>
      <text:p text:style-name="IndentedLine"><text:s text:c="3"/>thy testimonies learned.@i</text:p>
      <text:p text:style-name="NonIndentedLine">With earnest haste, and waiting not,@n</text:p>
      <text:p text:style-name="LastLine"><text:s text:c="3"/>to thy commands I turned.@l</text:p>
      <text:p text:style-name="Firstline">3.<text:tab/>While snares beset my path,@f</text:p>
      <text:p text:style-name="IndentedLine"><text:s text:c="3"/>thy law I keep in view.@i</text:p>
      <text:p text:style-name="NonIndentedLine">At midnight I will give thee praise@n</text:p>
      <text:p text:style-name="LastLine"><text:s text:c="3"/>for all thy judgments true.@l</text:p>
      <text:p text:style-name="Firstline">4.<text:tab/>All those who fear thy name@f</text:p>
      <text:p text:style-name="IndentedLine"><text:s text:c="3"/>shall my companions be.@i</text:p>
      <text:p text:style-name="NonIndentedLine">Thy mercy fills the earth, O <text:span text:style-name="T1">#Lord#</text:span>;@n</text:p>
      <text:p text:style-name="LastLine"><text:s text:c="3"/>thy statutes teach thou me.@l</text:p>
      <text:h text:style-name="Heading_20_1" text:outline-level="1"><text:soft-page-break/>&amp;Psalm 119:65–72 <text:s/><text:span text:style-name="T1">#Lord#</text:span>, you have dealt well</text:h>
      <text:p text:style-name="Firstline">1.<text:tab/><text:span text:style-name="T1">#Lord#</text:span>, you have dealt well with your servant,@f</text:p>
      <text:p text:style-name="IndentedLine"><text:s text:c="3"/>your promise is faithful and just.@i</text:p>
      <text:p text:style-name="NonIndentedLine">Instruct me in judgment and knowledge,@n</text:p>
      <text:p text:style-name="LastLine"><text:s text:c="3"/>for in your commandments I trust.@l</text:p>
      <text:p text:style-name="Firstline">2.<text:tab/>Before my affliction I wandered,@f</text:p>
      <text:p text:style-name="IndentedLine"><text:s text:c="3"/>but now your good word I obey.@i</text:p>
      <text:p text:style-name="NonIndentedLine">O <text:span text:style-name="T1">#Lord#</text:span>, you are good and you do good,@n</text:p>
      <text:p text:style-name="LastLine"><text:s text:c="3"/>now teach me your statutes I pray.@l</text:p>
      <text:p text:style-name="Firstline">3.<text:tab/>The proud have assailed me with slander;@f</text:p>
      <text:p text:style-name="IndentedLine"><text:s text:c="3"/>your precepts shall still be my guide.@i</text:p>
      <text:p text:style-name="NonIndentedLine">Your law is my joy and my treasure,@n</text:p>
      <text:p text:style-name="LastLine"><text:s text:c="3"/>though sinners may boast in their pride.@l</text:p>
      <text:p text:style-name="Firstline">4.<text:tab/>Affliction has been for my profit,@f</text:p>
      <text:p text:style-name="IndentedLine"><text:s text:c="3"/>that I to your statutes may hold.@i</text:p>
      <text:p text:style-name="NonIndentedLine">Your law to my soul is more precious@n</text:p>
      <text:p text:style-name="LastLine"><text:s text:c="3"/>than thousands of silver and gold.@l</text:p>
      <text:h text:style-name="Heading_20_1" text:outline-level="1">&amp;Psalm 119:73–80 <text:s/>Your hands have fashioned me</text:h>
      <text:p text:style-name="Firstline">1.<text:tab/>Your hands have fashioned me;@f</text:p>
      <text:p text:style-name="IndentedLine"><text:s text:c="3"/>make me to understand@i</text:p>
      <text:p text:style-name="IndentedLine"><text:s text:c="3"/>you’ve given me your word@i</text:p>
      <text:p text:style-name="IndentedLine"><text:s text:c="3"/>to learn your wise command.@i</text:p>
      <text:p text:style-name="NonIndentedLine">Then they that fear you will be glad@n</text:p>
      <text:p text:style-name="LastLine"><text:s text:c="3"/>when they shall see my hope upheld.@l</text:p>
      <text:p text:style-name="Firstline">2.<text:tab/>You rightly judged me, <text:span text:style-name="T1">#Lord#</text:span>,@f</text:p>
      <text:p text:style-name="IndentedLine"><text:s text:c="3"/>in faithfulness afflicted.@i</text:p>
      <text:p text:style-name="IndentedLine"><text:s text:c="3"/>According to your word,@i</text:p>
      <text:p text:style-name="IndentedLine"><text:s text:c="3"/>in mercy comfort me.@i</text:p>
      <text:p text:style-name="NonIndentedLine">That I may live, your mercy give,@n</text:p>
      <text:p text:style-name="LastLine"><text:s text:c="3"/>for I with joy your law receive.@l</text:p>
      <text:p text:style-name="Firstline">3.<text:tab/>Oh, shame the arrogant,@f</text:p>
      <text:p text:style-name="IndentedLine"><text:s text:c="3"/>who baselessly defame me.@i</text:p>
      <text:p text:style-name="IndentedLine"><text:s text:c="3"/>May those who fear and know@i</text:p>
      <text:p text:style-name="IndentedLine"><text:s text:c="3"/>you statutes turn to me.@i</text:p>
      <text:p text:style-name="NonIndentedLine">In your decree, keep me from blame@n</text:p>
      <text:p text:style-name="LastLine"><text:s text:c="3"/>that I may not be put to shame.@l</text:p>
      <text:h text:style-name="Heading_20_1" text:outline-level="1">&amp;Psalm 119:81–88 <text:s/>My soul for thy salvation faints</text:h>
      <text:p text:style-name="Firstline">1.<text:tab/>My soul for thy salvation faints,@f</text:p>
      <text:p text:style-name="IndentedLine"><text:s text:c="3"/>but still I hope in thee.@i</text:p>
      <text:p text:style-name="NonIndentedLine">I long to see thy promised help,@n</text:p>
      <text:p text:style-name="LastLine"><text:s text:c="3"/>when thou shalt comfort me.@l</text:p>
      <text:p text:style-name="Firstline"><text:soft-page-break/>2.<text:tab/>Thy statutes I do not forget,@f</text:p>
      <text:p text:style-name="IndentedLine"><text:s text:c="3"/>though wasting grief I know.@i</text:p>
      <text:p text:style-name="NonIndentedLine">Thy servant’s days are few, O <text:span text:style-name="T1">#Lord#</text:span>;@n</text:p>
      <text:p text:style-name="LastLine"><text:s text:c="3"/>when wilt thou judge my foe?@l</text:p>
      <text:p text:style-name="Firstline">3.<text:tab/>The proud, disdainful of thy law,@f</text:p>
      <text:p text:style-name="IndentedLine"><text:s text:c="3"/>entrap me wrongfully.@i</text:p>
      <text:p text:style-name="NonIndentedLine">O thou, whose law is just and true,@n</text:p>
      <text:p text:style-name="LastLine"><text:s text:c="3"/>help and deliver me.@l</text:p>
      <text:p text:style-name="Firstline">4.<text:tab/>Almost consumed, yet from thy law@f</text:p>
      <text:p text:style-name="IndentedLine"><text:s text:c="3"/>I have not turned away.@i</text:p>
      <text:p text:style-name="NonIndentedLine">In lovingkindness give me strength,@n</text:p>
      <text:p text:style-name="LastLine"><text:s text:c="3"/>that I may still obey.@l</text:p>
      <text:h text:style-name="Heading_20_1" text:outline-level="1">&amp;Psalm 119:89–96 <text:s/>Eternal is your word, O <text:span text:style-name="T1">#Lord#</text:span></text:h>
      <text:p text:style-name="Firstline">1.<text:tab/>Eternal is your word, O <text:span text:style-name="T1">#Lord#</text:span>;@f</text:p>
      <text:p text:style-name="IndentedLine"><text:s text:c="3"/>in heav’n it stands forever sure.@i</text:p>
      <text:p text:style-name="IndentedLine"><text:s text:c="3"/>Your faithfulness will never fail;@i</text:p>
      <text:p text:style-name="IndentedLine"><text:s text:c="3"/>the earth you founded to endure.@i</text:p>
      <text:p text:style-name="NonIndentedLine">Your laws continue to this day;@n</text:p>
      <text:p text:style-name="LastLine"><text:s text:c="3"/>your so<text:span text:style-name="T5">~ver~</text:span>eign will all things obey.@l</text:p>
      <text:p text:style-name="Firstline">2.<text:tab/>Had not your law been my delight,@f</text:p>
      <text:p text:style-name="IndentedLine"><text:s text:c="3"/>I would have died in misery.@i</text:p>
      <text:p text:style-name="IndentedLine"><text:s text:c="3"/>I never will forget your laws,@i</text:p>
      <text:p text:style-name="IndentedLine"><text:s text:c="3"/>for by them you have rescued me.@i</text:p>
      <text:p text:style-name="NonIndentedLine"><text:span text:style-name="T1">#Lord#</text:span>, I am yours – save me I pray,@n</text:p>
      <text:p text:style-name="LastLine"><text:s text:c="3"/>for I have sought your precepts’ way.@l</text:p>
      <text:p text:style-name="Firstline">3.<text:tab/>The wicked lie in wait for me;@f</text:p>
      <text:p text:style-name="IndentedLine"><text:s text:c="3"/>destruction threatens at their hands.@i</text:p>
      <text:p text:style-name="IndentedLine"><text:s text:c="3"/>But yet, in spite of all their threats,@i</text:p>
      <text:p text:style-name="IndentedLine"><text:s text:c="3"/>I will reflect on your commands.@i</text:p>
      <text:p text:style-name="NonIndentedLine">Perfection’s limits I have found,@n</text:p>
      <text:p text:style-name="LastLine"><text:s text:c="3"/>but your commandments have no bound.@l</text:p>
      <text:h text:style-name="Heading_20_1" text:outline-level="1">&amp;Psalm 119:97–104 <text:s/>How I love thy law</text:h>
      <text:p text:style-name="Firstline">1.<text:tab/>How I love thy law, O <text:span text:style-name="T1">#Lord#</text:span>!@f</text:p>
      <text:p text:style-name="IndentedLine"><text:s text:c="3"/>Daily joy its truths afford.@i</text:p>
      <text:p text:style-name="IndentedLine"><text:s text:c="3"/>In its constant light I go,@i</text:p>
      <text:p text:style-name="IndentedLine"><text:s text:c="3"/>wise to conquer every foe.@i</text:p>
      <text:p text:style-name="NonIndentedLine">Thy commandments in my heart@n</text:p>
      <text:p text:style-name="IndentedLine"><text:s text:c="3"/>truest wisdom can impart.@i</text:p>
      <text:p text:style-name="IndentedLine"><text:s text:c="3"/>To mine eyes thy precepts show@i</text:p>
      <text:p text:style-name="LastLine"><text:s text:c="3"/>wisdom more than sages know.@l</text:p>
      <text:p text:style-name="Firstline"><text:soft-page-break/>2.<text:tab/>While my heart thy word obeys,@f</text:p>
      <text:p text:style-name="IndentedLine"><text:s text:c="3"/>I am kept from evil ways.@i</text:p>
      <text:p text:style-name="IndentedLine"><text:s text:c="3"/>From thy law, with thee to guide,@i</text:p>
      <text:p text:style-name="IndentedLine"><text:s text:c="3"/>I have never turned aside.@i</text:p>
      <text:p text:style-name="NonIndentedLine">Sweeter are thy words to me@n</text:p>
      <text:p text:style-name="IndentedLine"><text:s text:c="3"/>than all other good can be.@i</text:p>
      <text:p text:style-name="IndentedLine"><text:s text:c="3"/>Safe I walk, thy truth my light,@i</text:p>
      <text:p text:style-name="LastLine"><text:s text:c="3"/>hating falsehood, loving right.@l</text:p>
      <text:h text:style-name="Heading_20_1" text:outline-level="1">&amp;Psalm 119:105–112 <text:s/><text:tab/>Your word’s a lamp</text:h>
      <text:p text:style-name="Firstline">1.<text:tab/>Your word’s a lamp to guide my feet,@f</text:p>
      <text:p text:style-name="IndentedLine"><text:s text:c="3"/>a shining light upon my way.@i</text:p>
      <text:p text:style-name="NonIndentedLine">I’ve bound myself, with oath and pledge,@n</text:p>
      <text:p text:style-name="LastLine"><text:s text:c="3"/>all your just rulings to obey.@l</text:p>
      <text:p text:style-name="Firstline">2.<text:tab/>I’ve suffered much; renew my life,@f</text:p>
      <text:p text:style-name="IndentedLine"><text:s text:c="3"/>O <text:span text:style-name="T1">#Lord#</text:span>, according to your word.@i</text:p>
      <text:p text:style-name="NonIndentedLine">Accept the offerings of my lips,@n</text:p>
      <text:p text:style-name="LastLine"><text:s text:c="3"/>and make me know your precepts, <text:span text:style-name="T1">#Lord#</text:span>.@l</text:p>
      <text:p text:style-name="Firstline">3.<text:tab/>My life is always in my hand,@f</text:p>
      <text:p text:style-name="IndentedLine"><text:s text:c="3"/>yet I your law do not forget.@i</text:p>
      <text:p text:style-name="NonIndentedLine">I from your precepts have not strayed,@n</text:p>
      <text:p text:style-name="LastLine"><text:s text:c="3"/>though snares for me the wicked set.@l</text:p>
      <text:p text:style-name="Firstline">4.<text:tab/>Your word’s my lasting heritage@f</text:p>
      <text:p text:style-name="IndentedLine"><text:s text:c="3"/>and truly makes my heart rejoice.@i</text:p>
      <text:p text:style-name="NonIndentedLine">To keep your statutes faithfully@n</text:p>
      <text:p text:style-name="LastLine"><text:s text:c="3"/>shall always be my willing choice.@l</text:p>
      <text:h text:style-name="Heading_20_1" text:outline-level="1">&amp;Psalm 119:113–120 <text:s/>The double-minded I abhor</text:h>
      <text:p text:style-name="Firstline">1.<text:tab/>The double-minded I abhor,@f</text:p>
      <text:p text:style-name="IndentedLine"><text:s text:c="3"/>but your commands I love, O <text:span text:style-name="T1">#Lord#</text:span>.@i</text:p>
      <text:p text:style-name="NonIndentedLine">You are my refuge and my shield;@n</text:p>
      <text:p text:style-name="LastLine"><text:s text:c="3"/>I set my hope upon your word.@l</text:p>
      <text:p text:style-name="Firstline">2.<text:tab/>You evildoers, leave me now,@f</text:p>
      <text:p text:style-name="IndentedLine"><text:s text:c="3"/>that God’s commands I may obey.@i</text:p>
      <text:p text:style-name="NonIndentedLine">By your word keep me that I may live.@n</text:p>
      <text:p text:style-name="LastLine"><text:s text:c="3"/>Let not my hope be swept away.@l</text:p>
      <text:p text:style-name="Firstline">3.<text:tab/>Uphold me, and I shall be saved;@f</text:p>
      <text:p text:style-name="IndentedLine"><text:s text:c="3"/>for your decrees I have respect.@i</text:p>
      <text:p text:style-name="NonIndentedLine">All those who stray from your commands@n</text:p>
      <text:p text:style-name="LastLine"><text:s text:c="3"/>and practise falsehood you reject.@l</text:p>
      <text:p text:style-name="Firstline">4.<text:tab/>The wicked you discard like dross;@f</text:p>
      <text:p text:style-name="IndentedLine"><text:s text:c="3"/>therefore I love your holy law.@i</text:p>
      <text:p text:style-name="NonIndentedLine">My body quakes for fear of you;@n</text:p>
      <text:p text:style-name="LastLine"><text:s text:c="3"/>of your commands I stand in awe.@l</text:p>
      <text:h text:style-name="Heading_20_1" text:outline-level="1"><text:soft-page-break/>&amp;Psalm 119:121–128 <text:s/>I have followed truth and justice</text:h>
      <text:p text:style-name="Firstline">1.<text:tab/>I have followed truth and justice;@f</text:p>
      <text:p text:style-name="IndentedLine"><text:s text:c="3"/>leave me not in deep distress.@i</text:p>
      <text:p text:style-name="IndentedLine"><text:s text:c="3"/>Be my help and my protection;@i</text:p>
      <text:p text:style-name="IndentedLine"><text:s text:c="3"/>let the proud no more oppress.@i</text:p>
      <text:p text:style-name="NonIndentedLine">For thy word and thy salvation,@n</text:p>
      <text:p text:style-name="IndentedLine"><text:s text:c="3"/><text:span text:style-name="T1">#Lord#</text:span>, my eyes with longing fail.@i</text:p>
      <text:p text:style-name="IndentedLine"><text:s text:c="3"/>Teach thy statutes to thy servant;@i</text:p>
      <text:p text:style-name="LastLine"><text:s text:c="3"/>let thy mercy now prevail.@l</text:p>
      <text:p text:style-name="Firstline">2.<text:tab/>I am thine; O give me wisdom,@f</text:p>
      <text:p text:style-name="IndentedLine"><text:s text:c="3"/>make me know thy truth, I pray.@i</text:p>
      <text:p text:style-name="IndentedLine"><text:s text:c="3"/>Sinners have despised thy statutes;@i</text:p>
      <text:p text:style-name="IndentedLine"><text:s text:c="3"/>now, O <text:span text:style-name="T1">#Lord,#</text:span> thy power display.@i</text:p>
      <text:p text:style-name="NonIndentedLine"><text:span text:style-name="T1">#Lord#</text:span>, I love thy good commandments@n</text:p>
      <text:p text:style-name="IndentedLine"><text:s text:c="3"/>and esteem them more than gold.@i</text:p>
      <text:p text:style-name="IndentedLine"><text:s text:c="3"/>All thy precepts are most righteous;@i</text:p>
      <text:p text:style-name="LastLine"><text:s text:c="3"/>hating sin, to these I hold.@l</text:p>
      <text:h text:style-name="Heading_20_1" text:outline-level="1">&amp;Psalm 119:129–136 <text:s/>Your statutes, <text:span text:style-name="T1">#Lord#</text:span>, are wonderful</text:h>
      <text:p text:style-name="Firstline">1.<text:tab/>Your statutes, <text:span text:style-name="T1">#Lord#</text:span>, are wonderful,@f</text:p>
      <text:p text:style-name="IndentedLine"><text:s text:c="3"/>so I obey them from my heart.@i</text:p>
      <text:p text:style-name="NonIndentedLine">Your words, as they unfold, give light,@n</text:p>
      <text:p text:style-name="LastLine"><text:s text:c="3"/>and truth to simple minds impart.@l</text:p>
      <text:p text:style-name="Firstline">2.<text:tab/>With open mouth I pant and yearn@f</text:p>
      <text:p text:style-name="IndentedLine"><text:s text:c="3"/>to know the laws that you proclaim.@i</text:p>
      <text:p text:style-name="NonIndentedLine">Show me the mercy you extend@n</text:p>
      <text:p text:style-name="LastLine"><text:s text:c="3"/>to those who love and praise your name.@l</text:p>
      <text:p text:style-name="Firstline">3.<text:tab/>Direct my footsteps in your word;@f</text:p>
      <text:p text:style-name="IndentedLine"><text:s text:c="3"/>let sin not hold me in its sway.@i</text:p>
      <text:p text:style-name="NonIndentedLine">From man’s oppression set me free@n</text:p>
      <text:p text:style-name="LastLine"><text:s text:c="3"/>that your commands I may obey.@l</text:p>
      <text:p text:style-name="Firstline">4.<text:tab/>Upon your servant shine your face;@f</text:p>
      <text:p text:style-name="IndentedLine"><text:s text:c="3"/>teach me the statutes you have made.@i</text:p>
      <text:p text:style-name="NonIndentedLine">My eyes shed streams of bitter tears@n</text:p>
      <text:p text:style-name="LastLine"><text:s text:c="3"/>because your law is not obeyed.@l</text:p>
      <text:h text:style-name="Heading_20_1" text:outline-level="1">&amp;Psalm 119:137–144 <text:s/>O <text:span text:style-name="T1">#Lord#</text:span>, you are the Righteous One</text:h>
      <text:p text:style-name="Firstline">1.<text:tab/>O <text:span text:style-name="T1">#Lord#</text:span>, you are the Righteous One;@f</text:p>
      <text:p text:style-name="IndentedLine"><text:s text:c="3"/>the statutes that you give are just.@i</text:p>
      <text:p text:style-name="NonIndentedLine">You lay down laws of righteousness,@n</text:p>
      <text:p text:style-name="LastLine"><text:s text:c="3"/>entirely worthy of our trust.@l</text:p>
      <text:p text:style-name="Firstline">2.<text:tab/>My zeal consumes and wears me out,@f</text:p>
      <text:p text:style-name="IndentedLine"><text:s text:c="3"/>because my foes forget you word.@i</text:p>
      <text:p text:style-name="NonIndentedLine">Your promises are tried and proved,@n</text:p>
      <text:p text:style-name="LastLine"><text:s text:c="3"/>and I your servant love them, <text:span text:style-name="T1">#Lord#</text:span>.@l</text:p>
      <text:p text:style-name="Firstline"><text:soft-page-break/>3.<text:tab/>Though I am lowly and despised,@f</text:p>
      <text:p text:style-name="IndentedLine"><text:s text:c="3"/>your precepts I do not forget.@i</text:p>
      <text:p text:style-name="NonIndentedLine">Eternal in your righteousness,@n</text:p>
      <text:p text:style-name="LastLine"><text:s text:c="3"/>true is the law that you have set.@l</text:p>
      <text:p text:style-name="Firstline">4.<text:tab/>Distress and trouble press me down,@f</text:p>
      <text:p text:style-name="IndentedLine"><text:s text:c="3"/>but your commands are my delight.@i</text:p>
      <text:p text:style-name="NonIndentedLine">Grant wisdom so that I may live;@n</text:p>
      <text:p text:style-name="LastLine"><text:s text:c="3"/>your statutes are forever right.@l</text:p>
      <text:h text:style-name="Heading_20_1" text:outline-level="1">&amp;Psalm 119:145–152 <text:s/>O <text:span text:style-name="T1">#Lord#</text:span>, my earnest cry</text:h>
      <text:p text:style-name="Firstline">1.<text:tab/>O <text:span text:style-name="T1">#Lord#</text:span>, my earnest cry@f</text:p>
      <text:p text:style-name="IndentedLine"><text:s text:c="3"/>thy listening ear has heard.@i</text:p>
      <text:p text:style-name="IndentedLine"><text:s text:c="3"/>With thy salvation answer me,@i</text:p>
      <text:p text:style-name="IndentedLine"><text:s text:c="3"/>and I will keep thy word.@i</text:p>
      <text:p text:style-name="NonIndentedLine">At early dawn I prayed,@n</text:p>
      <text:p text:style-name="IndentedLine"><text:s text:c="3"/>thy promises my trust.@i</text:p>
      <text:p text:style-name="IndentedLine"><text:s text:c="3"/>At night I thought upon thy word,@i</text:p>
      <text:p text:style-name="LastLine"><text:s text:c="3"/>most holy and most just.@l</text:p>
      <text:p text:style-name="Firstline">2.<text:tab/>O hear me in thy grace,@f</text:p>
      <text:p text:style-name="IndentedLine"><text:s text:c="3"/>in mercy quicken me.@i</text:p>
      <text:p text:style-name="IndentedLine"><text:s text:c="3"/>The wicked plan to do me harm,@i</text:p>
      <text:p text:style-name="IndentedLine"><text:s text:c="3"/>but they are far from thee.@i</text:p>
      <text:p text:style-name="NonIndentedLine">Thou, <text:span text:style-name="T1">#Lord#</text:span>, art near to me,@n</text:p>
      <text:p text:style-name="IndentedLine"><text:s text:c="3"/>and true are thy commands.@i</text:p>
      <text:p text:style-name="IndentedLine"><text:s text:c="3"/>Of old thy testimonies show@i</text:p>
      <text:p text:style-name="LastLine"><text:s text:c="3"/>thy truth eternal stands.@l</text:p>
      <text:h text:style-name="Heading_20_1" text:outline-level="1">&amp;Psalm 119:153–160 <text:s/>Look on my suffering</text:h>
      <text:p text:style-name="Firstline">1.<text:tab/>Look on my suff’ring and deliver me;@f</text:p>
      <text:p text:style-name="IndentedLine"><text:s text:c="3"/>your law I keep.@i</text:p>
      <text:p text:style-name="NonIndentedLine">Defend my cause, O <text:span text:style-name="T1">#Lord#</text:span>, and ransom me;@n</text:p>
      <text:p text:style-name="IndentedLine"><text:s text:c="3"/>your promise keep.@i</text:p>
      <text:p text:style-name="NonIndentedLine">From your salvation are the wicked banned@n</text:p>
      <text:p text:style-name="LastLine"><text:s text:c="3"/>because against your law they take their stand.@l</text:p>
      <text:p text:style-name="Firstline">2.<text:tab/>Great are your mercies, <text:span text:style-name="T1">#Lord#</text:span>; revive my soul@f</text:p>
      <text:p text:style-name="IndentedLine"><text:s text:c="3"/>by your good law;@i</text:p>
      <text:p text:style-name="NonIndentedLine">My enemies – they persecute me while@n</text:p>
      <text:p text:style-name="IndentedLine"><text:s text:c="3"/>I keep your law.@i</text:p>
      <text:p text:style-name="NonIndentedLine">I see the faithless, treacherous they are;@n</text:p>
      <text:p text:style-name="LastLine"><text:s text:c="3"/>they spurn your word and keep themselves afar.@l</text:p>
      <text:p text:style-name="Firstline">3.<text:tab/>But I draw near and all your precepts love;@f</text:p>
      <text:p text:style-name="IndentedLine"><text:s text:c="3"/><text:span text:style-name="T1">#Lord#</text:span>, search my heart.@i</text:p>
      <text:p text:style-name="NonIndentedLine">O <text:span text:style-name="T1">#Lord#</text:span>, according to your covenant love,@n</text:p>
      <text:p text:style-name="IndentedLine"><text:s text:c="3"/>revive my heart.@i</text:p>
      <text:p text:style-name="NonIndentedLine">I read your law – the whole is true and sure;@n</text:p>
      <text:p text:style-name="LastLine"><text:s text:c="3"/>and all your righteous judgments shall endure.@l</text:p>
      <text:h text:style-name="Heading_20_1" text:outline-level="1"><text:soft-page-break/>&amp;Psalm 119:161–168 <text:s/>Though rulers hound me</text:h>
      <text:p text:style-name="Firstline">1.<text:tab/>Though rulers hound me without cause,@f</text:p>
      <text:p text:style-name="IndentedLine"><text:s text:c="3"/>my heart fears nothing but your word;@i</text:p>
      <text:p text:style-name="NonIndentedLine">for in your promise I rejoice@n</text:p>
      <text:p text:style-name="LastLine"><text:s text:c="3"/>like one who finds great spoil, O <text:span text:style-name="T1">#Lord#</text:span>.@l</text:p>
      <text:p text:style-name="Firstline">2.<text:tab/>All falsehood I abhor and hate;@f</text:p>
      <text:p text:style-name="IndentedLine"><text:s text:c="3"/>with all my heart I love your law.@i</text:p>
      <text:p text:style-name="NonIndentedLine">I praise you seven times a day,@n</text:p>
      <text:p text:style-name="LastLine"><text:s text:c="3"/>for your commands I hold in awe.@l</text:p>
      <text:p text:style-name="Firstline">3.<text:tab/>Great peace have those who love your law;@f</text:p>
      <text:p text:style-name="IndentedLine"><text:s text:c="3"/>they will not stumble in the way.@i</text:p>
      <text:p text:style-name="NonIndentedLine">I wait for your salvation, <text:span text:style-name="T1">#Lord#</text:span>,@n</text:p>
      <text:p text:style-name="LastLine"><text:s text:c="3"/>and your commands I will obey.@l</text:p>
      <text:p text:style-name="Firstline">4.<text:tab/>I will observe your statutes, <text:span text:style-name="T1">#Lord#</text:span>;@f</text:p>
      <text:p text:style-name="IndentedLine"><text:s text:c="3"/>my love for them is great and true.@i</text:p>
      <text:p text:style-name="NonIndentedLine">Your laws and precepts I obey,@n</text:p>
      <text:p text:style-name="LastLine"><text:s text:c="3"/>for all my ways are known to you.@l</text:p>
      <text:h text:style-name="Heading_20_1" text:outline-level="1">&amp;Psalm 119:169–176 <text:s/>Let my cry come before you</text:h>
      <text:p text:style-name="Firstline">1.<text:tab/>Let my cry come before you, O <text:span text:style-name="T1">#Lord#</text:span>;@f</text:p>
      <text:p text:style-name="IndentedLine"><text:s text:c="3"/>give me insight as pledged in your word.@i</text:p>
      <text:p text:style-name="NonIndentedLine">May my pleading gain access to you;@n</text:p>
      <text:p text:style-name="LastLine"><text:s text:c="3"/>save my life, as you promised to do.@l</text:p>
      <text:p text:style-name="Firstline">2.<text:tab/>May my lips overflow with your praise,@f</text:p>
      <text:p text:style-name="IndentedLine"><text:s text:c="3"/>For you teach me your statutes always.@i</text:p>
      <text:p text:style-name="NonIndentedLine">May my tongue sing aloud of your word;@n</text:p>
      <text:p text:style-name="LastLine"><text:s text:c="3"/>your commandments are righteous, O <text:span text:style-name="T1">#Lord#</text:span>.@l</text:p>
      <text:p text:style-name="Firstline">3.<text:tab/>May your hand be stretched out for my aid,@f</text:p>
      <text:p text:style-name="IndentedLine"><text:s text:c="3"/>since by choice your commands I’ve obeyed.@i</text:p>
      <text:p text:style-name="NonIndentedLine">I desire your salvation to see,@n</text:p>
      <text:p text:style-name="LastLine"><text:s text:c="3"/>and your law is delightful to me.@l</text:p>
      <text:p text:style-name="Firstline">4.<text:tab/>Let me live and I’ll praise you in song;@f</text:p>
      <text:p text:style-name="IndentedLine"><text:s text:c="3"/>may your laws give me help to go on.@i</text:p>
      <text:p text:style-name="NonIndentedLine">Seek your servant who strayed like a sheep,@n</text:p>
      <text:p text:style-name="LastLine"><text:s text:c="3"/>for your precepts I steadfastly keep.@l</text:p>
      <text:h text:style-name="Heading_20_1" text:outline-level="1">&amp;Psalm 120 <text:s/>I cried in trouble to the <text:span text:style-name="T1">#Lord#</text:span></text:h>
      <text:p text:style-name="Firstline">1.<text:tab/>I cried in trouble to the <text:span text:style-name="T1">#Lord#</text:span>,@f</text:p>
      <text:p text:style-name="IndentedLine"><text:s text:c="3"/>and he has answered me.@i</text:p>
      <text:p text:style-name="IndentedLine"><text:s text:c="3"/>From lying lips and crafty tongue,@i</text:p>
      <text:p text:style-name="IndentedLine"><text:s text:c="3"/>O <text:span text:style-name="T1">#Lord#</text:span>, my soul set free.@i</text:p>
      <text:p text:style-name="NonIndentedLine">What shall be given you, false tongue?@n</text:p>
      <text:p text:style-name="IndentedLine"><text:s text:c="3"/>what added to your doom?@i</text:p>
      <text:p text:style-name="IndentedLine"><text:s text:c="3"/>Sharp arrows of a mighty man,@i</text:p>
      <text:p text:style-name="LastLine"><text:s text:c="3"/>and redhot coals of broom.@l</text:p>
      <text:p text:style-name="Firstline"><text:soft-page-break/>2.<text:tab/>Alas for me that I sojourn@f</text:p>
      <text:p text:style-name="IndentedLine"><text:s text:c="3"/>so long in Meshech’s land;@i</text:p>
      <text:p text:style-name="IndentedLine"><text:s text:c="3"/>that I have made my dwelling where@i</text:p>
      <text:p text:style-name="IndentedLine"><text:s text:c="3"/>the tents of Kedar stand.@i</text:p>
      <text:p text:style-name="NonIndentedLine">Too long my soul has made its home@n</text:p>
      <text:p text:style-name="IndentedLine"><text:s text:c="3"/>with those who peace abhor.@i</text:p>
      <text:p text:style-name="IndentedLine"><text:s text:c="3"/>I am for peace; but when I speak,@i</text:p>
      <text:p text:style-name="LastLine"><text:s text:c="3"/>they ready are for war.@l</text:p>
      <text:h text:style-name="Heading_20_1" text:outline-level="1">&amp;Psalm 121 <text:s/>To the hills I lift mine eyes</text:h>
      <text:p text:style-name="Firstline">1.<text:tab/>To the hills I lift mine eyes;@f</text:p>
      <text:p text:style-name="IndentedLine"><text:s text:c="3"/>whence shall help for me arise?@i</text:p>
      <text:p text:style-name="IndentedLine"><text:s text:c="3"/>From the <text:span text:style-name="T1">#Lord#</text:span> shall come mine aid,@i</text:p>
      <text:p text:style-name="IndentedLine"><text:s text:c="3"/>who the heaven and earth has made.@i</text:p>
      <text:p text:style-name="NonIndentedLine">He will guide through dangers all,@n</text:p>
      <text:p text:style-name="IndentedLine"><text:s text:c="3"/>will not suffer thee to fall.@i</text:p>
      <text:p text:style-name="IndentedLine"><text:s text:c="3"/>He who safe his people keeps@i</text:p>
      <text:p text:style-name="LastLine"><text:s text:c="3"/>slumbers not and never sleeps.@l</text:p>
      <text:p text:style-name="Firstline">2.<text:tab/>Thy protector is the <text:span text:style-name="T1">#Lord#</text:span>,@f</text:p>
      <text:p text:style-name="IndentedLine"><text:s text:c="3"/>shade for thee he will afford.@i</text:p>
      <text:p text:style-name="IndentedLine"><text:s text:c="3"/>Neither sun nor moon shall smite,@i</text:p>
      <text:p text:style-name="IndentedLine"><text:s text:c="3"/><text:span text:style-name="T1">#God#</text:span> shall guard by day and night.@i</text:p>
      <text:p text:style-name="NonIndentedLine">He will ever keep thy soul,@n</text:p>
      <text:p text:style-name="IndentedLine"><text:s text:c="3"/>what would harm he will control.@i</text:p>
      <text:p text:style-name="IndentedLine"><text:s text:c="3"/>In the home and by the way@i</text:p>
      <text:p text:style-name="LastLine"><text:s text:c="3"/>he will keep thee day by day.@l</text:p>
      <text:h text:style-name="Heading_20_1" text:outline-level="1">&amp;Psalm 122 <text:s/>My heart was glad</text:h>
      <text:p text:style-name="Firstline">1.<text:tab/>My heart was glad to hear the welcome sound,@f</text:p>
      <text:p text:style-name="IndentedLine"><text:s text:c="3"/>the call to seek Jehovah’s house of prayer.@i</text:p>
      <text:p text:style-name="NonIndentedLine">Our feet are standing here on holy ground,@n</text:p>
      <text:p text:style-name="LastLine"><text:s text:c="3"/>within thy gates, thou city grand and fair.@l</text:p>
      <text:p text:style-name="Firstline">2.<text:tab/><text:span text:style-name="T1">#God#</text:span>’s people to Jerusalem draw near@f</text:p>
      <text:p text:style-name="IndentedLine"><text:s text:c="3"/>to hear his word and worship him with praise.@i</text:p>
      <text:p text:style-name="NonIndentedLine">The throne of justice stands eternal there,@n</text:p>
      <text:p text:style-name="LastLine"><text:s text:c="3"/>Messiah’s throne through endless length of days.@l</text:p>
      <text:p text:style-name="Firstline">3.<text:tab/>Let earnest prayer be made for Zion’s peace;@f</text:p>
      <text:p text:style-name="IndentedLine"><text:s text:c="3"/>thy sons who hold thee dear shall prosper well.@i</text:p>
      <text:p text:style-name="NonIndentedLine">May blessing in thy palaces increase@n</text:p>
      <text:p text:style-name="LastLine"><text:s text:c="3"/>and peace within thy walls forever dwell.@l</text:p>
      <text:p text:style-name="Firstline">4.<text:tab/>For all my brethren and companions’ sakes@f</text:p>
      <text:p text:style-name="IndentedLine"><text:s text:c="3"/>my prayer shall be, “Let peace in thee abide.”@i</text:p>
      <text:p text:style-name="NonIndentedLine">Since God the <text:span text:style-name="T1">#Lord#</text:span> in thee his dwelling makes,@n</text:p>
      <text:p text:style-name="LastLine"><text:s text:c="3"/>to thee my love shall never be denied.@l</text:p>
      <text:h text:style-name="Heading_20_1" text:outline-level="1"><text:soft-page-break/>&amp;Psalm 123 <text:s/>To you, O <text:span text:style-name="T1">#Lord#</text:span>, I lift my eyes</text:h>
      <text:p text:style-name="Firstline">1.<text:tab/>To you, O <text:span text:style-name="T1">#Lord#</text:span>, I lift my eyes,@f</text:p>
      <text:p text:style-name="IndentedLine"><text:s text:c="3"/>the God enthroned above the skies.@i</text:p>
      <text:p text:style-name="NonIndentedLine">As servants watch their master’s hand@n</text:p>
      <text:p text:style-name="IndentedLine"><text:s text:c="3"/>or maids before their mistress stand,@i</text:p>
      <text:p text:style-name="NonIndentedLine">so to the <text:span text:style-name="T1">#Lord#</text:span> our eyes we raise,@n</text:p>
      <text:p text:style-name="LastLine"><text:s text:c="3"/>until his mercy he displays.@l</text:p>
      <text:p text:style-name="Firstline">2.<text:tab/>O <text:span text:style-name="T1">#Lord#</text:span> our God, your mercy show;@f</text:p>
      <text:p text:style-name="IndentedLine"><text:s text:c="3"/>take pity, <text:span text:style-name="T1">#Lord,#</text:span> on us below.@i</text:p>
      <text:p text:style-name="NonIndentedLine">For scorn your people all have known;@n</text:p>
      <text:p text:style-name="IndentedLine"><text:s text:c="3"/>our foes’ contempt has made us groan.@i</text:p>
      <text:p text:style-name="NonIndentedLine">The proud have covered us with shame;@n</text:p>
      <text:p text:style-name="LastLine"><text:s text:c="3"/>with insolence they mock our name.@l</text:p>
      <text:h text:style-name="Heading_20_1" text:outline-level="1">&amp;Psalm 124 <text:s/>If God the <text:span text:style-name="T1">#Lord#</text:span></text:h>
      <text:p text:style-name="Firstline">1.<text:tab/><text:span text:style-name="T3">*If *</text:span>God the <text:span text:style-name="T1">#</text:span><text:span text:style-name="T2">*Lord*</text:span><text:span text:style-name="T1">#</text:span> <text:span text:style-name="T3">*had*</text:span> not been on our <text:span text:style-name="T3">*side*</text:span> –@f</text:p>
      <text:p text:style-name="IndentedLine"><text:s text:c="3"/><text:span text:style-name="T3">*let*</text:span> Isr<text:span text:style-name="T5">~ael~</text:span> <text:span text:style-name="T3">*say *</text:span>– <text:span text:style-name="T3">*had*</text:span> not the <text:span text:style-name="T1">#Lord#</text:span> been <text:span text:style-name="T3">*near*</text:span>@i</text:p>
      <text:p text:style-name="IndentedLine"><text:s text:c="3"/><text:span text:style-name="T3">*when*</text:span> foes at-<text:span text:style-name="T3">*tacked us*</text:span>, filling us with <text:span text:style-name="T3">*fear*</text:span>,@i</text:p>
      <text:p text:style-name="NonIndentedLine"><text:span text:style-name="T3">*and*</text:span> when their <text:span text:style-name="T3">*wrath a*</text:span>gainst us reached its <text:span text:style-name="T3">*height*</text:span>,@n</text:p>
      <text:p text:style-name="LastLine"><text:s text:c="3"/><text:span text:style-name="T3">*a*</text:span>live we had been swallowed <text:span text:style-name="T3">*in their spite*</text:span>.@l</text:p>
      <text:p text:style-name="Firstline">2.<text:tab/><text:span text:style-name="T3">*We*</text:span> would have <text:span text:style-name="T3">*been en*</text:span>veloped by the <text:span text:style-name="T3">*flood*</text:span>;@f</text:p>
      <text:p text:style-name="IndentedLine"><text:s text:c="3"/><text:span text:style-name="T3">*o*</text:span>ver our <text:span text:style-name="T3">*heads the*</text:span> torrent would have <text:span text:style-name="T3">*gone*</text:span>;@i</text:p>
      <text:p text:style-name="IndentedLine"><text:s text:c="3"/><text:span text:style-name="T3">*the*</text:span> waters <text:span text:style-name="T3">*would have*</text:span> carried us a<text:span text:style-name="T3">*long*</text:span>.@i</text:p>
      <text:p text:style-name="NonIndentedLine"><text:span text:style-name="T3">*But *</text:span>praise the <text:span text:style-name="T1">#</text:span><text:span text:style-name="T2">*Lord*</text:span><text:span text:style-name="T1">#</text:span>, <text:span text:style-name="T3">*for*</text:span> he has set us <text:span text:style-name="T3">*free*</text:span>@n</text:p>
      <text:p text:style-name="LastLine"><text:s text:c="3"/><text:span text:style-name="T3">*and *</text:span>has not left us to their <text:span text:style-name="T3">*cruelty*</text:span>.@l</text:p>
      <text:p text:style-name="Firstline">3.<text:tab/><text:span text:style-name="T3">*We *</text:span>have es<text:span text:style-name="T3">*caped*</text:span> – <text:span text:style-name="T3">*just *</text:span>as a captured <text:span text:style-name="T3">*bird*</text:span>@f</text:p>
      <text:p text:style-name="IndentedLine"><text:s text:c="3"/><text:span text:style-name="T3">*out*</text:span> of the <text:span text:style-name="T3">*fowler’s *</text:span>net has been set <text:span text:style-name="T3">*free*</text:span>;@i</text:p>
      <text:p text:style-name="IndentedLine"><text:s text:c="3"/><text:span text:style-name="T3">*the *</text:span>snare is <text:span text:style-name="T3">*cut*</text:span>, <text:span text:style-name="T3">*we*</text:span> are at liber<text:span text:style-name="T3">*ty*</text:span>.@i</text:p>
      <text:p text:style-name="NonIndentedLine"><text:span text:style-name="T3">*Our *</text:span>help is <text:span text:style-name="T3">*in the*</text:span> name of God the <text:span text:style-name="T1">#</text:span><text:span text:style-name="T2">*Lord*</text:span><text:span text:style-name="T1">#</text:span>,@n</text:p>
      <text:p text:style-name="LastLine"><text:s text:c="3"/><text:span text:style-name="T3">*who *</text:span>made the earth and heavens <text:span text:style-name="T3">*by his word*</text:span>.@l</text:p>
      <text:h text:style-name="Heading_20_1" text:outline-level="1">&amp;Psalm 125 <text:s/>All those who trust the <text:span text:style-name="T1">#Lord#</text:span></text:h>
      <text:p text:style-name="Firstline">1.<text:tab/>All those who trust the <text:span text:style-name="T1">#Lord#</text:span>@f</text:p>
      <text:p text:style-name="IndentedLine"><text:s text:c="3"/>like Zion are secure,@i</text:p>
      <text:p text:style-name="IndentedLine"><text:s text:c="3"/>which never can be moved@i</text:p>
      <text:p text:style-name="IndentedLine"><text:s text:c="3"/>but always will endure.@i</text:p>
      <text:p text:style-name="NonIndentedLine">Just as the mountains stand@n</text:p>
      <text:p text:style-name="IndentedLine"><text:s text:c="3"/>around Jerusalem,@i</text:p>
      <text:p text:style-name="IndentedLine"><text:s text:c="3"/>the <text:span text:style-name="T1">#Lord#</text:span> surrounds his own,@i</text:p>
      <text:p text:style-name="LastLine"><text:s text:c="3"/>forever guarding them.@l</text:p>
      <text:p text:style-name="Firstline"><text:soft-page-break/>2.<text:tab/>The wicked’s evil rule@f</text:p>
      <text:p text:style-name="IndentedLine"><text:s text:c="3"/>will not oppress for long@i</text:p>
      <text:p text:style-name="IndentedLine"><text:s text:c="3"/>the righteous and their land,@i</text:p>
      <text:p text:style-name="IndentedLine"><text:s text:c="3"/>lest righteous men do wrong.@i</text:p>
      <text:p text:style-name="NonIndentedLine">On all those who do good@n</text:p>
      <text:p text:style-name="IndentedLine"><text:s text:c="3"/>bestow your goodness, <text:span text:style-name="T1">#Lord#</text:span> –@i</text:p>
      <text:p text:style-name="IndentedLine"><text:s text:c="3"/>to those of upright heart@i</text:p>
      <text:p text:style-name="LastLine"><text:s text:c="3"/>who reverence your word.@l</text:p>
      <text:p text:style-name="Firstline">3.<text:tab/>But <text:span text:style-name="T1">#God#</text:span> will banish those@f</text:p>
      <text:p text:style-name="IndentedLine"><text:s text:c="3"/>who choose a crooked way;@i</text:p>
      <text:p text:style-name="IndentedLine"><text:s text:c="3"/>they’ll share the sinner’s fate.@i</text:p>
      <text:p text:style-name="LastLine"><text:s text:c="3"/>Let peace on Israel stay.@l</text:p>
      <text:h text:style-name="Heading_20_1" text:outline-level="1">&amp;Psalm 126 <text:s/>When Zion’s fortunes <text:span text:style-name="T1">#God#</text:span> restored</text:h>
      <text:p text:style-name="Firstline">1.<text:tab/>When Zion’s fortunes <text:span text:style-name="T1">#God#</text:span> restored,@f</text:p>
      <text:p text:style-name="IndentedLine"><text:s text:c="3"/>it was a dream come true.@i</text:p>
      <text:p text:style-name="NonIndentedLine">Our mouths were then with laughter filled,@n</text:p>
      <text:p text:style-name="LastLine"><text:s text:c="3"/>our tongues with songs anew.@l</text:p>
      <text:p text:style-name="Firstline">2.<text:tab/>The nations said, “The <text:span text:style-name="T1">#Lord#</text:span> has done@f</text:p>
      <text:p text:style-name="IndentedLine"><text:s text:c="3"/>great things for Israel.”@i</text:p>
      <text:p text:style-name="NonIndentedLine">The <text:span text:style-name="T1">#Lord#</text:span> did mighty things for us,@n</text:p>
      <text:p text:style-name="LastLine"><text:s text:c="3"/>and joy our hearts knew well.@l</text:p>
      <text:p text:style-name="Firstline">3.<text:tab/>Restore our fortunes, gracious <text:span text:style-name="T1">#Lord#</text:span>,@f</text:p>
      <text:p text:style-name="IndentedLine"><text:s text:c="3"/>like streams in desert soil.@i</text:p>
      <text:p text:style-name="NonIndentedLine">A joyful harvest will reward@n</text:p>
      <text:p text:style-name="LastLine"><text:s text:c="3"/>the weeping sower’s toil.@l</text:p>
      <text:p text:style-name="Firstline">4.<text:tab/>The man who, bearing precious seed,@f</text:p>
      <text:p text:style-name="IndentedLine"><text:s text:c="3"/>weeps as in toil he grieves,@i</text:p>
      <text:p text:style-name="NonIndentedLine">will come again with songs of joy,@n</text:p>
      <text:p text:style-name="LastLine"><text:s text:c="3"/>and bearing harvest sheaves.@l</text:p>
      <text:h text:style-name="Heading_20_1" text:outline-level="1">&amp;Psalm 127 <text:s/>Unless the <text:span text:style-name="T1">#Lord#</text:span> builds</text:h>
      <text:p text:style-name="Firstline">1.<text:tab/>Unless the <text:span text:style-name="T1">#Lord#</text:span> builds up the house,@f</text:p>
      <text:p text:style-name="IndentedLine"><text:s text:c="3"/>its builders toil in vain;@i</text:p>
      <text:p text:style-name="NonIndentedLine">unless he keeps the city safe,@n</text:p>
      <text:p text:style-name="LastLine"><text:s text:c="3"/>they vainly watch maintain.@l</text:p>
      <text:p text:style-name="Firstline">2.<text:tab/>In vain you rise before the dawn@f</text:p>
      <text:p text:style-name="IndentedLine"><text:s text:c="3"/>and late hours vainly keep@i</text:p>
      <text:p text:style-name="NonIndentedLine">that you may toil for food to eat –@n</text:p>
      <text:p text:style-name="LastLine"><text:s text:c="3"/>he gives his loved ones sleep.@l</text:p>
      <text:p text:style-name="Firstline">3.<text:tab/>Sons are a precious heritage,@f</text:p>
      <text:p text:style-name="IndentedLine"><text:s text:c="3"/>a blessing from the <text:span text:style-name="T1">#Lord#</text:span>;@i</text:p>
      <text:p text:style-name="NonIndentedLine">the children that are born to us@n</text:p>
      <text:p text:style-name="LastLine"><text:s text:c="3"/>are truly his reward.@l</text:p>
      <text:p text:style-name="Firstline"><text:soft-page-break/>4.<text:tab/>Like arrows in a warrior’s hand@f</text:p>
      <text:p text:style-name="IndentedLine"><text:s text:c="3"/>are children of one’s youth.@i</text:p>
      <text:p text:style-name="NonIndentedLine">The man whose quiver’s full of them@n</text:p>
      <text:p text:style-name="LastLine"><text:s text:c="3"/>is blest by God in truth.@l</text:p>
      <text:p text:style-name="Firstline">5.<text:tab/>Such man will not be put to shame –@f</text:p>
      <text:p text:style-name="IndentedLine"><text:s text:c="3"/>that will not be their fate –@i</text:p>
      <text:p text:style-name="NonIndentedLine">when they contend against their foes@n</text:p>
      <text:p text:style-name="LastLine"><text:s text:c="3"/>who face them in the gate.@l</text:p>
      <text:h text:style-name="Heading_20_1" text:outline-level="1">&amp;Psalm 128 <text:s/>How blest are all who fear the <text:span text:style-name="T1">#Lord#</text:span></text:h>
      <text:p text:style-name="Firstline">1.<text:tab/>How blest are all who fear the <text:span text:style-name="T1">#Lord#</text:span>,@f</text:p>
      <text:p text:style-name="IndentedLine"><text:s text:c="3"/>who walk the way that he has shown.@i</text:p>
      <text:p text:style-name="NonIndentedLine">Success and blessing will be yours;@n</text:p>
      <text:p text:style-name="LastLine"><text:s text:c="3"/>you’ll eat the fruit that you have grown.@l</text:p>
      <text:p text:style-name="Firstline">2.<text:tab/>Your wife will be a fruitful vine;@f</text:p>
      <text:p text:style-name="IndentedLine"><text:s text:c="3"/>and round your table will be placed@i</text:p>
      <text:p text:style-name="NonIndentedLine">your children like young olive shoots.@n</text:p>
      <text:p text:style-name="LastLine"><text:s text:c="3"/>Thus he who fears the <text:span text:style-name="T1">#Lord#</text:span> is blest.@l</text:p>
      <text:p text:style-name="Firstline">3.<text:tab/>May you behold Jerusalem’s good;@f</text:p>
      <text:p text:style-name="IndentedLine"><text:s text:c="3"/>from Zion may <text:span text:style-name="T1">#God#</text:span>’s blessing flow.@i</text:p>
      <text:p text:style-name="NonIndentedLine">Your children’s children may you see.@n</text:p>
      <text:p text:style-name="LastLine"><text:s text:c="3"/>May <text:span text:style-name="T1">#God#</text:span> on Israel peace bestow.@l</text:p>
      <text:h text:style-name="Heading_20_1" text:outline-level="1">&amp;Psalm 129 <text:s/>They have oppressed me</text:h>
      <text:p text:style-name="Firstline">1.<text:tab/>They have oppressed me from my youth –@f</text:p>
      <text:p text:style-name="IndentedLine"><text:s text:c="3"/>let Israèl now make this known –@i</text:p>
      <text:p text:style-name="NonIndentedLine">they have oppressed me from my youth;@n</text:p>
      <text:p text:style-name="LastLine"><text:s text:c="3"/>yet I have not been overthrown.@l</text:p>
      <text:p text:style-name="Firstline">2.<text:tab/>They drew their ploughs across my back;@f</text:p>
      <text:p text:style-name="IndentedLine"><text:s text:c="3"/>the ploughmen made their furrows long.@i</text:p>
      <text:p text:style-name="NonIndentedLine">The <text:span text:style-name="T1">#Lord#</text:span> is just, he cut me free@n</text:p>
      <text:p text:style-name="LastLine"><text:s text:c="3"/>from cords of those who did me wrong.@l</text:p>
      <text:p text:style-name="Firstline">3.<text:tab/>May all who hate Jerusalem@f</text:p>
      <text:p text:style-name="IndentedLine"><text:s text:c="3"/>be put to shame and turned away.@i</text:p>
      <text:p text:style-name="NonIndentedLine">May they, like grass upon the roof,@n</text:p>
      <text:p text:style-name="LastLine"><text:s text:c="3"/>not grow, but wither and decay.@l</text:p>
      <text:p text:style-name="Firstline">4.<text:tab/>Such grass can fill no reaper’s hands;@f</text:p>
      <text:p text:style-name="IndentedLine"><text:s text:c="3"/>the gatherer has no reward.@i</text:p>
      <text:p text:style-name="NonIndentedLine">May passers-by not say to them:@n</text:p>
      <text:p text:style-name="LastLine"><text:s text:c="3"/>“We wish you blessing from the <text:span text:style-name="T1">#Lord#</text:span>!”@l</text:p>
      <text:h text:style-name="Heading_20_1" text:outline-level="1"><text:soft-page-break/>&amp;Psalm 130 <text:s/>From out the depths I cry</text:h>
      <text:p text:style-name="Firstline">1.<text:tab/>From out the depths I cry, O <text:span text:style-name="T1">#Lord#</text:span>, to thee;@f</text:p>
      <text:p text:style-name="IndentedLine"><text:s text:c="3"/>Lord, hear my call.@i</text:p>
      <text:p text:style-name="NonIndentedLine">I love thee, <text:span text:style-name="T1">#Lord#</text:span>, for thou dost heed my plea,@n</text:p>
      <text:p text:style-name="IndentedLine"><text:s text:c="3"/>forgiving all.@i</text:p>
      <text:p text:style-name="NonIndentedLine">If thou shouldst mark our sins, who then could stand?@n</text:p>
      <text:p text:style-name="LastLine"><text:s text:c="3"/>But grace and mercy dwell at thy right hand.@l</text:p>
      <text:p text:style-name="Firstline">2.<text:tab/>I wait for God, the <text:span text:style-name="T1">#Lord,#</text:span> and on his word@f</text:p>
      <text:p text:style-name="IndentedLine"><text:s text:c="3"/>my hope relies.@i</text:p>
      <text:p text:style-name="NonIndentedLine">My soul still waits and looks unto the Lord@n</text:p>
      <text:p text:style-name="IndentedLine"><text:s text:c="3"/>till light arise.@i</text:p>
      <text:p text:style-name="NonIndentedLine">I look for him to drive away my night,@n</text:p>
      <text:p text:style-name="LastLine"><text:s text:c="3"/>yea, more than watchmen look for morning light.@l</text:p>
      <text:p text:style-name="Firstline">3.<text:tab/>Hope in the <text:span text:style-name="T1">#Lord,#</text:span> ye waiting saints, and he@f</text:p>
      <text:p text:style-name="IndentedLine"><text:s text:c="3"/>will well provide.@i</text:p>
      <text:p text:style-name="NonIndentedLine">For mercy and redemption full and free@n</text:p>
      <text:p text:style-name="IndentedLine"><text:s text:c="3"/>with him abide.@i</text:p>
      <text:p text:style-name="NonIndentedLine">From sin and evil, mighty though they seem,@n</text:p>
      <text:p text:style-name="LastLine"><text:s text:c="3"/>his arm almighty will his saints redeem.@l</text:p>
      <text:h text:style-name="Heading_20_1" text:outline-level="1">&amp;Psalm 131 <text:s/>O <text:span text:style-name="T1">#Lord#</text:span>, my heart is not proud<text:tab/>@l</text:h>
      <text:p text:style-name="NonIndentedLine">O <text:span text:style-name="T1">#Lord#</text:span>, my heart is not proud,@n</text:p>
      <text:p text:style-name="IndentedLine"><text:s text:c="3"/>nor haughty my eyes.@i</text:p>
      <text:p text:style-name="IndentedLine"><text:s text:c="3"/>I have not gone after things too great,@i</text:p>
      <text:p text:style-name="IndentedLine"><text:s text:c="3"/>nor marvels beyond me.@i</text:p>
      <text:p text:style-name="NonIndentedLine">Truly I have set my soul, O <text:span text:style-name="T1">#Lord#</text:span>,@n</text:p>
      <text:p text:style-name="IndentedLine"><text:s text:c="3"/>in silence and peace;@i</text:p>
      <text:p text:style-name="IndentedLine"><text:s text:c="3"/>at rest as a child in its mother’s arms,@i</text:p>
      <text:p text:style-name="IndentedLine"><text:s text:c="3"/>so is my soul.@i</text:p>
      <text:p text:style-name="NonIndentedLine">O Israèl, put your hope in the <text:span text:style-name="T1">#Lord#</text:span>,@n</text:p>
      <text:p text:style-name="LastLine"><text:s text:c="3"/>now and forever!@l</text:p>
      <text:h text:style-name="Heading_20_1" text:outline-level="1">&amp;Psalm 132 <text:s/><text:span text:style-name="T1">#Lord#</text:span> our God, remember David</text:h>
      <text:p text:style-name="Firstline">1.<text:tab/><text:span text:style-name="T1">#Lord#</text:span> our God, remember David@f</text:p>
      <text:p text:style-name="IndentedLine"><text:s text:c="3"/>and the hardships which he bore.@i</text:p>
      <text:p text:style-name="IndentedLine"><text:s text:c="3"/>To the Mighty One of Jacob,@i</text:p>
      <text:p text:style-name="IndentedLine"><text:s text:c="3"/>to the <text:span text:style-name="T1">#Lord#</text:span>, this oath he swore:@i</text:p>
      <text:p text:style-name="NonIndentedLine">“My house I will never enter;@n</text:p>
      <text:p text:style-name="IndentedLine"><text:s text:c="3"/>rest and slumber I will shun,@i</text:p>
      <text:p text:style-name="IndentedLine"><text:s text:c="3"/>till I find the <text:span text:style-name="T1">#Lord#</text:span> a dwelling@i</text:p>
      <text:p text:style-name="LastLine"><text:s text:c="3"/>fit for Jacob's Mighty One.”@l</text:p>
      <text:p text:style-name="Firstline"><text:soft-page-break/>2.<text:tab/>We, in Ephrathah, have heard this,@f</text:p>
      <text:p text:style-name="IndentedLine"><text:s text:c="3"/>found it in the fields of Jaar:@i</text:p>
      <text:p text:style-name="IndentedLine"><text:s text:c="3"/>“Let us hasten to his dwelling@i</text:p>
      <text:p text:style-name="IndentedLine"><text:s text:c="3"/>worship at his footstool there.@i</text:p>
      <text:p text:style-name="NonIndentedLine">Rise, O <text:span text:style-name="T1">#Lord#</text:span>, and dwell among us,@n</text:p>
      <text:p text:style-name="IndentedLine"><text:s text:c="3"/>resting with your ark of might!@i</text:p>
      <text:p text:style-name="IndentedLine"><text:s text:c="3"/>May your priests be clothed with honour,@i</text:p>
      <text:p text:style-name="LastLine"><text:s text:c="3"/>may your saints sing with delight.”@l</text:p>
      <text:p text:style-name="Firstline">3.<text:tab/>For the sake of your own servant,@f</text:p>
      <text:p text:style-name="IndentedLine"><text:s text:c="3"/>David, your appointed one,@i</text:p>
      <text:p text:style-name="IndentedLine"><text:s text:c="3"/>do not turn away your favour@i</text:p>
      <text:p text:style-name="IndentedLine"><text:s text:c="3"/>from his own anointed son.@i</text:p>
      <text:p text:style-name="NonIndentedLine"><text:span text:style-name="T1">#God#</text:span> has sworn an oath to David;@n</text:p>
      <text:p text:style-name="IndentedLine"><text:s text:c="3"/>from it he will never turn:@i</text:p>
      <text:p text:style-name="IndentedLine"><text:s text:c="3"/>“I will choose from your descendants@i</text:p>
      <text:p text:style-name="LastLine"><text:s text:c="3"/>one to sit upon your throne.@l</text:p>
      <text:p text:style-name="Firstline">4.<text:tab/>“If your sons will keep my covenant@f</text:p>
      <text:p text:style-name="IndentedLine"><text:s text:c="3"/>and the statutes I make known,@i</text:p>
      <text:p text:style-name="IndentedLine"><text:s text:c="3"/>surely then shall their descendants@i</text:p>
      <text:p text:style-name="IndentedLine"><text:s text:c="3"/>sit forever on your throne.”@i</text:p>
      <text:p text:style-name="NonIndentedLine">For the <text:span text:style-name="T1">#Lord#</text:span> has chosen Zion –@n</text:p>
      <text:p text:style-name="IndentedLine"><text:s text:c="3"/>there he wishes to remain:@i</text:p>
      <text:p text:style-name="IndentedLine"><text:s text:c="3"/>“Here’s my resting place forever,@i</text:p>
      <text:p text:style-name="LastLine"><text:s text:c="3"/>here it pleases me to reign.@l</text:p>
      <text:p text:style-name="Firstline">5.<text:tab/>“I will bless her with abundance;@f</text:p>
      <text:p text:style-name="IndentedLine"><text:s text:c="3"/>for her poor much food I’ll bring.@i</text:p>
      <text:p text:style-name="IndentedLine"><text:s text:c="3"/>I will grant her priests salvation,@i</text:p>
      <text:p text:style-name="IndentedLine"><text:s text:c="3"/>and with joy her saints will sing.@i</text:p>
      <text:p text:style-name="NonIndentedLine">I will raise a horn for David,@n</text:p>
      <text:p text:style-name="IndentedLine"><text:s text:c="3"/>for my chosen one a light.@i</text:p>
      <text:p text:style-name="IndentedLine"><text:s text:c="3"/>With disgrace his foes I’ll cover,@i</text:p>
      <text:p text:style-name="LastLine"><text:s text:c="3"/>he’ll be crowned with glory bright.”@l</text:p>
      <text:h text:style-name="Heading_20_1" text:outline-level="1">&amp;Psalm 133 <text:s/>How excellent a thing it is</text:h>
      <text:p text:style-name="Firstline">1.<text:tab/>How excellent a thing it is,@f</text:p>
      <text:p text:style-name="IndentedLine"><text:s text:c="3"/>how pleasant and how good,@i</text:p>
      <text:p text:style-name="NonIndentedLine">when brothers dwell in unity@n</text:p>
      <text:p text:style-name="LastLine"><text:s text:c="3"/>and live as brothers should!@l</text:p>
      <text:p text:style-name="Firstline">2.<text:tab/>For it is like the precious oil,@f</text:p>
      <text:p text:style-name="IndentedLine"><text:s text:c="3"/>poured out on Aaron’s head,@i</text:p>
      <text:p text:style-name="NonIndentedLine">that, running over, down his beard,@n</text:p>
      <text:p text:style-name="LastLine"><text:s text:c="3"/>upon his collar spread.@l</text:p>
      <text:p text:style-name="Firstline">3.<text:tab/>Like Hermon’s dew, upon the hill@f</text:p>
      <text:p text:style-name="IndentedLine"><text:s text:c="3"/>of Zion it descends.@i</text:p>
      <text:p text:style-name="NonIndentedLine">The <text:span text:style-name="T1">#Lord#</text:span> bestows his blessing there –@n</text:p>
      <text:p text:style-name="LastLine"><text:s text:c="3"/>the life that never ends.@l</text:p>
      <text:h text:style-name="Heading_20_1" text:outline-level="1"><text:soft-page-break/>&amp;Psalm 134 <text:s/>O bless our <text:span text:style-name="T1">#God#</text:span> with one accord</text:h>
      <text:p text:style-name="Firstline">1.<text:tab/><text:span text:style-name="T3">*O *</text:span>bless our <text:span text:style-name="T1">#God#</text:span> with <text:span text:style-name="T3">*one accord*</text:span>,@f</text:p>
      <text:p text:style-name="IndentedLine"><text:s text:c="3"/><text:span text:style-name="T3">*ye*</text:span> faithful servants <text:span text:style-name="T3">*of the *</text:span><text:span text:style-name="T1">#</text:span><text:span text:style-name="T2">*Lord*</text:span><text:span text:style-name="T1">#</text:span>,@i</text:p>
      <text:p text:style-name="NonIndentedLine"><text:span text:style-name="T3">*who*</text:span> in his house do <text:span text:style-name="T3">*stand by night*</text:span>;@n</text:p>
      <text:p text:style-name="LastLine"><text:s text:c="3"/><text:span text:style-name="T3">*and*</text:span> praise him there with <text:span text:style-name="T3">*all your might*</text:span>.@l</text:p>
      <text:p text:style-name="Firstline">2.<text:tab/><text:span text:style-name="T3">*Lift *</text:span>up your hands, in <text:span text:style-name="T3">*prayer draw nigh*</text:span>@f</text:p>
      <text:p text:style-name="IndentedLine"><text:s text:c="3"/><text:span text:style-name="T3">*un*</text:span>to his sanctu<text:span text:style-name="T3">*ary*</text:span> <text:span text:style-name="T3">*high*</text:span>;@i</text:p>
      <text:p text:style-name="NonIndentedLine"><text:span text:style-name="T3">*bless*</text:span> ye the <text:span text:style-name="T1">#Lord#</text:span>, kneel <text:span text:style-name="T3">*at his feet*</text:span>,@n</text:p>
      <text:p text:style-name="LastLine"><text:s text:c="3"/><text:span text:style-name="T3">*and *</text:span>worship him with <text:span text:style-name="T3">*reverence meet*</text:span>.@l</text:p>
      <text:p text:style-name="Firstline">3.<text:tab/><text:span text:style-name="T3">*Je*</text:span>hovah bless thee <text:span text:style-name="T3">*from above*</text:span>,@f</text:p>
      <text:p text:style-name="IndentedLine"><text:s text:c="3"/><text:span text:style-name="T3">*from*</text:span> Zion in his <text:span text:style-name="T3">*boundless love*</text:span>,@i</text:p>
      <text:p text:style-name="NonIndentedLine"><text:span text:style-name="T3">*our*</text:span> <text:span text:style-name="T1">#God#</text:span> who heav’n and <text:span text:style-name="T3">*earth did frame*</text:span>;@n</text:p>
      <text:p text:style-name="LastLine"><text:s text:c="3"/><text:span text:style-name="T3">*blest *</text:span>be his great and <text:span text:style-name="T3">*holy name*</text:span>.@l</text:p>
      <text:h text:style-name="Heading_20_1" text:outline-level="1">&amp;Psalm 135 <text:s/>Praise the <text:span text:style-name="T1">#Lord#</text:span>, all you his servants!</text:h>
      <text:p text:style-name="Firstline">1.<text:tab/>Praise the <text:span text:style-name="T1">#Lord#</text:span>, all you his servants!@f</text:p>
      <text:p text:style-name="IndentedLine"><text:s text:c="3"/>Praise his name with glad accord,@i</text:p>
      <text:p text:style-name="IndentedLine"><text:s text:c="3"/>you who serve God in his temple,@i</text:p>
      <text:p text:style-name="IndentedLine"><text:s text:c="3"/>in the dwelling of the <text:span text:style-name="T1">#Lord#</text:span>.@i</text:p>
      <text:p text:style-name="NonIndentedLine">Praise the <text:span text:style-name="T1">#Lord#</text:span>, for this is fitting.@n</text:p>
      <text:p text:style-name="IndentedLine"><text:s text:c="3"/>He is good; his praise proclaim.@i</text:p>
      <text:p text:style-name="IndentedLine"><text:s text:c="3"/>Praise the <text:span text:style-name="T1">#Lord#</text:span>, for it is pleasant@i</text:p>
      <text:p text:style-name="LastLine"><text:s text:c="3"/>to sing praises to his name.@l</text:p>
      <text:p text:style-name="Firstline">2.<text:tab/>For the <text:span text:style-name="T1">#Lord#</text:span> has chosen Jacob@f</text:p>
      <text:p text:style-name="IndentedLine"><text:s text:c="3"/>to belong to him alone.@i</text:p>
      <text:p text:style-name="IndentedLine"><text:s text:c="3"/>Israèl to be his treasure,@i</text:p>
      <text:p text:style-name="IndentedLine"><text:s text:c="3"/>set apart to be his own.@i</text:p>
      <text:p text:style-name="NonIndentedLine">For I know the <text:span text:style-name="T1">#Lord#</text:span> is mighty;@n</text:p>
      <text:p text:style-name="IndentedLine"><text:s text:c="3"/>greater than all gods is he.@i</text:p>
      <text:p text:style-name="IndentedLine"><text:s text:c="3"/>He is so<text:span text:style-name="T5">~ver~</text:span>eign in the heavens,@i</text:p>
      <text:p text:style-name="LastLine"><text:s text:c="3"/>on the earth and in the sea.@l</text:p>
      <text:p text:style-name="Firstline">3.<text:tab/>He makes thunderclouds to gather@f</text:p>
      <text:p text:style-name="IndentedLine"><text:s text:c="3"/>from the earth’s remotest shores;@i</text:p>
      <text:p text:style-name="IndentedLine"><text:s text:c="3"/>with the rain he sends forth lightning,@i</text:p>
      <text:p text:style-name="IndentedLine"><text:s text:c="3"/>brings the wind out from his stores.@i</text:p>
      <text:p text:style-name="NonIndentedLine">He struck down all Egypt’s firstborn;@n</text:p>
      <text:p text:style-name="IndentedLine"><text:s text:c="3"/>man and beast alike were slain.@i</text:p>
      <text:p text:style-name="IndentedLine"><text:s text:c="3"/>Mighty signs he showed in Egypt,@i</text:p>
      <text:p text:style-name="LastLine"><text:s text:c="3"/>routing Pharaoh and his men.@l</text:p>
      <text:p text:style-name="Firstline"><text:soft-page-break/>4.<text:tab/>Many nations he defeated;@f</text:p>
      <text:p text:style-name="IndentedLine"><text:s text:c="3"/>kings he slew with mighty hand –@i</text:p>
      <text:p text:style-name="IndentedLine"><text:s text:c="3"/>Og of Bashan and King Sihon,@i</text:p>
      <text:p text:style-name="IndentedLine"><text:s text:c="3"/>all the kings of Canaan’s land.@i</text:p>
      <text:p text:style-name="NonIndentedLine">All their lands he gave to Jacob,@n</text:p>
      <text:p text:style-name="IndentedLine"><text:s text:c="3"/>to his people Israel;@i</text:p>
      <text:p text:style-name="IndentedLine"><text:s text:c="3"/>as a heritage he gave them@i</text:p>
      <text:p text:style-name="LastLine"><text:s text:c="3"/>lands where they might safely dwell.@l</text:p>
      <text:p text:style-name="Firstline">5.<text:tab/><text:span text:style-name="T1">#Lord#</text:span>, your name endures forever;@f</text:p>
      <text:p text:style-name="IndentedLine"><text:s text:c="3"/>your renown is ever great.@i</text:p>
      <text:p text:style-name="IndentedLine"><text:s text:c="3"/>For the <text:span text:style-name="T1">#Lord#</text:span> sustains his servants@i</text:p>
      <text:p text:style-name="IndentedLine"><text:s text:c="3"/>and his folk will vindicate.@i</text:p>
      <text:p text:style-name="NonIndentedLine">But the idols of the nations,@n</text:p>
      <text:p text:style-name="IndentedLine"><text:s text:c="3"/>made of silver and of gold,@i</text:p>
      <text:p text:style-name="IndentedLine"><text:s text:c="3"/>are by human hands created@i</text:p>
      <text:p text:style-name="LastLine"><text:s text:c="3"/>with a hammer or a mould.@l</text:p>
      <text:p text:style-name="Firstline">6.<text:tab/>Mouths they have, but speak they cannot;@f</text:p>
      <text:p text:style-name="IndentedLine"><text:s text:c="3"/>eyes they have, but cannot see.@i</text:p>
      <text:p text:style-name="IndentedLine"><text:s text:c="3"/>Ears they have, but hear they cannot;@i</text:p>
      <text:p text:style-name="IndentedLine"><text:s text:c="3"/>in their mouths no breath can be.@i</text:p>
      <text:p text:style-name="NonIndentedLine">Those who make them will be like them;@n</text:p>
      <text:p text:style-name="IndentedLine"><text:s text:c="3"/>those who trust them are the same.@i</text:p>
      <text:p text:style-name="IndentedLine"><text:s text:c="3"/>Praise the <text:span text:style-name="T1">#Lord#</text:span>, O house of Israel;@i</text:p>
      <text:p text:style-name="LastLine"><text:s text:c="3"/>Aaron’s house, exalt his name.@l</text:p>
      <text:p text:style-name="Firstline">7.<text:tab/>Praise the <text:span text:style-name="T1">#Lord#</text:span>, O house of Levi;@f</text:p>
      <text:p text:style-name="IndentedLine"><text:s text:c="3"/>you who fear him, praise the <text:span text:style-name="T1">#Lord#</text:span>!@i</text:p>
      <text:p text:style-name="NonIndentedLine">Praise the <text:span text:style-name="T1">#Lord#</text:span> who dwells in Zion!@n</text:p>
      <text:p text:style-name="IndentedLine"><text:s text:c="3"/>Praise the <text:span text:style-name="T1">#Lord#</text:span> who dwells in Zion!@i</text:p>
      <text:p text:style-name="IndentedLine"><text:s text:c="3"/>Praise the <text:span text:style-name="T1">#Lord#</text:span> who dwells in Zion,@i</text:p>
      <text:p text:style-name="LastLine"><text:s text:c="3"/>in Jeru<text:span text:style-name="T5">~sal~</text:span>em praise the <text:span text:style-name="T1">#Lord#</text:span>!@l</text:p>
      <text:h text:style-name="Heading_20_1" text:outline-level="1">&amp;Psalm 136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forever.@i</text:p>
      <text:p text:style-name="NonIndentedLine">O thank the God of gods always;@n</text:p>
      <text:p text:style-name="IndentedLine"><text:s text:c="3"/>his love will fail us never.@i</text:p>
      <text:p text:style-name="NonIndentedLine">Give glory to the Lord of lords;@n</text:p>
      <text:p text:style-name="IndentedLine"><text:s text:c="3"/>his love endures forever.@i</text:p>
      <text:p text:style-name="NonIndentedLine">Great wonders he alone performs;@n</text:p>
      <text:p text:style-name="LastLine"><text:s text:c="3"/>his love will fail us never.@l</text:p>
      <text:p text:style-name="Firstline">2.<text:tab/>In wisdom he has made the heavens;@f</text:p>
      <text:p text:style-name="IndentedLine"><text:s text:c="3"/>his love endures forever.@i</text:p>
      <text:p text:style-name="NonIndentedLine">He set the earth above the seas;@n</text:p>
      <text:p text:style-name="IndentedLine"><text:s text:c="3"/>his love will fail us never.@i</text:p>
      <text:p text:style-name="NonIndentedLine">He made the sun to rule the day –@n</text:p>
      <text:p text:style-name="IndentedLine"><text:s text:c="3"/>his love endures forever –@i</text:p>
      <text:p text:style-name="NonIndentedLine">the moon and stars to rule the night;@n</text:p>
      <text:p text:style-name="LastLine"><text:s text:c="3"/>his love will fail us never.@l</text:p>
      <text:p text:style-name="Firstline"><text:soft-page-break/>3.<text:tab/>He struck down Egypt’s firstborn sons;@f</text:p>
      <text:p text:style-name="IndentedLine"><text:s text:c="3"/>his love endures forever.@i</text:p>
      <text:p text:style-name="NonIndentedLine">By might he brought out Israel;@n</text:p>
      <text:p text:style-name="IndentedLine"><text:s text:c="3"/>his love will fail us never.@i</text:p>
      <text:p text:style-name="NonIndentedLine">He made a pathway through the sea;@n</text:p>
      <text:p text:style-name="IndentedLine"><text:s text:c="3"/>his love endures forever.@i</text:p>
      <text:p text:style-name="NonIndentedLine">And through it he brought Israel@n</text:p>
      <text:p text:style-name="LastLine"><text:s text:c="3"/>his love will fail us never.@l</text:p>
      <text:p text:style-name="Firstline">4.<text:tab/>The <text:span text:style-name="T1">#Lord#</text:span> drowned Pharaoh and his host;@f</text:p>
      <text:p text:style-name="IndentedLine"><text:s text:c="3"/>God’s love endures forever;@i</text:p>
      <text:p text:style-name="NonIndentedLine">his own led through the wilderness;@n</text:p>
      <text:p text:style-name="IndentedLine"><text:s text:c="3"/>his love will fail us never.@i</text:p>
      <text:p text:style-name="NonIndentedLine">Thank him who struck down mighty kings –@n</text:p>
      <text:p text:style-name="IndentedLine"><text:s text:c="3"/>his love endures forever –@i</text:p>
      <text:p text:style-name="NonIndentedLine">and slaughtered kings of great renown –@n</text:p>
      <text:p text:style-name="LastLine"><text:s text:c="3"/>his love will fail us never –@l</text:p>
      <text:p text:style-name="Firstline">5.<text:tab/>King Sihon of the Amorites –@f</text:p>
      <text:p text:style-name="IndentedLine"><text:s text:c="3"/>God’s love endures forever –@i</text:p>
      <text:p text:style-name="NonIndentedLine">and Og, the king of Bashan, too;@n</text:p>
      <text:p text:style-name="IndentedLine"><text:s text:c="3"/>God’s love will fail us never.@i</text:p>
      <text:p text:style-name="NonIndentedLine">He made their lands a heritage –@n</text:p>
      <text:p text:style-name="IndentedLine"><text:s text:c="3"/>his love endures forever –@i</text:p>
      <text:p text:style-name="NonIndentedLine">for his own servant Israel;@n</text:p>
      <text:p text:style-name="LastLine"><text:s text:c="3"/>his love will fail us never.@l</text:p>
      <text:p text:style-name="Firstline">6.<text:tab/>He thought upon us in our need;@f</text:p>
      <text:p text:style-name="IndentedLine"><text:s text:c="3"/>his love endures forever;@i</text:p>
      <text:p text:style-name="NonIndentedLine">and freed us from our enemies;@n</text:p>
      <text:p text:style-name="IndentedLine"><text:s text:c="3"/>his love will fail us never.@i</text:p>
      <text:p text:style-name="NonIndentedLine">To every creature he gives food;@n</text:p>
      <text:p text:style-name="IndentedLine"><text:s text:c="3"/>his love endures forever.@i</text:p>
      <text:p text:style-name="NonIndentedLine">Give thanks to God, the God of heaven;@n</text:p>
      <text:p text:style-name="LastLine"><text:s text:c="3"/>his love will fail us never.@l</text:p>
      <text:h text:style-name="Heading_20_1" text:outline-level="1">&amp;Psalm 137 <text:s/>By Babel’s streams we sat and wept</text:h>
      <text:p text:style-name="Firstline">1.<text:tab/>By Babel’s streams we sat and wept,@f</text:p>
      <text:p text:style-name="IndentedLine"><text:s text:c="3"/>for memory still to Zion clung.@i</text:p>
      <text:p text:style-name="NonIndentedLine">The winds alone our harp strings swept,@n</text:p>
      <text:p text:style-name="LastLine"><text:s text:c="3"/>that on the drooping willows hung.@l</text:p>
      <text:p text:style-name="Firstline">2.<text:tab/>There our rude captors, flushed with pride;@f</text:p>
      <text:p text:style-name="IndentedLine"><text:s text:c="3"/>a song required to mock our wrongs;@i</text:p>
      <text:p text:style-name="NonIndentedLine">our spoilers called for mirth and cried,@n</text:p>
      <text:p text:style-name="LastLine"><text:s text:c="3"/>“Come, sing us one of Zion’s songs.”@l</text:p>
      <text:p text:style-name="Firstline">3.<text:tab/>Not songs but sighs to us belong@f</text:p>
      <text:p text:style-name="IndentedLine"><text:s text:c="3"/>when Zion’s walls in ruin lie;@i</text:p>
      <text:p text:style-name="NonIndentedLine">how shall we sing Jehovah’s song@n</text:p>
      <text:p text:style-name="LastLine"><text:s text:c="3"/>while in an alien land we die?@l</text:p>
      <text:p text:style-name="Firstline"><text:soft-page-break/>4.<text:tab/>O Zion fair, God’s holy hill,@f</text:p>
      <text:p text:style-name="IndentedLine"><text:s text:c="3"/>wherein our God delights to dwell,@i</text:p>
      <text:p text:style-name="NonIndentedLine">let my right hand forget her skill@n</text:p>
      <text:p text:style-name="LastLine"><text:s text:c="3"/>if I forget to love thee well.@l</text:p>
      <text:p text:style-name="Firstline">5.<text:tab/>If I do not remember thee,@f</text:p>
      <text:p text:style-name="IndentedLine"><text:s text:c="3"/>then let my tongue from utterance cease,@i</text:p>
      <text:p text:style-name="NonIndentedLine">if any earthly joy to me@n</text:p>
      <text:p text:style-name="LastLine"><text:s text:c="3"/>be dear as Zion’s joy and peace.@l</text:p>
      <text:p text:style-name="Firstline">6.<text:tab/>Remember, <text:span text:style-name="T1">#Lord#</text:span>, the dreadful day@f</text:p>
      <text:p text:style-name="IndentedLine"><text:s text:c="3"/>of Zion’s cruel overthrow.@i</text:p>
      <text:p text:style-name="NonIndentedLine">How happy he who shall repay@n</text:p>
      <text:p text:style-name="LastLine"><text:s text:c="3"/>the bitter hatred of her foe.@l</text:p>
      <text:h text:style-name="Heading_20_1" text:outline-level="1">&amp;Psalm 137b <text:s/>By flowing waters of Babylon</text:h>
      <text:p text:style-name="Firstline">1.<text:tab/>By flowing waters of Babylon@f</text:p>
      <text:p text:style-name="IndentedLine"><text:s text:c="3"/>we hung our harps on the willows:@i</text:p>
      <text:p text:style-name="NonIndentedLine">how shall we sing our Jehovah’s song@n</text:p>
      <text:p text:style-name="LastLine"><text:s text:c="3"/>in a foreign land, far away?@l</text:p>
      <text:p text:style-name="Firstline">2.<text:tab/>They who oppress us and mock our grief@f</text:p>
      <text:p text:style-name="IndentedLine"><text:s text:c="3"/>tell us to sing and be merry:@i</text:p>
      <text:p text:style-name="NonIndentedLine">how can we worship when spirits fail@n</text:p>
      <text:p text:style-name="LastLine"><text:s text:c="3"/>in an alien land, far away?@l</text:p>
      <text:p text:style-name="Firstline">3.<text:tab/>If we forget you, Jerusalem,@f</text:p>
      <text:p text:style-name="IndentedLine"><text:s text:c="3"/>may we keep silence forever!@i</text:p>
      <text:p text:style-name="NonIndentedLine">Still we remember our distant home@n</text:p>
      <text:p text:style-name="LastLine"><text:s text:c="3"/>in another land, far away.@l</text:p>
      <text:h text:style-name="Heading_20_1" text:outline-level="1">&amp;Psalm 138 <text:s/>With grateful heart my thanks I bring</text:h>
      <text:p text:style-name="Firstline">1.<text:tab/>With grateful heart my thanks I bring,@f</text:p>
      <text:p text:style-name="IndentedLine"><text:s text:c="3"/>before the great thy praise I sing.@i</text:p>
      <text:p text:style-name="IndentedLine"><text:s text:c="3"/>I worship in thy holy place@i</text:p>
      <text:p text:style-name="IndentedLine"><text:s text:c="3"/>and praise thee for thy truth and grace;@i</text:p>
      <text:p text:style-name="NonIndentedLine">for truth and grace together shine@n</text:p>
      <text:p text:style-name="IndentedLine"><text:s text:c="3"/>in thy most holy word divine,@i</text:p>
      <text:p text:style-name="LastLine"><text:s text:c="3"/>in thy most holy word divine.@l</text:p>
      <text:p text:style-name="Firstline">2.<text:tab/>I cried to thee and thou didst save,@f</text:p>
      <text:p text:style-name="IndentedLine"><text:s text:c="3"/>thy word of grace new courage gave.@i</text:p>
      <text:p text:style-name="IndentedLine"><text:s text:c="3"/>The kings of earth shall thank thee, <text:span text:style-name="T1">#Lord#</text:span>,@i</text:p>
      <text:p text:style-name="IndentedLine"><text:s text:c="3"/>for they have heard thy wondrous word.@i</text:p>
      <text:p text:style-name="NonIndentedLine">Yea, they shall come with songs of praise,@n</text:p>
      <text:p text:style-name="IndentedLine"><text:s text:c="3"/>for great and glorious are thy ways,@i</text:p>
      <text:p text:style-name="LastLine"><text:s text:c="3"/>for great and glorious are thy ways.@l</text:p>
      <text:p text:style-name="Firstline"><text:soft-page-break/>3.<text:tab/>O <text:span text:style-name="T1">#Lord#</text:span>, enthroned in glory bright,@f</text:p>
      <text:p text:style-name="IndentedLine"><text:s text:c="3"/>thou reignest in the heav’nly height;@i</text:p>
      <text:p text:style-name="IndentedLine"><text:s text:c="3"/>the proud in vain thy favour seek,@i</text:p>
      <text:p text:style-name="IndentedLine"><text:s text:c="3"/>but thou hast mercy for the meek.@i</text:p>
      <text:p text:style-name="NonIndentedLine">Through trouble though my pathway be,@n</text:p>
      <text:p text:style-name="IndentedLine"><text:s text:c="3"/>thou wilt revive and strengthen me,@i</text:p>
      <text:p text:style-name="LastLine"><text:s text:c="3"/>thou wilt revive and strengthen me,@l</text:p>
      <text:p text:style-name="Firstline">4.<text:tab/>Thou wilt stretch forth thy mighty arm@f</text:p>
      <text:p text:style-name="IndentedLine"><text:s text:c="3"/>to save me when my foes alarm.@i</text:p>
      <text:p text:style-name="IndentedLine"><text:s text:c="3"/>The work thou hast for me begun@i</text:p>
      <text:p text:style-name="IndentedLine"><text:s text:c="3"/>shall by thy grace be fully done,@i</text:p>
      <text:p text:style-name="NonIndentedLine">forever mercy dwells with thee;@n</text:p>
      <text:p text:style-name="IndentedLine"><text:s text:c="3"/>O <text:span text:style-name="T1">#Lord#</text:span>, my Maker, think on me;@i</text:p>
      <text:p text:style-name="LastLine"><text:s text:c="3"/>O <text:span text:style-name="T1">#Lord#</text:span>, my Maker, think on me.@l</text:p>
      <text:h text:style-name="Heading_20_1" text:outline-level="1">&amp;Psalm 139 <text:s/>O <text:span text:style-name="T1">#God#</text:span>, you search me</text:h>
      <text:p text:style-name="Firstline">1.<text:tab/>O <text:span text:style-name="T1">#God#</text:span>, you search me and you know me;@f</text:p>
      <text:p text:style-name="IndentedLine"><text:s text:c="3"/>all my thoughts lie open to your gaze.@i</text:p>
      <text:p text:style-name="NonIndentedLine">When I walk or lie down you are before me;@n</text:p>
      <text:p text:style-name="LastLine"><text:s text:c="3"/>ever the maker and keeper of my days.@l</text:p>
      <text:p text:style-name="Firstline">2.<text:tab/>You know my resting and my rising;@f</text:p>
      <text:p text:style-name="IndentedLine"><text:s text:c="3"/>you discern my purpose from afar.@i</text:p>
      <text:p text:style-name="NonIndentedLine">And with love everlasting you besiege me;@n</text:p>
      <text:p text:style-name="LastLine"><text:s text:c="3"/>in every moment of life and death, you are.@l</text:p>
      <text:p text:style-name="Firstline">3.<text:tab/>Before a word is on my tongue, <text:span text:style-name="T1">#Lord#</text:span>,@f</text:p>
      <text:p text:style-name="IndentedLine"><text:s text:c="3"/>you have known its meaning through and through.@i</text:p>
      <text:p text:style-name="NonIndentedLine">You are with me, beyond my understanding;@n</text:p>
      <text:p text:style-name="LastLine"><text:s text:c="3"/>God of my present, my past and future, too.@l</text:p>
      <text:p text:style-name="Firstline">4.<text:tab/>Where can I go, <text:span text:style-name="T1">#Lord#</text:span>, from your Spirit?@f</text:p>
      <text:p text:style-name="IndentedLine"><text:s text:c="3"/>Oh, to flee from you I know not where.@i</text:p>
      <text:p text:style-name="NonIndentedLine">If I rise up to heaven, there I find you,@n</text:p>
      <text:p text:style-name="LastLine"><text:s text:c="3"/>and if in death I seek refuge, you are there.@l</text:p>
      <text:p text:style-name="Firstline">5.<text:tab/>If e’en the wings of dawn should hide me,@f</text:p>
      <text:p text:style-name="IndentedLine"><text:s text:c="3"/>or the distant reaches of the sea,@i</text:p>
      <text:p text:style-name="NonIndentedLine">even there will your loving hand still guide me,@n</text:p>
      <text:p text:style-name="LastLine"><text:s text:c="3"/>and with your right hand, so strong, lay hold on me.@l</text:p>
      <text:p text:style-name="Firstline">6.<text:tab/>If I think darkness should protect me@f</text:p>
      <text:p text:style-name="IndentedLine"><text:s text:c="3"/>and the light should hide me from your sight…@i</text:p>
      <text:p text:style-name="NonIndentedLine">But the night and the light alike to you are;@n</text:p>
      <text:p text:style-name="LastLine"><text:s text:c="3"/>even the darkness, as day, to you is bright.@l</text:p>
      <text:p text:style-name="Firstline">7.<text:tab/>For all my being you created;@f</text:p>
      <text:p text:style-name="IndentedLine"><text:s text:c="3"/>in my mother’s womb you knit the whole.@i</text:p>
      <text:p text:style-name="NonIndentedLine">What a fearful and wondrous thing you’ve made, <text:span text:style-name="T1">#Lord#</text:span>!@n</text:p>
      <text:p text:style-name="LastLine"><text:s text:c="3"/>I know it well. O give thanks to God, my soul.@l</text:p>
      <text:p text:style-name="Firstline"><text:soft-page-break/>8.<text:tab/>My frame could not be hidden from you@f</text:p>
      <text:p text:style-name="IndentedLine"><text:s text:c="3"/>when in secret depths you shaped my form.@i</text:p>
      <text:p text:style-name="NonIndentedLine">And my days were all numbered and recorded,@n</text:p>
      <text:p text:style-name="LastLine"><text:s text:c="3"/>each one ordained though I had not yet been born.@l</text:p>
      <text:p text:style-name="Firstline">9.<text:tab/>How precious are your thoughts to me, God.@f</text:p>
      <text:p text:style-name="IndentedLine"><text:s text:c="3"/>Their great sum – it’s more than I can view!@i</text:p>
      <text:p text:style-name="NonIndentedLine">Should I count them, the sand they would outnumber.@n</text:p>
      <text:p text:style-name="LastLine"><text:s text:c="3"/>When I awake, I find I am still with you.@l</text:p>
      <text:p text:style-name="Firstline">10.<text:tab/>O God, that you would slay the wicked –@f</text:p>
      <text:p text:style-name="IndentedLine"><text:s text:c="3"/>go from me, all you bloodthirsty men –@i</text:p>
      <text:p text:style-name="NonIndentedLine">for with evil designs they speak against you;@n</text:p>
      <text:p text:style-name="LastLine"><text:s text:c="3"/>your holy name they take on their lips in vain.@l</text:p>
      <text:p text:style-name="Firstline">11.<text:tab/>O <text:span text:style-name="T1">#Lord#</text:span>, I hate all those who hate you,@f</text:p>
      <text:p text:style-name="IndentedLine"><text:s text:c="3"/>and those who resist you I deplore@i</text:p>
      <text:p text:style-name="NonIndentedLine">with a hatred intense as I can muster.@n</text:p>
      <text:p text:style-name="LastLine"><text:s text:c="3"/>My enemies are all they whom you abhor.@l</text:p>
      <text:p text:style-name="Firstline">12.<text:tab/>Search me, O God, and know my heart well.@f</text:p>
      <text:p text:style-name="IndentedLine"><text:s text:c="3"/>All my anxious thoughts please test and know.@i</text:p>
      <text:p text:style-name="NonIndentedLine">See if any offensive way be in me@n</text:p>
      <text:p text:style-name="LastLine"><text:s text:c="3"/>and in the way everlasting lead me home.@l</text:p>
      <text:h text:style-name="Heading_20_1" text:outline-level="1">&amp;Psalm 139b <text:s/><text:span text:style-name="T1">#Lord#</text:span>, thou hast searched me</text:h>
      <text:p text:style-name="Firstline">1.<text:tab/><text:span text:style-name="T1">#Lord#</text:span>, thou hast searched me and dost know@f</text:p>
      <text:p text:style-name="IndentedLine"><text:s text:c="3"/>where’er I rest, where’er I go;@i</text:p>
      <text:p text:style-name="NonIndentedLine">thou knowest all that I have planned,@n</text:p>
      <text:p text:style-name="LastLine"><text:s text:c="3"/>and all my ways are in thy hand.@l</text:p>
      <text:p text:style-name="Firstline">2.<text:tab/>My words from thee I cannot hide.@f</text:p>
      <text:p text:style-name="IndentedLine"><text:s text:c="3"/>I feel thy pow’r on every side.@i</text:p>
      <text:p text:style-name="NonIndentedLine">O wondrous knowledge, awful might,@n</text:p>
      <text:p text:style-name="LastLine"><text:s text:c="3"/>unfathomed depth, unmeasured height!@l</text:p>
      <text:p text:style-name="Firstline">3.<text:tab/>Where can I go apart from thee,@f</text:p>
      <text:p text:style-name="IndentedLine"><text:s text:c="3"/>or whither from thy presence flee?@i</text:p>
      <text:p text:style-name="NonIndentedLine">In heav’n? it is thy dwelling fair;@n</text:p>
      <text:p text:style-name="LastLine"><text:s text:c="3"/>in death’s abode? lo, thou art there.@l</text:p>
      <text:p text:style-name="Firstline">4.<text:tab/>If I the wings of morning take,@f</text:p>
      <text:p text:style-name="IndentedLine"><text:s text:c="3"/>and far away my dwelling make,@i</text:p>
      <text:p text:style-name="NonIndentedLine">the hand that leadeth me is thine,@n</text:p>
      <text:p text:style-name="LastLine"><text:s text:c="3"/>and my support thy power divine.@l</text:p>
      <text:p text:style-name="Firstline">5.<text:tab/>If deepest darkness cover me,@f</text:p>
      <text:p text:style-name="IndentedLine"><text:s text:c="3"/>the darkness hideth not from thee;@i</text:p>
      <text:p text:style-name="NonIndentedLine">to thee both night and day are bright,@n</text:p>
      <text:p text:style-name="LastLine"><text:s text:c="3"/>the darkness shineth as the light.@l</text:p>
      <text:p text:style-name="Firstline"><text:soft-page-break/>6.<text:tab/>All that I am I owe to thee;@f</text:p>
      <text:p text:style-name="IndentedLine"><text:s text:c="3"/>thy wisdom, <text:span text:style-name="T1">#Lord#</text:span>, has fashioned me.@i</text:p>
      <text:p text:style-name="NonIndentedLine">I give my Maker thankful praise,@n</text:p>
      <text:p text:style-name="LastLine"><text:s text:c="3"/>whose wondrous works my soul amaze.@l</text:p>
      <text:p text:style-name="Firstline">7.<text:tab/>Ere into being I was brought,@f</text:p>
      <text:p text:style-name="IndentedLine"><text:s text:c="3"/>thine eye did see, and in thy thought@i</text:p>
      <text:p text:style-name="NonIndentedLine">my life in all its perfect plan@n</text:p>
      <text:p text:style-name="LastLine"><text:s text:c="3"/>was ordered ere my days began.@l</text:p>
      <text:p text:style-name="Firstline">8.<text:tab/>Thy thoughts, O God, how manifold,@f</text:p>
      <text:p text:style-name="IndentedLine"><text:s text:c="3"/>more precious unto me than gold!@i</text:p>
      <text:p text:style-name="NonIndentedLine">I muse on their infinity.@n</text:p>
      <text:p text:style-name="LastLine"><text:s text:c="3"/>Awaking, I am still with thee.@l</text:p>
      <text:p text:style-name="Firstline">9.<text:tab/>The wicked thou wilt surely slay;@f</text:p>
      <text:p text:style-name="IndentedLine"><text:s text:c="3"/>from me let sinners turn away.@i</text:p>
      <text:p text:style-name="NonIndentedLine">They speak against the name divine;@n</text:p>
      <text:p text:style-name="LastLine"><text:s text:c="3"/>I count <text:span text:style-name="T1">#God#</text:span>’s enemies as mine.@l</text:p>
      <text:p text:style-name="Firstline">10.<text:tab/>Search me, O God, my heart discern;@f</text:p>
      <text:p text:style-name="IndentedLine"><text:s text:c="3"/>try me, my inmost thought to learn;@i</text:p>
      <text:p text:style-name="NonIndentedLine">and lead me, if in sin I stray,@n</text:p>
      <text:p text:style-name="LastLine"><text:s text:c="3"/>to choose the everlasting way.@l</text:p>
      <text:h text:style-name="Heading_20_1" text:outline-level="1">&amp;Psalm 140 <text:s/>Save me, O <text:span text:style-name="T1">#Lord#</text:span></text:h>
      <text:p text:style-name="Firstline">1.<text:tab/>Save me, O <text:span text:style-name="T1">#Lord#</text:span>, from evil men;@f</text:p>
      <text:p text:style-name="IndentedLine"><text:s text:c="3"/>from v<text:span text:style-name="T5">~iol~</text:span>ent men protect my way,@i</text:p>
      <text:p text:style-name="IndentedLine"><text:s text:c="3"/>for evil schemes are in their hearts,@i</text:p>
      <text:p text:style-name="IndentedLine"><text:s text:c="3"/>and war they stir up every day.@i</text:p>
      <text:p text:style-name="NonIndentedLine">Like snakes, their tongues have sharpened tips@n</text:p>
      <text:p text:style-name="LastLine"><text:s text:c="3"/>with vipers’ poison on their lips.@l</text:p>
      <text:p text:style-name="Firstline">2.<text:tab/>Keep me, O <text:span text:style-name="T1">#Lord#</text:span>, from wicked hands;@f</text:p>
      <text:p text:style-name="IndentedLine"><text:s text:c="3"/>from men of violence set me free,@i</text:p>
      <text:p text:style-name="IndentedLine"><text:s text:c="3"/>for they conspire to trip my feet.@i</text:p>
      <text:p text:style-name="IndentedLine"><text:s text:c="3"/>The proud have hidden snares for me;@i</text:p>
      <text:p text:style-name="NonIndentedLine">they spread the meshes of their net,@n</text:p>
      <text:p text:style-name="LastLine"><text:s text:c="3"/>and on my pathway traps are set.@l</text:p>
      <text:p text:style-name="Firstline">3.<text:tab/>O <text:span text:style-name="T1">#Lord#</text:span>, I say, “You are my God.”@f</text:p>
      <text:p text:style-name="IndentedLine"><text:s text:c="3"/><text:span text:style-name="T1">#Lord#</text:span>, listen to my cry for aid.@i</text:p>
      <text:p text:style-name="IndentedLine"><text:s text:c="3"/>O So<text:span text:style-name="T5">~ver~</text:span>eign <text:span text:style-name="T1">#Lord#</text:span>, my Saviour strong,@i</text:p>
      <text:p text:style-name="IndentedLine"><text:s text:c="3"/>in battle you protect my head.@i</text:p>
      <text:p text:style-name="NonIndentedLine">Refuse the wicked their desire;@n</text:p>
      <text:p text:style-name="LastLine"><text:s text:c="3"/>to shame them, make their plots misfire.@l</text:p>
      <text:p text:style-name="Firstline">4.<text:tab/>O <text:span text:style-name="T1">#Lord#</text:span>, let those who hem me in@f</text:p>
      <text:p text:style-name="IndentedLine"><text:s text:c="3"/>be overwhelmed by their own lies.@i</text:p>
      <text:p text:style-name="IndentedLine"><text:s text:c="3"/>Let burning coals upon them fall;@i</text:p>
      <text:p text:style-name="IndentedLine"><text:s text:c="3"/>from deepest pits may they not rise,@i</text:p>
      <text:p text:style-name="NonIndentedLine">May liars find no place to stay,@n</text:p>
      <text:p text:style-name="LastLine"><text:s text:c="3"/>the vi-o-lent be swept away.@l</text:p>
      <text:p text:style-name="Firstline"><text:soft-page-break/>5.<text:tab/>I know it is the <text:span text:style-name="T1">#Lord#</text:span> alone@f</text:p>
      <text:p text:style-name="IndentedLine"><text:s text:c="3"/>whose judgment vindicates the poor;@i</text:p>
      <text:p text:style-name="IndentedLine"><text:s text:c="3"/>it is the <text:span text:style-name="T1">#Lord#</text:span> who will uphold@i</text:p>
      <text:p text:style-name="IndentedLine"><text:s text:c="3"/>and make the needy’s cause secure.@i</text:p>
      <text:p text:style-name="NonIndentedLine">To you the righteous praise will give;@n</text:p>
      <text:p text:style-name="LastLine"><text:s text:c="3"/>the upright in your sight will live.@l</text:p>
      <text:h text:style-name="Heading_20_1" text:outline-level="1">&amp;Psalm 141 <text:s/>O <text:span text:style-name="T1">#Lord#</text:span>, I call to you</text:h>
      <text:p text:style-name="Firstline">1.<text:tab/>O <text:span text:style-name="T1">#Lord#</text:span>, I call to you.@f</text:p>
      <text:p text:style-name="IndentedLine"><text:s text:c="3"/>Come quickly! I’m in need!@i</text:p>
      <text:p text:style-name="NonIndentedLine">And, when I cry to you for help,@n</text:p>
      <text:p text:style-name="LastLine"><text:s text:c="3"/>to my appeal give heed.@l</text:p>
      <text:p text:style-name="Firstline">2.<text:tab/>Like incense may my prayer@f</text:p>
      <text:p text:style-name="IndentedLine"><text:s text:c="3"/>before your face arise –@i</text:p>
      <text:p text:style-name="NonIndentedLine">the raising of my hands be like@n</text:p>
      <text:p text:style-name="LastLine"><text:s text:c="3"/>the evening sacrifice.@l</text:p>
      <text:p text:style-name="Firstline">3.<text:tab/>Keep watch, <text:span text:style-name="T1">#Lord#</text:span>, on my mouth,@f</text:p>
      <text:p text:style-name="IndentedLine"><text:s text:c="3"/>and guard my lips, I pray;@i</text:p>
      <text:p text:style-name="NonIndentedLine">let not my heart to evil thoughts@n</text:p>
      <text:p text:style-name="LastLine"><text:s text:c="3"/>be drawn and led astray.@l</text:p>
      <text:p text:style-name="Firstline">4.<text:tab/>Keep me from taking part@f</text:p>
      <text:p text:style-name="IndentedLine"><text:s text:c="3"/>in what the evil do;@i</text:p>
      <text:p text:style-name="NonIndentedLine">let me not taste their choicest food,@n</text:p>
      <text:p text:style-name="LastLine"><text:s text:c="3"/>lest I be false to you.@l</text:p>
      <text:p text:style-name="Firstline">5.<text:tab/>A righteous friend’s rebuke@f</text:p>
      <text:p text:style-name="IndentedLine"><text:s text:c="3"/>will be a soothing balm;@i</text:p>
      <text:p text:style-name="NonIndentedLine">such blows, in kindness aimed at me,@n</text:p>
      <text:p text:style-name="LastLine"><text:s text:c="3"/>will never do me harm.@l</text:p>
      <text:p text:style-name="Firstline">6.<text:tab/>Against the wicked’s deeds@f</text:p>
      <text:p text:style-name="IndentedLine"><text:s text:c="3"/>I make my constant prayer,@i</text:p>
      <text:p text:style-name="NonIndentedLine">their rulers will be thrown from cliffs,@n</text:p>
      <text:p text:style-name="LastLine"><text:s text:c="3"/>and they will perish there.@l</text:p>
      <text:p text:style-name="Firstline">7.<text:tab/>The wicked then will know@f</text:p>
      <text:p text:style-name="IndentedLine"><text:s text:c="3"/>my words were spoken well.@i</text:p>
      <text:p text:style-name="NonIndentedLine">Like ground that’s ploughed, their bones are strewn@n</text:p>
      <text:p text:style-name="LastLine"><text:s text:c="3"/>before the mouth of hell.@l</text:p>
      <text:p text:style-name="Firstline">8.<text:tab/>But now, O Sovereign <text:span text:style-name="T1">#Lord#</text:span>,@f</text:p>
      <text:p text:style-name="IndentedLine"><text:s text:c="3"/>on you I fix my gaze;@i</text:p>
      <text:p text:style-name="NonIndentedLine">do not deliver me to death –@n</text:p>
      <text:p text:style-name="LastLine"><text:s text:c="3"/>you are my help always.@l</text:p>
      <text:p text:style-name="Firstline">9.<text:tab/>Protect me from the traps@f</text:p>
      <text:p text:style-name="IndentedLine"><text:s text:c="3"/>the wicked set for me,@i</text:p>
      <text:p text:style-name="NonIndentedLine">and let them be ensnared themselves,@n</text:p>
      <text:p text:style-name="LastLine"><text:s text:c="3"/>while I instead go free.@l</text:p>
      <text:h text:style-name="Heading_20_1" text:outline-level="1"><text:soft-page-break/>&amp;Psalm 142 <text:s/>I cry for mercy</text:h>
      <text:p text:style-name="Firstline">1.<text:tab/>I cry for mercy to the <text:span text:style-name="T1">#Lord#</text:span>;@f</text:p>
      <text:p text:style-name="IndentedLine"><text:s text:c="3"/>to him I lift my voice in prayer.@i</text:p>
      <text:p text:style-name="NonIndentedLine">Before the <text:span text:style-name="T1">#Lord#</text:span> I bring my plea;@n</text:p>
      <text:p text:style-name="LastLine"><text:s text:c="3"/>to him my trouble I declare.@l</text:p>
      <text:p text:style-name="Firstline">2.<text:tab/>Each time my spirit faints in me,@f</text:p>
      <text:p text:style-name="IndentedLine"><text:s text:c="3"/>you are the one who knows my way;@i</text:p>
      <text:p text:style-name="NonIndentedLine">for in the path on which I walk@n</text:p>
      <text:p text:style-name="LastLine"><text:s text:c="3"/>a hidden snare for me they lay.@l</text:p>
      <text:p text:style-name="Firstline">3.<text:tab/>Look to my right hand and take note:@f</text:p>
      <text:p text:style-name="IndentedLine"><text:s text:c="3"/>there is not one concerned for me.@i</text:p>
      <text:p text:style-name="NonIndentedLine">I have no refuge; no one cares@n</text:p>
      <text:p text:style-name="LastLine"><text:s text:c="3"/>for me in my adversity.@l</text:p>
      <text:p text:style-name="Firstline">4.<text:tab/>I cry aloud to you, O <text:span text:style-name="T1">#Lord#</text:span>:@f</text:p>
      <text:p text:style-name="IndentedLine"><text:s text:c="3"/>“You are my hiding place in strife;@i</text:p>
      <text:p text:style-name="NonIndentedLine">you are the one sustaining me;@n</text:p>
      <text:p text:style-name="LastLine"><text:s text:c="3"/>you keep me in the land of life.”@l</text:p>
      <text:p text:style-name="Firstline">5.<text:tab/><text:span text:style-name="T1">#Lord#</text:span>, listen to my cry for help,@f</text:p>
      <text:p text:style-name="IndentedLine"><text:s text:c="3"/>for I am in extremity.@i</text:p>
      <text:p text:style-name="NonIndentedLine">Save me from those who seek my life,@n</text:p>
      <text:p text:style-name="LastLine"><text:s text:c="3"/>because they are too strong for me.@l</text:p>
      <text:p text:style-name="Firstline">6.<text:tab/>So that I may give thanks to you,@f</text:p>
      <text:p text:style-name="IndentedLine"><text:s text:c="3"/>from prison’s darkness set me free.@i</text:p>
      <text:p text:style-name="NonIndentedLine">The righteous then will gather round,@n</text:p>
      <text:p text:style-name="LastLine"><text:s text:c="3"/>because you’ve shown your love to me.@l</text:p>
      <text:h text:style-name="Heading_20_1" text:outline-level="1">&amp;Psalm 143 <text:s/>Hear now my prayer, O <text:span text:style-name="T1">#Lord#</text:span></text:h>
      <text:p text:style-name="Firstline">1.<text:tab/>Hear now my prayer, O <text:span text:style-name="T1">#Lord#</text:span>;@f</text:p>
      <text:p text:style-name="IndentedLine"><text:s text:c="3"/>my cry for mercy heed.@i</text:p>
      <text:p text:style-name="IndentedLine"><text:s text:c="3"/>In truth and righteousness@i</text:p>
      <text:p text:style-name="IndentedLine"><text:s text:c="3"/>draw near to meet my need.@i</text:p>
      <text:p text:style-name="NonIndentedLine">And do not judge me in your sight@n</text:p>
      <text:p text:style-name="LastLine"><text:s text:c="3"/>for in your presence none is right.@l</text:p>
      <text:p text:style-name="Firstline">2.<text:tab/>The foe has hounded me@f</text:p>
      <text:p text:style-name="IndentedLine"><text:s text:c="3"/>and crushed me to the ground,@i</text:p>
      <text:p text:style-name="IndentedLine"><text:s text:c="3"/>in darkness made me dwell@i</text:p>
      <text:p text:style-name="IndentedLine"><text:s text:c="3"/>like those in death long bound.@i</text:p>
      <text:p text:style-name="NonIndentedLine">And so my spirit is afraid;@n</text:p>
      <text:p text:style-name="LastLine"><text:s text:c="3"/>my heart within me is dismayed.@l</text:p>
      <text:p text:style-name="Firstline">3.<text:tab/>Therefore I call to mind@f</text:p>
      <text:p text:style-name="IndentedLine"><text:s text:c="3"/>the days and years long gone;@i</text:p>
      <text:p text:style-name="IndentedLine"><text:s text:c="3"/>I ponder all your works@i</text:p>
      <text:p text:style-name="IndentedLine"><text:s text:c="3"/>and what your hands have done.@i</text:p>
      <text:p text:style-name="NonIndentedLine">To you in prayer I spread my hands;@n</text:p>
      <text:p text:style-name="LastLine"><text:s text:c="3"/>for you I thirst, like arid lands.@l</text:p>
      <text:p text:style-name="Firstline"><text:soft-page-break/>4.<text:tab/>My spirit fails, O <text:span text:style-name="T1">#Lord#</text:span>;@f</text:p>
      <text:p text:style-name="IndentedLine"><text:s text:c="3"/>come quickly to my side.@i</text:p>
      <text:p text:style-name="IndentedLine"><text:s text:c="3"/>Hide not your face from me,@i</text:p>
      <text:p text:style-name="IndentedLine"><text:s text:c="3"/>lest to the pit I slide.@i</text:p>
      <text:p text:style-name="NonIndentedLine">Let morning bring your love anew,@n</text:p>
      <text:p text:style-name="LastLine"><text:s text:c="3"/>for I have put my trust in you.@l</text:p>
      <text:p text:style-name="Firstline">5.<text:tab/>To you I lift my soul;@f</text:p>
      <text:p text:style-name="IndentedLine"><text:s text:c="3"/>show me the way to go.@i</text:p>
      <text:p text:style-name="IndentedLine"><text:s text:c="3"/>I hide myself in you;@i</text:p>
      <text:p text:style-name="IndentedLine"><text:s text:c="3"/><text:span text:style-name="T1">#Lord#</text:span>, save me from my foe.@i</text:p>
      <text:p text:style-name="NonIndentedLine">My God, teach me to do your will;@n</text:p>
      <text:p text:style-name="LastLine"><text:s text:c="3"/>may your good Spirit lead me still.@l</text:p>
      <text:p text:style-name="Firstline">6.<text:tab/>For your great mercy’s sake,@f</text:p>
      <text:p text:style-name="IndentedLine"><text:s text:c="3"/>O <text:span text:style-name="T1">#Lord#</text:span>, preserve my life;@i</text:p>
      <text:p text:style-name="IndentedLine"><text:s text:c="3"/>and in your righteousness@i</text:p>
      <text:p text:style-name="IndentedLine"><text:s text:c="3"/>deliver me from strife.@i</text:p>
      <text:p text:style-name="NonIndentedLine">In love, put all my foes to shame;@n</text:p>
      <text:p text:style-name="LastLine"><text:s text:c="3"/>destroy them, for I bear your name.@l</text:p>
      <text:h text:style-name="Heading_20_1" text:outline-level="1">&amp;Psalm 144 <text:s/>All praise to the <text:span text:style-name="T1">#Lord#</text:span></text:h>
      <text:p text:style-name="Firstline">1.<text:tab/>All praise to the <text:span text:style-name="T1">#Lord#</text:span>, who prepares me to fight;@f</text:p>
      <text:p text:style-name="IndentedLine"><text:s text:c="3"/>for he is my fortress, the rock of my might.@i</text:p>
      <text:p text:style-name="NonIndentedLine"><text:span text:style-name="T1">#Lord#</text:span>, why care for mortals, whose brief earthly stay@n</text:p>
      <text:p text:style-name="LastLine"><text:s text:c="3"/>is like fleeting shadows, soon passing away?@l</text:p>
      <text:p text:style-name="Firstline">2.<text:tab/>O <text:span text:style-name="T1">#Lord#</text:span>, part the heavens, reach down from on high;@f</text:p>
      <text:p text:style-name="IndentedLine"><text:s text:c="3"/>touch mountains with smoke, flash your fire in the sky.@i</text:p>
      <text:p text:style-name="NonIndentedLine"><text:span text:style-name="T1">#Lord#</text:span>, save me from those who deal only in lies;@n</text:p>
      <text:p text:style-name="LastLine"><text:s text:c="3"/>their hands are deceitful, your ways they despise.@l</text:p>
      <text:p text:style-name="Firstline">3.<text:tab/>I’ll sing a new song on a harp of ten strings.@f</text:p>
      <text:p text:style-name="IndentedLine"><text:s text:c="3"/><text:span text:style-name="T1">#Lord#</text:span>, you are the one who gives vic<text:span text:style-name="T5">~tor~</text:span>y to kings.@i</text:p>
      <text:p text:style-name="NonIndentedLine">Your hand keeps me safe from the foes’ deadly sword.@n</text:p>
      <text:p text:style-name="LastLine"><text:s text:c="3"/>Deliver me from the deceitful, O <text:span text:style-name="T1">#Lord#</text:span>.@l</text:p>
      <text:p text:style-name="Firstline">4.<text:tab/>Our children will blossom in beauty and grace.@f</text:p>
      <text:p text:style-name="IndentedLine"><text:s text:c="3"/>Our barns will be filled, sheep and cattle increase.@i</text:p>
      <text:p text:style-name="NonIndentedLine">No cry of distress in our streets will be heard.@n</text:p>
      <text:p text:style-name="LastLine"><text:s text:c="3"/>How blest are the people whose God is the <text:span text:style-name="T1">#Lord#</text:span>!@l</text:p>
      <text:h text:style-name="Heading_20_1" text:outline-level="1">&amp;Psalm 145 <text:s/>I will exalt my God and King</text:h>
      <text:p text:style-name="Firstline">1.<text:tab/>I will exalt my God and King,@f</text:p>
      <text:p text:style-name="IndentedLine"><text:s text:c="3"/>and I will ever praise your name.@i</text:p>
      <text:p text:style-name="IndentedLine"><text:s text:c="3"/>I will extol you every day@i</text:p>
      <text:p text:style-name="IndentedLine"><text:s text:c="3"/>and ever more your praise proclaim.@i</text:p>
      <text:p text:style-name="NonIndentedLine">You, <text:span text:style-name="T1">#Lord#</text:span>, are greatly to be praised;@n</text:p>
      <text:p text:style-name="IndentedLine"><text:s text:c="3"/>your greatness is beyond all thought.@i</text:p>
      <text:p text:style-name="IndentedLine"><text:s text:c="3"/>From age to age your people tell@i</text:p>
      <text:p text:style-name="LastLine"><text:s text:c="3"/>the mighty wonders you have wrought.@l</text:p>
      <text:p text:style-name="Firstline"><text:soft-page-break/>2.<text:tab/>On your most glor<text:span text:style-name="T5">~iou~</text:span>s majesty@f</text:p>
      <text:p text:style-name="IndentedLine"><text:s text:c="3"/>and on your deeds my mind will dwell.@i</text:p>
      <text:p text:style-name="IndentedLine"><text:s text:c="3"/>Your deeds will fill the world with awe,@i</text:p>
      <text:p text:style-name="IndentedLine"><text:s text:c="3"/>and all your greatness I will tell.@i</text:p>
      <text:p text:style-name="NonIndentedLine">Your matchless goodness and your grace@n</text:p>
      <text:p text:style-name="IndentedLine"><text:s text:c="3"/>your people will commemorate;@i</text:p>
      <text:p text:style-name="IndentedLine"><text:s text:c="3"/>and all your truth and righteousness@i</text:p>
      <text:p text:style-name="LastLine"><text:s text:c="3"/>our joyful song will celebrate.@l</text:p>
      <text:p text:style-name="Firstline">3.<text:tab/>The <text:span text:style-name="T1">#Lord#</text:span> our God is rich in grace,@f</text:p>
      <text:p text:style-name="IndentedLine"><text:s text:c="3"/>tender to us, compassionate.@i</text:p>
      <text:p text:style-name="IndentedLine"><text:s text:c="3"/>His anger is most slow to rise;@i</text:p>
      <text:p text:style-name="IndentedLine"><text:s text:c="3"/>his love and kindness are most great.@i</text:p>
      <text:p text:style-name="NonIndentedLine">The <text:span text:style-name="T1">#Lord#</text:span> is good in all his ways;@n</text:p>
      <text:p text:style-name="IndentedLine"><text:s text:c="3"/>his creatures know his constant care.@i</text:p>
      <text:p text:style-name="IndentedLine"><text:s text:c="3"/>To all his works his love extends;@i</text:p>
      <text:p text:style-name="LastLine"><text:s text:c="3"/>all creatures in his mercies share.@l</text:p>
      <text:p text:style-name="Firstline">4.<text:tab/>All you have made will praise you, <text:span text:style-name="T1">#Lord#</text:span>;@f</text:p>
      <text:p text:style-name="IndentedLine"><text:s text:c="3"/>your mighty acts your saints will show,@i</text:p>
      <text:p text:style-name="IndentedLine"><text:s text:c="3"/>till all the peoples on the earth@i</text:p>
      <text:p text:style-name="IndentedLine"><text:s text:c="3"/>the splendour of your kingdom know.@i</text:p>
      <text:p text:style-name="NonIndentedLine">Eternal is your kingdom, <text:span text:style-name="T1">#Lord#</text:span>,@n</text:p>
      <text:p text:style-name="IndentedLine"><text:s text:c="3"/>forever strong and ever sure;@i</text:p>
      <text:p text:style-name="IndentedLine"><text:s text:c="3"/>while generations rise and die,@i</text:p>
      <text:p text:style-name="LastLine"><text:s text:c="3"/>our glor<text:span text:style-name="T5">~iou~</text:span>s reign will still endure.@l</text:p>
      <text:p text:style-name="Firstline">5.<text:tab/>The <text:span text:style-name="T1">#Lord#</text:span> is faithful to his word;@f</text:p>
      <text:p text:style-name="IndentedLine"><text:s text:c="3"/>he will extend his gracious hand.@i</text:p>
      <text:p text:style-name="IndentedLine"><text:s text:c="3"/>The <text:span text:style-name="T1">#Lord#</text:span> upholds the faltering feet@i</text:p>
      <text:p text:style-name="IndentedLine"><text:s text:c="3"/>and makes the weak securely stand.@i</text:p>
      <text:p text:style-name="NonIndentedLine">The eyes of all look up to you@n</text:p>
      <text:p text:style-name="IndentedLine"><text:s text:c="3"/>for food and drink, which you supply;@i</text:p>
      <text:p text:style-name="IndentedLine"><text:s text:c="3"/>your open hand is bountiful,@i</text:p>
      <text:p text:style-name="LastLine"><text:s text:c="3"/>and every need you satisfy.@l</text:p>
      <text:p text:style-name="Firstline">6.<text:tab/>The <text:span text:style-name="T1">#Lord#</text:span> is just in all his ways;@f</text:p>
      <text:p text:style-name="IndentedLine"><text:s text:c="3"/>in all his works the <text:span text:style-name="T1">#Lord#</text:span> is kind,@i</text:p>
      <text:p text:style-name="IndentedLine"><text:s text:c="3"/>and all who call on him in truth@i</text:p>
      <text:p text:style-name="IndentedLine"><text:s text:c="3"/>in him a present helper find.@i</text:p>
      <text:p text:style-name="NonIndentedLine">He will fulfil the heart’s desire@n</text:p>
      <text:p text:style-name="IndentedLine"><text:s text:c="3"/>of those who fear him and obey.@i</text:p>
      <text:p text:style-name="IndentedLine"><text:s text:c="3"/>The <text:span text:style-name="T1">#Lord#</text:span> will surely hear their cry,@i</text:p>
      <text:p text:style-name="LastLine"><text:s text:c="3"/>will save them when to him they pray.@l</text:p>
      <text:p text:style-name="Firstline">7.<text:tab/>The <text:span text:style-name="T1">#Lord#</text:span> in grace preserves his saints,@f</text:p>
      <text:p text:style-name="IndentedLine"><text:s text:c="3"/>redeeming those who love his name.@i</text:p>
      <text:p text:style-name="IndentedLine"><text:s text:c="3"/>The wicked he will overthrow@i</text:p>
      <text:p text:style-name="IndentedLine"><text:s text:c="3"/>and put his enemies to shame.@i</text:p>
      <text:p text:style-name="NonIndentedLine">My mouth will sing the glorious praise@n</text:p>
      <text:p text:style-name="IndentedLine"><text:s text:c="3"/>of <text:span text:style-name="T1">#God#</text:span>, whom earth and heav’n adore.@i</text:p>
      <text:p text:style-name="IndentedLine"><text:s text:c="3"/>Let every creature praise his name@i</text:p>
      <text:p text:style-name="LastLine"><text:s text:c="3"/>forever and forevermore!@l</text:p>
      <text:h text:style-name="Heading_20_1" text:outline-level="1"><text:soft-page-break/>&amp;Psalm 146 <text:s/>Hallelujah, praise Jehovah, O my soul</text:h>
      <text:p text:style-name="Firstline">1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Put no confidence in princes,@n</text:p>
      <text:p text:style-name="IndentedLine"><text:s text:c="3"/>nor for help on man depend;@i</text:p>
      <text:p text:style-name="IndentedLine"><text:s text:c="3"/>he shall die, to dust returning,@i</text:p>
      <text:p text:style-name="LastLine"><text:s text:c="3"/>and his purposes shall end.@l</text:p>
      <text:p text:style-name="Firstline">2.<text:tab/>Happy is the man that chooses@f</text:p>
      <text:p text:style-name="IndentedLine"><text:s text:c="3"/>Israel’s God to be his aid;@i</text:p>
      <text:p text:style-name="IndentedLine"><text:s text:c="3"/>he is blest whose hope of blessing@i</text:p>
      <text:p text:style-name="IndentedLine"><text:s text:c="3"/>on the <text:span text:style-name="T1">#Lord#</text:span> his God is stayed.@i</text:p>
      <text:p text:style-name="NonIndentedLine">Heav’n and earth the <text:span text:style-name="T1">#Lord#</text:span> created,@n</text:p>
      <text:p text:style-name="IndentedLine"><text:s text:c="3"/>seas and all that they contain;@i</text:p>
      <text:p text:style-name="IndentedLine"><text:s text:c="3"/>he delivers from oppression,@i</text:p>
      <text:p text:style-name="LastLine"><text:s text:c="3"/>righteousness he will maintain.@l</text:p>
      <text:p text:style-name="Firstline">3.<text:tab/>Food he daily gives the hungry,@f</text:p>
      <text:p text:style-name="IndentedLine"><text:s text:c="3"/>sets the mourning prisoner free;@i</text:p>
      <text:p text:style-name="IndentedLine"><text:s text:c="3"/>raises those bowed down with anguish,@i</text:p>
      <text:p text:style-name="IndentedLine"><text:s text:c="3"/>makes the sightless eyes to see.@i</text:p>
      <text:p text:style-name="NonIndentedLine">Well Jehovah loves the righteous,@n</text:p>
      <text:p text:style-name="IndentedLine"><text:s text:c="3"/>and the stranger he befriends,@i</text:p>
      <text:p text:style-name="IndentedLine"><text:s text:c="3"/>helps the fatherless and widow,@i</text:p>
      <text:p text:style-name="LastLine"><text:s text:c="3"/>judgment on the wicked sends.@l</text:p>
      <text:p text:style-name="Firstline">4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Over all <text:span text:style-name="T1">#God#</text:span> reigns forever,@n</text:p>
      <text:p text:style-name="IndentedLine"><text:s text:c="3"/>through all ages he is King;@i</text:p>
      <text:p text:style-name="IndentedLine"><text:s text:c="3"/>unto him, thy God, O Zion,@i</text:p>
      <text:p text:style-name="LastLine"><text:s text:c="3"/>joyful hallelujahs sing.@l</text:p>
      <text:h text:style-name="Heading_20_1" text:outline-level="1">&amp;Psalm 147 <text:s/>O sing ye hallelujah!</text:h>
      <text:p text:style-name="Firstline">1.<text:tab/>O sing ye hallelujah!@f</text:p>
      <text:p text:style-name="IndentedLine"><text:s text:c="3"/>’Tis good our God to praise;@i</text:p>
      <text:p text:style-name="IndentedLine"><text:s text:c="3"/>’tis pleasant and becoming@i</text:p>
      <text:p text:style-name="IndentedLine"><text:s text:c="3"/>to him our songs to raise.@i</text:p>
      <text:p text:style-name="NonIndentedLine">He builds the walls of Zion,@n</text:p>
      <text:p text:style-name="IndentedLine"><text:s text:c="3"/>he seeks her wandering sons;@i</text:p>
      <text:p text:style-name="IndentedLine"><text:s text:c="3"/>he binds their wounds and comforts@i</text:p>
      <text:p text:style-name="LastLine"><text:s text:c="3"/>the brokenhearted ones.@l</text:p>
      <text:p text:style-name="Firstline"><text:soft-page-break/>2.<text:tab/>The starry hosts he numbers,@f</text:p>
      <text:p text:style-name="IndentedLine"><text:s text:c="3"/>he calls them all by name;@i</text:p>
      <text:p text:style-name="IndentedLine"><text:s text:c="3"/>his greatness and his wisdom@i</text:p>
      <text:p text:style-name="IndentedLine"><text:s text:c="3"/>his wondrous works proclaim.@i</text:p>
      <text:p text:style-name="NonIndentedLine">The meek he lifts to honour,@n</text:p>
      <text:p text:style-name="IndentedLine"><text:s text:c="3"/>he humbles sinful pride.@i</text:p>
      <text:p text:style-name="IndentedLine"><text:s text:c="3"/>Give thanks to him and utter@i</text:p>
      <text:p text:style-name="LastLine"><text:s text:c="3"/>his praises far and wide.@l</text:p>
      <text:p text:style-name="Firstline">3.<text:tab/>The heav’ns with clouds he covers,@f</text:p>
      <text:p text:style-name="IndentedLine"><text:s text:c="3"/>he sends the cheering rain;@i</text:p>
      <text:p text:style-name="IndentedLine"><text:s text:c="3"/>the slopes of all the mountains@i</text:p>
      <text:p text:style-name="IndentedLine"><text:s text:c="3"/>he fills with grass and grain.@i</text:p>
      <text:p text:style-name="NonIndentedLine">To beast and bird his goodness@n</text:p>
      <text:p text:style-name="IndentedLine"><text:s text:c="3"/>their daily food supplies;@i</text:p>
      <text:p text:style-name="IndentedLine"><text:s text:c="3"/>he cares for all his creatures,@i</text:p>
      <text:p text:style-name="LastLine"><text:s text:c="3"/>attentive to their cries.@l</text:p>
      <text:p text:style-name="Firstline">4.<text:tab/>No human power delights him,@f</text:p>
      <text:p text:style-name="IndentedLine"><text:s text:c="3"/>no earthly pomp or pride;@i</text:p>
      <text:p text:style-name="IndentedLine"><text:s text:c="3"/>he loves the meek who fear him@i</text:p>
      <text:p text:style-name="IndentedLine"><text:s text:c="3"/>and in his love confide.@i</text:p>
      <text:p text:style-name="NonIndentedLine">Then praise thy God, O Zion,@n</text:p>
      <text:p text:style-name="IndentedLine"><text:s text:c="3"/>his gracious aid confess;@i</text:p>
      <text:p text:style-name="IndentedLine"><text:s text:c="3"/>he gives thee peace and plenty,@i</text:p>
      <text:p text:style-name="LastLine"><text:s text:c="3"/>his gifts thy children bless.@l</text:p>
      <text:p text:style-name="Firstline">5.<text:tab/>He sends his swift commandment,@f</text:p>
      <text:p text:style-name="IndentedLine"><text:s text:c="3"/>and snow and ice enfold@i</text:p>
      <text:p text:style-name="IndentedLine"><text:s text:c="3"/>the world, and none are able@i</text:p>
      <text:p text:style-name="IndentedLine"><text:s text:c="3"/>to stand before his cold.@i</text:p>
      <text:p text:style-name="NonIndentedLine">Again he gives commandment:@n</text:p>
      <text:p text:style-name="IndentedLine"><text:s text:c="3"/>the winds of summer blow,@i</text:p>
      <text:p text:style-name="IndentedLine"><text:s text:c="3"/>the snow and ice are melted,@i</text:p>
      <text:p text:style-name="LastLine"><text:s text:c="3"/>again the waters flow.@l</text:p>
      <text:p text:style-name="Firstline">6.<text:tab/>His statutes and his judgments@f</text:p>
      <text:p text:style-name="IndentedLine"><text:s text:c="3"/>he makes his people know;@i</text:p>
      <text:p text:style-name="IndentedLine"><text:s text:c="3"/>to them as to no others@i</text:p>
      <text:p text:style-name="IndentedLine"><text:s text:c="3"/>his grace he loves to show.@i</text:p>
      <text:p text:style-name="NonIndentedLine">For matchless grace and mercy@n</text:p>
      <text:p text:style-name="IndentedLine"><text:s text:c="3"/>your grateful praises bring;@i</text:p>
      <text:p text:style-name="IndentedLine"><text:s text:c="3"/>to him give thanks forever,@i</text:p>
      <text:p text:style-name="LastLine"><text:s text:c="3"/>and hallelujah sing.@l</text:p>
      <text:h text:style-name="Heading_20_1" text:outline-level="1"><text:soft-page-break/>&amp;Psalm 148 <text:s/>Hallelujah, praise Jehovah</text:h>
      <text:p text:style-name="Firstline">1.<text:tab/>Hallelujah, praise Jehovah,@f</text:p>
      <text:p text:style-name="IndentedLine"><text:s text:c="3"/>from the heavens praise his name.@i</text:p>
      <text:p text:style-name="IndentedLine"><text:s text:c="3"/>Praise Jehovah in the highest,@i</text:p>
      <text:p text:style-name="IndentedLine"><text:s text:c="3"/>all his angels, praise proclaim.@i</text:p>
      <text:p text:style-name="NonIndentedLine">All his hosts, together praise him,@n</text:p>
      <text:p text:style-name="IndentedLine"><text:s text:c="3"/>sun and moon and stars on high;@i</text:p>
      <text:p text:style-name="IndentedLine"><text:s text:c="3"/>praise him, O ye heav’ns of heavens,@i</text:p>
      <text:p text:style-name="LastBeforeRefrain"><text:s text:c="3"/>and ye floods above the sky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2.<text:tab/>Let them praises give Jehovah,@f</text:p>
      <text:p text:style-name="IndentedLine"><text:s text:c="3"/>they were made at his command;@i</text:p>
      <text:p text:style-name="IndentedLine"><text:s text:c="3"/>them forever he established,@i</text:p>
      <text:p text:style-name="IndentedLine"><text:s text:c="3"/>his decree shall ever stand.@i</text:p>
      <text:p text:style-name="NonIndentedLine">From the earth, O praise Jehovah,@n</text:p>
      <text:p text:style-name="IndentedLine"><text:s text:c="3"/>all ye seas, ye monsters all,@i</text:p>
      <text:p text:style-name="IndentedLine"><text:s text:c="3"/>fire and hail and snow and vapours,@i</text:p>
      <text:p text:style-name="LastBeforeRefrain"><text:s text:c="3"/>stormy winds that hear his c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3.<text:tab/>All ye fruitful trees and cedars,@f</text:p>
      <text:p text:style-name="IndentedLine"><text:s text:c="3"/>all ye hills and mountains high,@i</text:p>
      <text:p text:style-name="IndentedLine"><text:s text:c="3"/>creeping things and beasts and cattle,@i</text:p>
      <text:p text:style-name="IndentedLine"><text:s text:c="3"/>birds that in the heavens fly,@i</text:p>
      <text:p text:style-name="NonIndentedLine">kings of earth and all ye people,@n</text:p>
      <text:p text:style-name="IndentedLine"><text:s text:c="3"/>princes great, earth’s judges all;@i</text:p>
      <text:p text:style-name="IndentedLine"><text:s text:c="3"/>praise his name, young men and maidens,@i</text:p>
      <text:p text:style-name="LastBeforeRefrain"><text:s text:c="3"/>aged men, and children sm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h text:style-name="Heading_20_1" text:outline-level="1"><text:soft-page-break/>&amp;Psalm 149 <text:s/>Praise the <text:span text:style-name="T1">#Lord#</text:span>! Give him glory</text:h>
      <text:p text:style-name="Firstline">1.<text:tab/>Praise the <text:span text:style-name="T1">#Lord#</text:span>! Give him glory and sing a new song.@f</text:p>
      <text:p text:style-name="IndentedLine"><text:s text:c="3"/>Praise the <text:span text:style-name="T1">#Lord#</text:span> with his saints in the worshipping throng.@i</text:p>
      <text:p text:style-name="NonIndentedLine">To their Maker let Israèl joyfully sing;@n</text:p>
      <text:p text:style-name="LastLine"><text:s text:c="3"/>let the people of Zion be glad in their King.@l</text:p>
      <text:p text:style-name="Firstline">2.<text:tab/>Let his people with dancing give praise to his name,@f</text:p>
      <text:p text:style-name="IndentedLine"><text:s text:c="3"/>as with harp and with timbrel their God they acclaim.@i</text:p>
      <text:p text:style-name="NonIndentedLine">For the <text:span text:style-name="T1">#Lord#</text:span> in his people takes special delight,@n</text:p>
      <text:p text:style-name="LastLine"><text:s text:c="3"/>and he crowns with salvation the meek in his sight.@l</text:p>
      <text:p text:style-name="Firstline">3.<text:tab/>Let the saints shout for joy at the grace he bestows;@f</text:p>
      <text:p text:style-name="IndentedLine"><text:s text:c="3"/>let them sing and rejoice while they take their repose.@i</text:p>
      <text:p text:style-name="NonIndentedLine">May their mouths be employed in the praise of the Lord,@n</text:p>
      <text:p text:style-name="LastLine"><text:s text:c="3"/>and their hands be equipped with a double-edged sword.@l</text:p>
      <text:p text:style-name="Firstline">4.<text:tab/>They will punish the nations and captive will bring@f</text:p>
      <text:p text:style-name="IndentedLine"><text:s text:c="3"/>all the peoples of earth, every noble and king.@i</text:p>
      <text:p text:style-name="NonIndentedLine">They will execute judgment commanded by God.@n</text:p>
      <text:p text:style-name="LastLine"><text:s text:c="3"/>Thus his saints will be glorified. Worship the <text:span text:style-name="T1">#Lord#</text:span>!@l</text:p>
      <text:h text:style-name="Heading_20_1" text:outline-level="1">&amp;Psalm 150 <text:s/>Praise God in his holy temple</text:h>
      <text:p text:style-name="Firstline">1.<text:tab/>Praise God in his holy temple;@f</text:p>
      <text:p text:style-name="IndentedLine"><text:s text:c="3"/>praise the <text:span text:style-name="T1">#Lord#</text:span> in heavens high.@i</text:p>
      <text:p text:style-name="NonIndentedLine">Praise him for his acts of power;@n</text:p>
      <text:p text:style-name="LastLine"><text:s text:c="3"/>praise him for his majesty.@l</text:p>
      <text:p text:style-name="Firstline">2.<text:tab/>Praise him with the sounding trumpet;@f</text:p>
      <text:p text:style-name="IndentedLine"><text:s text:c="3"/>praise him with the harp and lute.@i</text:p>
      <text:p text:style-name="NonIndentedLine">Praise with tambourine and dancing;@n</text:p>
      <text:p text:style-name="LastLine"><text:s text:c="3"/>praise him with the strings and flute.@l</text:p>
      <text:p text:style-name="Firstline">3.<text:tab/>Praise him with the clash of cymbals;@f</text:p>
      <text:p text:style-name="IndentedLine"><text:s text:c="3"/>with loud cymbals praise accord.@i</text:p>
      <text:p text:style-name="NonIndentedLine">Praise him, everything that’s breathing!@n</text:p>
      <text:p text:style-name="LastLine"><text:s text:c="3"/>Hallelujah! <text:s/>Praise the <text:span text:style-name="T1">#Lord#</text:span>!@l</text:p>
      <text:h text:style-name="Heading_20_1" text:outline-level="1">&amp;Psalm 150b <text:s/>Hallelujah! <text:s/>Praise the <text:span text:style-name="T1">#Lord#</text:span>!</text:h>
      <text:p text:style-name="Firstline">1.<text:tab/><text:span text:style-name="T3">*Halle*</text:span>lujah! <text:s/>Praise the <text:span text:style-name="T1">#</text:span><text:span text:style-name="T2">*Lord*</text:span><text:span text:style-name="T1">#</text:span>!@f</text:p>
      <text:p text:style-name="IndentedLine"><text:s text:c="3"/><text:span text:style-name="T3">*Praise God*</text:span> in his holy <text:span text:style-name="T3">*place*</text:span>.@i</text:p>
      <text:p text:style-name="NonIndentedLine"><text:span text:style-name="T3">*In his*</text:span> mighty heav’ns praise <text:span text:style-name="T3">*God*</text:span>,@n</text:p>
      <text:p text:style-name="IndentedLine"><text:s text:c="3"/><text:span text:style-name="T3">*far a*</text:span>bove the skies, the <text:span text:style-name="T3">*Lord*</text:span>.@i</text:p>
      <text:p text:style-name="IndentedLine"><text:s text:c="3"/><text:span text:style-name="T3">*Praise God*</text:span> in his heav’nly <text:span text:style-name="T3">*glory*</text:span>.@i</text:p>
      <text:p text:style-name="NonIndentedLine"><text:span text:style-name="T3">*Praise him*</text:span> for his mighty <text:span text:style-name="T3">*deeds*</text:span>,@n</text:p>
      <text:p text:style-name="IndentedLine"><text:s text:c="3"/><text:span text:style-name="T3">*who sup*</text:span>plies us all our <text:span text:style-name="T3">*needs*</text:span>.@i</text:p>
      <text:p text:style-name="LastLine"><text:s text:c="3"/><text:span text:style-name="T3">*Praise him*</text:span> for his awesome <text:span text:style-name="T3">*greatness*</text:span>.@l</text:p>
      <text:p text:style-name="Firstline"><text:soft-page-break/>2.<text:tab/><text:span text:style-name="T3">*With the*</text:span> trumpet praise the <text:span text:style-name="T3">*Lord*</text:span>.@f</text:p>
      <text:p text:style-name="IndentedLine"><text:s text:c="3"/><text:span text:style-name="T3">*Harp and*</text:span> lyre, O praise your <text:span text:style-name="T3">*God*</text:span>.@i</text:p>
      <text:p text:style-name="NonIndentedLine"><text:span text:style-name="T3">*With the*</text:span> timbrel sound his <text:span text:style-name="T3">*praise*</text:span>.@n</text:p>
      <text:p text:style-name="IndentedLine"><text:s text:c="3"/><text:span text:style-name="T3">*With the*</text:span> dance praise him al<text:span text:style-name="T3">*ways*</text:span>.@i</text:p>
      <text:p text:style-name="IndentedLine"><text:s text:c="3"/><text:span text:style-name="T3">*Pipe and*</text:span> strings play to his <text:span text:style-name="T3">*glory*</text:span>.@i</text:p>
      <text:p text:style-name="NonIndentedLine"><text:span text:style-name="T3">*Praise him*</text:span> with the cymbal <text:span text:style-name="T3">*crash*</text:span>.@n</text:p>
      <text:p text:style-name="IndentedLine"><text:s text:c="3"/><text:span text:style-name="T3">*Praise the*</text:span> <text:span text:style-name="T1">#Lord#</text:span>, all that has <text:span text:style-name="T3">*breath*</text:span>.@i</text:p>
      <text:p text:style-name="LastLine"><text:s text:c="3"/><text:span text:style-name="T3">*Praise the*</text:span> <text:span text:style-name="T1">#Lord#</text:span>, sing halle<text:span text:style-name="T3">*lujah*</text:span>!@l</text:p>
      <text:h text:style-name="Heading_20_1" text:outline-level="1">&amp;Hymn 151 <text:s/>On the good and faithful</text:h>
      <text:p text:style-name="Firstline">1.<text:tab/>On the good and faithful@f</text:p>
      <text:p text:style-name="IndentedLine"><text:s text:c="3"/><text:span text:style-name="T1">#God#</text:span> has set his love;@i</text:p>
      <text:p text:style-name="IndentedLine"><text:s text:c="3"/>when they call he sends them@i</text:p>
      <text:p text:style-name="IndentedLine"><text:s text:c="3"/>blessings from above.@i</text:p>
      <text:p text:style-name="NonIndentedLine">Stand in awe and sin not,@n</text:p>
      <text:p text:style-name="IndentedLine"><text:s text:c="3"/>bid your heart be still;@i</text:p>
      <text:p text:style-name="IndentedLine"><text:s text:c="3"/>through the silent watches@i</text:p>
      <text:p text:style-name="LastLine"><text:s text:c="3"/>think upon his will.@l</text:p>
      <text:p text:style-name="Firstline">2.<text:tab/>Lay upon <text:span text:style-name="T1">#God#</text:span>’s altar@f</text:p>
      <text:p text:style-name="IndentedLine"><text:s text:c="3"/>good and loving deeds,@i</text:p>
      <text:p text:style-name="IndentedLine"><text:s text:c="3"/>and in all things trust him@i</text:p>
      <text:p text:style-name="IndentedLine"><text:s text:c="3"/>to supply your needs.@i</text:p>
      <text:p text:style-name="NonIndentedLine">Anxious and despairing,@n</text:p>
      <text:p text:style-name="IndentedLine"><text:s text:c="3"/>many walk in night;@i</text:p>
      <text:p text:style-name="IndentedLine"><text:s text:c="3"/>but to those that fear him@i</text:p>
      <text:p text:style-name="LastLine"><text:s text:c="3"/><text:span text:style-name="T1">#God#</text:span> will send his light.@l</text:p>
      <text:p text:style-name="Firstline">3.<text:tab/>In <text:span text:style-name="T1">#God’s#</text:span> love abiding,@f</text:p>
      <text:p text:style-name="IndentedLine"><text:s text:c="3"/>I have joy and peace@i</text:p>
      <text:p text:style-name="IndentedLine"><text:s text:c="3"/>more than all the wicked,@i</text:p>
      <text:p text:style-name="IndentedLine"><text:s text:c="3"/>though their wealth increase.@i</text:p>
      <text:p text:style-name="NonIndentedLine">In his care confiding,@n</text:p>
      <text:p text:style-name="IndentedLine"><text:s text:c="3"/>I will sweetly sleep,@i</text:p>
      <text:p text:style-name="IndentedLine"><text:s text:c="3"/>for the <text:span text:style-name="T1">#Lord,#</text:span> my Saviour,@i</text:p>
      <text:p text:style-name="LastLine"><text:s text:c="3"/>will in safety keep.@l</text:p>
      <text:h text:style-name="Heading_20_1" text:outline-level="1">&amp;Hymn 152 <text:s/>The King of love my Shepherd is</text:h>
      <text:p text:style-name="Firstline">1.<text:tab/>The King of love my Shepherd is,@f</text:p>
      <text:p text:style-name="IndentedLine"><text:s text:c="3"/>whose goodness fails me never;@i</text:p>
      <text:p text:style-name="NonIndentedLine">I nothing lack if I am his@n</text:p>
      <text:p text:style-name="LastLine"><text:s text:c="3"/>and he is mine forever.@l</text:p>
      <text:p text:style-name="Firstline">2.<text:tab/>Where streams of living water flow@f</text:p>
      <text:p text:style-name="IndentedLine"><text:s text:c="3"/>my ransomed soul he’s leading,@i</text:p>
      <text:p text:style-name="NonIndentedLine">and where the verdant pastures grow@n</text:p>
      <text:p text:style-name="LastLine"><text:s text:c="3"/>with food celestial feeding.@l</text:p>
      <text:p text:style-name="Firstline"><text:soft-page-break/>3.<text:tab/>Perverse and foolish oft I strayed,@f</text:p>
      <text:p text:style-name="IndentedLine"><text:s text:c="3"/>but yet in love he sought me,@i</text:p>
      <text:p text:style-name="NonIndentedLine">and on his shoulder gently laid,@n</text:p>
      <text:p text:style-name="LastLine"><text:s text:c="3"/>and home rejoicing brought me.@l</text:p>
      <text:p text:style-name="Firstline">4.<text:tab/>In death’s dark vale I fear no ill@f</text:p>
      <text:p text:style-name="IndentedLine"><text:s text:c="3"/>with you, dear Lord, beside me,@i</text:p>
      <text:p text:style-name="NonIndentedLine">your rod and staff my comfort still,@n</text:p>
      <text:p text:style-name="LastLine"><text:s text:c="3"/>your cross before to guide me.@l</text:p>
      <text:p text:style-name="Firstline">5.<text:tab/>You spread a table in my sight,@f</text:p>
      <text:p text:style-name="IndentedLine"><text:s text:c="3"/>from enemies protect me;@i</text:p>
      <text:p text:style-name="NonIndentedLine">your presence is my chief delight,@n</text:p>
      <text:p text:style-name="LastLine"><text:s text:c="3"/>your grace is given freely.@l</text:p>
      <text:p text:style-name="Firstline">6.<text:tab/>And so through all the length of days@f</text:p>
      <text:p text:style-name="IndentedLine"><text:s text:c="3"/>your goodness fails me never;@i</text:p>
      <text:p text:style-name="NonIndentedLine">Good Shepherd, may I sing your praise@n</text:p>
      <text:p text:style-name="LastLine"><text:s text:c="3"/>within your house forever!@l</text:p>
      <text:h text:style-name="Heading_20_1" text:outline-level="1">&amp;Hymn 153 <text:s/>In your wrath and hot displeasure</text:h>
      <text:p text:style-name="Firstline">1.<text:tab/>In your wrath and hot displeasure,@f</text:p>
      <text:p text:style-name="IndentedLine"><text:s text:c="3"/>chasten not your servant, <text:span text:style-name="T1">#Lord;#</text:span>@i</text:p>
      <text:p text:style-name="NonIndentedLine">let your mercy, without measure,@n</text:p>
      <text:p text:style-name="LastLine"><text:s text:c="3"/>help and peace to me afford.@l</text:p>
      <text:p text:style-name="Firstline">2.<text:tab/>Heavy is my tribulation,@f</text:p>
      <text:p text:style-name="IndentedLine"><text:s text:c="3"/>sore my punishment has been;@i</text:p>
      <text:p text:style-name="NonIndentedLine">broken by your indignation,@n</text:p>
      <text:p text:style-name="LastLine"><text:s text:c="3"/>I am troubled by my sin.@l</text:p>
      <text:p text:style-name="Firstline">3.<text:tab/>With my burden of transgression@f</text:p>
      <text:p text:style-name="IndentedLine"><text:s text:c="3"/>heavy laden, overborne,@i</text:p>
      <text:p text:style-name="NonIndentedLine">humbled low I make confession,@n</text:p>
      <text:p text:style-name="LastLine"><text:s text:c="3"/>for my folly now I mourn.@l</text:p>
      <text:p text:style-name="Firstline">4.<text:tab/>Weak and wounded I implore you:@f</text:p>
      <text:p text:style-name="IndentedLine"><text:s text:c="3"/>Lord, to me your mercy show;@i</text:p>
      <text:p text:style-name="NonIndentedLine">all my prayer is laid before you,@n</text:p>
      <text:p text:style-name="LastLine"><text:s text:c="3"/>all my trouble you now know.@l</text:p>
      <text:p text:style-name="Firstline">5.<text:tab/>Darkness gathers, foes assail me,@f</text:p>
      <text:p text:style-name="IndentedLine"><text:s text:c="3"/>but I answer not a word;@i</text:p>
      <text:p text:style-name="NonIndentedLine">all my friends desert and fail me,@n</text:p>
      <text:p text:style-name="LastLine"><text:s text:c="3"/>you alone my cry have heard.@l</text:p>
      <text:p text:style-name="Firstline">6.<text:tab/><text:span text:style-name="T1">#Lord#</text:span>, in you I am confiding;@f</text:p>
      <text:p text:style-name="IndentedLine"><text:s text:c="3"/>you will answer when I call,@i</text:p>
      <text:p text:style-name="NonIndentedLine">lest my foes, the good deriding,@n</text:p>
      <text:p text:style-name="LastLine"><text:s text:c="3"/>triumph in your servant’s fall.@l</text:p>
      <text:p text:style-name="Firstline"><text:soft-page-break/>7.<text:tab/>I am prone to halt and stumble,@f</text:p>
      <text:p text:style-name="IndentedLine"><text:s text:c="3"/>grief and sorrow dwell within,@i</text:p>
      <text:p text:style-name="NonIndentedLine">shame and guilt my spirit humble,@n</text:p>
      <text:p text:style-name="LastLine"><text:s text:c="3"/>I am sorry for my sin.@l</text:p>
      <text:p text:style-name="Firstline">8.<text:tab/>Foes about my soul are closing,@f</text:p>
      <text:p text:style-name="IndentedLine"><text:s text:c="3"/>full of hatred, false, and strong;@i</text:p>
      <text:p text:style-name="NonIndentedLine">choosing good, I find opposing@n</text:p>
      <text:p text:style-name="LastLine"><text:s text:c="3"/>all who love and do the wrong.@l</text:p>
      <text:p text:style-name="Firstline">9.<text:tab/><text:span text:style-name="T1">#Lord#</text:span>, my God, do not forsake me,@f</text:p>
      <text:p text:style-name="IndentedLine"><text:s text:c="3"/>let me know that you are near,@i</text:p>
      <text:p text:style-name="NonIndentedLine">under your protection take me,@n</text:p>
      <text:p text:style-name="LastLine"><text:s text:c="3"/>as my Saviour now appear.@l</text:p>
      <text:h text:style-name="Heading_20_1" text:outline-level="1">&amp;Hymn 154 <text:s/>Hail to the Lord’s anointed!</text:h>
      <text:p text:style-name="Firstline">1.<text:tab/>Hail to the Lord’s Anointed,@f</text:p>
      <text:p text:style-name="IndentedLine"><text:s text:c="3"/>great David’s greater Son!@i</text:p>
      <text:p text:style-name="NonIndentedLine">Hail, in the time appointed,@n</text:p>
      <text:p text:style-name="IndentedLine"><text:s text:c="3"/>his reign on earth begun!@i</text:p>
      <text:p text:style-name="NonIndentedLine">He comes to break oppression,@n</text:p>
      <text:p text:style-name="IndentedLine"><text:s text:c="3"/>to set the captive free,@i</text:p>
      <text:p text:style-name="NonIndentedLine">to take away transgression,@n</text:p>
      <text:p text:style-name="LastLine"><text:s text:c="3"/>and rule in equity.@l</text:p>
      <text:p text:style-name="Firstline">2.<text:tab/>He shall come down like showers@f</text:p>
      <text:p text:style-name="IndentedLine"><text:s text:c="3"/>upon the fruitful earth;@i</text:p>
      <text:p text:style-name="NonIndentedLine">and love, joy, hope, like flowers,@n</text:p>
      <text:p text:style-name="IndentedLine"><text:s text:c="3"/>spring in his path to birth.@i</text:p>
      <text:p text:style-name="NonIndentedLine">The King shall have dominion@n</text:p>
      <text:p text:style-name="IndentedLine"><text:s text:c="3"/>from sea to shining sea,@i</text:p>
      <text:p text:style-name="NonIndentedLine">and over every nation@n</text:p>
      <text:p text:style-name="LastLine"><text:s text:c="3"/>his peaceful rule shall be.@l</text:p>
      <text:p text:style-name="Firstline">3.<text:tab/>The desert tribes adore him@f</text:p>
      <text:p text:style-name="IndentedLine"><text:s text:c="3"/>and bend to him the knee;@i</text:p>
      <text:p text:style-name="NonIndentedLine">the wicked bow before him,@n</text:p>
      <text:p text:style-name="IndentedLine"><text:s text:c="3"/>his glory they will see.@i</text:p>
      <text:p text:style-name="NonIndentedLine">With gifts of adoration@n</text:p>
      <text:p text:style-name="IndentedLine"><text:s text:c="3"/>the foreign kings shall meet@i</text:p>
      <text:p text:style-name="NonIndentedLine">to pour the wealth of nations@n</text:p>
      <text:p text:style-name="LastLine"><text:s text:c="3"/>in tribute at his feet.@l</text:p>
      <text:p text:style-name="Firstline">4.<text:tab/>He comes with rescue speedy@f</text:p>
      <text:p text:style-name="IndentedLine"><text:s text:c="3"/>to those who suffer wrong,@i</text:p>
      <text:p text:style-name="NonIndentedLine">to help the poor and needy,@n</text:p>
      <text:p text:style-name="IndentedLine"><text:s text:c="3"/>and bid the weak be strong.@i</text:p>
      <text:p text:style-name="NonIndentedLine">He turns their sighs to singing,@n</text:p>
      <text:p text:style-name="IndentedLine"><text:s text:c="3"/>their darkness into light,@i</text:p>
      <text:p text:style-name="NonIndentedLine">for they, condemned and dying,@n</text:p>
      <text:p text:style-name="LastLine"><text:s text:c="3"/>are precious in his sight.@l</text:p>
      <text:p text:style-name="Firstline"><text:soft-page-break/>5.<text:tab/>His kingdom is increasing,@f</text:p>
      <text:p text:style-name="IndentedLine"><text:s text:c="3"/>a kingdom without end.@i</text:p>
      <text:p text:style-name="NonIndentedLine">For him shall prayer unceasing@n</text:p>
      <text:p text:style-name="IndentedLine"><text:s text:c="3"/>and daily praise ascend.@i</text:p>
      <text:p text:style-name="NonIndentedLine">The mountain dews will nourish@n</text:p>
      <text:p text:style-name="IndentedLine"><text:s text:c="3"/>a harvest from the fields;@i</text:p>
      <text:p text:style-name="NonIndentedLine">the grain and fruit will flourish,@n</text:p>
      <text:p text:style-name="LastLine"><text:s text:c="3"/>the land its bounty yields.@l</text:p>
      <text:p text:style-name="Firstline">6.<text:tab/>In name forever glorious,@f</text:p>
      <text:p text:style-name="IndentedLine"><text:s text:c="3"/>he on his throne shall rest,@i</text:p>
      <text:p text:style-name="NonIndentedLine">from age to age victorious,@n</text:p>
      <text:p text:style-name="IndentedLine"><text:s text:c="3"/>all blessing and all-blest.@i</text:p>
      <text:p text:style-name="NonIndentedLine">Praise God, who rules each nation;@n</text:p>
      <text:p text:style-name="IndentedLine"><text:s text:c="3"/>tell of his deeds again.@i</text:p>
      <text:p text:style-name="NonIndentedLine">His glory fills creation;@n</text:p>
      <text:p text:style-name="LastLine"><text:s text:c="3"/>sing praise to God. Amen!@l</text:p>
      <text:h text:style-name="Heading_20_1" text:outline-level="1">&amp;Hymn 155 <text:s/>Remember not, O God</text:h>
      <text:p text:style-name="Firstline">1.<text:tab/>Remember not, O God,@f</text:p>
      <text:p text:style-name="IndentedLine"><text:s text:c="3"/>the sins of long ago;@i</text:p>
      <text:p text:style-name="IndentedLine"><text:s text:c="3"/>in tender mercy visit us,@i</text:p>
      <text:p text:style-name="LastLine"><text:s text:c="3"/>distressed and humbled low.@l</text:p>
      <text:p text:style-name="Firstline">2.<text:tab/>O Lord, our Saviour, help,@f</text:p>
      <text:p text:style-name="IndentedLine"><text:s text:c="3"/>and glorify thy name;@i</text:p>
      <text:p text:style-name="IndentedLine"><text:s text:c="3"/>deliver us from all our sins@i</text:p>
      <text:p text:style-name="LastLine"><text:s text:c="3"/>and take away our shame.@l</text:p>
      <text:p text:style-name="Firstline">3.<text:tab/>In thy compassion hear@f</text:p>
      <text:p text:style-name="IndentedLine"><text:s text:c="3"/>thy prisoner’s plaintive sigh,@i</text:p>
      <text:p text:style-name="IndentedLine"><text:s text:c="3"/>and in the greatness of thy power@i</text:p>
      <text:p text:style-name="LastLine"><text:s text:c="3"/>save those about to die.@l</text:p>
      <text:p text:style-name="Firstline">4.<text:tab/>Then, safe within thy fold,@f</text:p>
      <text:p text:style-name="IndentedLine"><text:s text:c="3"/>we will exalt thy name;@i</text:p>
      <text:p text:style-name="IndentedLine"><text:s text:c="3"/>our thankful hearts with songs of joy@i</text:p>
      <text:p text:style-name="LastLine"><text:s text:c="3"/>thy goodness will proclaim.@l</text:p>
      <text:h text:style-name="Heading_20_1" text:outline-level="1">&amp;Hymn 156 <text:s/>O God, our help in ages past</text:h>
      <text:p text:style-name="Firstline">1.<text:tab/>O God, our help in ages past,@f</text:p>
      <text:p text:style-name="IndentedLine"><text:s text:c="3"/>our hope for years to come,@i</text:p>
      <text:p text:style-name="NonIndentedLine">our shelter from the stormy blast,@n</text:p>
      <text:p text:style-name="LastLine"><text:s text:c="3"/>and our eternal home:@l</text:p>
      <text:p text:style-name="Firstline">2.<text:tab/>under the shadow of thy throne@f</text:p>
      <text:p text:style-name="IndentedLine"><text:s text:c="3"/>thy saints have dwelt secure;@i</text:p>
      <text:p text:style-name="NonIndentedLine">sufficient is thine arm alone,@n</text:p>
      <text:p text:style-name="LastLine"><text:s text:c="3"/>and our defence is sure.@l</text:p>
      <text:p text:style-name="Firstline"><text:soft-page-break/>3.<text:tab/>Before the hills in order stood,@f</text:p>
      <text:p text:style-name="IndentedLine"><text:s text:c="3"/>or earth received her frame,@i</text:p>
      <text:p text:style-name="NonIndentedLine">from everlasting thou art God,@n</text:p>
      <text:p text:style-name="LastLine"><text:s text:c="3"/>to endless years the same.@l</text:p>
      <text:p text:style-name="Firstline">4.<text:tab/>A thousand ages in thy sight@f</text:p>
      <text:p text:style-name="IndentedLine"><text:s text:c="3"/>are like an evening gone,@i</text:p>
      <text:p text:style-name="NonIndentedLine">short as the watch that ends the night@n</text:p>
      <text:p text:style-name="LastLine"><text:s text:c="3"/>before the rising sun.@l</text:p>
      <text:p text:style-name="Firstline">5.<text:tab/>Time, like an ever-rolling stream,@f</text:p>
      <text:p text:style-name="IndentedLine"><text:s text:c="3"/>bears all its sons away;@i</text:p>
      <text:p text:style-name="NonIndentedLine">they fly forgotten, as a dream@n</text:p>
      <text:p text:style-name="LastLine"><text:s text:c="3"/>dies at the opening day.@l</text:p>
      <text:p text:style-name="Firstline">6.<text:tab/>O God, our help in ages past,@f</text:p>
      <text:p text:style-name="IndentedLine"><text:s text:c="3"/>our hope for years to come,@i</text:p>
      <text:p text:style-name="NonIndentedLine">be thou our guard while troubles last,@n</text:p>
      <text:p text:style-name="LastLine"><text:s text:c="3"/>and our eternal home.@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line" style:family="paragraph" style:parent-style-name="Standard" style:next-style-name="IndentedLine" style:master-page-name="">
      <style:paragraph-properties fo:margin-top="0.42cm" fo:margin-bottom="0cm" style:page-number="auto" fo:keep-with-next="always">
        <style:tab-stops>
          <style:tab-stop style:position="0.75cm"/>
        </style:tab-stops>
      </style:paragraph-properties>
    </style:style>
    <style:style style:name="NonIndentedLine" style:family="paragraph" style:parent-style-name="Standard" style:master-page-name="">
      <style:paragraph-properties fo:margin-left="0.75cm" fo:margin-right="0cm" fo:text-indent="0cm" style:auto-text-indent="false" style:page-number="auto" fo:keep-with-next="always"/>
    </style:style>
    <style:style style:name="IndentedLine" style:family="paragraph" style:parent-style-name="Standard" style:master-page-name="">
      <style:paragraph-properties fo:margin-left="0.9cm" fo:margin-right="0cm" fo:text-indent="0cm" style:auto-text-indent="false" style:page-number="auto" fo:keep-with-next="always"/>
    </style:style>
    <style:style style:name="LastLine" style:family="paragraph" style:parent-style-name="Standard" style:next-style-name="Standard" style:master-page-name="">
      <style:paragraph-properties fo:margin-left="0.9cm" fo:margin-right="0cm" fo:text-indent="0cm" style:auto-text-indent="false" style:page-number="auto"/>
    </style:style>
    <style:style style:name="Heading_20_1" style:display-name="Heading 1" style:family="paragraph" style:parent-style-name="Standard" style:next-style-name="Firstline" style:class="text" style:master-page-name="" style:default-outline-level="1">
      <style:paragraph-properties fo:margin-top="0.42cm" fo:margin-bottom="0cm" style:page-number="auto" fo:keep-with-next="always"/>
      <style:text-properties fo:font-size="12pt" fo:font-weight="bold" style:font-size-asian="115%" style:font-weight-asian="bold" style:font-size-complex="115%" style:font-weight-complex="bold"/>
    </style:style>
    <style:style style:name="LastLineNonIndented" style:family="paragraph" style:parent-style-name="LastLine" style:next-style-name="Standard">
      <style:paragraph-properties fo:margin-left="0.75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astBeforeRefrain" style:family="paragraph" style:parent-style-name="IndentedLine" style:master-page-name="">
      <style:paragraph-properties fo:margin-top="0cm" fo:margin-bottom="0.42cm" style:page-number="auto" fo:keep-with-next="auto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creator>Berwyn Hoyt</dc:creator>
    <dc:date>2008-10-22T11:18:48.20</dc:date>
    <meta:editing-cycles>18</meta:editing-cycles>
    <meta:editing-duration>PT01H42M36S</meta:editing-duration>
    <meta:document-statistic meta:table-count="0" meta:image-count="0" meta:object-count="0" meta:page-count="169" meta:paragraph-count="7142" meta:word-count="47567" meta:character-count="270154"/>
    <meta:user-defined meta:name="Info 1"/>
    <meta:user-defined meta:name="Info 2"/>
    <meta:user-defined meta:name="Info 3"/>
    <meta:user-defined meta:name="Info 4"/>
  </office:meta>
</office:document-meta>
</file>